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864cm"/>
    </style:style>
    <style:style style:name="co3" style:family="table-column">
      <style:table-column-properties fo:break-before="auto" style:column-width="1.845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1.6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41608" calcext:value-type="float">
            <text:p>-0.341608</text:p>
          </table:table-cell>
          <table:table-cell office:value-type="float" office:value="-0.193944" calcext:value-type="float">
            <text:p>-0.193944</text:p>
          </table:table-cell>
          <table:table-cell office:value-type="float" office:value="-0.082336" calcext:value-type="float">
            <text:p>-0.082336</text:p>
          </table:table-cell>
          <table:table-cell office:value-type="float" office:value="-0.030585" calcext:value-type="float">
            <text:p>-0.030585</text:p>
          </table:table-cell>
          <table:table-cell office:value-type="float" office:value="-0.011023" calcext:value-type="float">
            <text:p>-0.011023</text:p>
          </table:table-cell>
          <table:table-cell office:value-type="float" office:value="-0.004135" calcext:value-type="float">
            <text:p>-0.004135</text:p>
          </table:table-cell>
          <table:table-cell office:value-type="float" office:value="-0.000517" calcext:value-type="float">
            <text:p>-0.000517</text:p>
          </table:table-cell>
          <table:table-cell office:value-type="float" office:value="0.00489" calcext:value-type="float">
            <text:p>0.00489</text:p>
          </table:table-cell>
          <table:table-cell office:value-type="float" office:value="0.017582" calcext:value-type="float">
            <text:p>0.017582</text:p>
          </table:table-cell>
          <table:table-cell office:value-type="float" office:value="0.076904" calcext:value-type="float">
            <text:p>0.076904</text:p>
          </table:table-cell>
          <table:table-cell office:value-type="float" office:value="0.195997" calcext:value-type="float">
            <text:p>0.195997</text:p>
          </table:table-cell>
          <table:table-cell office:value-type="float" office:value="0.495042" calcext:value-type="float">
            <text:p>0.495042</text:p>
          </table:table-cell>
          <table:table-cell office:value-type="float" office:value="-0.002717" calcext:value-type="float">
            <text:p>-0.0027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305216" calcext:value-type="float">
            <text:p>-0.305216</text:p>
          </table:table-cell>
          <table:table-cell office:value-type="float" office:value="-0.072503" calcext:value-type="float">
            <text:p>-0.072503</text:p>
          </table:table-cell>
          <table:table-cell office:value-type="float" office:value="-0.021369" calcext:value-type="float">
            <text:p>-0.021369</text:p>
          </table:table-cell>
          <table:table-cell office:value-type="float" office:value="-0.005183" calcext:value-type="float">
            <text:p>-0.005183</text:p>
          </table:table-cell>
          <table:table-cell office:value-type="float" office:value="-0.000978" calcext:value-type="float">
            <text:p>-0.000978</text:p>
          </table:table-cell>
          <table:table-cell office:value-type="float" office:value="0.007408" calcext:value-type="float">
            <text:p>0.007408</text:p>
          </table:table-cell>
          <table:table-cell office:value-type="float" office:value="0.054309" calcext:value-type="float">
            <text:p>0.054309</text:p>
          </table:table-cell>
          <table:table-cell office:value-type="float" office:value="0.219795" calcext:value-type="float">
            <text:p>0.219795</text:p>
          </table:table-cell>
          <table:table-cell office:value-type="float" office:value="0.495042" calcext:value-type="float">
            <text:p>0.495042</text:p>
          </table:table-cell>
          <table:table-cell office:value-type="float" office:value="-0.212374" calcext:value-type="float">
            <text:p>-0.21237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13019" calcext:value-type="float">
            <text:p>-0.813019</text:p>
          </table:table-cell>
          <table:table-cell office:value-type="float" office:value="-0.098686" calcext:value-type="float">
            <text:p>-0.098686</text:p>
          </table:table-cell>
          <table:table-cell office:value-type="float" office:value="-0.032976" calcext:value-type="float">
            <text:p>-0.032976</text:p>
          </table:table-cell>
          <table:table-cell office:value-type="float" office:value="-0.007765" calcext:value-type="float">
            <text:p>-0.007765</text:p>
          </table:table-cell>
          <table:table-cell office:value-type="float" office:value="-0.00121" calcext:value-type="float">
            <text:p>-0.00121</text:p>
          </table:table-cell>
          <table:table-cell office:value-type="float" office:value="0.004002" calcext:value-type="float">
            <text:p>0.004002</text:p>
          </table:table-cell>
          <table:table-cell office:value-type="float" office:value="0.025838" calcext:value-type="float">
            <text:p>0.025838</text:p>
          </table:table-cell>
          <table:table-cell office:value-type="float" office:value="0.081813" calcext:value-type="float">
            <text:p>0.081813</text:p>
          </table:table-cell>
          <table:table-cell office:value-type="float" office:value="0.249564" calcext:value-type="float">
            <text:p>0.249564</text:p>
          </table:table-cell>
          <table:table-cell office:value-type="float" office:value="0.495042" calcext:value-type="float">
            <text:p>0.495042</text:p>
          </table:table-cell>
          <table:table-cell office:value-type="float" office:value="-0.159244" calcext:value-type="float">
            <text:p>-0.1592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172126" calcext:value-type="float">
            <text:p>-0.172126</text:p>
          </table:table-cell>
          <table:table-cell office:value-type="float" office:value="-0.029727" calcext:value-type="float">
            <text:p>-0.029727</text:p>
          </table:table-cell>
          <table:table-cell office:value-type="float" office:value="-0.005658" calcext:value-type="float">
            <text:p>-0.005658</text:p>
          </table:table-cell>
          <table:table-cell office:value-type="float" office:value="-0.000435" calcext:value-type="float">
            <text:p>-0.000435</text:p>
          </table:table-cell>
          <table:table-cell office:value-type="float" office:value="0.008022" calcext:value-type="float">
            <text:p>0.008022</text:p>
          </table:table-cell>
          <table:table-cell office:value-type="float" office:value="0.049437" calcext:value-type="float">
            <text:p>0.049437</text:p>
          </table:table-cell>
          <table:table-cell office:value-type="float" office:value="0.103288" calcext:value-type="float">
            <text:p>0.103288</text:p>
          </table:table-cell>
          <table:table-cell office:value-type="float" office:value="0.292394" calcext:value-type="float">
            <text:p>0.292394</text:p>
          </table:table-cell>
          <table:table-cell office:value-type="float" office:value="0.495042" calcext:value-type="float">
            <text:p>0.495042</text:p>
          </table:table-cell>
          <table:table-cell office:value-type="float" office:value="-0.17548" calcext:value-type="float">
            <text:p>-0.1754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264421" calcext:value-type="float">
            <text:p>-0.264421</text:p>
          </table:table-cell>
          <table:table-cell office:value-type="float" office:value="-0.030706" calcext:value-type="float">
            <text:p>-0.030706</text:p>
          </table:table-cell>
          <table:table-cell office:value-type="float" office:value="-0.005343" calcext:value-type="float">
            <text:p>-0.005343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0.00965" calcext:value-type="float">
            <text:p>0.00965</text:p>
          </table:table-cell>
          <table:table-cell office:value-type="float" office:value="0.04977" calcext:value-type="float">
            <text:p>0.04977</text:p>
          </table:table-cell>
          <table:table-cell office:value-type="float" office:value="0.115512" calcext:value-type="float">
            <text:p>0.115512</text:p>
          </table:table-cell>
          <table:table-cell office:value-type="float" office:value="0.374643" calcext:value-type="float">
            <text:p>0.374643</text:p>
          </table:table-cell>
          <table:table-cell office:value-type="float" office:value="0.545937" calcext:value-type="float">
            <text:p>0.545937</text:p>
          </table:table-cell>
          <table:table-cell office:value-type="float" office:value="-0.175065" calcext:value-type="float">
            <text:p>-0.17506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964654" calcext:value-type="float">
            <text:p>-0.964654</text:p>
          </table:table-cell>
          <table:table-cell office:value-type="float" office:value="-0.139271" calcext:value-type="float">
            <text:p>-0.139271</text:p>
          </table:table-cell>
          <table:table-cell office:value-type="float" office:value="-0.02361" calcext:value-type="float">
            <text:p>-0.02361</text:p>
          </table:table-cell>
          <table:table-cell office:value-type="float" office:value="-0.001343" calcext:value-type="float">
            <text:p>-0.001343</text:p>
          </table:table-cell>
          <table:table-cell office:value-type="float" office:value="0.003013" calcext:value-type="float">
            <text:p>0.003013</text:p>
          </table:table-cell>
          <table:table-cell office:value-type="float" office:value="0.015706" calcext:value-type="float">
            <text:p>0.015706</text:p>
          </table:table-cell>
          <table:table-cell office:value-type="float" office:value="0.064376" calcext:value-type="float">
            <text:p>0.064376</text:p>
          </table:table-cell>
          <table:table-cell office:value-type="float" office:value="0.142202" calcext:value-type="float">
            <text:p>0.142202</text:p>
          </table:table-cell>
          <table:table-cell office:value-type="float" office:value="0.446011" calcext:value-type="float">
            <text:p>0.446011</text:p>
          </table:table-cell>
          <table:table-cell office:value-type="float" office:value="0.545937" calcext:value-type="float">
            <text:p>0.545937</text:p>
          </table:table-cell>
          <table:table-cell office:value-type="float" office:value="-0.145757" calcext:value-type="float">
            <text:p>-0.14575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558327" calcext:value-type="float">
            <text:p>-0.558327</text:p>
          </table:table-cell>
          <table:table-cell office:value-type="float" office:value="-0.08315" calcext:value-type="float">
            <text:p>-0.08315</text:p>
          </table:table-cell>
          <table:table-cell office:value-type="float" office:value="-0.009931" calcext:value-type="float">
            <text:p>-0.009931</text:p>
          </table:table-cell>
          <table:table-cell office:value-type="float" office:value="-0.000305" calcext:value-type="float">
            <text:p>-0.000305</text:p>
          </table:table-cell>
          <table:table-cell office:value-type="float" office:value="0.003496" calcext:value-type="float">
            <text:p>0.003496</text:p>
          </table:table-cell>
          <table:table-cell office:value-type="float" office:value="0.026412" calcext:value-type="float">
            <text:p>0.026412</text:p>
          </table:table-cell>
          <table:table-cell office:value-type="float" office:value="0.095128" calcext:value-type="float">
            <text:p>0.095128</text:p>
          </table:table-cell>
          <table:table-cell office:value-type="float" office:value="0.221244" calcext:value-type="float">
            <text:p>0.221244</text:p>
          </table:table-cell>
          <table:table-cell office:value-type="float" office:value="0.482466" calcext:value-type="float">
            <text:p>0.482466</text:p>
          </table:table-cell>
          <table:table-cell office:value-type="float" office:value="0.545937" calcext:value-type="float">
            <text:p>0.545937</text:p>
          </table:table-cell>
          <table:table-cell office:value-type="float" office:value="-0.082297" calcext:value-type="float">
            <text:p>-0.08229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708081" calcext:value-type="float">
            <text:p>-0.708081</text:p>
          </table:table-cell>
          <table:table-cell office:value-type="float" office:value="-0.040243" calcext:value-type="float">
            <text:p>-0.040243</text:p>
          </table:table-cell>
          <table:table-cell office:value-type="float" office:value="-0.001207" calcext:value-type="float">
            <text:p>-0.001207</text:p>
          </table:table-cell>
          <table:table-cell office:value-type="float" office:value="0.002822" calcext:value-type="float">
            <text:p>0.002822</text:p>
          </table:table-cell>
          <table:table-cell office:value-type="float" office:value="0.019835" calcext:value-type="float">
            <text:p>0.019835</text:p>
          </table:table-cell>
          <table:table-cell office:value-type="float" office:value="0.079501" calcext:value-type="float">
            <text:p>0.079501</text:p>
          </table:table-cell>
          <table:table-cell office:value-type="float" office:value="0.169882" calcext:value-type="float">
            <text:p>0.169882</text:p>
          </table:table-cell>
          <table:table-cell office:value-type="float" office:value="0.318065" calcext:value-type="float">
            <text:p>0.318065</text:p>
          </table:table-cell>
          <table:table-cell office:value-type="float" office:value="0.501009" calcext:value-type="float">
            <text:p>0.501009</text:p>
          </table:table-cell>
          <table:table-cell office:value-type="float" office:value="0.545937" calcext:value-type="float">
            <text:p>0.545937</text:p>
          </table:table-cell>
          <table:table-cell office:value-type="float" office:value="-0.065842" calcext:value-type="float">
            <text:p>-0.06584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0.96227" calcext:value-type="float">
            <text:p>-0.96227</text:p>
          </table:table-cell>
          <table:table-cell office:value-type="float" office:value="-0.056177" calcext:value-type="float">
            <text:p>-0.056177</text:p>
          </table:table-cell>
          <table:table-cell office:value-type="float" office:value="-0.007736" calcext:value-type="float">
            <text:p>-0.007736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0.010385" calcext:value-type="float">
            <text:p>0.010385</text:p>
          </table:table-cell>
          <table:table-cell office:value-type="float" office:value="0.055127" calcext:value-type="float">
            <text:p>0.055127</text:p>
          </table:table-cell>
          <table:table-cell office:value-type="float" office:value="0.13452" calcext:value-type="float">
            <text:p>0.13452</text:p>
          </table:table-cell>
          <table:table-cell office:value-type="float" office:value="0.22689" calcext:value-type="float">
            <text:p>0.22689</text:p>
          </table:table-cell>
          <table:table-cell office:value-type="float" office:value="0.371355" calcext:value-type="float">
            <text:p>0.371355</text:p>
          </table:table-cell>
          <table:table-cell office:value-type="float" office:value="0.507471" calcext:value-type="float">
            <text:p>0.507471</text:p>
          </table:table-cell>
          <table:table-cell office:value-type="float" office:value="0.545937" calcext:value-type="float">
            <text:p>0.545937</text:p>
          </table:table-cell>
          <table:table-cell office:value-type="float" office:value="0.027992" calcext:value-type="float">
            <text:p>0.02799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84312" calcext:value-type="float">
            <text:p>-0.284312</text:p>
          </table:table-cell>
          <table:table-cell office:value-type="float" office:value="-0.017268" calcext:value-type="float">
            <text:p>-0.017268</text:p>
          </table:table-cell>
          <table:table-cell office:value-type="float" office:value="-0.001881" calcext:value-type="float">
            <text:p>-0.001881</text:p>
          </table:table-cell>
          <table:table-cell office:value-type="float" office:value="0.007023" calcext:value-type="float">
            <text:p>0.007023</text:p>
          </table:table-cell>
          <table:table-cell office:value-type="float" office:value="0.044188" calcext:value-type="float">
            <text:p>0.044188</text:p>
          </table:table-cell>
          <table:table-cell office:value-type="float" office:value="0.131362" calcext:value-type="float">
            <text:p>0.131362</text:p>
          </table:table-cell>
          <table:table-cell office:value-type="float" office:value="0.233993" calcext:value-type="float">
            <text:p>0.233993</text:p>
          </table:table-cell>
          <table:table-cell office:value-type="float" office:value="0.384192" calcext:value-type="float">
            <text:p>0.384192</text:p>
          </table:table-cell>
          <table:table-cell office:value-type="float" office:value="0.513614" calcext:value-type="float">
            <text:p>0.513614</text:p>
          </table:table-cell>
          <table:table-cell office:value-type="float" office:value="0.545937" calcext:value-type="float">
            <text:p>0.545937</text:p>
          </table:table-cell>
          <table:table-cell office:value-type="float" office:value="0.001091" calcext:value-type="float">
            <text:p>0.00109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443687" calcext:value-type="float">
            <text:p>-0.443687</text:p>
          </table:table-cell>
          <table:table-cell office:value-type="float" office:value="-0.029759" calcext:value-type="float">
            <text:p>-0.029759</text:p>
          </table:table-cell>
          <table:table-cell office:value-type="float" office:value="0.001281" calcext:value-type="float">
            <text:p>0.001281</text:p>
          </table:table-cell>
          <table:table-cell office:value-type="float" office:value="0.034771" calcext:value-type="float">
            <text:p>0.034771</text:p>
          </table:table-cell>
          <table:table-cell office:value-type="float" office:value="0.108246" calcext:value-type="float">
            <text:p>0.108246</text:p>
          </table:table-cell>
          <table:table-cell office:value-type="float" office:value="0.202674" calcext:value-type="float">
            <text:p>0.202674</text:p>
          </table:table-cell>
          <table:table-cell office:value-type="float" office:value="0.306718" calcext:value-type="float">
            <text:p>0.306718</text:p>
          </table:table-cell>
          <table:table-cell office:value-type="float" office:value="0.441221" calcext:value-type="float">
            <text:p>0.441221</text:p>
          </table:table-cell>
          <table:table-cell office:value-type="float" office:value="0.521968" calcext:value-type="float">
            <text:p>0.521968</text:p>
          </table:table-cell>
          <table:table-cell office:value-type="float" office:value="0.545937" calcext:value-type="float">
            <text:p>0.545937</text:p>
          </table:table-cell>
          <table:table-cell office:value-type="float" office:value="0.014343" calcext:value-type="float">
            <text:p>0.01434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480658" calcext:value-type="float">
            <text:p>-0.480658</text:p>
          </table:table-cell>
          <table:table-cell office:value-type="float" office:value="-0.026117" calcext:value-type="float">
            <text:p>-0.026117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65955" calcext:value-type="float">
            <text:p>0.065955</text:p>
          </table:table-cell>
          <table:table-cell office:value-type="float" office:value="0.179318" calcext:value-type="float">
            <text:p>0.179318</text:p>
          </table:table-cell>
          <table:table-cell office:value-type="float" office:value="0.296919" calcext:value-type="float">
            <text:p>0.296919</text:p>
          </table:table-cell>
          <table:table-cell office:value-type="float" office:value="0.419198" calcext:value-type="float">
            <text:p>0.419198</text:p>
          </table:table-cell>
          <table:table-cell office:value-type="float" office:value="0.486033" calcext:value-type="float">
            <text:p>0.486033</text:p>
          </table:table-cell>
          <table:table-cell office:value-type="float" office:value="0.527498" calcext:value-type="float">
            <text:p>0.527498</text:p>
          </table:table-cell>
          <table:table-cell office:value-type="float" office:value="0.545937" calcext:value-type="float">
            <text:p>0.545937</text:p>
          </table:table-cell>
          <table:table-cell office:value-type="float" office:value="0.04709" calcext:value-type="float">
            <text:p>0.0470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-0.878242" calcext:value-type="float">
            <text:p>-0.878242</text:p>
          </table:table-cell>
          <table:table-cell office:value-type="float" office:value="-0.057747" calcext:value-type="float">
            <text:p>-0.057747</text:p>
          </table:table-cell>
          <table:table-cell office:value-type="float" office:value="-0.001678" calcext:value-type="float">
            <text:p>-0.001678</text:p>
          </table:table-cell>
          <table:table-cell office:value-type="float" office:value="0.034252" calcext:value-type="float">
            <text:p>0.034252</text:p>
          </table:table-cell>
          <table:table-cell office:value-type="float" office:value="0.154107" calcext:value-type="float">
            <text:p>0.154107</text:p>
          </table:table-cell>
          <table:table-cell office:value-type="float" office:value="0.241204" calcext:value-type="float">
            <text:p>0.241204</text:p>
          </table:table-cell>
          <table:table-cell office:value-type="float" office:value="0.349651" calcext:value-type="float">
            <text:p>0.349651</text:p>
          </table:table-cell>
          <table:table-cell office:value-type="float" office:value="0.443664" calcext:value-type="float">
            <text:p>0.443664</text:p>
          </table:table-cell>
          <table:table-cell office:value-type="float" office:value="0.489676" calcext:value-type="float">
            <text:p>0.489676</text:p>
          </table:table-cell>
          <table:table-cell office:value-type="float" office:value="0.527456" calcext:value-type="float">
            <text:p>0.527456</text:p>
          </table:table-cell>
          <table:table-cell office:value-type="float" office:value="0.545937" calcext:value-type="float">
            <text:p>0.545937</text:p>
          </table:table-cell>
          <table:table-cell office:value-type="float" office:value="0.130234" calcext:value-type="float">
            <text:p>0.13023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161988" calcext:value-type="float">
            <text:p>-0.161988</text:p>
          </table:table-cell>
          <table:table-cell office:value-type="float" office:value="0.000937" calcext:value-type="float">
            <text:p>0.000937</text:p>
          </table:table-cell>
          <table:table-cell office:value-type="float" office:value="0.04011" calcext:value-type="float">
            <text:p>0.04011</text:p>
          </table:table-cell>
          <table:table-cell office:value-type="float" office:value="0.150204" calcext:value-type="float">
            <text:p>0.150204</text:p>
          </table:table-cell>
          <table:table-cell office:value-type="float" office:value="0.248568" calcext:value-type="float">
            <text:p>0.248568</text:p>
          </table:table-cell>
          <table:table-cell office:value-type="float" office:value="0.33974" calcext:value-type="float">
            <text:p>0.33974</text:p>
          </table:table-cell>
          <table:table-cell office:value-type="float" office:value="0.44035" calcext:value-type="float">
            <text:p>0.44035</text:p>
          </table:table-cell>
          <table:table-cell office:value-type="float" office:value="0.488947" calcext:value-type="float">
            <text:p>0.488947</text:p>
          </table:table-cell>
          <table:table-cell office:value-type="float" office:value="0.531159" calcext:value-type="float">
            <text:p>0.531159</text:p>
          </table:table-cell>
          <table:table-cell office:value-type="float" office:value="0.545937" calcext:value-type="float">
            <text:p>0.545937</text:p>
          </table:table-cell>
          <table:table-cell office:value-type="float" office:value="0.107803" calcext:value-type="float">
            <text:p>0.10780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94778" calcext:value-type="float">
            <text:p>-0.294778</text:p>
          </table:table-cell>
          <table:table-cell office:value-type="float" office:value="0.010906" calcext:value-type="float">
            <text:p>0.010906</text:p>
          </table:table-cell>
          <table:table-cell office:value-type="float" office:value="0.12128" calcext:value-type="float">
            <text:p>0.12128</text:p>
          </table:table-cell>
          <table:table-cell office:value-type="float" office:value="0.20818" calcext:value-type="float">
            <text:p>0.20818</text:p>
          </table:table-cell>
          <table:table-cell office:value-type="float" office:value="0.293643" calcext:value-type="float">
            <text:p>0.293643</text:p>
          </table:table-cell>
          <table:table-cell office:value-type="float" office:value="0.394049" calcext:value-type="float">
            <text:p>0.394049</text:p>
          </table:table-cell>
          <table:table-cell office:value-type="float" office:value="0.462327" calcext:value-type="float">
            <text:p>0.462327</text:p>
          </table:table-cell>
          <table:table-cell office:value-type="float" office:value="0.503434" calcext:value-type="float">
            <text:p>0.503434</text:p>
          </table:table-cell>
          <table:table-cell office:value-type="float" office:value="0.537319" calcext:value-type="float">
            <text:p>0.537319</text:p>
          </table:table-cell>
          <table:table-cell office:value-type="float" office:value="0.553936" calcext:value-type="float">
            <text:p>0.553936</text:p>
          </table:table-cell>
          <table:table-cell office:value-type="float" office:value="0.123636" calcext:value-type="float">
            <text:p>0.12363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037274" calcext:value-type="float">
            <text:p>-0.037274</text:p>
          </table:table-cell>
          <table:table-cell office:value-type="float" office:value="0.089588" calcext:value-type="float">
            <text:p>0.089588</text:p>
          </table:table-cell>
          <table:table-cell office:value-type="float" office:value="0.203187" calcext:value-type="float">
            <text:p>0.203187</text:p>
          </table:table-cell>
          <table:table-cell office:value-type="float" office:value="0.265004" calcext:value-type="float">
            <text:p>0.265004</text:p>
          </table:table-cell>
          <table:table-cell office:value-type="float" office:value="0.371037" calcext:value-type="float">
            <text:p>0.371037</text:p>
          </table:table-cell>
          <table:table-cell office:value-type="float" office:value="0.445248" calcext:value-type="float">
            <text:p>0.445248</text:p>
          </table:table-cell>
          <table:table-cell office:value-type="float" office:value="0.474512" calcext:value-type="float">
            <text:p>0.474512</text:p>
          </table:table-cell>
          <table:table-cell office:value-type="float" office:value="0.509352" calcext:value-type="float">
            <text:p>0.509352</text:p>
          </table:table-cell>
          <table:table-cell office:value-type="float" office:value="0.540327" calcext:value-type="float">
            <text:p>0.540327</text:p>
          </table:table-cell>
          <table:table-cell office:value-type="float" office:value="0.554909" calcext:value-type="float">
            <text:p>0.554909</text:p>
          </table:table-cell>
          <table:table-cell office:value-type="float" office:value="0.186098" calcext:value-type="float">
            <text:p>0.18609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0.684937" calcext:value-type="float">
            <text:p>-0.684937</text:p>
          </table:table-cell>
          <table:table-cell office:value-type="float" office:value="0.013228" calcext:value-type="float">
            <text:p>0.013228</text:p>
          </table:table-cell>
          <table:table-cell office:value-type="float" office:value="0.130392" calcext:value-type="float">
            <text:p>0.130392</text:p>
          </table:table-cell>
          <table:table-cell office:value-type="float" office:value="0.21824" calcext:value-type="float">
            <text:p>0.21824</text:p>
          </table:table-cell>
          <table:table-cell office:value-type="float" office:value="0.326292" calcext:value-type="float">
            <text:p>0.326292</text:p>
          </table:table-cell>
          <table:table-cell office:value-type="float" office:value="0.429519" calcext:value-type="float">
            <text:p>0.429519</text:p>
          </table:table-cell>
          <table:table-cell office:value-type="float" office:value="0.464511" calcext:value-type="float">
            <text:p>0.464511</text:p>
          </table:table-cell>
          <table:table-cell office:value-type="float" office:value="0.489583" calcext:value-type="float">
            <text:p>0.489583</text:p>
          </table:table-cell>
          <table:table-cell office:value-type="float" office:value="0.512931" calcext:value-type="float">
            <text:p>0.512931</text:p>
          </table:table-cell>
          <table:table-cell office:value-type="float" office:value="0.540378" calcext:value-type="float">
            <text:p>0.540378</text:p>
          </table:table-cell>
          <table:table-cell office:value-type="float" office:value="0.554909" calcext:value-type="float">
            <text:p>0.554909</text:p>
          </table:table-cell>
          <table:table-cell office:value-type="float" office:value="0.244014" calcext:value-type="float">
            <text:p>0.24401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0.781574" calcext:value-type="float">
            <text:p>-0.781574</text:p>
          </table:table-cell>
          <table:table-cell office:value-type="float" office:value="0.044492" calcext:value-type="float">
            <text:p>0.044492</text:p>
          </table:table-cell>
          <table:table-cell office:value-type="float" office:value="0.159763" calcext:value-type="float">
            <text:p>0.159763</text:p>
          </table:table-cell>
          <table:table-cell office:value-type="float" office:value="0.229913" calcext:value-type="float">
            <text:p>0.229913</text:p>
          </table:table-cell>
          <table:table-cell office:value-type="float" office:value="0.357449" calcext:value-type="float">
            <text:p>0.357449</text:p>
          </table:table-cell>
          <table:table-cell office:value-type="float" office:value="0.438821" calcext:value-type="float">
            <text:p>0.438821</text:p>
          </table:table-cell>
          <table:table-cell office:value-type="float" office:value="0.468755" calcext:value-type="float">
            <text:p>0.468755</text:p>
          </table:table-cell>
          <table:table-cell office:value-type="float" office:value="0.491939" calcext:value-type="float">
            <text:p>0.491939</text:p>
          </table:table-cell>
          <table:table-cell office:value-type="float" office:value="0.512983" calcext:value-type="float">
            <text:p>0.512983</text:p>
          </table:table-cell>
          <table:table-cell office:value-type="float" office:value="0.54053" calcext:value-type="float">
            <text:p>0.54053</text:p>
          </table:table-cell>
          <table:table-cell office:value-type="float" office:value="0.554909" calcext:value-type="float">
            <text:p>0.554909</text:p>
          </table:table-cell>
          <table:table-cell office:value-type="float" office:value="0.246307" calcext:value-type="float">
            <text:p>0.24630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051273" calcext:value-type="float">
            <text:p>-0.051273</text:p>
          </table:table-cell>
          <table:table-cell office:value-type="float" office:value="0.151841" calcext:value-type="float">
            <text:p>0.151841</text:p>
          </table:table-cell>
          <table:table-cell office:value-type="float" office:value="0.226582" calcext:value-type="float">
            <text:p>0.226582</text:p>
          </table:table-cell>
          <table:table-cell office:value-type="float" office:value="0.323564" calcext:value-type="float">
            <text:p>0.323564</text:p>
          </table:table-cell>
          <table:table-cell office:value-type="float" office:value="0.438411" calcext:value-type="float">
            <text:p>0.438411</text:p>
          </table:table-cell>
          <table:table-cell office:value-type="float" office:value="0.467122" calcext:value-type="float">
            <text:p>0.467122</text:p>
          </table:table-cell>
          <table:table-cell office:value-type="float" office:value="0.485256" calcext:value-type="float">
            <text:p>0.485256</text:p>
          </table:table-cell>
          <table:table-cell office:value-type="float" office:value="0.508174" calcext:value-type="float">
            <text:p>0.508174</text:p>
          </table:table-cell>
          <table:table-cell office:value-type="float" office:value="0.533526" calcext:value-type="float">
            <text:p>0.533526</text:p>
          </table:table-cell>
          <table:table-cell office:value-type="float" office:value="0.554876" calcext:value-type="float">
            <text:p>0.554876</text:p>
          </table:table-cell>
          <table:table-cell office:value-type="float" office:value="0.20832" calcext:value-type="float">
            <text:p>0.2083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0.711484" calcext:value-type="float">
            <text:p>-0.711484</text:p>
          </table:table-cell>
          <table:table-cell office:value-type="float" office:value="0.13443" calcext:value-type="float">
            <text:p>0.13443</text:p>
          </table:table-cell>
          <table:table-cell office:value-type="float" office:value="0.212222" calcext:value-type="float">
            <text:p>0.212222</text:p>
          </table:table-cell>
          <table:table-cell office:value-type="float" office:value="0.29238" calcext:value-type="float">
            <text:p>0.29238</text:p>
          </table:table-cell>
          <table:table-cell office:value-type="float" office:value="0.41567" calcext:value-type="float">
            <text:p>0.41567</text:p>
          </table:table-cell>
          <table:table-cell office:value-type="float" office:value="0.461741" calcext:value-type="float">
            <text:p>0.461741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500393" calcext:value-type="float">
            <text:p>0.500393</text:p>
          </table:table-cell>
          <table:table-cell office:value-type="float" office:value="0.516228" calcext:value-type="float">
            <text:p>0.516228</text:p>
          </table:table-cell>
          <table:table-cell office:value-type="float" office:value="0.53629" calcext:value-type="float">
            <text:p>0.53629</text:p>
          </table:table-cell>
          <table:table-cell office:value-type="float" office:value="0.554876" calcext:value-type="float">
            <text:p>0.554876</text:p>
          </table:table-cell>
          <table:table-cell office:value-type="float" office:value="0.283707" calcext:value-type="float">
            <text:p>0.28370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0.798983" calcext:value-type="float">
            <text:p>-0.798983</text:p>
          </table:table-cell>
          <table:table-cell office:value-type="float" office:value="0.147941" calcext:value-type="float">
            <text:p>0.147941</text:p>
          </table:table-cell>
          <table:table-cell office:value-type="float" office:value="0.232028" calcext:value-type="float">
            <text:p>0.232028</text:p>
          </table:table-cell>
          <table:table-cell office:value-type="float" office:value="0.355177" calcext:value-type="float">
            <text:p>0.355177</text:p>
          </table:table-cell>
          <table:table-cell office:value-type="float" office:value="0.443717" calcext:value-type="float">
            <text:p>0.443717</text:p>
          </table:table-cell>
          <table:table-cell office:value-type="float" office:value="0.469325" calcext:value-type="float">
            <text:p>0.469325</text:p>
          </table:table-cell>
          <table:table-cell office:value-type="float" office:value="0.482374" calcext:value-type="float">
            <text:p>0.482374</text:p>
          </table:table-cell>
          <table:table-cell office:value-type="float" office:value="0.502118" calcext:value-type="float">
            <text:p>0.502118</text:p>
          </table:table-cell>
          <table:table-cell office:value-type="float" office:value="0.517274" calcext:value-type="float">
            <text:p>0.517274</text:p>
          </table:table-cell>
          <table:table-cell office:value-type="float" office:value="0.539901" calcext:value-type="float">
            <text:p>0.539901</text:p>
          </table:table-cell>
          <table:table-cell office:value-type="float" office:value="0.554876" calcext:value-type="float">
            <text:p>0.554876</text:p>
          </table:table-cell>
          <table:table-cell office:value-type="float" office:value="0.289087" calcext:value-type="float">
            <text:p>0.28908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-0.49637" calcext:value-type="float">
            <text:p>-0.49637</text:p>
          </table:table-cell>
          <table:table-cell office:value-type="float" office:value="0.211166" calcext:value-type="float">
            <text:p>0.211166</text:p>
          </table:table-cell>
          <table:table-cell office:value-type="float" office:value="0.311772" calcext:value-type="float">
            <text:p>0.311772</text:p>
          </table:table-cell>
          <table:table-cell office:value-type="float" office:value="0.420341" calcext:value-type="float">
            <text:p>0.420341</text:p>
          </table:table-cell>
          <table:table-cell office:value-type="float" office:value="0.458747" calcext:value-type="float">
            <text:p>0.458747</text:p>
          </table:table-cell>
          <table:table-cell office:value-type="float" office:value="0.477718" calcext:value-type="float">
            <text:p>0.477718</text:p>
          </table:table-cell>
          <table:table-cell office:value-type="float" office:value="0.497059" calcext:value-type="float">
            <text:p>0.497059</text:p>
          </table:table-cell>
          <table:table-cell office:value-type="float" office:value="0.514083" calcext:value-type="float">
            <text:p>0.514083</text:p>
          </table:table-cell>
          <table:table-cell office:value-type="float" office:value="0.528886" calcext:value-type="float">
            <text:p>0.528886</text:p>
          </table:table-cell>
          <table:table-cell office:value-type="float" office:value="0.547359" calcext:value-type="float">
            <text:p>0.547359</text:p>
          </table:table-cell>
          <table:table-cell office:value-type="float" office:value="0.557949" calcext:value-type="float">
            <text:p>0.557949</text:p>
          </table:table-cell>
          <table:table-cell office:value-type="float" office:value="0.347076" calcext:value-type="float">
            <text:p>0.34707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0.432594" calcext:value-type="float">
            <text:p>-0.432594</text:p>
          </table:table-cell>
          <table:table-cell office:value-type="float" office:value="0.251411" calcext:value-type="float">
            <text:p>0.251411</text:p>
          </table:table-cell>
          <table:table-cell office:value-type="float" office:value="0.351336" calcext:value-type="float">
            <text:p>0.351336</text:p>
          </table:table-cell>
          <table:table-cell office:value-type="float" office:value="0.415676" calcext:value-type="float">
            <text:p>0.415676</text:p>
          </table:table-cell>
          <table:table-cell office:value-type="float" office:value="0.455988" calcext:value-type="float">
            <text:p>0.455988</text:p>
          </table:table-cell>
          <table:table-cell office:value-type="float" office:value="0.471542" calcext:value-type="float">
            <text:p>0.471542</text:p>
          </table:table-cell>
          <table:table-cell office:value-type="float" office:value="0.491357" calcext:value-type="float">
            <text:p>0.491357</text:p>
          </table:table-cell>
          <table:table-cell office:value-type="float" office:value="0.509757" calcext:value-type="float">
            <text:p>0.509757</text:p>
          </table:table-cell>
          <table:table-cell office:value-type="float" office:value="0.522419" calcext:value-type="float">
            <text:p>0.522419</text:p>
          </table:table-cell>
          <table:table-cell office:value-type="float" office:value="0.544374" calcext:value-type="float">
            <text:p>0.544374</text:p>
          </table:table-cell>
          <table:table-cell office:value-type="float" office:value="0.557949" calcext:value-type="float">
            <text:p>0.557949</text:p>
          </table:table-cell>
          <table:table-cell office:value-type="float" office:value="0.358127" calcext:value-type="float">
            <text:p>0.35812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-0.704821" calcext:value-type="float">
            <text:p>-0.704821</text:p>
          </table:table-cell>
          <table:table-cell office:value-type="float" office:value="0.25509" calcext:value-type="float">
            <text:p>0.25509</text:p>
          </table:table-cell>
          <table:table-cell office:value-type="float" office:value="0.350973" calcext:value-type="float">
            <text:p>0.350973</text:p>
          </table:table-cell>
          <table:table-cell office:value-type="float" office:value="0.409367" calcext:value-type="float">
            <text:p>0.409367</text:p>
          </table:table-cell>
          <table:table-cell office:value-type="float" office:value="0.450682" calcext:value-type="float">
            <text:p>0.450682</text:p>
          </table:table-cell>
          <table:table-cell office:value-type="float" office:value="0.466932" calcext:value-type="float">
            <text:p>0.466932</text:p>
          </table:table-cell>
          <table:table-cell office:value-type="float" office:value="0.486898" calcext:value-type="float">
            <text:p>0.486898</text:p>
          </table:table-cell>
          <table:table-cell office:value-type="float" office:value="0.508623" calcext:value-type="float">
            <text:p>0.508623</text:p>
          </table:table-cell>
          <table:table-cell office:value-type="float" office:value="0.522437" calcext:value-type="float">
            <text:p>0.522437</text:p>
          </table:table-cell>
          <table:table-cell office:value-type="float" office:value="0.544295" calcext:value-type="float">
            <text:p>0.544295</text:p>
          </table:table-cell>
          <table:table-cell office:value-type="float" office:value="0.557949" calcext:value-type="float">
            <text:p>0.557949</text:p>
          </table:table-cell>
          <table:table-cell office:value-type="float" office:value="0.329048" calcext:value-type="float">
            <text:p>0.32904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-0.084654" calcext:value-type="float">
            <text:p>-0.084654</text:p>
          </table:table-cell>
          <table:table-cell office:value-type="float" office:value="0.264639" calcext:value-type="float">
            <text:p>0.264639</text:p>
          </table:table-cell>
          <table:table-cell office:value-type="float" office:value="0.34642" calcext:value-type="float">
            <text:p>0.34642</text:p>
          </table:table-cell>
          <table:table-cell office:value-type="float" office:value="0.408758" calcext:value-type="float">
            <text:p>0.408758</text:p>
          </table:table-cell>
          <table:table-cell office:value-type="float" office:value="0.451244" calcext:value-type="float">
            <text:p>0.451244</text:p>
          </table:table-cell>
          <table:table-cell office:value-type="float" office:value="0.462481" calcext:value-type="float">
            <text:p>0.462481</text:p>
          </table:table-cell>
          <table:table-cell office:value-type="float" office:value="0.478646" calcext:value-type="float">
            <text:p>0.478646</text:p>
          </table:table-cell>
          <table:table-cell office:value-type="float" office:value="0.49939" calcext:value-type="float">
            <text:p>0.49939</text:p>
          </table:table-cell>
          <table:table-cell office:value-type="float" office:value="0.518956" calcext:value-type="float">
            <text:p>0.518956</text:p>
          </table:table-cell>
          <table:table-cell office:value-type="float" office:value="0.543687" calcext:value-type="float">
            <text:p>0.543687</text:p>
          </table:table-cell>
          <table:table-cell office:value-type="float" office:value="0.557949" calcext:value-type="float">
            <text:p>0.557949</text:p>
          </table:table-cell>
          <table:table-cell office:value-type="float" office:value="0.388957" calcext:value-type="float">
            <text:p>0.38895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0.300387" calcext:value-type="float">
            <text:p>-0.300387</text:p>
          </table:table-cell>
          <table:table-cell office:value-type="float" office:value="0.302127" calcext:value-type="float">
            <text:p>0.302127</text:p>
          </table:table-cell>
          <table:table-cell office:value-type="float" office:value="0.369432" calcext:value-type="float">
            <text:p>0.369432</text:p>
          </table:table-cell>
          <table:table-cell office:value-type="float" office:value="0.425496" calcext:value-type="float">
            <text:p>0.425496</text:p>
          </table:table-cell>
          <table:table-cell office:value-type="float" office:value="0.453963" calcext:value-type="float">
            <text:p>0.453963</text:p>
          </table:table-cell>
          <table:table-cell office:value-type="float" office:value="0.465891" calcext:value-type="float">
            <text:p>0.465891</text:p>
          </table:table-cell>
          <table:table-cell office:value-type="float" office:value="0.482749" calcext:value-type="float">
            <text:p>0.482749</text:p>
          </table:table-cell>
          <table:table-cell office:value-type="float" office:value="0.509479" calcext:value-type="float">
            <text:p>0.509479</text:p>
          </table:table-cell>
          <table:table-cell office:value-type="float" office:value="0.529151" calcext:value-type="float">
            <text:p>0.529151</text:p>
          </table:table-cell>
          <table:table-cell office:value-type="float" office:value="0.549957" calcext:value-type="float">
            <text:p>0.549957</text:p>
          </table:table-cell>
          <table:table-cell office:value-type="float" office:value="0.557949" calcext:value-type="float">
            <text:p>0.557949</text:p>
          </table:table-cell>
          <table:table-cell office:value-type="float" office:value="0.378786" calcext:value-type="float">
            <text:p>0.37878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-0.43135" calcext:value-type="float">
            <text:p>-0.43135</text:p>
          </table:table-cell>
          <table:table-cell office:value-type="float" office:value="0.238227" calcext:value-type="float">
            <text:p>0.238227</text:p>
          </table:table-cell>
          <table:table-cell office:value-type="float" office:value="0.369727" calcext:value-type="float">
            <text:p>0.369727</text:p>
          </table:table-cell>
          <table:table-cell office:value-type="float" office:value="0.429717" calcext:value-type="float">
            <text:p>0.429717</text:p>
          </table:table-cell>
          <table:table-cell office:value-type="float" office:value="0.455972" calcext:value-type="float">
            <text:p>0.455972</text:p>
          </table:table-cell>
          <table:table-cell office:value-type="float" office:value="0.465745" calcext:value-type="float">
            <text:p>0.465745</text:p>
          </table:table-cell>
          <table:table-cell office:value-type="float" office:value="0.481466" calcext:value-type="float">
            <text:p>0.481466</text:p>
          </table:table-cell>
          <table:table-cell office:value-type="float" office:value="0.502057" calcext:value-type="float">
            <text:p>0.502057</text:p>
          </table:table-cell>
          <table:table-cell office:value-type="float" office:value="0.522545" calcext:value-type="float">
            <text:p>0.522545</text:p>
          </table:table-cell>
          <table:table-cell office:value-type="float" office:value="0.547378" calcext:value-type="float">
            <text:p>0.547378</text:p>
          </table:table-cell>
          <table:table-cell office:value-type="float" office:value="0.557949" calcext:value-type="float">
            <text:p>0.557949</text:p>
          </table:table-cell>
          <table:table-cell office:value-type="float" office:value="0.358148" calcext:value-type="float">
            <text:p>0.35814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-0.38622" calcext:value-type="float">
            <text:p>-0.38622</text:p>
          </table:table-cell>
          <table:table-cell office:value-type="float" office:value="0.226752" calcext:value-type="float">
            <text:p>0.226752</text:p>
          </table:table-cell>
          <table:table-cell office:value-type="float" office:value="0.377718" calcext:value-type="float">
            <text:p>0.377718</text:p>
          </table:table-cell>
          <table:table-cell office:value-type="float" office:value="0.434083" calcext:value-type="float">
            <text:p>0.434083</text:p>
          </table:table-cell>
          <table:table-cell office:value-type="float" office:value="0.456188" calcext:value-type="float">
            <text:p>0.456188</text:p>
          </table:table-cell>
          <table:table-cell office:value-type="float" office:value="0.466665" calcext:value-type="float">
            <text:p>0.466665</text:p>
          </table:table-cell>
          <table:table-cell office:value-type="float" office:value="0.495283" calcext:value-type="float">
            <text:p>0.495283</text:p>
          </table:table-cell>
          <table:table-cell office:value-type="float" office:value="0.517229" calcext:value-type="float">
            <text:p>0.517229</text:p>
          </table:table-cell>
          <table:table-cell office:value-type="float" office:value="0.531754" calcext:value-type="float">
            <text:p>0.531754</text:p>
          </table:table-cell>
          <table:table-cell office:value-type="float" office:value="0.554248" calcext:value-type="float">
            <text:p>0.554248</text:p>
          </table:table-cell>
          <table:table-cell office:value-type="float" office:value="0.641503" calcext:value-type="float">
            <text:p>0.641503</text:p>
          </table:table-cell>
          <table:table-cell office:value-type="float" office:value="0.36737" calcext:value-type="float">
            <text:p>0.3673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-0.272452" calcext:value-type="float">
            <text:p>-0.272452</text:p>
          </table:table-cell>
          <table:table-cell office:value-type="float" office:value="0.245895" calcext:value-type="float">
            <text:p>0.245895</text:p>
          </table:table-cell>
          <table:table-cell office:value-type="float" office:value="0.361435" calcext:value-type="float">
            <text:p>0.361435</text:p>
          </table:table-cell>
          <table:table-cell office:value-type="float" office:value="0.426726" calcext:value-type="float">
            <text:p>0.426726</text:p>
          </table:table-cell>
          <table:table-cell office:value-type="float" office:value="0.453677" calcext:value-type="float">
            <text:p>0.453677</text:p>
          </table:table-cell>
          <table:table-cell office:value-type="float" office:value="0.467778" calcext:value-type="float">
            <text:p>0.467778</text:p>
          </table:table-cell>
          <table:table-cell office:value-type="float" office:value="0.492023" calcext:value-type="float">
            <text:p>0.492023</text:p>
          </table:table-cell>
          <table:table-cell office:value-type="float" office:value="0.517951" calcext:value-type="float">
            <text:p>0.517951</text:p>
          </table:table-cell>
          <table:table-cell office:value-type="float" office:value="0.531365" calcext:value-type="float">
            <text:p>0.531365</text:p>
          </table:table-cell>
          <table:table-cell office:value-type="float" office:value="0.553987" calcext:value-type="float">
            <text:p>0.553987</text:p>
          </table:table-cell>
          <table:table-cell office:value-type="float" office:value="0.641503" calcext:value-type="float">
            <text:p>0.641503</text:p>
          </table:table-cell>
          <table:table-cell office:value-type="float" office:value="0.377839" calcext:value-type="float">
            <text:p>0.37783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-0.284168" calcext:value-type="float">
            <text:p>-0.284168</text:p>
          </table:table-cell>
          <table:table-cell office:value-type="float" office:value="0.277896" calcext:value-type="float">
            <text:p>0.277896</text:p>
          </table:table-cell>
          <table:table-cell office:value-type="float" office:value="0.382528" calcext:value-type="float">
            <text:p>0.382528</text:p>
          </table:table-cell>
          <table:table-cell office:value-type="float" office:value="0.433746" calcext:value-type="float">
            <text:p>0.433746</text:p>
          </table:table-cell>
          <table:table-cell office:value-type="float" office:value="0.454425" calcext:value-type="float">
            <text:p>0.454425</text:p>
          </table:table-cell>
          <table:table-cell office:value-type="float" office:value="0.468709" calcext:value-type="float">
            <text:p>0.468709</text:p>
          </table:table-cell>
          <table:table-cell office:value-type="float" office:value="0.492272" calcext:value-type="float">
            <text:p>0.492272</text:p>
          </table:table-cell>
          <table:table-cell office:value-type="float" office:value="0.519073" calcext:value-type="float">
            <text:p>0.519073</text:p>
          </table:table-cell>
          <table:table-cell office:value-type="float" office:value="0.530912" calcext:value-type="float">
            <text:p>0.530912</text:p>
          </table:table-cell>
          <table:table-cell office:value-type="float" office:value="0.55522" calcext:value-type="float">
            <text:p>0.55522</text:p>
          </table:table-cell>
          <table:table-cell office:value-type="float" office:value="0.641503" calcext:value-type="float">
            <text:p>0.641503</text:p>
          </table:table-cell>
          <table:table-cell office:value-type="float" office:value="0.383061" calcext:value-type="float">
            <text:p>0.38306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0.257078" calcext:value-type="float">
            <text:p>-0.257078</text:p>
          </table:table-cell>
          <table:table-cell office:value-type="float" office:value="0.29566" calcext:value-type="float">
            <text:p>0.29566</text:p>
          </table:table-cell>
          <table:table-cell office:value-type="float" office:value="0.372156" calcext:value-type="float">
            <text:p>0.372156</text:p>
          </table:table-cell>
          <table:table-cell office:value-type="float" office:value="0.425149" calcext:value-type="float">
            <text:p>0.425149</text:p>
          </table:table-cell>
          <table:table-cell office:value-type="float" office:value="0.448726" calcext:value-type="float">
            <text:p>0.448726</text:p>
          </table:table-cell>
          <table:table-cell office:value-type="float" office:value="0.463925" calcext:value-type="float">
            <text:p>0.463925</text:p>
          </table:table-cell>
          <table:table-cell office:value-type="float" office:value="0.485056" calcext:value-type="float">
            <text:p>0.485056</text:p>
          </table:table-cell>
          <table:table-cell office:value-type="float" office:value="0.511913" calcext:value-type="float">
            <text:p>0.511913</text:p>
          </table:table-cell>
          <table:table-cell office:value-type="float" office:value="0.530025" calcext:value-type="float">
            <text:p>0.530025</text:p>
          </table:table-cell>
          <table:table-cell office:value-type="float" office:value="0.564357" calcext:value-type="float">
            <text:p>0.564357</text:p>
          </table:table-cell>
          <table:table-cell office:value-type="float" office:value="0.648046" calcext:value-type="float">
            <text:p>0.648046</text:p>
          </table:table-cell>
          <table:table-cell office:value-type="float" office:value="0.383989" calcext:value-type="float">
            <text:p>0.38398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-0.275919" calcext:value-type="float">
            <text:p>-0.275919</text:p>
          </table:table-cell>
          <table:table-cell office:value-type="float" office:value="0.27619" calcext:value-type="float">
            <text:p>0.27619</text:p>
          </table:table-cell>
          <table:table-cell office:value-type="float" office:value="0.395733" calcext:value-type="float">
            <text:p>0.395733</text:p>
          </table:table-cell>
          <table:table-cell office:value-type="float" office:value="0.444696" calcext:value-type="float">
            <text:p>0.444696</text:p>
          </table:table-cell>
          <table:table-cell office:value-type="float" office:value="0.466635" calcext:value-type="float">
            <text:p>0.466635</text:p>
          </table:table-cell>
          <table:table-cell office:value-type="float" office:value="0.479695" calcext:value-type="float">
            <text:p>0.479695</text:p>
          </table:table-cell>
          <table:table-cell office:value-type="float" office:value="0.502444" calcext:value-type="float">
            <text:p>0.502444</text:p>
          </table:table-cell>
          <table:table-cell office:value-type="float" office:value="0.516307" calcext:value-type="float">
            <text:p>0.516307</text:p>
          </table:table-cell>
          <table:table-cell office:value-type="float" office:value="0.530342" calcext:value-type="float">
            <text:p>0.530342</text:p>
          </table:table-cell>
          <table:table-cell office:value-type="float" office:value="0.567076" calcext:value-type="float">
            <text:p>0.567076</text:p>
          </table:table-cell>
          <table:table-cell office:value-type="float" office:value="0.648046" calcext:value-type="float">
            <text:p>0.648046</text:p>
          </table:table-cell>
          <table:table-cell office:value-type="float" office:value="0.39032" calcext:value-type="float">
            <text:p>0.3903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-0.12938" calcext:value-type="float">
            <text:p>-0.12938</text:p>
          </table:table-cell>
          <table:table-cell office:value-type="float" office:value="0.302793" calcext:value-type="float">
            <text:p>0.302793</text:p>
          </table:table-cell>
          <table:table-cell office:value-type="float" office:value="0.415102" calcext:value-type="float">
            <text:p>0.415102</text:p>
          </table:table-cell>
          <table:table-cell office:value-type="float" office:value="0.451902" calcext:value-type="float">
            <text:p>0.451902</text:p>
          </table:table-cell>
          <table:table-cell office:value-type="float" office:value="0.466786" calcext:value-type="float">
            <text:p>0.466786</text:p>
          </table:table-cell>
          <table:table-cell office:value-type="float" office:value="0.476282" calcext:value-type="float">
            <text:p>0.476282</text:p>
          </table:table-cell>
          <table:table-cell office:value-type="float" office:value="0.496382" calcext:value-type="float">
            <text:p>0.496382</text:p>
          </table:table-cell>
          <table:table-cell office:value-type="float" office:value="0.514245" calcext:value-type="float">
            <text:p>0.514245</text:p>
          </table:table-cell>
          <table:table-cell office:value-type="float" office:value="0.529941" calcext:value-type="float">
            <text:p>0.529941</text:p>
          </table:table-cell>
          <table:table-cell office:value-type="float" office:value="0.560366" calcext:value-type="float">
            <text:p>0.560366</text:p>
          </table:table-cell>
          <table:table-cell office:value-type="float" office:value="0.648046" calcext:value-type="float">
            <text:p>0.648046</text:p>
          </table:table-cell>
          <table:table-cell office:value-type="float" office:value="0.408442" calcext:value-type="float">
            <text:p>0.40844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-0.140899" calcext:value-type="float">
            <text:p>-0.140899</text:p>
          </table:table-cell>
          <table:table-cell office:value-type="float" office:value="0.296525" calcext:value-type="float">
            <text:p>0.296525</text:p>
          </table:table-cell>
          <table:table-cell office:value-type="float" office:value="0.400609" calcext:value-type="float">
            <text:p>0.400609</text:p>
          </table:table-cell>
          <table:table-cell office:value-type="float" office:value="0.437084" calcext:value-type="float">
            <text:p>0.437084</text:p>
          </table:table-cell>
          <table:table-cell office:value-type="float" office:value="0.460078" calcext:value-type="float">
            <text:p>0.460078</text:p>
          </table:table-cell>
          <table:table-cell office:value-type="float" office:value="0.47086" calcext:value-type="float">
            <text:p>0.47086</text:p>
          </table:table-cell>
          <table:table-cell office:value-type="float" office:value="0.482503" calcext:value-type="float">
            <text:p>0.482503</text:p>
          </table:table-cell>
          <table:table-cell office:value-type="float" office:value="0.508043" calcext:value-type="float">
            <text:p>0.508043</text:p>
          </table:table-cell>
          <table:table-cell office:value-type="float" office:value="0.523051" calcext:value-type="float">
            <text:p>0.523051</text:p>
          </table:table-cell>
          <table:table-cell office:value-type="float" office:value="0.558948" calcext:value-type="float">
            <text:p>0.558948</text:p>
          </table:table-cell>
          <table:table-cell office:value-type="float" office:value="0.648046" calcext:value-type="float">
            <text:p>0.648046</text:p>
          </table:table-cell>
          <table:table-cell office:value-type="float" office:value="0.39968" calcext:value-type="float">
            <text:p>0.3996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-0.448014" calcext:value-type="float">
            <text:p>-0.448014</text:p>
          </table:table-cell>
          <table:table-cell office:value-type="float" office:value="0.304484" calcext:value-type="float">
            <text:p>0.304484</text:p>
          </table:table-cell>
          <table:table-cell office:value-type="float" office:value="0.412897" calcext:value-type="float">
            <text:p>0.412897</text:p>
          </table:table-cell>
          <table:table-cell office:value-type="float" office:value="0.447241" calcext:value-type="float">
            <text:p>0.447241</text:p>
          </table:table-cell>
          <table:table-cell office:value-type="float" office:value="0.468237" calcext:value-type="float">
            <text:p>0.468237</text:p>
          </table:table-cell>
          <table:table-cell office:value-type="float" office:value="0.47754" calcext:value-type="float">
            <text:p>0.47754</text:p>
          </table:table-cell>
          <table:table-cell office:value-type="float" office:value="0.493408" calcext:value-type="float">
            <text:p>0.493408</text:p>
          </table:table-cell>
          <table:table-cell office:value-type="float" office:value="0.514222" calcext:value-type="float">
            <text:p>0.514222</text:p>
          </table:table-cell>
          <table:table-cell office:value-type="float" office:value="0.529034" calcext:value-type="float">
            <text:p>0.529034</text:p>
          </table:table-cell>
          <table:table-cell office:value-type="float" office:value="0.558919" calcext:value-type="float">
            <text:p>0.558919</text:p>
          </table:table-cell>
          <table:table-cell office:value-type="float" office:value="0.648046" calcext:value-type="float">
            <text:p>0.648046</text:p>
          </table:table-cell>
          <table:table-cell office:value-type="float" office:value="0.375797" calcext:value-type="float">
            <text:p>0.37579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0.034525" calcext:value-type="float">
            <text:p>-0.034525</text:p>
          </table:table-cell>
          <table:table-cell office:value-type="float" office:value="0.356683" calcext:value-type="float">
            <text:p>0.356683</text:p>
          </table:table-cell>
          <table:table-cell office:value-type="float" office:value="0.427811" calcext:value-type="float">
            <text:p>0.427811</text:p>
          </table:table-cell>
          <table:table-cell office:value-type="float" office:value="0.456619" calcext:value-type="float">
            <text:p>0.456619</text:p>
          </table:table-cell>
          <table:table-cell office:value-type="float" office:value="0.469292" calcext:value-type="float">
            <text:p>0.469292</text:p>
          </table:table-cell>
          <table:table-cell office:value-type="float" office:value="0.477687" calcext:value-type="float">
            <text:p>0.477687</text:p>
          </table:table-cell>
          <table:table-cell office:value-type="float" office:value="0.493355" calcext:value-type="float">
            <text:p>0.493355</text:p>
          </table:table-cell>
          <table:table-cell office:value-type="float" office:value="0.518076" calcext:value-type="float">
            <text:p>0.518076</text:p>
          </table:table-cell>
          <table:table-cell office:value-type="float" office:value="0.533645" calcext:value-type="float">
            <text:p>0.533645</text:p>
          </table:table-cell>
          <table:table-cell office:value-type="float" office:value="0.578448" calcext:value-type="float">
            <text:p>0.578448</text:p>
          </table:table-cell>
          <table:table-cell office:value-type="float" office:value="0.71098" calcext:value-type="float">
            <text:p>0.71098</text:p>
          </table:table-cell>
          <table:table-cell office:value-type="float" office:value="0.427709" calcext:value-type="float">
            <text:p>0.42770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-0.004396" calcext:value-type="float">
            <text:p>-0.004396</text:p>
          </table:table-cell>
          <table:table-cell office:value-type="float" office:value="0.333253" calcext:value-type="float">
            <text:p>0.333253</text:p>
          </table:table-cell>
          <table:table-cell office:value-type="float" office:value="0.408085" calcext:value-type="float">
            <text:p>0.408085</text:p>
          </table:table-cell>
          <table:table-cell office:value-type="float" office:value="0.443394" calcext:value-type="float">
            <text:p>0.443394</text:p>
          </table:table-cell>
          <table:table-cell office:value-type="float" office:value="0.463777" calcext:value-type="float">
            <text:p>0.463777</text:p>
          </table:table-cell>
          <table:table-cell office:value-type="float" office:value="0.474009" calcext:value-type="float">
            <text:p>0.474009</text:p>
          </table:table-cell>
          <table:table-cell office:value-type="float" office:value="0.487872" calcext:value-type="float">
            <text:p>0.487872</text:p>
          </table:table-cell>
          <table:table-cell office:value-type="float" office:value="0.513631" calcext:value-type="float">
            <text:p>0.513631</text:p>
          </table:table-cell>
          <table:table-cell office:value-type="float" office:value="0.531196" calcext:value-type="float">
            <text:p>0.531196</text:p>
          </table:table-cell>
          <table:table-cell office:value-type="float" office:value="0.596899" calcext:value-type="float">
            <text:p>0.596899</text:p>
          </table:table-cell>
          <table:table-cell office:value-type="float" office:value="0.71098" calcext:value-type="float">
            <text:p>0.71098</text:p>
          </table:table-cell>
          <table:table-cell office:value-type="float" office:value="0.424772" calcext:value-type="float">
            <text:p>0.42477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0.006134" calcext:value-type="float">
            <text:p>0.006134</text:p>
          </table:table-cell>
          <table:table-cell office:value-type="float" office:value="0.329268" calcext:value-type="float">
            <text:p>0.329268</text:p>
          </table:table-cell>
          <table:table-cell office:value-type="float" office:value="0.402493" calcext:value-type="float">
            <text:p>0.402493</text:p>
          </table:table-cell>
          <table:table-cell office:value-type="float" office:value="0.441286" calcext:value-type="float">
            <text:p>0.441286</text:p>
          </table:table-cell>
          <table:table-cell office:value-type="float" office:value="0.462179" calcext:value-type="float">
            <text:p>0.462179</text:p>
          </table:table-cell>
          <table:table-cell office:value-type="float" office:value="0.473773" calcext:value-type="float">
            <text:p>0.473773</text:p>
          </table:table-cell>
          <table:table-cell office:value-type="float" office:value="0.491931" calcext:value-type="float">
            <text:p>0.491931</text:p>
          </table:table-cell>
          <table:table-cell office:value-type="float" office:value="0.514469" calcext:value-type="float">
            <text:p>0.514469</text:p>
          </table:table-cell>
          <table:table-cell office:value-type="float" office:value="0.531378" calcext:value-type="float">
            <text:p>0.531378</text:p>
          </table:table-cell>
          <table:table-cell office:value-type="float" office:value="0.593661" calcext:value-type="float">
            <text:p>0.593661</text:p>
          </table:table-cell>
          <table:table-cell office:value-type="float" office:value="0.71098" calcext:value-type="float">
            <text:p>0.71098</text:p>
          </table:table-cell>
          <table:table-cell office:value-type="float" office:value="0.424657" calcext:value-type="float">
            <text:p>0.42465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-0.029095" calcext:value-type="float">
            <text:p>-0.029095</text:p>
          </table:table-cell>
          <table:table-cell office:value-type="float" office:value="0.274209" calcext:value-type="float">
            <text:p>0.274209</text:p>
          </table:table-cell>
          <table:table-cell office:value-type="float" office:value="0.383348" calcext:value-type="float">
            <text:p>0.383348</text:p>
          </table:table-cell>
          <table:table-cell office:value-type="float" office:value="0.441237" calcext:value-type="float">
            <text:p>0.441237</text:p>
          </table:table-cell>
          <table:table-cell office:value-type="float" office:value="0.465301" calcext:value-type="float">
            <text:p>0.465301</text:p>
          </table:table-cell>
          <table:table-cell office:value-type="float" office:value="0.477294" calcext:value-type="float">
            <text:p>0.477294</text:p>
          </table:table-cell>
          <table:table-cell office:value-type="float" office:value="0.493297" calcext:value-type="float">
            <text:p>0.493297</text:p>
          </table:table-cell>
          <table:table-cell office:value-type="float" office:value="0.515077" calcext:value-type="float">
            <text:p>0.515077</text:p>
          </table:table-cell>
          <table:table-cell office:value-type="float" office:value="0.534172" calcext:value-type="float">
            <text:p>0.534172</text:p>
          </table:table-cell>
          <table:table-cell office:value-type="float" office:value="0.595279" calcext:value-type="float">
            <text:p>0.595279</text:p>
          </table:table-cell>
          <table:table-cell office:value-type="float" office:value="0.71098" calcext:value-type="float">
            <text:p>0.71098</text:p>
          </table:table-cell>
          <table:table-cell office:value-type="float" office:value="0.415012" calcext:value-type="float">
            <text:p>0.41501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0.065144" calcext:value-type="float">
            <text:p>0.065144</text:p>
          </table:table-cell>
          <table:table-cell office:value-type="float" office:value="0.352886" calcext:value-type="float">
            <text:p>0.352886</text:p>
          </table:table-cell>
          <table:table-cell office:value-type="float" office:value="0.416067" calcext:value-type="float">
            <text:p>0.416067</text:p>
          </table:table-cell>
          <table:table-cell office:value-type="float" office:value="0.448738" calcext:value-type="float">
            <text:p>0.448738</text:p>
          </table:table-cell>
          <table:table-cell office:value-type="float" office:value="0.468217" calcext:value-type="float">
            <text:p>0.468217</text:p>
          </table:table-cell>
          <table:table-cell office:value-type="float" office:value="0.479237" calcext:value-type="float">
            <text:p>0.479237</text:p>
          </table:table-cell>
          <table:table-cell office:value-type="float" office:value="0.500034" calcext:value-type="float">
            <text:p>0.500034</text:p>
          </table:table-cell>
          <table:table-cell office:value-type="float" office:value="0.520505" calcext:value-type="float">
            <text:p>0.520505</text:p>
          </table:table-cell>
          <table:table-cell office:value-type="float" office:value="0.535629" calcext:value-type="float">
            <text:p>0.535629</text:p>
          </table:table-cell>
          <table:table-cell office:value-type="float" office:value="0.606337" calcext:value-type="float">
            <text:p>0.606337</text:p>
          </table:table-cell>
          <table:table-cell office:value-type="float" office:value="0.71098" calcext:value-type="float">
            <text:p>0.71098</text:p>
          </table:table-cell>
          <table:table-cell office:value-type="float" office:value="0.439279" calcext:value-type="float">
            <text:p>0.43927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0.025435" calcext:value-type="float">
            <text:p>0.025435</text:p>
          </table:table-cell>
          <table:table-cell office:value-type="float" office:value="0.371919" calcext:value-type="float">
            <text:p>0.371919</text:p>
          </table:table-cell>
          <table:table-cell office:value-type="float" office:value="0.431172" calcext:value-type="float">
            <text:p>0.431172</text:p>
          </table:table-cell>
          <table:table-cell office:value-type="float" office:value="0.457654" calcext:value-type="float">
            <text:p>0.457654</text:p>
          </table:table-cell>
          <table:table-cell office:value-type="float" office:value="0.473558" calcext:value-type="float">
            <text:p>0.473558</text:p>
          </table:table-cell>
          <table:table-cell office:value-type="float" office:value="0.486927" calcext:value-type="float">
            <text:p>0.486927</text:p>
          </table:table-cell>
          <table:table-cell office:value-type="float" office:value="0.507728" calcext:value-type="float">
            <text:p>0.507728</text:p>
          </table:table-cell>
          <table:table-cell office:value-type="float" office:value="0.524856" calcext:value-type="float">
            <text:p>0.524856</text:p>
          </table:table-cell>
          <table:table-cell office:value-type="float" office:value="0.543849" calcext:value-type="float">
            <text:p>0.543849</text:p>
          </table:table-cell>
          <table:table-cell office:value-type="float" office:value="0.603396" calcext:value-type="float">
            <text:p>0.603396</text:p>
          </table:table-cell>
          <table:table-cell office:value-type="float" office:value="0.71098" calcext:value-type="float">
            <text:p>0.71098</text:p>
          </table:table-cell>
          <table:table-cell office:value-type="float" office:value="0.442649" calcext:value-type="float">
            <text:p>0.44264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-0.001282" calcext:value-type="float">
            <text:p>-0.001282</text:p>
          </table:table-cell>
          <table:table-cell office:value-type="float" office:value="0.38643" calcext:value-type="float">
            <text:p>0.38643</text:p>
          </table:table-cell>
          <table:table-cell office:value-type="float" office:value="0.440637" calcext:value-type="float">
            <text:p>0.440637</text:p>
          </table:table-cell>
          <table:table-cell office:value-type="float" office:value="0.463274" calcext:value-type="float">
            <text:p>0.463274</text:p>
          </table:table-cell>
          <table:table-cell office:value-type="float" office:value="0.478324" calcext:value-type="float">
            <text:p>0.478324</text:p>
          </table:table-cell>
          <table:table-cell office:value-type="float" office:value="0.491021" calcext:value-type="float">
            <text:p>0.491021</text:p>
          </table:table-cell>
          <table:table-cell office:value-type="float" office:value="0.50714" calcext:value-type="float">
            <text:p>0.50714</text:p>
          </table:table-cell>
          <table:table-cell office:value-type="float" office:value="0.524814" calcext:value-type="float">
            <text:p>0.524814</text:p>
          </table:table-cell>
          <table:table-cell office:value-type="float" office:value="0.548103" calcext:value-type="float">
            <text:p>0.548103</text:p>
          </table:table-cell>
          <table:table-cell office:value-type="float" office:value="0.643343" calcext:value-type="float">
            <text:p>0.643343</text:p>
          </table:table-cell>
          <table:table-cell office:value-type="float" office:value="0.725647" calcext:value-type="float">
            <text:p>0.725647</text:p>
          </table:table-cell>
          <table:table-cell office:value-type="float" office:value="0.44818" calcext:value-type="float">
            <text:p>0.4481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-0.010986" calcext:value-type="float">
            <text:p>-0.010986</text:p>
          </table:table-cell>
          <table:table-cell office:value-type="float" office:value="0.31864" calcext:value-type="float">
            <text:p>0.31864</text:p>
          </table:table-cell>
          <table:table-cell office:value-type="float" office:value="0.42449" calcext:value-type="float">
            <text:p>0.42449</text:p>
          </table:table-cell>
          <table:table-cell office:value-type="float" office:value="0.457217" calcext:value-type="float">
            <text:p>0.457217</text:p>
          </table:table-cell>
          <table:table-cell office:value-type="float" office:value="0.473985" calcext:value-type="float">
            <text:p>0.473985</text:p>
          </table:table-cell>
          <table:table-cell office:value-type="float" office:value="0.485291" calcext:value-type="float">
            <text:p>0.485291</text:p>
          </table:table-cell>
          <table:table-cell office:value-type="float" office:value="0.504102" calcext:value-type="float">
            <text:p>0.504102</text:p>
          </table:table-cell>
          <table:table-cell office:value-type="float" office:value="0.521738" calcext:value-type="float">
            <text:p>0.521738</text:p>
          </table:table-cell>
          <table:table-cell office:value-type="float" office:value="0.542644" calcext:value-type="float">
            <text:p>0.542644</text:p>
          </table:table-cell>
          <table:table-cell office:value-type="float" office:value="0.621771" calcext:value-type="float">
            <text:p>0.621771</text:p>
          </table:table-cell>
          <table:table-cell office:value-type="float" office:value="0.725647" calcext:value-type="float">
            <text:p>0.725647</text:p>
          </table:table-cell>
          <table:table-cell office:value-type="float" office:value="0.433889" calcext:value-type="float">
            <text:p>0.43388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0.130967" calcext:value-type="float">
            <text:p>0.130967</text:p>
          </table:table-cell>
          <table:table-cell office:value-type="float" office:value="0.371898" calcext:value-type="float">
            <text:p>0.371898</text:p>
          </table:table-cell>
          <table:table-cell office:value-type="float" office:value="0.429607" calcext:value-type="float">
            <text:p>0.429607</text:p>
          </table:table-cell>
          <table:table-cell office:value-type="float" office:value="0.454948" calcext:value-type="float">
            <text:p>0.454948</text:p>
          </table:table-cell>
          <table:table-cell office:value-type="float" office:value="0.475299" calcext:value-type="float">
            <text:p>0.475299</text:p>
          </table:table-cell>
          <table:table-cell office:value-type="float" office:value="0.490864" calcext:value-type="float">
            <text:p>0.490864</text:p>
          </table:table-cell>
          <table:table-cell office:value-type="float" office:value="0.50666" calcext:value-type="float">
            <text:p>0.50666</text:p>
          </table:table-cell>
          <table:table-cell office:value-type="float" office:value="0.523519" calcext:value-type="float">
            <text:p>0.523519</text:p>
          </table:table-cell>
          <table:table-cell office:value-type="float" office:value="0.541627" calcext:value-type="float">
            <text:p>0.541627</text:p>
          </table:table-cell>
          <table:table-cell office:value-type="float" office:value="0.611514" calcext:value-type="float">
            <text:p>0.611514</text:p>
          </table:table-cell>
          <table:table-cell office:value-type="float" office:value="0.725647" calcext:value-type="float">
            <text:p>0.725647</text:p>
          </table:table-cell>
          <table:table-cell office:value-type="float" office:value="0.45369" calcext:value-type="float">
            <text:p>0.4536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-0.235941" calcext:value-type="float">
            <text:p>-0.235941</text:p>
          </table:table-cell>
          <table:table-cell office:value-type="float" office:value="0.333393" calcext:value-type="float">
            <text:p>0.333393</text:p>
          </table:table-cell>
          <table:table-cell office:value-type="float" office:value="0.430804" calcext:value-type="float">
            <text:p>0.430804</text:p>
          </table:table-cell>
          <table:table-cell office:value-type="float" office:value="0.463437" calcext:value-type="float">
            <text:p>0.463437</text:p>
          </table:table-cell>
          <table:table-cell office:value-type="float" office:value="0.478583" calcext:value-type="float">
            <text:p>0.478583</text:p>
          </table:table-cell>
          <table:table-cell office:value-type="float" office:value="0.494548" calcext:value-type="float">
            <text:p>0.494548</text:p>
          </table:table-cell>
          <table:table-cell office:value-type="float" office:value="0.51173" calcext:value-type="float">
            <text:p>0.51173</text:p>
          </table:table-cell>
          <table:table-cell office:value-type="float" office:value="0.52426" calcext:value-type="float">
            <text:p>0.52426</text:p>
          </table:table-cell>
          <table:table-cell office:value-type="float" office:value="0.54498" calcext:value-type="float">
            <text:p>0.54498</text:p>
          </table:table-cell>
          <table:table-cell office:value-type="float" office:value="0.628815" calcext:value-type="float">
            <text:p>0.628815</text:p>
          </table:table-cell>
          <table:table-cell office:value-type="float" office:value="0.725647" calcext:value-type="float">
            <text:p>0.725647</text:p>
          </table:table-cell>
          <table:table-cell office:value-type="float" office:value="0.417461" calcext:value-type="float">
            <text:p>0.41746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0.167474" calcext:value-type="float">
            <text:p>-0.167474</text:p>
          </table:table-cell>
          <table:table-cell office:value-type="float" office:value="0.363564" calcext:value-type="float">
            <text:p>0.363564</text:p>
          </table:table-cell>
          <table:table-cell office:value-type="float" office:value="0.434709" calcext:value-type="float">
            <text:p>0.434709</text:p>
          </table:table-cell>
          <table:table-cell office:value-type="float" office:value="0.46661" calcext:value-type="float">
            <text:p>0.46661</text:p>
          </table:table-cell>
          <table:table-cell office:value-type="float" office:value="0.481719" calcext:value-type="float">
            <text:p>0.481719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0.513161" calcext:value-type="float">
            <text:p>0.513161</text:p>
          </table:table-cell>
          <table:table-cell office:value-type="float" office:value="0.525636" calcext:value-type="float">
            <text:p>0.525636</text:p>
          </table:table-cell>
          <table:table-cell office:value-type="float" office:value="0.543916" calcext:value-type="float">
            <text:p>0.543916</text:p>
          </table:table-cell>
          <table:table-cell office:value-type="float" office:value="0.588817" calcext:value-type="float">
            <text:p>0.588817</text:p>
          </table:table-cell>
          <table:table-cell office:value-type="float" office:value="0.725647" calcext:value-type="float">
            <text:p>0.725647</text:p>
          </table:table-cell>
          <table:table-cell office:value-type="float" office:value="0.425066" calcext:value-type="float">
            <text:p>0.42506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37647" calcext:value-type="float">
            <text:p>0.037647</text:p>
          </table:table-cell>
          <table:table-cell office:value-type="float" office:value="0.272461" calcext:value-type="float">
            <text:p>0.272461</text:p>
          </table:table-cell>
          <table:table-cell office:value-type="float" office:value="0.415729" calcext:value-type="float">
            <text:p>0.415729</text:p>
          </table:table-cell>
          <table:table-cell office:value-type="float" office:value="0.456074" calcext:value-type="float">
            <text:p>0.456074</text:p>
          </table:table-cell>
          <table:table-cell office:value-type="float" office:value="0.473153" calcext:value-type="float">
            <text:p>0.473153</text:p>
          </table:table-cell>
          <table:table-cell office:value-type="float" office:value="0.4865" calcext:value-type="float">
            <text:p>0.4865</text:p>
          </table:table-cell>
          <table:table-cell office:value-type="float" office:value="0.503941" calcext:value-type="float">
            <text:p>0.503941</text:p>
          </table:table-cell>
          <table:table-cell office:value-type="float" office:value="0.515812" calcext:value-type="float">
            <text:p>0.515812</text:p>
          </table:table-cell>
          <table:table-cell office:value-type="float" office:value="0.528216" calcext:value-type="float">
            <text:p>0.528216</text:p>
          </table:table-cell>
          <table:table-cell office:value-type="float" office:value="0.546401" calcext:value-type="float">
            <text:p>0.546401</text:p>
          </table:table-cell>
          <table:table-cell office:value-type="float" office:value="0.605729" calcext:value-type="float">
            <text:p>0.605729</text:p>
          </table:table-cell>
          <table:table-cell office:value-type="float" office:value="0.725647" calcext:value-type="float">
            <text:p>0.725647</text:p>
          </table:table-cell>
          <table:table-cell office:value-type="float" office:value="0.480402" calcext:value-type="float">
            <text:p>0.48040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-0.077264" calcext:value-type="float">
            <text:p>-0.077264</text:p>
          </table:table-cell>
          <table:table-cell office:value-type="float" office:value="0.385229" calcext:value-type="float">
            <text:p>0.385229</text:p>
          </table:table-cell>
          <table:table-cell office:value-type="float" office:value="0.441879" calcext:value-type="float">
            <text:p>0.441879</text:p>
          </table:table-cell>
          <table:table-cell office:value-type="float" office:value="0.469845" calcext:value-type="float">
            <text:p>0.469845</text:p>
          </table:table-cell>
          <table:table-cell office:value-type="float" office:value="0.482586" calcext:value-type="float">
            <text:p>0.482586</text:p>
          </table:table-cell>
          <table:table-cell office:value-type="float" office:value="0.503218" calcext:value-type="float">
            <text:p>0.503218</text:p>
          </table:table-cell>
          <table:table-cell office:value-type="float" office:value="0.52158" calcext:value-type="float">
            <text:p>0.52158</text:p>
          </table:table-cell>
          <table:table-cell office:value-type="float" office:value="0.535947" calcext:value-type="float">
            <text:p>0.535947</text:p>
          </table:table-cell>
          <table:table-cell office:value-type="float" office:value="0.551091" calcext:value-type="float">
            <text:p>0.551091</text:p>
          </table:table-cell>
          <table:table-cell office:value-type="float" office:value="0.599597" calcext:value-type="float">
            <text:p>0.599597</text:p>
          </table:table-cell>
          <table:table-cell office:value-type="float" office:value="0.725647" calcext:value-type="float">
            <text:p>0.725647</text:p>
          </table:table-cell>
          <table:table-cell office:value-type="float" office:value="0.441371" calcext:value-type="float">
            <text:p>0.44137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0.071696" calcext:value-type="float">
            <text:p>0.071696</text:p>
          </table:table-cell>
          <table:table-cell office:value-type="float" office:value="0.427658" calcext:value-type="float">
            <text:p>0.427658</text:p>
          </table:table-cell>
          <table:table-cell office:value-type="float" office:value="0.464658" calcext:value-type="float">
            <text:p>0.464658</text:p>
          </table:table-cell>
          <table:table-cell office:value-type="float" office:value="0.481289" calcext:value-type="float">
            <text:p>0.481289</text:p>
          </table:table-cell>
          <table:table-cell office:value-type="float" office:value="0.500172" calcext:value-type="float">
            <text:p>0.500172</text:p>
          </table:table-cell>
          <table:table-cell office:value-type="float" office:value="0.520413" calcext:value-type="float">
            <text:p>0.520413</text:p>
          </table:table-cell>
          <table:table-cell office:value-type="float" office:value="0.530121" calcext:value-type="float">
            <text:p>0.530121</text:p>
          </table:table-cell>
          <table:table-cell office:value-type="float" office:value="0.545589" calcext:value-type="float">
            <text:p>0.545589</text:p>
          </table:table-cell>
          <table:table-cell office:value-type="float" office:value="0.552812" calcext:value-type="float">
            <text:p>0.552812</text:p>
          </table:table-cell>
          <table:table-cell office:value-type="float" office:value="0.63541" calcext:value-type="float">
            <text:p>0.63541</text:p>
          </table:table-cell>
          <table:table-cell office:value-type="float" office:value="0.725647" calcext:value-type="float">
            <text:p>0.725647</text:p>
          </table:table-cell>
          <table:table-cell office:value-type="float" office:value="0.472982" calcext:value-type="float">
            <text:p>0.47298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-0.117405" calcext:value-type="float">
            <text:p>-0.117405</text:p>
          </table:table-cell>
          <table:table-cell office:value-type="float" office:value="0.423515" calcext:value-type="float">
            <text:p>0.423515</text:p>
          </table:table-cell>
          <table:table-cell office:value-type="float" office:value="0.46607" calcext:value-type="float">
            <text:p>0.46607</text:p>
          </table:table-cell>
          <table:table-cell office:value-type="float" office:value="0.480451" calcext:value-type="float">
            <text:p>0.480451</text:p>
          </table:table-cell>
          <table:table-cell office:value-type="float" office:value="0.49523" calcext:value-type="float">
            <text:p>0.49523</text:p>
          </table:table-cell>
          <table:table-cell office:value-type="float" office:value="0.514432" calcext:value-type="float">
            <text:p>0.514432</text:p>
          </table:table-cell>
          <table:table-cell office:value-type="float" office:value="0.524941" calcext:value-type="float">
            <text:p>0.524941</text:p>
          </table:table-cell>
          <table:table-cell office:value-type="float" office:value="0.540509" calcext:value-type="float">
            <text:p>0.540509</text:p>
          </table:table-cell>
          <table:table-cell office:value-type="float" office:value="0.552263" calcext:value-type="float">
            <text:p>0.552263</text:p>
          </table:table-cell>
          <table:table-cell office:value-type="float" office:value="0.631449" calcext:value-type="float">
            <text:p>0.631449</text:p>
          </table:table-cell>
          <table:table-cell office:value-type="float" office:value="0.725647" calcext:value-type="float">
            <text:p>0.725647</text:p>
          </table:table-cell>
          <table:table-cell office:value-type="float" office:value="0.451145" calcext:value-type="float">
            <text:p>0.45114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0.103291" calcext:value-type="float">
            <text:p>-0.103291</text:p>
          </table:table-cell>
          <table:table-cell office:value-type="float" office:value="0.431939" calcext:value-type="float">
            <text:p>0.431939</text:p>
          </table:table-cell>
          <table:table-cell office:value-type="float" office:value="0.46558" calcext:value-type="float">
            <text:p>0.46558</text:p>
          </table:table-cell>
          <table:table-cell office:value-type="float" office:value="0.477541" calcext:value-type="float">
            <text:p>0.477541</text:p>
          </table:table-cell>
          <table:table-cell office:value-type="float" office:value="0.493387" calcext:value-type="float">
            <text:p>0.493387</text:p>
          </table:table-cell>
          <table:table-cell office:value-type="float" office:value="0.513306" calcext:value-type="float">
            <text:p>0.513306</text:p>
          </table:table-cell>
          <table:table-cell office:value-type="float" office:value="0.524015" calcext:value-type="float">
            <text:p>0.524015</text:p>
          </table:table-cell>
          <table:table-cell office:value-type="float" office:value="0.536919" calcext:value-type="float">
            <text:p>0.536919</text:p>
          </table:table-cell>
          <table:table-cell office:value-type="float" office:value="0.551968" calcext:value-type="float">
            <text:p>0.551968</text:p>
          </table:table-cell>
          <table:table-cell office:value-type="float" office:value="0.633899" calcext:value-type="float">
            <text:p>0.633899</text:p>
          </table:table-cell>
          <table:table-cell office:value-type="float" office:value="0.725647" calcext:value-type="float">
            <text:p>0.725647</text:p>
          </table:table-cell>
          <table:table-cell office:value-type="float" office:value="0.452526" calcext:value-type="float">
            <text:p>0.45252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office:value-type="float" office:value="0.188126" calcext:value-type="float">
            <text:p>0.188126</text:p>
          </table:table-cell>
          <table:table-cell office:value-type="float" office:value="0.454796" calcext:value-type="float">
            <text:p>0.454796</text:p>
          </table:table-cell>
          <table:table-cell office:value-type="float" office:value="0.47126" calcext:value-type="float">
            <text:p>0.47126</text:p>
          </table:table-cell>
          <table:table-cell office:value-type="float" office:value="0.48893" calcext:value-type="float">
            <text:p>0.48893</text:p>
          </table:table-cell>
          <table:table-cell office:value-type="float" office:value="0.506704" calcext:value-type="float">
            <text:p>0.506704</text:p>
          </table:table-cell>
          <table:table-cell office:value-type="float" office:value="0.519064" calcext:value-type="float">
            <text:p>0.519064</text:p>
          </table:table-cell>
          <table:table-cell office:value-type="float" office:value="0.528732" calcext:value-type="float">
            <text:p>0.528732</text:p>
          </table:table-cell>
          <table:table-cell office:value-type="float" office:value="0.537325" calcext:value-type="float">
            <text:p>0.537325</text:p>
          </table:table-cell>
          <table:table-cell office:value-type="float" office:value="0.550427" calcext:value-type="float">
            <text:p>0.550427</text:p>
          </table:table-cell>
          <table:table-cell office:value-type="float" office:value="0.625746" calcext:value-type="float">
            <text:p>0.625746</text:p>
          </table:table-cell>
          <table:table-cell office:value-type="float" office:value="0.731554" calcext:value-type="float">
            <text:p>0.731554</text:p>
          </table:table-cell>
          <table:table-cell office:value-type="float" office:value="0.487111" calcext:value-type="float">
            <text:p>0.48711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" calcext:value-type="float">
            <text:p>-1</text:p>
          </table:table-cell>
          <table:table-cell office:value-type="float" office:value="0.146409" calcext:value-type="float">
            <text:p>0.146409</text:p>
          </table:table-cell>
          <table:table-cell office:value-type="float" office:value="0.457031" calcext:value-type="float">
            <text:p>0.457031</text:p>
          </table:table-cell>
          <table:table-cell office:value-type="float" office:value="0.48211" calcext:value-type="float">
            <text:p>0.48211</text:p>
          </table:table-cell>
          <table:table-cell office:value-type="float" office:value="0.493895" calcext:value-type="float">
            <text:p>0.493895</text:p>
          </table:table-cell>
          <table:table-cell office:value-type="float" office:value="0.511059" calcext:value-type="float">
            <text:p>0.511059</text:p>
          </table:table-cell>
          <table:table-cell office:value-type="float" office:value="0.524371" calcext:value-type="float">
            <text:p>0.524371</text:p>
          </table:table-cell>
          <table:table-cell office:value-type="float" office:value="0.534027" calcext:value-type="float">
            <text:p>0.534027</text:p>
          </table:table-cell>
          <table:table-cell office:value-type="float" office:value="0.542609" calcext:value-type="float">
            <text:p>0.542609</text:p>
          </table:table-cell>
          <table:table-cell office:value-type="float" office:value="0.551178" calcext:value-type="float">
            <text:p>0.551178</text:p>
          </table:table-cell>
          <table:table-cell office:value-type="float" office:value="0.617578" calcext:value-type="float">
            <text:p>0.617578</text:p>
          </table:table-cell>
          <table:table-cell office:value-type="float" office:value="0.731554" calcext:value-type="float">
            <text:p>0.731554</text:p>
          </table:table-cell>
          <table:table-cell office:value-type="float" office:value="0.486027" calcext:value-type="float">
            <text:p>0.48602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0.244357" calcext:value-type="float">
            <text:p>0.244357</text:p>
          </table:table-cell>
          <table:table-cell office:value-type="float" office:value="0.456253" calcext:value-type="float">
            <text:p>0.456253</text:p>
          </table:table-cell>
          <table:table-cell office:value-type="float" office:value="0.485209" calcext:value-type="float">
            <text:p>0.485209</text:p>
          </table:table-cell>
          <table:table-cell office:value-type="float" office:value="0.501205" calcext:value-type="float">
            <text:p>0.501205</text:p>
          </table:table-cell>
          <table:table-cell office:value-type="float" office:value="0.516234" calcext:value-type="float">
            <text:p>0.516234</text:p>
          </table:table-cell>
          <table:table-cell office:value-type="float" office:value="0.524787" calcext:value-type="float">
            <text:p>0.524787</text:p>
          </table:table-cell>
          <table:table-cell office:value-type="float" office:value="0.533819" calcext:value-type="float">
            <text:p>0.533819</text:p>
          </table:table-cell>
          <table:table-cell office:value-type="float" office:value="0.542422" calcext:value-type="float">
            <text:p>0.542422</text:p>
          </table:table-cell>
          <table:table-cell office:value-type="float" office:value="0.549502" calcext:value-type="float">
            <text:p>0.549502</text:p>
          </table:table-cell>
          <table:table-cell office:value-type="float" office:value="0.610889" calcext:value-type="float">
            <text:p>0.610889</text:p>
          </table:table-cell>
          <table:table-cell office:value-type="float" office:value="0.731554" calcext:value-type="float">
            <text:p>0.731554</text:p>
          </table:table-cell>
          <table:table-cell office:value-type="float" office:value="0.496468" calcext:value-type="float">
            <text:p>0.49646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0.291281" calcext:value-type="float">
            <text:p>0.291281</text:p>
          </table:table-cell>
          <table:table-cell office:value-type="float" office:value="0.448033" calcext:value-type="float">
            <text:p>0.448033</text:p>
          </table:table-cell>
          <table:table-cell office:value-type="float" office:value="0.48191" calcext:value-type="float">
            <text:p>0.48191</text:p>
          </table:table-cell>
          <table:table-cell office:value-type="float" office:value="0.492334" calcext:value-type="float">
            <text:p>0.492334</text:p>
          </table:table-cell>
          <table:table-cell office:value-type="float" office:value="0.510846" calcext:value-type="float">
            <text:p>0.510846</text:p>
          </table:table-cell>
          <table:table-cell office:value-type="float" office:value="0.520136" calcext:value-type="float">
            <text:p>0.520136</text:p>
          </table:table-cell>
          <table:table-cell office:value-type="float" office:value="0.527721" calcext:value-type="float">
            <text:p>0.527721</text:p>
          </table:table-cell>
          <table:table-cell office:value-type="float" office:value="0.538628" calcext:value-type="float">
            <text:p>0.538628</text:p>
          </table:table-cell>
          <table:table-cell office:value-type="float" office:value="0.547242" calcext:value-type="float">
            <text:p>0.547242</text:p>
          </table:table-cell>
          <table:table-cell office:value-type="float" office:value="0.619973" calcext:value-type="float">
            <text:p>0.619973</text:p>
          </table:table-cell>
          <table:table-cell office:value-type="float" office:value="0.734144" calcext:value-type="float">
            <text:p>0.734144</text:p>
          </table:table-cell>
          <table:table-cell office:value-type="float" office:value="0.49781" calcext:value-type="float">
            <text:p>0.4978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0203" calcext:value-type="float">
            <text:p>0.010203</text:p>
          </table:table-cell>
          <table:table-cell office:value-type="float" office:value="0.329856" calcext:value-type="float">
            <text:p>0.329856</text:p>
          </table:table-cell>
          <table:table-cell office:value-type="float" office:value="0.441649" calcext:value-type="float">
            <text:p>0.441649</text:p>
          </table:table-cell>
          <table:table-cell office:value-type="float" office:value="0.470325" calcext:value-type="float">
            <text:p>0.470325</text:p>
          </table:table-cell>
          <table:table-cell office:value-type="float" office:value="0.483689" calcext:value-type="float">
            <text:p>0.483689</text:p>
          </table:table-cell>
          <table:table-cell office:value-type="float" office:value="0.496028" calcext:value-type="float">
            <text:p>0.496028</text:p>
          </table:table-cell>
          <table:table-cell office:value-type="float" office:value="0.512016" calcext:value-type="float">
            <text:p>0.512016</text:p>
          </table:table-cell>
          <table:table-cell office:value-type="float" office:value="0.522783" calcext:value-type="float">
            <text:p>0.522783</text:p>
          </table:table-cell>
          <table:table-cell office:value-type="float" office:value="0.535666" calcext:value-type="float">
            <text:p>0.535666</text:p>
          </table:table-cell>
          <table:table-cell office:value-type="float" office:value="0.546698" calcext:value-type="float">
            <text:p>0.546698</text:p>
          </table:table-cell>
          <table:table-cell office:value-type="float" office:value="0.615701" calcext:value-type="float">
            <text:p>0.615701</text:p>
          </table:table-cell>
          <table:table-cell office:value-type="float" office:value="0.734144" calcext:value-type="float">
            <text:p>0.734144</text:p>
          </table:table-cell>
          <table:table-cell office:value-type="float" office:value="0.495441" calcext:value-type="float">
            <text:p>0.49544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6164" calcext:value-type="float">
            <text:p>0.006164</text:p>
          </table:table-cell>
          <table:table-cell office:value-type="float" office:value="0.342316" calcext:value-type="float">
            <text:p>0.342316</text:p>
          </table:table-cell>
          <table:table-cell office:value-type="float" office:value="0.4473" calcext:value-type="float">
            <text:p>0.4473</text:p>
          </table:table-cell>
          <table:table-cell office:value-type="float" office:value="0.471861" calcext:value-type="float">
            <text:p>0.471861</text:p>
          </table:table-cell>
          <table:table-cell office:value-type="float" office:value="0.486261" calcext:value-type="float">
            <text:p>0.486261</text:p>
          </table:table-cell>
          <table:table-cell office:value-type="float" office:value="0.503622" calcext:value-type="float">
            <text:p>0.503622</text:p>
          </table:table-cell>
          <table:table-cell office:value-type="float" office:value="0.519199" calcext:value-type="float">
            <text:p>0.519199</text:p>
          </table:table-cell>
          <table:table-cell office:value-type="float" office:value="0.530511" calcext:value-type="float">
            <text:p>0.530511</text:p>
          </table:table-cell>
          <table:table-cell office:value-type="float" office:value="0.541356" calcext:value-type="float">
            <text:p>0.541356</text:p>
          </table:table-cell>
          <table:table-cell office:value-type="float" office:value="0.55053" calcext:value-type="float">
            <text:p>0.55053</text:p>
          </table:table-cell>
          <table:table-cell office:value-type="float" office:value="0.626659" calcext:value-type="float">
            <text:p>0.626659</text:p>
          </table:table-cell>
          <table:table-cell office:value-type="float" office:value="0.734144" calcext:value-type="float">
            <text:p>0.734144</text:p>
          </table:table-cell>
          <table:table-cell office:value-type="float" office:value="0.501961" calcext:value-type="float">
            <text:p>0.50196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office:value-type="float" office:value="0.114849" calcext:value-type="float">
            <text:p>0.114849</text:p>
          </table:table-cell>
          <table:table-cell office:value-type="float" office:value="0.428591" calcext:value-type="float">
            <text:p>0.428591</text:p>
          </table:table-cell>
          <table:table-cell office:value-type="float" office:value="0.459502" calcext:value-type="float">
            <text:p>0.459502</text:p>
          </table:table-cell>
          <table:table-cell office:value-type="float" office:value="0.483002" calcext:value-type="float">
            <text:p>0.483002</text:p>
          </table:table-cell>
          <table:table-cell office:value-type="float" office:value="0.503454" calcext:value-type="float">
            <text:p>0.503454</text:p>
          </table:table-cell>
          <table:table-cell office:value-type="float" office:value="0.517026" calcext:value-type="float">
            <text:p>0.517026</text:p>
          </table:table-cell>
          <table:table-cell office:value-type="float" office:value="0.530367" calcext:value-type="float">
            <text:p>0.530367</text:p>
          </table:table-cell>
          <table:table-cell office:value-type="float" office:value="0.542038" calcext:value-type="float">
            <text:p>0.542038</text:p>
          </table:table-cell>
          <table:table-cell office:value-type="float" office:value="0.549798" calcext:value-type="float">
            <text:p>0.549798</text:p>
          </table:table-cell>
          <table:table-cell office:value-type="float" office:value="0.651444" calcext:value-type="float">
            <text:p>0.651444</text:p>
          </table:table-cell>
          <table:table-cell office:value-type="float" office:value="0.734144" calcext:value-type="float">
            <text:p>0.734144</text:p>
          </table:table-cell>
          <table:table-cell office:value-type="float" office:value="0.478007" calcext:value-type="float">
            <text:p>0.47800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office:value-type="float" office:value="0.231216" calcext:value-type="float">
            <text:p>0.231216</text:p>
          </table:table-cell>
          <table:table-cell office:value-type="float" office:value="0.440175" calcext:value-type="float">
            <text:p>0.440175</text:p>
          </table:table-cell>
          <table:table-cell office:value-type="float" office:value="0.469429" calcext:value-type="float">
            <text:p>0.469429</text:p>
          </table:table-cell>
          <table:table-cell office:value-type="float" office:value="0.486365" calcext:value-type="float">
            <text:p>0.486365</text:p>
          </table:table-cell>
          <table:table-cell office:value-type="float" office:value="0.50397" calcext:value-type="float">
            <text:p>0.50397</text:p>
          </table:table-cell>
          <table:table-cell office:value-type="float" office:value="0.521189" calcext:value-type="float">
            <text:p>0.521189</text:p>
          </table:table-cell>
          <table:table-cell office:value-type="float" office:value="0.534516" calcext:value-type="float">
            <text:p>0.534516</text:p>
          </table:table-cell>
          <table:table-cell office:value-type="float" office:value="0.544104" calcext:value-type="float">
            <text:p>0.544104</text:p>
          </table:table-cell>
          <table:table-cell office:value-type="float" office:value="0.550651" calcext:value-type="float">
            <text:p>0.550651</text:p>
          </table:table-cell>
          <table:table-cell office:value-type="float" office:value="0.643135" calcext:value-type="float">
            <text:p>0.643135</text:p>
          </table:table-cell>
          <table:table-cell office:value-type="float" office:value="0.734144" calcext:value-type="float">
            <text:p>0.734144</text:p>
          </table:table-cell>
          <table:table-cell office:value-type="float" office:value="0.492475" calcext:value-type="float">
            <text:p>0.49247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6164" calcext:value-type="float">
            <text:p>0.006164</text:p>
          </table:table-cell>
          <table:table-cell office:value-type="float" office:value="0.328887" calcext:value-type="float">
            <text:p>0.328887</text:p>
          </table:table-cell>
          <table:table-cell office:value-type="float" office:value="0.445284" calcext:value-type="float">
            <text:p>0.445284</text:p>
          </table:table-cell>
          <table:table-cell office:value-type="float" office:value="0.471586" calcext:value-type="float">
            <text:p>0.471586</text:p>
          </table:table-cell>
          <table:table-cell office:value-type="float" office:value="0.491296" calcext:value-type="float">
            <text:p>0.491296</text:p>
          </table:table-cell>
          <table:table-cell office:value-type="float" office:value="0.511755" calcext:value-type="float">
            <text:p>0.511755</text:p>
          </table:table-cell>
          <table:table-cell office:value-type="float" office:value="0.522503" calcext:value-type="float">
            <text:p>0.522503</text:p>
          </table:table-cell>
          <table:table-cell office:value-type="float" office:value="0.534778" calcext:value-type="float">
            <text:p>0.534778</text:p>
          </table:table-cell>
          <table:table-cell office:value-type="float" office:value="0.543649" calcext:value-type="float">
            <text:p>0.543649</text:p>
          </table:table-cell>
          <table:table-cell office:value-type="float" office:value="0.550554" calcext:value-type="float">
            <text:p>0.550554</text:p>
          </table:table-cell>
          <table:table-cell office:value-type="float" office:value="0.647514" calcext:value-type="float">
            <text:p>0.647514</text:p>
          </table:table-cell>
          <table:table-cell office:value-type="float" office:value="0.741012" calcext:value-type="float">
            <text:p>0.741012</text:p>
          </table:table-cell>
          <table:table-cell office:value-type="float" office:value="0.504781" calcext:value-type="float">
            <text:p>0.50478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1573" calcext:value-type="float">
            <text:p>0.11573</text:p>
          </table:table-cell>
          <table:table-cell office:value-type="float" office:value="0.351323" calcext:value-type="float">
            <text:p>0.351323</text:p>
          </table:table-cell>
          <table:table-cell office:value-type="float" office:value="0.454137" calcext:value-type="float">
            <text:p>0.454137</text:p>
          </table:table-cell>
          <table:table-cell office:value-type="float" office:value="0.482984" calcext:value-type="float">
            <text:p>0.482984</text:p>
          </table:table-cell>
          <table:table-cell office:value-type="float" office:value="0.498049" calcext:value-type="float">
            <text:p>0.498049</text:p>
          </table:table-cell>
          <table:table-cell office:value-type="float" office:value="0.514212" calcext:value-type="float">
            <text:p>0.514212</text:p>
          </table:table-cell>
          <table:table-cell office:value-type="float" office:value="0.525586" calcext:value-type="float">
            <text:p>0.525586</text:p>
          </table:table-cell>
          <table:table-cell office:value-type="float" office:value="0.536295" calcext:value-type="float">
            <text:p>0.536295</text:p>
          </table:table-cell>
          <table:table-cell office:value-type="float" office:value="0.544386" calcext:value-type="float">
            <text:p>0.544386</text:p>
          </table:table-cell>
          <table:table-cell office:value-type="float" office:value="0.550609" calcext:value-type="float">
            <text:p>0.550609</text:p>
          </table:table-cell>
          <table:table-cell office:value-type="float" office:value="0.632733" calcext:value-type="float">
            <text:p>0.632733</text:p>
          </table:table-cell>
          <table:table-cell office:value-type="float" office:value="0.741012" calcext:value-type="float">
            <text:p>0.741012</text:p>
          </table:table-cell>
          <table:table-cell office:value-type="float" office:value="0.509032" calcext:value-type="float">
            <text:p>0.50903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1573" calcext:value-type="float">
            <text:p>0.11573</text:p>
          </table:table-cell>
          <table:table-cell office:value-type="float" office:value="0.37192" calcext:value-type="float">
            <text:p>0.37192</text:p>
          </table:table-cell>
          <table:table-cell office:value-type="float" office:value="0.450379" calcext:value-type="float">
            <text:p>0.450379</text:p>
          </table:table-cell>
          <table:table-cell office:value-type="float" office:value="0.474148" calcext:value-type="float">
            <text:p>0.474148</text:p>
          </table:table-cell>
          <table:table-cell office:value-type="float" office:value="0.48726" calcext:value-type="float">
            <text:p>0.48726</text:p>
          </table:table-cell>
          <table:table-cell office:value-type="float" office:value="0.500372" calcext:value-type="float">
            <text:p>0.500372</text:p>
          </table:table-cell>
          <table:table-cell office:value-type="float" office:value="0.517145" calcext:value-type="float">
            <text:p>0.517145</text:p>
          </table:table-cell>
          <table:table-cell office:value-type="float" office:value="0.528038" calcext:value-type="float">
            <text:p>0.528038</text:p>
          </table:table-cell>
          <table:table-cell office:value-type="float" office:value="0.540197" calcext:value-type="float">
            <text:p>0.540197</text:p>
          </table:table-cell>
          <table:table-cell office:value-type="float" office:value="0.547376" calcext:value-type="float">
            <text:p>0.547376</text:p>
          </table:table-cell>
          <table:table-cell office:value-type="float" office:value="0.625585" calcext:value-type="float">
            <text:p>0.625585</text:p>
          </table:table-cell>
          <table:table-cell office:value-type="float" office:value="0.741012" calcext:value-type="float">
            <text:p>0.741012</text:p>
          </table:table-cell>
          <table:table-cell office:value-type="float" office:value="0.504242" calcext:value-type="float">
            <text:p>0.50424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0988" calcext:value-type="float">
            <text:p>0.010988</text:p>
          </table:table-cell>
          <table:table-cell office:value-type="float" office:value="0.335666" calcext:value-type="float">
            <text:p>0.335666</text:p>
          </table:table-cell>
          <table:table-cell office:value-type="float" office:value="0.454206" calcext:value-type="float">
            <text:p>0.454206</text:p>
          </table:table-cell>
          <table:table-cell office:value-type="float" office:value="0.475521" calcext:value-type="float">
            <text:p>0.475521</text:p>
          </table:table-cell>
          <table:table-cell office:value-type="float" office:value="0.489197" calcext:value-type="float">
            <text:p>0.489197</text:p>
          </table:table-cell>
          <table:table-cell office:value-type="float" office:value="0.504599" calcext:value-type="float">
            <text:p>0.504599</text:p>
          </table:table-cell>
          <table:table-cell office:value-type="float" office:value="0.516686" calcext:value-type="float">
            <text:p>0.516686</text:p>
          </table:table-cell>
          <table:table-cell office:value-type="float" office:value="0.525991" calcext:value-type="float">
            <text:p>0.525991</text:p>
          </table:table-cell>
          <table:table-cell office:value-type="float" office:value="0.538872" calcext:value-type="float">
            <text:p>0.538872</text:p>
          </table:table-cell>
          <table:table-cell office:value-type="float" office:value="0.545335" calcext:value-type="float">
            <text:p>0.545335</text:p>
          </table:table-cell>
          <table:table-cell office:value-type="float" office:value="0.614007" calcext:value-type="float">
            <text:p>0.614007</text:p>
          </table:table-cell>
          <table:table-cell office:value-type="float" office:value="0.741012" calcext:value-type="float">
            <text:p>0.741012</text:p>
          </table:table-cell>
          <table:table-cell office:value-type="float" office:value="0.500008" calcext:value-type="float">
            <text:p>0.50000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" calcext:value-type="float">
            <text:p>-1</text:p>
          </table:table-cell>
          <table:table-cell office:value-type="float" office:value="0.192343" calcext:value-type="float">
            <text:p>0.192343</text:p>
          </table:table-cell>
          <table:table-cell office:value-type="float" office:value="0.440535" calcext:value-type="float">
            <text:p>0.440535</text:p>
          </table:table-cell>
          <table:table-cell office:value-type="float" office:value="0.478502" calcext:value-type="float">
            <text:p>0.478502</text:p>
          </table:table-cell>
          <table:table-cell office:value-type="float" office:value="0.492183" calcext:value-type="float">
            <text:p>0.492183</text:p>
          </table:table-cell>
          <table:table-cell office:value-type="float" office:value="0.50782" calcext:value-type="float">
            <text:p>0.50782</text:p>
          </table:table-cell>
          <table:table-cell office:value-type="float" office:value="0.519698" calcext:value-type="float">
            <text:p>0.519698</text:p>
          </table:table-cell>
          <table:table-cell office:value-type="float" office:value="0.529816" calcext:value-type="float">
            <text:p>0.529816</text:p>
          </table:table-cell>
          <table:table-cell office:value-type="float" office:value="0.541669" calcext:value-type="float">
            <text:p>0.541669</text:p>
          </table:table-cell>
          <table:table-cell office:value-type="float" office:value="0.54862" calcext:value-type="float">
            <text:p>0.54862</text:p>
          </table:table-cell>
          <table:table-cell office:value-type="float" office:value="0.646661" calcext:value-type="float">
            <text:p>0.646661</text:p>
          </table:table-cell>
          <table:table-cell office:value-type="float" office:value="0.741012" calcext:value-type="float">
            <text:p>0.741012</text:p>
          </table:table-cell>
          <table:table-cell office:value-type="float" office:value="0.489785" calcext:value-type="float">
            <text:p>0.48978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  <table:table-cell office:value-type="float" office:value="0.17636" calcext:value-type="float">
            <text:p>0.17636</text:p>
          </table:table-cell>
          <table:table-cell office:value-type="float" office:value="0.443765" calcext:value-type="float">
            <text:p>0.443765</text:p>
          </table:table-cell>
          <table:table-cell office:value-type="float" office:value="0.476721" calcext:value-type="float">
            <text:p>0.476721</text:p>
          </table:table-cell>
          <table:table-cell office:value-type="float" office:value="0.493565" calcext:value-type="float">
            <text:p>0.493565</text:p>
          </table:table-cell>
          <table:table-cell office:value-type="float" office:value="0.51087" calcext:value-type="float">
            <text:p>0.51087</text:p>
          </table:table-cell>
          <table:table-cell office:value-type="float" office:value="0.519679" calcext:value-type="float">
            <text:p>0.519679</text:p>
          </table:table-cell>
          <table:table-cell office:value-type="float" office:value="0.525674" calcext:value-type="float">
            <text:p>0.525674</text:p>
          </table:table-cell>
          <table:table-cell office:value-type="float" office:value="0.537191" calcext:value-type="float">
            <text:p>0.537191</text:p>
          </table:table-cell>
          <table:table-cell office:value-type="float" office:value="0.547467" calcext:value-type="float">
            <text:p>0.547467</text:p>
          </table:table-cell>
          <table:table-cell office:value-type="float" office:value="0.668498" calcext:value-type="float">
            <text:p>0.668498</text:p>
          </table:table-cell>
          <table:table-cell office:value-type="float" office:value="0.741012" calcext:value-type="float">
            <text:p>0.741012</text:p>
          </table:table-cell>
          <table:table-cell office:value-type="float" office:value="0.489979" calcext:value-type="float">
            <text:p>0.48997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" calcext:value-type="float">
            <text:p>-1</text:p>
          </table:table-cell>
          <table:table-cell office:value-type="float" office:value="-0.059578" calcext:value-type="float">
            <text:p>-0.059578</text:p>
          </table:table-cell>
          <table:table-cell office:value-type="float" office:value="0.441117" calcext:value-type="float">
            <text:p>0.441117</text:p>
          </table:table-cell>
          <table:table-cell office:value-type="float" office:value="0.480723" calcext:value-type="float">
            <text:p>0.480723</text:p>
          </table:table-cell>
          <table:table-cell office:value-type="float" office:value="0.498883" calcext:value-type="float">
            <text:p>0.498883</text:p>
          </table:table-cell>
          <table:table-cell office:value-type="float" office:value="0.513898" calcext:value-type="float">
            <text:p>0.513898</text:p>
          </table:table-cell>
          <table:table-cell office:value-type="float" office:value="0.519983" calcext:value-type="float">
            <text:p>0.519983</text:p>
          </table:table-cell>
          <table:table-cell office:value-type="float" office:value="0.528502" calcext:value-type="float">
            <text:p>0.528502</text:p>
          </table:table-cell>
          <table:table-cell office:value-type="float" office:value="0.541225" calcext:value-type="float">
            <text:p>0.541225</text:p>
          </table:table-cell>
          <table:table-cell office:value-type="float" office:value="0.551272" calcext:value-type="float">
            <text:p>0.551272</text:p>
          </table:table-cell>
          <table:table-cell office:value-type="float" office:value="0.661746" calcext:value-type="float">
            <text:p>0.661746</text:p>
          </table:table-cell>
          <table:table-cell office:value-type="float" office:value="0.741012" calcext:value-type="float">
            <text:p>0.741012</text:p>
          </table:table-cell>
          <table:table-cell office:value-type="float" office:value="0.467777" calcext:value-type="float">
            <text:p>0.46777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" calcext:value-type="float">
            <text:p>-1</text:p>
          </table:table-cell>
          <table:table-cell office:value-type="float" office:value="0.294615" calcext:value-type="float">
            <text:p>0.294615</text:p>
          </table:table-cell>
          <table:table-cell office:value-type="float" office:value="0.467076" calcext:value-type="float">
            <text:p>0.467076</text:p>
          </table:table-cell>
          <table:table-cell office:value-type="float" office:value="0.485357" calcext:value-type="float">
            <text:p>0.485357</text:p>
          </table:table-cell>
          <table:table-cell office:value-type="float" office:value="0.504732" calcext:value-type="float">
            <text:p>0.504732</text:p>
          </table:table-cell>
          <table:table-cell office:value-type="float" office:value="0.515322" calcext:value-type="float">
            <text:p>0.515322</text:p>
          </table:table-cell>
          <table:table-cell office:value-type="float" office:value="0.520928" calcext:value-type="float">
            <text:p>0.520928</text:p>
          </table:table-cell>
          <table:table-cell office:value-type="float" office:value="0.530168" calcext:value-type="float">
            <text:p>0.530168</text:p>
          </table:table-cell>
          <table:table-cell office:value-type="float" office:value="0.543789" calcext:value-type="float">
            <text:p>0.543789</text:p>
          </table:table-cell>
          <table:table-cell office:value-type="float" office:value="0.557318" calcext:value-type="float">
            <text:p>0.557318</text:p>
          </table:table-cell>
          <table:table-cell office:value-type="float" office:value="0.669918" calcext:value-type="float">
            <text:p>0.669918</text:p>
          </table:table-cell>
          <table:table-cell office:value-type="float" office:value="0.742491" calcext:value-type="float">
            <text:p>0.742491</text:p>
          </table:table-cell>
          <table:table-cell office:value-type="float" office:value="0.508922" calcext:value-type="float">
            <text:p>0.50892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  <table:table-cell office:value-type="float" office:value="0.282265" calcext:value-type="float">
            <text:p>0.282265</text:p>
          </table:table-cell>
          <table:table-cell office:value-type="float" office:value="0.457555" calcext:value-type="float">
            <text:p>0.457555</text:p>
          </table:table-cell>
          <table:table-cell office:value-type="float" office:value="0.484216" calcext:value-type="float">
            <text:p>0.484216</text:p>
          </table:table-cell>
          <table:table-cell office:value-type="float" office:value="0.507639" calcext:value-type="float">
            <text:p>0.507639</text:p>
          </table:table-cell>
          <table:table-cell office:value-type="float" office:value="0.516953" calcext:value-type="float">
            <text:p>0.516953</text:p>
          </table:table-cell>
          <table:table-cell office:value-type="float" office:value="0.52461" calcext:value-type="float">
            <text:p>0.52461</text:p>
          </table:table-cell>
          <table:table-cell office:value-type="float" office:value="0.533078" calcext:value-type="float">
            <text:p>0.533078</text:p>
          </table:table-cell>
          <table:table-cell office:value-type="float" office:value="0.542432" calcext:value-type="float">
            <text:p>0.542432</text:p>
          </table:table-cell>
          <table:table-cell office:value-type="float" office:value="0.553187" calcext:value-type="float">
            <text:p>0.553187</text:p>
          </table:table-cell>
          <table:table-cell office:value-type="float" office:value="0.660817" calcext:value-type="float">
            <text:p>0.660817</text:p>
          </table:table-cell>
          <table:table-cell office:value-type="float" office:value="0.742491" calcext:value-type="float">
            <text:p>0.742491</text:p>
          </table:table-cell>
          <table:table-cell office:value-type="float" office:value="0.506275" calcext:value-type="float">
            <text:p>0.50627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55263" calcext:value-type="float">
            <text:p>0.255263</text:p>
          </table:table-cell>
          <table:table-cell office:value-type="float" office:value="0.36846" calcext:value-type="float">
            <text:p>0.36846</text:p>
          </table:table-cell>
          <table:table-cell office:value-type="float" office:value="0.473641" calcext:value-type="float">
            <text:p>0.473641</text:p>
          </table:table-cell>
          <table:table-cell office:value-type="float" office:value="0.489106" calcext:value-type="float">
            <text:p>0.489106</text:p>
          </table:table-cell>
          <table:table-cell office:value-type="float" office:value="0.51014" calcext:value-type="float">
            <text:p>0.51014</text:p>
          </table:table-cell>
          <table:table-cell office:value-type="float" office:value="0.517128" calcext:value-type="float">
            <text:p>0.517128</text:p>
          </table:table-cell>
          <table:table-cell office:value-type="float" office:value="0.526192" calcext:value-type="float">
            <text:p>0.526192</text:p>
          </table:table-cell>
          <table:table-cell office:value-type="float" office:value="0.534676" calcext:value-type="float">
            <text:p>0.534676</text:p>
          </table:table-cell>
          <table:table-cell office:value-type="float" office:value="0.543796" calcext:value-type="float">
            <text:p>0.543796</text:p>
          </table:table-cell>
          <table:table-cell office:value-type="float" office:value="0.551691" calcext:value-type="float">
            <text:p>0.551691</text:p>
          </table:table-cell>
          <table:table-cell office:value-type="float" office:value="0.647195" calcext:value-type="float">
            <text:p>0.647195</text:p>
          </table:table-cell>
          <table:table-cell office:value-type="float" office:value="0.742491" calcext:value-type="float">
            <text:p>0.742491</text:p>
          </table:table-cell>
          <table:table-cell office:value-type="float" office:value="0.516202" calcext:value-type="float">
            <text:p>0.51620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" calcext:value-type="float">
            <text:p>-1</text:p>
          </table:table-cell>
          <table:table-cell office:value-type="float" office:value="0.22591" calcext:value-type="float">
            <text:p>0.22591</text:p>
          </table:table-cell>
          <table:table-cell office:value-type="float" office:value="0.473822" calcext:value-type="float">
            <text:p>0.473822</text:p>
          </table:table-cell>
          <table:table-cell office:value-type="float" office:value="0.497413" calcext:value-type="float">
            <text:p>0.497413</text:p>
          </table:table-cell>
          <table:table-cell office:value-type="float" office:value="0.511201" calcext:value-type="float">
            <text:p>0.511201</text:p>
          </table:table-cell>
          <table:table-cell office:value-type="float" office:value="0.515613" calcext:value-type="float">
            <text:p>0.515613</text:p>
          </table:table-cell>
          <table:table-cell office:value-type="float" office:value="0.523987" calcext:value-type="float">
            <text:p>0.523987</text:p>
          </table:table-cell>
          <table:table-cell office:value-type="float" office:value="0.535565" calcext:value-type="float">
            <text:p>0.535565</text:p>
          </table:table-cell>
          <table:table-cell office:value-type="float" office:value="0.544327" calcext:value-type="float">
            <text:p>0.544327</text:p>
          </table:table-cell>
          <table:table-cell office:value-type="float" office:value="0.551601" calcext:value-type="float">
            <text:p>0.551601</text:p>
          </table:table-cell>
          <table:table-cell office:value-type="float" office:value="0.64202" calcext:value-type="float">
            <text:p>0.64202</text:p>
          </table:table-cell>
          <table:table-cell office:value-type="float" office:value="0.742491" calcext:value-type="float">
            <text:p>0.742491</text:p>
          </table:table-cell>
          <table:table-cell office:value-type="float" office:value="0.502146" calcext:value-type="float">
            <text:p>0.50214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6982" calcext:value-type="float">
            <text:p>0.006982</text:p>
          </table:table-cell>
          <table:table-cell office:value-type="float" office:value="0.358912" calcext:value-type="float">
            <text:p>0.358912</text:p>
          </table:table-cell>
          <table:table-cell office:value-type="float" office:value="0.473062" calcext:value-type="float">
            <text:p>0.473062</text:p>
          </table:table-cell>
          <table:table-cell office:value-type="float" office:value="0.494332" calcext:value-type="float">
            <text:p>0.494332</text:p>
          </table:table-cell>
          <table:table-cell office:value-type="float" office:value="0.511776" calcext:value-type="float">
            <text:p>0.511776</text:p>
          </table:table-cell>
          <table:table-cell office:value-type="float" office:value="0.516006" calcext:value-type="float">
            <text:p>0.516006</text:p>
          </table:table-cell>
          <table:table-cell office:value-type="float" office:value="0.521931" calcext:value-type="float">
            <text:p>0.521931</text:p>
          </table:table-cell>
          <table:table-cell office:value-type="float" office:value="0.533062" calcext:value-type="float">
            <text:p>0.533062</text:p>
          </table:table-cell>
          <table:table-cell office:value-type="float" office:value="0.544698" calcext:value-type="float">
            <text:p>0.544698</text:p>
          </table:table-cell>
          <table:table-cell office:value-type="float" office:value="0.553061" calcext:value-type="float">
            <text:p>0.553061</text:p>
          </table:table-cell>
          <table:table-cell office:value-type="float" office:value="0.676193" calcext:value-type="float">
            <text:p>0.676193</text:p>
          </table:table-cell>
          <table:table-cell office:value-type="float" office:value="0.743091" calcext:value-type="float">
            <text:p>0.743091</text:p>
          </table:table-cell>
          <table:table-cell office:value-type="float" office:value="0.518303" calcext:value-type="float">
            <text:p>0.51830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31405" calcext:value-type="float">
            <text:p>0.131405</text:p>
          </table:table-cell>
          <table:table-cell office:value-type="float" office:value="0.404607" calcext:value-type="float">
            <text:p>0.404607</text:p>
          </table:table-cell>
          <table:table-cell office:value-type="float" office:value="0.477935" calcext:value-type="float">
            <text:p>0.477935</text:p>
          </table:table-cell>
          <table:table-cell office:value-type="float" office:value="0.495622" calcext:value-type="float">
            <text:p>0.495622</text:p>
          </table:table-cell>
          <table:table-cell office:value-type="float" office:value="0.512008" calcext:value-type="float">
            <text:p>0.512008</text:p>
          </table:table-cell>
          <table:table-cell office:value-type="float" office:value="0.515316" calcext:value-type="float">
            <text:p>0.515316</text:p>
          </table:table-cell>
          <table:table-cell office:value-type="float" office:value="0.520258" calcext:value-type="float">
            <text:p>0.520258</text:p>
          </table:table-cell>
          <table:table-cell office:value-type="float" office:value="0.530941" calcext:value-type="float">
            <text:p>0.530941</text:p>
          </table:table-cell>
          <table:table-cell office:value-type="float" office:value="0.540846" calcext:value-type="float">
            <text:p>0.540846</text:p>
          </table:table-cell>
          <table:table-cell office:value-type="float" office:value="0.553235" calcext:value-type="float">
            <text:p>0.553235</text:p>
          </table:table-cell>
          <table:table-cell office:value-type="float" office:value="0.65483" calcext:value-type="float">
            <text:p>0.65483</text:p>
          </table:table-cell>
          <table:table-cell office:value-type="float" office:value="0.743091" calcext:value-type="float">
            <text:p>0.743091</text:p>
          </table:table-cell>
          <table:table-cell office:value-type="float" office:value="0.52056" calcext:value-type="float">
            <text:p>0.5205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" calcext:value-type="float">
            <text:p>-1</text:p>
          </table:table-cell>
          <table:table-cell office:value-type="float" office:value="0.15123" calcext:value-type="float">
            <text:p>0.15123</text:p>
          </table:table-cell>
          <table:table-cell office:value-type="float" office:value="0.476526" calcext:value-type="float">
            <text:p>0.476526</text:p>
          </table:table-cell>
          <table:table-cell office:value-type="float" office:value="0.498407" calcext:value-type="float">
            <text:p>0.498407</text:p>
          </table:table-cell>
          <table:table-cell office:value-type="float" office:value="0.513253" calcext:value-type="float">
            <text:p>0.513253</text:p>
          </table:table-cell>
          <table:table-cell office:value-type="float" office:value="0.51652" calcext:value-type="float">
            <text:p>0.51652</text:p>
          </table:table-cell>
          <table:table-cell office:value-type="float" office:value="0.524222" calcext:value-type="float">
            <text:p>0.524222</text:p>
          </table:table-cell>
          <table:table-cell office:value-type="float" office:value="0.531676" calcext:value-type="float">
            <text:p>0.531676</text:p>
          </table:table-cell>
          <table:table-cell office:value-type="float" office:value="0.543337" calcext:value-type="float">
            <text:p>0.543337</text:p>
          </table:table-cell>
          <table:table-cell office:value-type="float" office:value="0.551712" calcext:value-type="float">
            <text:p>0.551712</text:p>
          </table:table-cell>
          <table:table-cell office:value-type="float" office:value="0.618558" calcext:value-type="float">
            <text:p>0.618558</text:p>
          </table:table-cell>
          <table:table-cell office:value-type="float" office:value="0.743091" calcext:value-type="float">
            <text:p>0.743091</text:p>
          </table:table-cell>
          <table:table-cell office:value-type="float" office:value="0.492544" calcext:value-type="float">
            <text:p>0.49254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" calcext:value-type="float">
            <text:p>-1</text:p>
          </table:table-cell>
          <table:table-cell office:value-type="float" office:value="0.318356" calcext:value-type="float">
            <text:p>0.318356</text:p>
          </table:table-cell>
          <table:table-cell office:value-type="float" office:value="0.474488" calcext:value-type="float">
            <text:p>0.474488</text:p>
          </table:table-cell>
          <table:table-cell office:value-type="float" office:value="0.488684" calcext:value-type="float">
            <text:p>0.488684</text:p>
          </table:table-cell>
          <table:table-cell office:value-type="float" office:value="0.506728" calcext:value-type="float">
            <text:p>0.506728</text:p>
          </table:table-cell>
          <table:table-cell office:value-type="float" office:value="0.514498" calcext:value-type="float">
            <text:p>0.514498</text:p>
          </table:table-cell>
          <table:table-cell office:value-type="float" office:value="0.521687" calcext:value-type="float">
            <text:p>0.521687</text:p>
          </table:table-cell>
          <table:table-cell office:value-type="float" office:value="0.532453" calcext:value-type="float">
            <text:p>0.532453</text:p>
          </table:table-cell>
          <table:table-cell office:value-type="float" office:value="0.543849" calcext:value-type="float">
            <text:p>0.543849</text:p>
          </table:table-cell>
          <table:table-cell office:value-type="float" office:value="0.555485" calcext:value-type="float">
            <text:p>0.555485</text:p>
          </table:table-cell>
          <table:table-cell office:value-type="float" office:value="0.633404" calcext:value-type="float">
            <text:p>0.633404</text:p>
          </table:table-cell>
          <table:table-cell office:value-type="float" office:value="0.743091" calcext:value-type="float">
            <text:p>0.743091</text:p>
          </table:table-cell>
          <table:table-cell office:value-type="float" office:value="0.508963" calcext:value-type="float">
            <text:p>0.50896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" calcext:value-type="float">
            <text:p>-1</text:p>
          </table:table-cell>
          <table:table-cell office:value-type="float" office:value="0.309731" calcext:value-type="float">
            <text:p>0.309731</text:p>
          </table:table-cell>
          <table:table-cell office:value-type="float" office:value="0.464805" calcext:value-type="float">
            <text:p>0.464805</text:p>
          </table:table-cell>
          <table:table-cell office:value-type="float" office:value="0.480874" calcext:value-type="float">
            <text:p>0.480874</text:p>
          </table:table-cell>
          <table:table-cell office:value-type="float" office:value="0.499731" calcext:value-type="float">
            <text:p>0.499731</text:p>
          </table:table-cell>
          <table:table-cell office:value-type="float" office:value="0.512882" calcext:value-type="float">
            <text:p>0.512882</text:p>
          </table:table-cell>
          <table:table-cell office:value-type="float" office:value="0.518519" calcext:value-type="float">
            <text:p>0.518519</text:p>
          </table:table-cell>
          <table:table-cell office:value-type="float" office:value="0.52643" calcext:value-type="float">
            <text:p>0.52643</text:p>
          </table:table-cell>
          <table:table-cell office:value-type="float" office:value="0.536438" calcext:value-type="float">
            <text:p>0.536438</text:p>
          </table:table-cell>
          <table:table-cell office:value-type="float" office:value="0.551616" calcext:value-type="float">
            <text:p>0.551616</text:p>
          </table:table-cell>
          <table:table-cell office:value-type="float" office:value="0.612394" calcext:value-type="float">
            <text:p>0.612394</text:p>
          </table:table-cell>
          <table:table-cell office:value-type="float" office:value="0.743091" calcext:value-type="float">
            <text:p>0.743091</text:p>
          </table:table-cell>
          <table:table-cell office:value-type="float" office:value="0.501342" calcext:value-type="float">
            <text:p>0.50134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0.122761" calcext:value-type="float">
            <text:p>0.122761</text:p>
          </table:table-cell>
          <table:table-cell office:value-type="float" office:value="0.464309" calcext:value-type="float">
            <text:p>0.464309</text:p>
          </table:table-cell>
          <table:table-cell office:value-type="float" office:value="0.486849" calcext:value-type="float">
            <text:p>0.486849</text:p>
          </table:table-cell>
          <table:table-cell office:value-type="float" office:value="0.507114" calcext:value-type="float">
            <text:p>0.507114</text:p>
          </table:table-cell>
          <table:table-cell office:value-type="float" office:value="0.514325" calcext:value-type="float">
            <text:p>0.514325</text:p>
          </table:table-cell>
          <table:table-cell office:value-type="float" office:value="0.521309" calcext:value-type="float">
            <text:p>0.521309</text:p>
          </table:table-cell>
          <table:table-cell office:value-type="float" office:value="0.528691" calcext:value-type="float">
            <text:p>0.528691</text:p>
          </table:table-cell>
          <table:table-cell office:value-type="float" office:value="0.53797" calcext:value-type="float">
            <text:p>0.53797</text:p>
          </table:table-cell>
          <table:table-cell office:value-type="float" office:value="0.550961" calcext:value-type="float">
            <text:p>0.550961</text:p>
          </table:table-cell>
          <table:table-cell office:value-type="float" office:value="0.596157" calcext:value-type="float">
            <text:p>0.596157</text:p>
          </table:table-cell>
          <table:table-cell office:value-type="float" office:value="0.743091" calcext:value-type="float">
            <text:p>0.743091</text:p>
          </table:table-cell>
          <table:table-cell office:value-type="float" office:value="0.483044" calcext:value-type="float">
            <text:p>0.48304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" calcext:value-type="float">
            <text:p>-1</text:p>
          </table:table-cell>
          <table:table-cell office:value-type="float" office:value="0.236716" calcext:value-type="float">
            <text:p>0.236716</text:p>
          </table:table-cell>
          <table:table-cell office:value-type="float" office:value="0.463632" calcext:value-type="float">
            <text:p>0.463632</text:p>
          </table:table-cell>
          <table:table-cell office:value-type="float" office:value="0.485288" calcext:value-type="float">
            <text:p>0.485288</text:p>
          </table:table-cell>
          <table:table-cell office:value-type="float" office:value="0.502515" calcext:value-type="float">
            <text:p>0.502515</text:p>
          </table:table-cell>
          <table:table-cell office:value-type="float" office:value="0.513822" calcext:value-type="float">
            <text:p>0.513822</text:p>
          </table:table-cell>
          <table:table-cell office:value-type="float" office:value="0.518203" calcext:value-type="float">
            <text:p>0.518203</text:p>
          </table:table-cell>
          <table:table-cell office:value-type="float" office:value="0.524159" calcext:value-type="float">
            <text:p>0.524159</text:p>
          </table:table-cell>
          <table:table-cell office:value-type="float" office:value="0.534111" calcext:value-type="float">
            <text:p>0.534111</text:p>
          </table:table-cell>
          <table:table-cell office:value-type="float" office:value="0.548812" calcext:value-type="float">
            <text:p>0.548812</text:p>
          </table:table-cell>
          <table:table-cell office:value-type="float" office:value="0.589012" calcext:value-type="float">
            <text:p>0.589012</text:p>
          </table:table-cell>
          <table:table-cell office:value-type="float" office:value="0.743091" calcext:value-type="float">
            <text:p>0.743091</text:p>
          </table:table-cell>
          <table:table-cell office:value-type="float" office:value="0.491627" calcext:value-type="float">
            <text:p>0.49162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" calcext:value-type="float">
            <text:p>-1</text:p>
          </table:table-cell>
          <table:table-cell office:value-type="float" office:value="-0.026533" calcext:value-type="float">
            <text:p>-0.026533</text:p>
          </table:table-cell>
          <table:table-cell office:value-type="float" office:value="0.472888" calcext:value-type="float">
            <text:p>0.472888</text:p>
          </table:table-cell>
          <table:table-cell office:value-type="float" office:value="0.492011" calcext:value-type="float">
            <text:p>0.492011</text:p>
          </table:table-cell>
          <table:table-cell office:value-type="float" office:value="0.507799" calcext:value-type="float">
            <text:p>0.507799</text:p>
          </table:table-cell>
          <table:table-cell office:value-type="float" office:value="0.515616" calcext:value-type="float">
            <text:p>0.515616</text:p>
          </table:table-cell>
          <table:table-cell office:value-type="float" office:value="0.519179" calcext:value-type="float">
            <text:p>0.519179</text:p>
          </table:table-cell>
          <table:table-cell office:value-type="float" office:value="0.524618" calcext:value-type="float">
            <text:p>0.524618</text:p>
          </table:table-cell>
          <table:table-cell office:value-type="float" office:value="0.535394" calcext:value-type="float">
            <text:p>0.535394</text:p>
          </table:table-cell>
          <table:table-cell office:value-type="float" office:value="0.547324" calcext:value-type="float">
            <text:p>0.547324</text:p>
          </table:table-cell>
          <table:table-cell office:value-type="float" office:value="0.593716" calcext:value-type="float">
            <text:p>0.593716</text:p>
          </table:table-cell>
          <table:table-cell office:value-type="float" office:value="0.743091" calcext:value-type="float">
            <text:p>0.743091</text:p>
          </table:table-cell>
          <table:table-cell office:value-type="float" office:value="0.468201" calcext:value-type="float">
            <text:p>0.46820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" calcext:value-type="float">
            <text:p>-1</text:p>
          </table:table-cell>
          <table:table-cell office:value-type="float" office:value="0.271079" calcext:value-type="float">
            <text:p>0.271079</text:p>
          </table:table-cell>
          <table:table-cell office:value-type="float" office:value="0.487523" calcext:value-type="float">
            <text:p>0.487523</text:p>
          </table:table-cell>
          <table:table-cell office:value-type="float" office:value="0.506721" calcext:value-type="float">
            <text:p>0.506721</text:p>
          </table:table-cell>
          <table:table-cell office:value-type="float" office:value="0.513752" calcext:value-type="float">
            <text:p>0.513752</text:p>
          </table:table-cell>
          <table:table-cell office:value-type="float" office:value="0.517514" calcext:value-type="float">
            <text:p>0.517514</text:p>
          </table:table-cell>
          <table:table-cell office:value-type="float" office:value="0.521609" calcext:value-type="float">
            <text:p>0.521609</text:p>
          </table:table-cell>
          <table:table-cell office:value-type="float" office:value="0.531735" calcext:value-type="float">
            <text:p>0.531735</text:p>
          </table:table-cell>
          <table:table-cell office:value-type="float" office:value="0.540868" calcext:value-type="float">
            <text:p>0.540868</text:p>
          </table:table-cell>
          <table:table-cell office:value-type="float" office:value="0.551527" calcext:value-type="float">
            <text:p>0.551527</text:p>
          </table:table-cell>
          <table:table-cell office:value-type="float" office:value="0.599344" calcext:value-type="float">
            <text:p>0.599344</text:p>
          </table:table-cell>
          <table:table-cell office:value-type="float" office:value="0.743091" calcext:value-type="float">
            <text:p>0.743091</text:p>
          </table:table-cell>
          <table:table-cell office:value-type="float" office:value="0.504167" calcext:value-type="float">
            <text:p>0.50416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" calcext:value-type="float">
            <text:p>-1</text:p>
          </table:table-cell>
          <table:table-cell office:value-type="float" office:value="0.323588" calcext:value-type="float">
            <text:p>0.323588</text:p>
          </table:table-cell>
          <table:table-cell office:value-type="float" office:value="0.488512" calcext:value-type="float">
            <text:p>0.488512</text:p>
          </table:table-cell>
          <table:table-cell office:value-type="float" office:value="0.504744" calcext:value-type="float">
            <text:p>0.504744</text:p>
          </table:table-cell>
          <table:table-cell office:value-type="float" office:value="0.512187" calcext:value-type="float">
            <text:p>0.512187</text:p>
          </table:table-cell>
          <table:table-cell office:value-type="float" office:value="0.515646" calcext:value-type="float">
            <text:p>0.515646</text:p>
          </table:table-cell>
          <table:table-cell office:value-type="float" office:value="0.519529" calcext:value-type="float">
            <text:p>0.519529</text:p>
          </table:table-cell>
          <table:table-cell office:value-type="float" office:value="0.529829" calcext:value-type="float">
            <text:p>0.529829</text:p>
          </table:table-cell>
          <table:table-cell office:value-type="float" office:value="0.540403" calcext:value-type="float">
            <text:p>0.540403</text:p>
          </table:table-cell>
          <table:table-cell office:value-type="float" office:value="0.551521" calcext:value-type="float">
            <text:p>0.551521</text:p>
          </table:table-cell>
          <table:table-cell office:value-type="float" office:value="0.601188" calcext:value-type="float">
            <text:p>0.601188</text:p>
          </table:table-cell>
          <table:table-cell office:value-type="float" office:value="0.743091" calcext:value-type="float">
            <text:p>0.743091</text:p>
          </table:table-cell>
          <table:table-cell office:value-type="float" office:value="0.508715" calcext:value-type="float">
            <text:p>0.50871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office:value-type="float" office:value="0.282428" calcext:value-type="float">
            <text:p>0.282428</text:p>
          </table:table-cell>
          <table:table-cell office:value-type="float" office:value="0.472245" calcext:value-type="float">
            <text:p>0.472245</text:p>
          </table:table-cell>
          <table:table-cell office:value-type="float" office:value="0.495147" calcext:value-type="float">
            <text:p>0.495147</text:p>
          </table:table-cell>
          <table:table-cell office:value-type="float" office:value="0.505291" calcext:value-type="float">
            <text:p>0.505291</text:p>
          </table:table-cell>
          <table:table-cell office:value-type="float" office:value="0.51193" calcext:value-type="float">
            <text:p>0.51193</text:p>
          </table:table-cell>
          <table:table-cell office:value-type="float" office:value="0.516193" calcext:value-type="float">
            <text:p>0.516193</text:p>
          </table:table-cell>
          <table:table-cell office:value-type="float" office:value="0.522082" calcext:value-type="float">
            <text:p>0.522082</text:p>
          </table:table-cell>
          <table:table-cell office:value-type="float" office:value="0.537124" calcext:value-type="float">
            <text:p>0.537124</text:p>
          </table:table-cell>
          <table:table-cell office:value-type="float" office:value="0.550133" calcext:value-type="float">
            <text:p>0.550133</text:p>
          </table:table-cell>
          <table:table-cell office:value-type="float" office:value="0.614255" calcext:value-type="float">
            <text:p>0.614255</text:p>
          </table:table-cell>
          <table:table-cell office:value-type="float" office:value="0.743091" calcext:value-type="float">
            <text:p>0.743091</text:p>
          </table:table-cell>
          <table:table-cell office:value-type="float" office:value="0.500683" calcext:value-type="float">
            <text:p>0.50068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037809" calcext:value-type="float">
            <text:p>-0.037809</text:p>
          </table:table-cell>
          <table:table-cell office:value-type="float" office:value="0.35218" calcext:value-type="float">
            <text:p>0.35218</text:p>
          </table:table-cell>
          <table:table-cell office:value-type="float" office:value="0.469437" calcext:value-type="float">
            <text:p>0.469437</text:p>
          </table:table-cell>
          <table:table-cell office:value-type="float" office:value="0.496081" calcext:value-type="float">
            <text:p>0.496081</text:p>
          </table:table-cell>
          <table:table-cell office:value-type="float" office:value="0.50707" calcext:value-type="float">
            <text:p>0.50707</text:p>
          </table:table-cell>
          <table:table-cell office:value-type="float" office:value="0.513063" calcext:value-type="float">
            <text:p>0.513063</text:p>
          </table:table-cell>
          <table:table-cell office:value-type="float" office:value="0.516672" calcext:value-type="float">
            <text:p>0.516672</text:p>
          </table:table-cell>
          <table:table-cell office:value-type="float" office:value="0.521321" calcext:value-type="float">
            <text:p>0.521321</text:p>
          </table:table-cell>
          <table:table-cell office:value-type="float" office:value="0.534178" calcext:value-type="float">
            <text:p>0.534178</text:p>
          </table:table-cell>
          <table:table-cell office:value-type="float" office:value="0.549463" calcext:value-type="float">
            <text:p>0.549463</text:p>
          </table:table-cell>
          <table:table-cell office:value-type="float" office:value="0.618489" calcext:value-type="float">
            <text:p>0.618489</text:p>
          </table:table-cell>
          <table:table-cell office:value-type="float" office:value="0.743091" calcext:value-type="float">
            <text:p>0.743091</text:p>
          </table:table-cell>
          <table:table-cell office:value-type="float" office:value="0.507795" calcext:value-type="float">
            <text:p>0.50779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" calcext:value-type="float">
            <text:p>-1</text:p>
          </table:table-cell>
          <table:table-cell office:value-type="float" office:value="0.303372" calcext:value-type="float">
            <text:p>0.303372</text:p>
          </table:table-cell>
          <table:table-cell office:value-type="float" office:value="0.473618" calcext:value-type="float">
            <text:p>0.473618</text:p>
          </table:table-cell>
          <table:table-cell office:value-type="float" office:value="0.500583" calcext:value-type="float">
            <text:p>0.500583</text:p>
          </table:table-cell>
          <table:table-cell office:value-type="float" office:value="0.509343" calcext:value-type="float">
            <text:p>0.509343</text:p>
          </table:table-cell>
          <table:table-cell office:value-type="float" office:value="0.51417" calcext:value-type="float">
            <text:p>0.51417</text:p>
          </table:table-cell>
          <table:table-cell office:value-type="float" office:value="0.518884" calcext:value-type="float">
            <text:p>0.518884</text:p>
          </table:table-cell>
          <table:table-cell office:value-type="float" office:value="0.525244" calcext:value-type="float">
            <text:p>0.525244</text:p>
          </table:table-cell>
          <table:table-cell office:value-type="float" office:value="0.536113" calcext:value-type="float">
            <text:p>0.536113</text:p>
          </table:table-cell>
          <table:table-cell office:value-type="float" office:value="0.550468" calcext:value-type="float">
            <text:p>0.550468</text:p>
          </table:table-cell>
          <table:table-cell office:value-type="float" office:value="0.650933" calcext:value-type="float">
            <text:p>0.650933</text:p>
          </table:table-cell>
          <table:table-cell office:value-type="float" office:value="0.743091" calcext:value-type="float">
            <text:p>0.743091</text:p>
          </table:table-cell>
          <table:table-cell office:value-type="float" office:value="0.508273" calcext:value-type="float">
            <text:p>0.508273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" calcext:value-type="float">
            <text:p>-1</text:p>
          </table:table-cell>
          <table:table-cell office:value-type="float" office:value="0.153488" calcext:value-type="float">
            <text:p>0.153488</text:p>
          </table:table-cell>
          <table:table-cell office:value-type="float" office:value="0.488902" calcext:value-type="float">
            <text:p>0.488902</text:p>
          </table:table-cell>
          <table:table-cell office:value-type="float" office:value="0.507653" calcext:value-type="float">
            <text:p>0.507653</text:p>
          </table:table-cell>
          <table:table-cell office:value-type="float" office:value="0.512336" calcext:value-type="float">
            <text:p>0.512336</text:p>
          </table:table-cell>
          <table:table-cell office:value-type="float" office:value="0.516129" calcext:value-type="float">
            <text:p>0.516129</text:p>
          </table:table-cell>
          <table:table-cell office:value-type="float" office:value="0.519683" calcext:value-type="float">
            <text:p>0.519683</text:p>
          </table:table-cell>
          <table:table-cell office:value-type="float" office:value="0.526522" calcext:value-type="float">
            <text:p>0.526522</text:p>
          </table:table-cell>
          <table:table-cell office:value-type="float" office:value="0.5354" calcext:value-type="float">
            <text:p>0.5354</text:p>
          </table:table-cell>
          <table:table-cell office:value-type="float" office:value="0.549133" calcext:value-type="float">
            <text:p>0.549133</text:p>
          </table:table-cell>
          <table:table-cell office:value-type="float" office:value="0.64158" calcext:value-type="float">
            <text:p>0.64158</text:p>
          </table:table-cell>
          <table:table-cell office:value-type="float" office:value="0.743091" calcext:value-type="float">
            <text:p>0.743091</text:p>
          </table:table-cell>
          <table:table-cell office:value-type="float" office:value="0.495083" calcext:value-type="float">
            <text:p>0.49508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" calcext:value-type="float">
            <text:p>-1</text:p>
          </table:table-cell>
          <table:table-cell office:value-type="float" office:value="0.194409" calcext:value-type="float">
            <text:p>0.194409</text:p>
          </table:table-cell>
          <table:table-cell office:value-type="float" office:value="0.488771" calcext:value-type="float">
            <text:p>0.488771</text:p>
          </table:table-cell>
          <table:table-cell office:value-type="float" office:value="0.507" calcext:value-type="float">
            <text:p>0.507</text:p>
          </table:table-cell>
          <table:table-cell office:value-type="float" office:value="0.513874" calcext:value-type="float">
            <text:p>0.513874</text:p>
          </table:table-cell>
          <table:table-cell office:value-type="float" office:value="0.516858" calcext:value-type="float">
            <text:p>0.516858</text:p>
          </table:table-cell>
          <table:table-cell office:value-type="float" office:value="0.519963" calcext:value-type="float">
            <text:p>0.519963</text:p>
          </table:table-cell>
          <table:table-cell office:value-type="float" office:value="0.52777" calcext:value-type="float">
            <text:p>0.52777</text:p>
          </table:table-cell>
          <table:table-cell office:value-type="float" office:value="0.535599" calcext:value-type="float">
            <text:p>0.535599</text:p>
          </table:table-cell>
          <table:table-cell office:value-type="float" office:value="0.549463" calcext:value-type="float">
            <text:p>0.549463</text:p>
          </table:table-cell>
          <table:table-cell office:value-type="float" office:value="0.626403" calcext:value-type="float">
            <text:p>0.626403</text:p>
          </table:table-cell>
          <table:table-cell office:value-type="float" office:value="0.743091" calcext:value-type="float">
            <text:p>0.743091</text:p>
          </table:table-cell>
          <table:table-cell office:value-type="float" office:value="0.498011" calcext:value-type="float">
            <text:p>0.49801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" calcext:value-type="float">
            <text:p>-1</text:p>
          </table:table-cell>
          <table:table-cell office:value-type="float" office:value="0.206018" calcext:value-type="float">
            <text:p>0.206018</text:p>
          </table:table-cell>
          <table:table-cell office:value-type="float" office:value="0.482695" calcext:value-type="float">
            <text:p>0.482695</text:p>
          </table:table-cell>
          <table:table-cell office:value-type="float" office:value="0.504033" calcext:value-type="float">
            <text:p>0.504033</text:p>
          </table:table-cell>
          <table:table-cell office:value-type="float" office:value="0.512953" calcext:value-type="float">
            <text:p>0.512953</text:p>
          </table:table-cell>
          <table:table-cell office:value-type="float" office:value="0.51586" calcext:value-type="float">
            <text:p>0.51586</text:p>
          </table:table-cell>
          <table:table-cell office:value-type="float" office:value="0.518089" calcext:value-type="float">
            <text:p>0.518089</text:p>
          </table:table-cell>
          <table:table-cell office:value-type="float" office:value="0.521418" calcext:value-type="float">
            <text:p>0.521418</text:p>
          </table:table-cell>
          <table:table-cell office:value-type="float" office:value="0.53184" calcext:value-type="float">
            <text:p>0.53184</text:p>
          </table:table-cell>
          <table:table-cell office:value-type="float" office:value="0.547142" calcext:value-type="float">
            <text:p>0.547142</text:p>
          </table:table-cell>
          <table:table-cell office:value-type="float" office:value="0.641634" calcext:value-type="float">
            <text:p>0.641634</text:p>
          </table:table-cell>
          <table:table-cell office:value-type="float" office:value="0.743091" calcext:value-type="float">
            <text:p>0.743091</text:p>
          </table:table-cell>
          <table:table-cell office:value-type="float" office:value="0.498168" calcext:value-type="float">
            <text:p>0.49816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" calcext:value-type="float">
            <text:p>-1</text:p>
          </table:table-cell>
          <table:table-cell office:value-type="float" office:value="0.315723" calcext:value-type="float">
            <text:p>0.315723</text:p>
          </table:table-cell>
          <table:table-cell office:value-type="float" office:value="0.493657" calcext:value-type="float">
            <text:p>0.493657</text:p>
          </table:table-cell>
          <table:table-cell office:value-type="float" office:value="0.506821" calcext:value-type="float">
            <text:p>0.506821</text:p>
          </table:table-cell>
          <table:table-cell office:value-type="float" office:value="0.513239" calcext:value-type="float">
            <text:p>0.513239</text:p>
          </table:table-cell>
          <table:table-cell office:value-type="float" office:value="0.516619" calcext:value-type="float">
            <text:p>0.516619</text:p>
          </table:table-cell>
          <table:table-cell office:value-type="float" office:value="0.519896" calcext:value-type="float">
            <text:p>0.519896</text:p>
          </table:table-cell>
          <table:table-cell office:value-type="float" office:value="0.529345" calcext:value-type="float">
            <text:p>0.529345</text:p>
          </table:table-cell>
          <table:table-cell office:value-type="float" office:value="0.539813" calcext:value-type="float">
            <text:p>0.539813</text:p>
          </table:table-cell>
          <table:table-cell office:value-type="float" office:value="0.551026" calcext:value-type="float">
            <text:p>0.551026</text:p>
          </table:table-cell>
          <table:table-cell office:value-type="float" office:value="0.650989" calcext:value-type="float">
            <text:p>0.650989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513713" calcext:value-type="float">
            <text:p>0.51371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" calcext:value-type="float">
            <text:p>-1</text:p>
          </table:table-cell>
          <table:table-cell office:value-type="float" office:value="0.159798" calcext:value-type="float">
            <text:p>0.159798</text:p>
          </table:table-cell>
          <table:table-cell office:value-type="float" office:value="0.479691" calcext:value-type="float">
            <text:p>0.479691</text:p>
          </table:table-cell>
          <table:table-cell office:value-type="float" office:value="0.498808" calcext:value-type="float">
            <text:p>0.498808</text:p>
          </table:table-cell>
          <table:table-cell office:value-type="float" office:value="0.509718" calcext:value-type="float">
            <text:p>0.509718</text:p>
          </table:table-cell>
          <table:table-cell office:value-type="float" office:value="0.515737" calcext:value-type="float">
            <text:p>0.515737</text:p>
          </table:table-cell>
          <table:table-cell office:value-type="float" office:value="0.518787" calcext:value-type="float">
            <text:p>0.518787</text:p>
          </table:table-cell>
          <table:table-cell office:value-type="float" office:value="0.528" calcext:value-type="float">
            <text:p>0.528</text:p>
          </table:table-cell>
          <table:table-cell office:value-type="float" office:value="0.536356" calcext:value-type="float">
            <text:p>0.536356</text:p>
          </table:table-cell>
          <table:table-cell office:value-type="float" office:value="0.55105" calcext:value-type="float">
            <text:p>0.55105</text:p>
          </table:table-cell>
          <table:table-cell office:value-type="float" office:value="0.616588" calcext:value-type="float">
            <text:p>0.616588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491453" calcext:value-type="float">
            <text:p>0.49145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" calcext:value-type="float">
            <text:p>-1</text:p>
          </table:table-cell>
          <table:table-cell office:value-type="float" office:value="0.294089" calcext:value-type="float">
            <text:p>0.294089</text:p>
          </table:table-cell>
          <table:table-cell office:value-type="float" office:value="0.488159" calcext:value-type="float">
            <text:p>0.488159</text:p>
          </table:table-cell>
          <table:table-cell office:value-type="float" office:value="0.504144" calcext:value-type="float">
            <text:p>0.504144</text:p>
          </table:table-cell>
          <table:table-cell office:value-type="float" office:value="0.513396" calcext:value-type="float">
            <text:p>0.513396</text:p>
          </table:table-cell>
          <table:table-cell office:value-type="float" office:value="0.517761" calcext:value-type="float">
            <text:p>0.517761</text:p>
          </table:table-cell>
          <table:table-cell office:value-type="float" office:value="0.520708" calcext:value-type="float">
            <text:p>0.520708</text:p>
          </table:table-cell>
          <table:table-cell office:value-type="float" office:value="0.530628" calcext:value-type="float">
            <text:p>0.530628</text:p>
          </table:table-cell>
          <table:table-cell office:value-type="float" office:value="0.538708" calcext:value-type="float">
            <text:p>0.538708</text:p>
          </table:table-cell>
          <table:table-cell office:value-type="float" office:value="0.55121" calcext:value-type="float">
            <text:p>0.55121</text:p>
          </table:table-cell>
          <table:table-cell office:value-type="float" office:value="0.626077" calcext:value-type="float">
            <text:p>0.626077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508488" calcext:value-type="float">
            <text:p>0.50848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" calcext:value-type="float">
            <text:p>-1</text:p>
          </table:table-cell>
          <table:table-cell office:value-type="float" office:value="0.194259" calcext:value-type="float">
            <text:p>0.194259</text:p>
          </table:table-cell>
          <table:table-cell office:value-type="float" office:value="0.496041" calcext:value-type="float">
            <text:p>0.496041</text:p>
          </table:table-cell>
          <table:table-cell office:value-type="float" office:value="0.510994" calcext:value-type="float">
            <text:p>0.510994</text:p>
          </table:table-cell>
          <table:table-cell office:value-type="float" office:value="0.515251" calcext:value-type="float">
            <text:p>0.515251</text:p>
          </table:table-cell>
          <table:table-cell office:value-type="float" office:value="0.518466" calcext:value-type="float">
            <text:p>0.518466</text:p>
          </table:table-cell>
          <table:table-cell office:value-type="float" office:value="0.520526" calcext:value-type="float">
            <text:p>0.520526</text:p>
          </table:table-cell>
          <table:table-cell office:value-type="float" office:value="0.53033" calcext:value-type="float">
            <text:p>0.53033</text:p>
          </table:table-cell>
          <table:table-cell office:value-type="float" office:value="0.537021" calcext:value-type="float">
            <text:p>0.537021</text:p>
          </table:table-cell>
          <table:table-cell office:value-type="float" office:value="0.551224" calcext:value-type="float">
            <text:p>0.551224</text:p>
          </table:table-cell>
          <table:table-cell office:value-type="float" office:value="0.684627" calcext:value-type="float">
            <text:p>0.684627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505874" calcext:value-type="float">
            <text:p>0.50587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" calcext:value-type="float">
            <text:p>-1</text:p>
          </table:table-cell>
          <table:table-cell office:value-type="float" office:value="0.037015" calcext:value-type="float">
            <text:p>0.037015</text:p>
          </table:table-cell>
          <table:table-cell office:value-type="float" office:value="0.491831" calcext:value-type="float">
            <text:p>0.491831</text:p>
          </table:table-cell>
          <table:table-cell office:value-type="float" office:value="0.508572" calcext:value-type="float">
            <text:p>0.508572</text:p>
          </table:table-cell>
          <table:table-cell office:value-type="float" office:value="0.514353" calcext:value-type="float">
            <text:p>0.514353</text:p>
          </table:table-cell>
          <table:table-cell office:value-type="float" office:value="0.517429" calcext:value-type="float">
            <text:p>0.517429</text:p>
          </table:table-cell>
          <table:table-cell office:value-type="float" office:value="0.519916" calcext:value-type="float">
            <text:p>0.519916</text:p>
          </table:table-cell>
          <table:table-cell office:value-type="float" office:value="0.525164" calcext:value-type="float">
            <text:p>0.525164</text:p>
          </table:table-cell>
          <table:table-cell office:value-type="float" office:value="0.533233" calcext:value-type="float">
            <text:p>0.533233</text:p>
          </table:table-cell>
          <table:table-cell office:value-type="float" office:value="0.542998" calcext:value-type="float">
            <text:p>0.542998</text:p>
          </table:table-cell>
          <table:table-cell office:value-type="float" office:value="0.619872" calcext:value-type="float">
            <text:p>0.619872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481038" calcext:value-type="float">
            <text:p>0.48103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" calcext:value-type="float">
            <text:p>-1</text:p>
          </table:table-cell>
          <table:table-cell office:value-type="float" office:value="0.263462" calcext:value-type="float">
            <text:p>0.263462</text:p>
          </table:table-cell>
          <table:table-cell office:value-type="float" office:value="0.499232" calcext:value-type="float">
            <text:p>0.499232</text:p>
          </table:table-cell>
          <table:table-cell office:value-type="float" office:value="0.510598" calcext:value-type="float">
            <text:p>0.510598</text:p>
          </table:table-cell>
          <table:table-cell office:value-type="float" office:value="0.515754" calcext:value-type="float">
            <text:p>0.515754</text:p>
          </table:table-cell>
          <table:table-cell office:value-type="float" office:value="0.518825" calcext:value-type="float">
            <text:p>0.518825</text:p>
          </table:table-cell>
          <table:table-cell office:value-type="float" office:value="0.521089" calcext:value-type="float">
            <text:p>0.521089</text:p>
          </table:table-cell>
          <table:table-cell office:value-type="float" office:value="0.527748" calcext:value-type="float">
            <text:p>0.527748</text:p>
          </table:table-cell>
          <table:table-cell office:value-type="float" office:value="0.536846" calcext:value-type="float">
            <text:p>0.536846</text:p>
          </table:table-cell>
          <table:table-cell office:value-type="float" office:value="0.550235" calcext:value-type="float">
            <text:p>0.550235</text:p>
          </table:table-cell>
          <table:table-cell office:value-type="float" office:value="0.63598" calcext:value-type="float">
            <text:p>0.63598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507977" calcext:value-type="float">
            <text:p>0.50797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" calcext:value-type="float">
            <text:p>-1</text:p>
          </table:table-cell>
          <table:table-cell office:value-type="float" office:value="0.152121" calcext:value-type="float">
            <text:p>0.152121</text:p>
          </table:table-cell>
          <table:table-cell office:value-type="float" office:value="0.499658" calcext:value-type="float">
            <text:p>0.499658</text:p>
          </table:table-cell>
          <table:table-cell office:value-type="float" office:value="0.511262" calcext:value-type="float">
            <text:p>0.511262</text:p>
          </table:table-cell>
          <table:table-cell office:value-type="float" office:value="0.516977" calcext:value-type="float">
            <text:p>0.516977</text:p>
          </table:table-cell>
          <table:table-cell office:value-type="float" office:value="0.519616" calcext:value-type="float">
            <text:p>0.519616</text:p>
          </table:table-cell>
          <table:table-cell office:value-type="float" office:value="0.522923" calcext:value-type="float">
            <text:p>0.522923</text:p>
          </table:table-cell>
          <table:table-cell office:value-type="float" office:value="0.531222" calcext:value-type="float">
            <text:p>0.531222</text:p>
          </table:table-cell>
          <table:table-cell office:value-type="float" office:value="0.539042" calcext:value-type="float">
            <text:p>0.539042</text:p>
          </table:table-cell>
          <table:table-cell office:value-type="float" office:value="0.54974" calcext:value-type="float">
            <text:p>0.54974</text:p>
          </table:table-cell>
          <table:table-cell office:value-type="float" office:value="0.618444" calcext:value-type="float">
            <text:p>0.618444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4961" calcext:value-type="float">
            <text:p>0.496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" calcext:value-type="float">
            <text:p>-1</text:p>
          </table:table-cell>
          <table:table-cell office:value-type="float" office:value="0.355594" calcext:value-type="float">
            <text:p>0.355594</text:p>
          </table:table-cell>
          <table:table-cell office:value-type="float" office:value="0.500447" calcext:value-type="float">
            <text:p>0.500447</text:p>
          </table:table-cell>
          <table:table-cell office:value-type="float" office:value="0.51211" calcext:value-type="float">
            <text:p>0.51211</text:p>
          </table:table-cell>
          <table:table-cell office:value-type="float" office:value="0.515963" calcext:value-type="float">
            <text:p>0.515963</text:p>
          </table:table-cell>
          <table:table-cell office:value-type="float" office:value="0.518762" calcext:value-type="float">
            <text:p>0.518762</text:p>
          </table:table-cell>
          <table:table-cell office:value-type="float" office:value="0.520906" calcext:value-type="float">
            <text:p>0.520906</text:p>
          </table:table-cell>
          <table:table-cell office:value-type="float" office:value="0.526217" calcext:value-type="float">
            <text:p>0.526217</text:p>
          </table:table-cell>
          <table:table-cell office:value-type="float" office:value="0.533845" calcext:value-type="float">
            <text:p>0.533845</text:p>
          </table:table-cell>
          <table:table-cell office:value-type="float" office:value="0.546055" calcext:value-type="float">
            <text:p>0.546055</text:p>
          </table:table-cell>
          <table:table-cell office:value-type="float" office:value="0.602542" calcext:value-type="float">
            <text:p>0.602542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513244" calcext:value-type="float">
            <text:p>0.51324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" calcext:value-type="float">
            <text:p>-1</text:p>
          </table:table-cell>
          <table:table-cell office:value-type="float" office:value="0.242253" calcext:value-type="float">
            <text:p>0.242253</text:p>
          </table:table-cell>
          <table:table-cell office:value-type="float" office:value="0.504748" calcext:value-type="float">
            <text:p>0.504748</text:p>
          </table:table-cell>
          <table:table-cell office:value-type="float" office:value="0.51346" calcext:value-type="float">
            <text:p>0.51346</text:p>
          </table:table-cell>
          <table:table-cell office:value-type="float" office:value="0.516823" calcext:value-type="float">
            <text:p>0.516823</text:p>
          </table:table-cell>
          <table:table-cell office:value-type="float" office:value="0.51962" calcext:value-type="float">
            <text:p>0.51962</text:p>
          </table:table-cell>
          <table:table-cell office:value-type="float" office:value="0.52233" calcext:value-type="float">
            <text:p>0.52233</text:p>
          </table:table-cell>
          <table:table-cell office:value-type="float" office:value="0.53102" calcext:value-type="float">
            <text:p>0.53102</text:p>
          </table:table-cell>
          <table:table-cell office:value-type="float" office:value="0.539134" calcext:value-type="float">
            <text:p>0.539134</text:p>
          </table:table-cell>
          <table:table-cell office:value-type="float" office:value="0.549114" calcext:value-type="float">
            <text:p>0.549114</text:p>
          </table:table-cell>
          <table:table-cell office:value-type="float" office:value="0.608418" calcext:value-type="float">
            <text:p>0.608418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504692" calcext:value-type="float">
            <text:p>0.50469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" calcext:value-type="float">
            <text:p>-1</text:p>
          </table:table-cell>
          <table:table-cell office:value-type="float" office:value="0.227819" calcext:value-type="float">
            <text:p>0.227819</text:p>
          </table:table-cell>
          <table:table-cell office:value-type="float" office:value="0.500786" calcext:value-type="float">
            <text:p>0.500786</text:p>
          </table:table-cell>
          <table:table-cell office:value-type="float" office:value="0.509616" calcext:value-type="float">
            <text:p>0.509616</text:p>
          </table:table-cell>
          <table:table-cell office:value-type="float" office:value="0.513751" calcext:value-type="float">
            <text:p>0.513751</text:p>
          </table:table-cell>
          <table:table-cell office:value-type="float" office:value="0.517334" calcext:value-type="float">
            <text:p>0.517334</text:p>
          </table:table-cell>
          <table:table-cell office:value-type="float" office:value="0.520387" calcext:value-type="float">
            <text:p>0.520387</text:p>
          </table:table-cell>
          <table:table-cell office:value-type="float" office:value="0.52714" calcext:value-type="float">
            <text:p>0.52714</text:p>
          </table:table-cell>
          <table:table-cell office:value-type="float" office:value="0.536839" calcext:value-type="float">
            <text:p>0.536839</text:p>
          </table:table-cell>
          <table:table-cell office:value-type="float" office:value="0.547186" calcext:value-type="float">
            <text:p>0.547186</text:p>
          </table:table-cell>
          <table:table-cell office:value-type="float" office:value="0.602891" calcext:value-type="float">
            <text:p>0.602891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500375" calcext:value-type="float">
            <text:p>0.50037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" calcext:value-type="float">
            <text:p>-1</text:p>
          </table:table-cell>
          <table:table-cell office:value-type="float" office:value="0.223806" calcext:value-type="float">
            <text:p>0.223806</text:p>
          </table:table-cell>
          <table:table-cell office:value-type="float" office:value="0.501176" calcext:value-type="float">
            <text:p>0.501176</text:p>
          </table:table-cell>
          <table:table-cell office:value-type="float" office:value="0.511163" calcext:value-type="float">
            <text:p>0.511163</text:p>
          </table:table-cell>
          <table:table-cell office:value-type="float" office:value="0.514348" calcext:value-type="float">
            <text:p>0.514348</text:p>
          </table:table-cell>
          <table:table-cell office:value-type="float" office:value="0.517794" calcext:value-type="float">
            <text:p>0.517794</text:p>
          </table:table-cell>
          <table:table-cell office:value-type="float" office:value="0.520395" calcext:value-type="float">
            <text:p>0.520395</text:p>
          </table:table-cell>
          <table:table-cell office:value-type="float" office:value="0.526881" calcext:value-type="float">
            <text:p>0.526881</text:p>
          </table:table-cell>
          <table:table-cell office:value-type="float" office:value="0.534817" calcext:value-type="float">
            <text:p>0.534817</text:p>
          </table:table-cell>
          <table:table-cell office:value-type="float" office:value="0.546582" calcext:value-type="float">
            <text:p>0.546582</text:p>
          </table:table-cell>
          <table:table-cell office:value-type="float" office:value="0.609987" calcext:value-type="float">
            <text:p>0.609987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500695" calcext:value-type="float">
            <text:p>0.50069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33975" calcext:value-type="float">
            <text:p>0.233975</text:p>
          </table:table-cell>
          <table:table-cell office:value-type="float" office:value="0.413362" calcext:value-type="float">
            <text:p>0.413362</text:p>
          </table:table-cell>
          <table:table-cell office:value-type="float" office:value="0.507626" calcext:value-type="float">
            <text:p>0.507626</text:p>
          </table:table-cell>
          <table:table-cell office:value-type="float" office:value="0.513049" calcext:value-type="float">
            <text:p>0.513049</text:p>
          </table:table-cell>
          <table:table-cell office:value-type="float" office:value="0.515734" calcext:value-type="float">
            <text:p>0.515734</text:p>
          </table:table-cell>
          <table:table-cell office:value-type="float" office:value="0.51892" calcext:value-type="float">
            <text:p>0.51892</text:p>
          </table:table-cell>
          <table:table-cell office:value-type="float" office:value="0.520994" calcext:value-type="float">
            <text:p>0.520994</text:p>
          </table:table-cell>
          <table:table-cell office:value-type="float" office:value="0.530185" calcext:value-type="float">
            <text:p>0.530185</text:p>
          </table:table-cell>
          <table:table-cell office:value-type="float" office:value="0.537537" calcext:value-type="float">
            <text:p>0.537537</text:p>
          </table:table-cell>
          <table:table-cell office:value-type="float" office:value="0.547569" calcext:value-type="float">
            <text:p>0.547569</text:p>
          </table:table-cell>
          <table:table-cell office:value-type="float" office:value="0.603532" calcext:value-type="float">
            <text:p>0.603532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520851" calcext:value-type="float">
            <text:p>0.52085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" calcext:value-type="float">
            <text:p>-1</text:p>
          </table:table-cell>
          <table:table-cell office:value-type="float" office:value="0.233283" calcext:value-type="float">
            <text:p>0.233283</text:p>
          </table:table-cell>
          <table:table-cell office:value-type="float" office:value="0.503852" calcext:value-type="float">
            <text:p>0.503852</text:p>
          </table:table-cell>
          <table:table-cell office:value-type="float" office:value="0.511936" calcext:value-type="float">
            <text:p>0.511936</text:p>
          </table:table-cell>
          <table:table-cell office:value-type="float" office:value="0.514572" calcext:value-type="float">
            <text:p>0.514572</text:p>
          </table:table-cell>
          <table:table-cell office:value-type="float" office:value="0.51868" calcext:value-type="float">
            <text:p>0.51868</text:p>
          </table:table-cell>
          <table:table-cell office:value-type="float" office:value="0.52239" calcext:value-type="float">
            <text:p>0.52239</text:p>
          </table:table-cell>
          <table:table-cell office:value-type="float" office:value="0.532973" calcext:value-type="float">
            <text:p>0.532973</text:p>
          </table:table-cell>
          <table:table-cell office:value-type="float" office:value="0.537368" calcext:value-type="float">
            <text:p>0.537368</text:p>
          </table:table-cell>
          <table:table-cell office:value-type="float" office:value="0.546103" calcext:value-type="float">
            <text:p>0.546103</text:p>
          </table:table-cell>
          <table:table-cell office:value-type="float" office:value="0.583348" calcext:value-type="float">
            <text:p>0.583348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500451" calcext:value-type="float">
            <text:p>0.50045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" calcext:value-type="float">
            <text:p>-1</text:p>
          </table:table-cell>
          <table:table-cell office:value-type="float" office:value="0.242214" calcext:value-type="float">
            <text:p>0.242214</text:p>
          </table:table-cell>
          <table:table-cell office:value-type="float" office:value="0.503295" calcext:value-type="float">
            <text:p>0.503295</text:p>
          </table:table-cell>
          <table:table-cell office:value-type="float" office:value="0.51226" calcext:value-type="float">
            <text:p>0.51226</text:p>
          </table:table-cell>
          <table:table-cell office:value-type="float" office:value="0.515524" calcext:value-type="float">
            <text:p>0.515524</text:p>
          </table:table-cell>
          <table:table-cell office:value-type="float" office:value="0.519077" calcext:value-type="float">
            <text:p>0.519077</text:p>
          </table:table-cell>
          <table:table-cell office:value-type="float" office:value="0.521341" calcext:value-type="float">
            <text:p>0.521341</text:p>
          </table:table-cell>
          <table:table-cell office:value-type="float" office:value="0.531912" calcext:value-type="float">
            <text:p>0.531912</text:p>
          </table:table-cell>
          <table:table-cell office:value-type="float" office:value="0.537265" calcext:value-type="float">
            <text:p>0.537265</text:p>
          </table:table-cell>
          <table:table-cell office:value-type="float" office:value="0.547159" calcext:value-type="float">
            <text:p>0.547159</text:p>
          </table:table-cell>
          <table:table-cell office:value-type="float" office:value="0.603503" calcext:value-type="float">
            <text:p>0.603503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503355" calcext:value-type="float">
            <text:p>0.50335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226834" calcext:value-type="float">
            <text:p>0.226834</text:p>
          </table:table-cell>
          <table:table-cell office:value-type="float" office:value="0.501588" calcext:value-type="float">
            <text:p>0.501588</text:p>
          </table:table-cell>
          <table:table-cell office:value-type="float" office:value="0.511946" calcext:value-type="float">
            <text:p>0.511946</text:p>
          </table:table-cell>
          <table:table-cell office:value-type="float" office:value="0.515279" calcext:value-type="float">
            <text:p>0.515279</text:p>
          </table:table-cell>
          <table:table-cell office:value-type="float" office:value="0.519199" calcext:value-type="float">
            <text:p>0.519199</text:p>
          </table:table-cell>
          <table:table-cell office:value-type="float" office:value="0.523123" calcext:value-type="float">
            <text:p>0.523123</text:p>
          </table:table-cell>
          <table:table-cell office:value-type="float" office:value="0.534395" calcext:value-type="float">
            <text:p>0.534395</text:p>
          </table:table-cell>
          <table:table-cell office:value-type="float" office:value="0.539832" calcext:value-type="float">
            <text:p>0.539832</text:p>
          </table:table-cell>
          <table:table-cell office:value-type="float" office:value="0.549531" calcext:value-type="float">
            <text:p>0.549531</text:p>
          </table:table-cell>
          <table:table-cell office:value-type="float" office:value="0.584033" calcext:value-type="float">
            <text:p>0.584033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500576" calcext:value-type="float">
            <text:p>0.50057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float" office:value="0.348054" calcext:value-type="float">
            <text:p>0.348054</text:p>
          </table:table-cell>
          <table:table-cell office:value-type="float" office:value="0.508684" calcext:value-type="float">
            <text:p>0.508684</text:p>
          </table:table-cell>
          <table:table-cell office:value-type="float" office:value="0.513688" calcext:value-type="float">
            <text:p>0.513688</text:p>
          </table:table-cell>
          <table:table-cell office:value-type="float" office:value="0.517599" calcext:value-type="float">
            <text:p>0.517599</text:p>
          </table:table-cell>
          <table:table-cell office:value-type="float" office:value="0.519879" calcext:value-type="float">
            <text:p>0.519879</text:p>
          </table:table-cell>
          <table:table-cell office:value-type="float" office:value="0.524177" calcext:value-type="float">
            <text:p>0.524177</text:p>
          </table:table-cell>
          <table:table-cell office:value-type="float" office:value="0.534965" calcext:value-type="float">
            <text:p>0.534965</text:p>
          </table:table-cell>
          <table:table-cell office:value-type="float" office:value="0.539501" calcext:value-type="float">
            <text:p>0.539501</text:p>
          </table:table-cell>
          <table:table-cell office:value-type="float" office:value="0.549356" calcext:value-type="float">
            <text:p>0.549356</text:p>
          </table:table-cell>
          <table:table-cell office:value-type="float" office:value="0.588841" calcext:value-type="float">
            <text:p>0.588841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514474" calcext:value-type="float">
            <text:p>0.51447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float" office:value="0.275795" calcext:value-type="float">
            <text:p>0.275795</text:p>
          </table:table-cell>
          <table:table-cell office:value-type="float" office:value="0.510419" calcext:value-type="float">
            <text:p>0.510419</text:p>
          </table:table-cell>
          <table:table-cell office:value-type="float" office:value="0.516609" calcext:value-type="float">
            <text:p>0.516609</text:p>
          </table:table-cell>
          <table:table-cell office:value-type="float" office:value="0.518947" calcext:value-type="float">
            <text:p>0.518947</text:p>
          </table:table-cell>
          <table:table-cell office:value-type="float" office:value="0.519963" calcext:value-type="float">
            <text:p>0.519963</text:p>
          </table:table-cell>
          <table:table-cell office:value-type="float" office:value="0.522292" calcext:value-type="float">
            <text:p>0.522292</text:p>
          </table:table-cell>
          <table:table-cell office:value-type="float" office:value="0.534565" calcext:value-type="float">
            <text:p>0.534565</text:p>
          </table:table-cell>
          <table:table-cell office:value-type="float" office:value="0.538528" calcext:value-type="float">
            <text:p>0.538528</text:p>
          </table:table-cell>
          <table:table-cell office:value-type="float" office:value="0.548373" calcext:value-type="float">
            <text:p>0.548373</text:p>
          </table:table-cell>
          <table:table-cell office:value-type="float" office:value="0.60823" calcext:value-type="float">
            <text:p>0.60823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509372" calcext:value-type="float">
            <text:p>0.50937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  <table:table-cell office:value-type="float" office:value="0.249169" calcext:value-type="float">
            <text:p>0.249169</text:p>
          </table:table-cell>
          <table:table-cell office:value-type="float" office:value="0.510314" calcext:value-type="float">
            <text:p>0.510314</text:p>
          </table:table-cell>
          <table:table-cell office:value-type="float" office:value="0.515881" calcext:value-type="float">
            <text:p>0.515881</text:p>
          </table:table-cell>
          <table:table-cell office:value-type="float" office:value="0.518998" calcext:value-type="float">
            <text:p>0.518998</text:p>
          </table:table-cell>
          <table:table-cell office:value-type="float" office:value="0.520657" calcext:value-type="float">
            <text:p>0.520657</text:p>
          </table:table-cell>
          <table:table-cell office:value-type="float" office:value="0.528165" calcext:value-type="float">
            <text:p>0.528165</text:p>
          </table:table-cell>
          <table:table-cell office:value-type="float" office:value="0.536015" calcext:value-type="float">
            <text:p>0.536015</text:p>
          </table:table-cell>
          <table:table-cell office:value-type="float" office:value="0.543917" calcext:value-type="float">
            <text:p>0.543917</text:p>
          </table:table-cell>
          <table:table-cell office:value-type="float" office:value="0.551851" calcext:value-type="float">
            <text:p>0.551851</text:p>
          </table:table-cell>
          <table:table-cell office:value-type="float" office:value="0.609433" calcext:value-type="float">
            <text:p>0.609433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50844" calcext:value-type="float">
            <text:p>0.5084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" calcext:value-type="float">
            <text:p>-1</text:p>
          </table:table-cell>
          <table:table-cell office:value-type="float" office:value="0.15446" calcext:value-type="float">
            <text:p>0.15446</text:p>
          </table:table-cell>
          <table:table-cell office:value-type="float" office:value="0.511306" calcext:value-type="float">
            <text:p>0.511306</text:p>
          </table:table-cell>
          <table:table-cell office:value-type="float" office:value="0.516927" calcext:value-type="float">
            <text:p>0.516927</text:p>
          </table:table-cell>
          <table:table-cell office:value-type="float" office:value="0.519561" calcext:value-type="float">
            <text:p>0.519561</text:p>
          </table:table-cell>
          <table:table-cell office:value-type="float" office:value="0.521375" calcext:value-type="float">
            <text:p>0.521375</text:p>
          </table:table-cell>
          <table:table-cell office:value-type="float" office:value="0.529469" calcext:value-type="float">
            <text:p>0.529469</text:p>
          </table:table-cell>
          <table:table-cell office:value-type="float" office:value="0.534761" calcext:value-type="float">
            <text:p>0.534761</text:p>
          </table:table-cell>
          <table:table-cell office:value-type="float" office:value="0.53846" calcext:value-type="float">
            <text:p>0.53846</text:p>
          </table:table-cell>
          <table:table-cell office:value-type="float" office:value="0.550163" calcext:value-type="float">
            <text:p>0.550163</text:p>
          </table:table-cell>
          <table:table-cell office:value-type="float" office:value="0.596785" calcext:value-type="float">
            <text:p>0.596785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497327" calcext:value-type="float">
            <text:p>0.49732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office:value-type="float" office:value="0.397881" calcext:value-type="float">
            <text:p>0.397881</text:p>
          </table:table-cell>
          <table:table-cell office:value-type="float" office:value="0.51498" calcext:value-type="float">
            <text:p>0.51498</text:p>
          </table:table-cell>
          <table:table-cell office:value-type="float" office:value="0.51832" calcext:value-type="float">
            <text:p>0.51832</text:p>
          </table:table-cell>
          <table:table-cell office:value-type="float" office:value="0.520607" calcext:value-type="float">
            <text:p>0.520607</text:p>
          </table:table-cell>
          <table:table-cell office:value-type="float" office:value="0.526573" calcext:value-type="float">
            <text:p>0.526573</text:p>
          </table:table-cell>
          <table:table-cell office:value-type="float" office:value="0.534273" calcext:value-type="float">
            <text:p>0.534273</text:p>
          </table:table-cell>
          <table:table-cell office:value-type="float" office:value="0.53679" calcext:value-type="float">
            <text:p>0.53679</text:p>
          </table:table-cell>
          <table:table-cell office:value-type="float" office:value="0.54281" calcext:value-type="float">
            <text:p>0.54281</text:p>
          </table:table-cell>
          <table:table-cell office:value-type="float" office:value="0.551865" calcext:value-type="float">
            <text:p>0.551865</text:p>
          </table:table-cell>
          <table:table-cell office:value-type="float" office:value="0.612044" calcext:value-type="float">
            <text:p>0.612044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525614" calcext:value-type="float">
            <text:p>0.52561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86193" calcext:value-type="float">
            <text:p>0.486193</text:p>
          </table:table-cell>
          <table:table-cell office:value-type="float" office:value="0.506671" calcext:value-type="float">
            <text:p>0.506671</text:p>
          </table:table-cell>
          <table:table-cell office:value-type="float" office:value="0.515294" calcext:value-type="float">
            <text:p>0.515294</text:p>
          </table:table-cell>
          <table:table-cell office:value-type="float" office:value="0.518842" calcext:value-type="float">
            <text:p>0.518842</text:p>
          </table:table-cell>
          <table:table-cell office:value-type="float" office:value="0.521047" calcext:value-type="float">
            <text:p>0.521047</text:p>
          </table:table-cell>
          <table:table-cell office:value-type="float" office:value="0.529097" calcext:value-type="float">
            <text:p>0.529097</text:p>
          </table:table-cell>
          <table:table-cell office:value-type="float" office:value="0.534513" calcext:value-type="float">
            <text:p>0.534513</text:p>
          </table:table-cell>
          <table:table-cell office:value-type="float" office:value="0.537217" calcext:value-type="float">
            <text:p>0.537217</text:p>
          </table:table-cell>
          <table:table-cell office:value-type="float" office:value="0.548167" calcext:value-type="float">
            <text:p>0.548167</text:p>
          </table:table-cell>
          <table:table-cell office:value-type="float" office:value="0.553335" calcext:value-type="float">
            <text:p>0.553335</text:p>
          </table:table-cell>
          <table:table-cell office:value-type="float" office:value="0.618712" calcext:value-type="float">
            <text:p>0.618712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538289" calcext:value-type="float">
            <text:p>0.53828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" calcext:value-type="float">
            <text:p>-1</text:p>
          </table:table-cell>
          <table:table-cell office:value-type="float" office:value="0.355851" calcext:value-type="float">
            <text:p>0.355851</text:p>
          </table:table-cell>
          <table:table-cell office:value-type="float" office:value="0.514022" calcext:value-type="float">
            <text:p>0.514022</text:p>
          </table:table-cell>
          <table:table-cell office:value-type="float" office:value="0.517418" calcext:value-type="float">
            <text:p>0.517418</text:p>
          </table:table-cell>
          <table:table-cell office:value-type="float" office:value="0.519722" calcext:value-type="float">
            <text:p>0.519722</text:p>
          </table:table-cell>
          <table:table-cell office:value-type="float" office:value="0.521746" calcext:value-type="float">
            <text:p>0.521746</text:p>
          </table:table-cell>
          <table:table-cell office:value-type="float" office:value="0.531567" calcext:value-type="float">
            <text:p>0.531567</text:p>
          </table:table-cell>
          <table:table-cell office:value-type="float" office:value="0.535342" calcext:value-type="float">
            <text:p>0.535342</text:p>
          </table:table-cell>
          <table:table-cell office:value-type="float" office:value="0.542341" calcext:value-type="float">
            <text:p>0.542341</text:p>
          </table:table-cell>
          <table:table-cell office:value-type="float" office:value="0.551936" calcext:value-type="float">
            <text:p>0.551936</text:p>
          </table:table-cell>
          <table:table-cell office:value-type="float" office:value="0.625782" calcext:value-type="float">
            <text:p>0.625782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521573" calcext:value-type="float">
            <text:p>0.52157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" calcext:value-type="float">
            <text:p>-1</text:p>
          </table:table-cell>
          <table:table-cell office:value-type="float" office:value="0.431721" calcext:value-type="float">
            <text:p>0.431721</text:p>
          </table:table-cell>
          <table:table-cell office:value-type="float" office:value="0.513332" calcext:value-type="float">
            <text:p>0.513332</text:p>
          </table:table-cell>
          <table:table-cell office:value-type="float" office:value="0.516449" calcext:value-type="float">
            <text:p>0.516449</text:p>
          </table:table-cell>
          <table:table-cell office:value-type="float" office:value="0.519051" calcext:value-type="float">
            <text:p>0.519051</text:p>
          </table:table-cell>
          <table:table-cell office:value-type="float" office:value="0.52187" calcext:value-type="float">
            <text:p>0.52187</text:p>
          </table:table-cell>
          <table:table-cell office:value-type="float" office:value="0.532106" calcext:value-type="float">
            <text:p>0.532106</text:p>
          </table:table-cell>
          <table:table-cell office:value-type="float" office:value="0.53532" calcext:value-type="float">
            <text:p>0.53532</text:p>
          </table:table-cell>
          <table:table-cell office:value-type="float" office:value="0.545173" calcext:value-type="float">
            <text:p>0.545173</text:p>
          </table:table-cell>
          <table:table-cell office:value-type="float" office:value="0.551673" calcext:value-type="float">
            <text:p>0.551673</text:p>
          </table:table-cell>
          <table:table-cell office:value-type="float" office:value="0.614429" calcext:value-type="float">
            <text:p>0.614429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528112" calcext:value-type="float">
            <text:p>0.52811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31953" calcext:value-type="float">
            <text:p>0.031953</text:p>
          </table:table-cell>
          <table:table-cell office:value-type="float" office:value="0.482331" calcext:value-type="float">
            <text:p>0.482331</text:p>
          </table:table-cell>
          <table:table-cell office:value-type="float" office:value="0.515041" calcext:value-type="float">
            <text:p>0.515041</text:p>
          </table:table-cell>
          <table:table-cell office:value-type="float" office:value="0.518263" calcext:value-type="float">
            <text:p>0.518263</text:p>
          </table:table-cell>
          <table:table-cell office:value-type="float" office:value="0.52084" calcext:value-type="float">
            <text:p>0.52084</text:p>
          </table:table-cell>
          <table:table-cell office:value-type="float" office:value="0.529809" calcext:value-type="float">
            <text:p>0.529809</text:p>
          </table:table-cell>
          <table:table-cell office:value-type="float" office:value="0.535015" calcext:value-type="float">
            <text:p>0.535015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550105" calcext:value-type="float">
            <text:p>0.550105</text:p>
          </table:table-cell>
          <table:table-cell office:value-type="float" office:value="0.552335" calcext:value-type="float">
            <text:p>0.552335</text:p>
          </table:table-cell>
          <table:table-cell office:value-type="float" office:value="0.614357" calcext:value-type="float">
            <text:p>0.614357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535976" calcext:value-type="float">
            <text:p>0.53597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76898" calcext:value-type="float">
            <text:p>0.076898</text:p>
          </table:table-cell>
          <table:table-cell office:value-type="float" office:value="0.487073" calcext:value-type="float">
            <text:p>0.487073</text:p>
          </table:table-cell>
          <table:table-cell office:value-type="float" office:value="0.516965" calcext:value-type="float">
            <text:p>0.516965</text:p>
          </table:table-cell>
          <table:table-cell office:value-type="float" office:value="0.519263" calcext:value-type="float">
            <text:p>0.519263</text:p>
          </table:table-cell>
          <table:table-cell office:value-type="float" office:value="0.524722" calcext:value-type="float">
            <text:p>0.524722</text:p>
          </table:table-cell>
          <table:table-cell office:value-type="float" office:value="0.53351" calcext:value-type="float">
            <text:p>0.53351</text:p>
          </table:table-cell>
          <table:table-cell office:value-type="float" office:value="0.537263" calcext:value-type="float">
            <text:p>0.537263</text:p>
          </table:table-cell>
          <table:table-cell office:value-type="float" office:value="0.545571" calcext:value-type="float">
            <text:p>0.545571</text:p>
          </table:table-cell>
          <table:table-cell office:value-type="float" office:value="0.550485" calcext:value-type="float">
            <text:p>0.550485</text:p>
          </table:table-cell>
          <table:table-cell office:value-type="float" office:value="0.552276" calcext:value-type="float">
            <text:p>0.552276</text:p>
          </table:table-cell>
          <table:table-cell office:value-type="float" office:value="0.608657" calcext:value-type="float">
            <text:p>0.608657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537578" calcext:value-type="float">
            <text:p>0.53757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59581" calcext:value-type="float">
            <text:p>0.459581</text:p>
          </table:table-cell>
          <table:table-cell office:value-type="float" office:value="0.504977" calcext:value-type="float">
            <text:p>0.504977</text:p>
          </table:table-cell>
          <table:table-cell office:value-type="float" office:value="0.515845" calcext:value-type="float">
            <text:p>0.515845</text:p>
          </table:table-cell>
          <table:table-cell office:value-type="float" office:value="0.519363" calcext:value-type="float">
            <text:p>0.519363</text:p>
          </table:table-cell>
          <table:table-cell office:value-type="float" office:value="0.525042" calcext:value-type="float">
            <text:p>0.525042</text:p>
          </table:table-cell>
          <table:table-cell office:value-type="float" office:value="0.53421" calcext:value-type="float">
            <text:p>0.53421</text:p>
          </table:table-cell>
          <table:table-cell office:value-type="float" office:value="0.537028" calcext:value-type="float">
            <text:p>0.537028</text:p>
          </table:table-cell>
          <table:table-cell office:value-type="float" office:value="0.544404" calcext:value-type="float">
            <text:p>0.544404</text:p>
          </table:table-cell>
          <table:table-cell office:value-type="float" office:value="0.549984" calcext:value-type="float">
            <text:p>0.549984</text:p>
          </table:table-cell>
          <table:table-cell office:value-type="float" office:value="0.551968" calcext:value-type="float">
            <text:p>0.551968</text:p>
          </table:table-cell>
          <table:table-cell office:value-type="float" office:value="0.608298" calcext:value-type="float">
            <text:p>0.608298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539112" calcext:value-type="float">
            <text:p>0.5391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94397" calcext:value-type="float">
            <text:p>0.494397</text:p>
          </table:table-cell>
          <table:table-cell office:value-type="float" office:value="0.504694" calcext:value-type="float">
            <text:p>0.504694</text:p>
          </table:table-cell>
          <table:table-cell office:value-type="float" office:value="0.514058" calcext:value-type="float">
            <text:p>0.514058</text:p>
          </table:table-cell>
          <table:table-cell office:value-type="float" office:value="0.518592" calcext:value-type="float">
            <text:p>0.518592</text:p>
          </table:table-cell>
          <table:table-cell office:value-type="float" office:value="0.523546" calcext:value-type="float">
            <text:p>0.523546</text:p>
          </table:table-cell>
          <table:table-cell office:value-type="float" office:value="0.533548" calcext:value-type="float">
            <text:p>0.533548</text:p>
          </table:table-cell>
          <table:table-cell office:value-type="float" office:value="0.535808" calcext:value-type="float">
            <text:p>0.535808</text:p>
          </table:table-cell>
          <table:table-cell office:value-type="float" office:value="0.541033" calcext:value-type="float">
            <text:p>0.541033</text:p>
          </table:table-cell>
          <table:table-cell office:value-type="float" office:value="0.54919" calcext:value-type="float">
            <text:p>0.54919</text:p>
          </table:table-cell>
          <table:table-cell office:value-type="float" office:value="0.552407" calcext:value-type="float">
            <text:p>0.552407</text:p>
          </table:table-cell>
          <table:table-cell office:value-type="float" office:value="0.616304" calcext:value-type="float">
            <text:p>0.616304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538918" calcext:value-type="float">
            <text:p>0.53891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00268" calcext:value-type="float">
            <text:p>0.500268</text:p>
          </table:table-cell>
          <table:table-cell office:value-type="float" office:value="0.509043" calcext:value-type="float">
            <text:p>0.509043</text:p>
          </table:table-cell>
          <table:table-cell office:value-type="float" office:value="0.516372" calcext:value-type="float">
            <text:p>0.516372</text:p>
          </table:table-cell>
          <table:table-cell office:value-type="float" office:value="0.519587" calcext:value-type="float">
            <text:p>0.519587</text:p>
          </table:table-cell>
          <table:table-cell office:value-type="float" office:value="0.527409" calcext:value-type="float">
            <text:p>0.527409</text:p>
          </table:table-cell>
          <table:table-cell office:value-type="float" office:value="0.534635" calcext:value-type="float">
            <text:p>0.534635</text:p>
          </table:table-cell>
          <table:table-cell office:value-type="float" office:value="0.536993" calcext:value-type="float">
            <text:p>0.536993</text:p>
          </table:table-cell>
          <table:table-cell office:value-type="float" office:value="0.545208" calcext:value-type="float">
            <text:p>0.545208</text:p>
          </table:table-cell>
          <table:table-cell office:value-type="float" office:value="0.550855" calcext:value-type="float">
            <text:p>0.550855</text:p>
          </table:table-cell>
          <table:table-cell office:value-type="float" office:value="0.553739" calcext:value-type="float">
            <text:p>0.553739</text:p>
          </table:table-cell>
          <table:table-cell office:value-type="float" office:value="0.655768" calcext:value-type="float">
            <text:p>0.655768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544961" calcext:value-type="float">
            <text:p>0.54496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float" office:value="0.431479" calcext:value-type="float">
            <text:p>0.431479</text:p>
          </table:table-cell>
          <table:table-cell office:value-type="float" office:value="0.515181" calcext:value-type="float">
            <text:p>0.515181</text:p>
          </table:table-cell>
          <table:table-cell office:value-type="float" office:value="0.519619" calcext:value-type="float">
            <text:p>0.519619</text:p>
          </table:table-cell>
          <table:table-cell office:value-type="float" office:value="0.528713" calcext:value-type="float">
            <text:p>0.528713</text:p>
          </table:table-cell>
          <table:table-cell office:value-type="float" office:value="0.535029" calcext:value-type="float">
            <text:p>0.535029</text:p>
          </table:table-cell>
          <table:table-cell office:value-type="float" office:value="0.536852" calcext:value-type="float">
            <text:p>0.536852</text:p>
          </table:table-cell>
          <table:table-cell office:value-type="float" office:value="0.543271" calcext:value-type="float">
            <text:p>0.543271</text:p>
          </table:table-cell>
          <table:table-cell office:value-type="float" office:value="0.550812" calcext:value-type="float">
            <text:p>0.550812</text:p>
          </table:table-cell>
          <table:table-cell office:value-type="float" office:value="0.554325" calcext:value-type="float">
            <text:p>0.554325</text:p>
          </table:table-cell>
          <table:table-cell office:value-type="float" office:value="0.668242" calcext:value-type="float">
            <text:p>0.668242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538352" calcext:value-type="float">
            <text:p>0.53835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34915" calcext:value-type="float">
            <text:p>0.034915</text:p>
          </table:table-cell>
          <table:table-cell office:value-type="float" office:value="0.473663" calcext:value-type="float">
            <text:p>0.473663</text:p>
          </table:table-cell>
          <table:table-cell office:value-type="float" office:value="0.516314" calcext:value-type="float">
            <text:p>0.516314</text:p>
          </table:table-cell>
          <table:table-cell office:value-type="float" office:value="0.52008" calcext:value-type="float">
            <text:p>0.52008</text:p>
          </table:table-cell>
          <table:table-cell office:value-type="float" office:value="0.532568" calcext:value-type="float">
            <text:p>0.532568</text:p>
          </table:table-cell>
          <table:table-cell office:value-type="float" office:value="0.536097" calcext:value-type="float">
            <text:p>0.536097</text:p>
          </table:table-cell>
          <table:table-cell office:value-type="float" office:value="0.539038" calcext:value-type="float">
            <text:p>0.539038</text:p>
          </table:table-cell>
          <table:table-cell office:value-type="float" office:value="0.546749" calcext:value-type="float">
            <text:p>0.546749</text:p>
          </table:table-cell>
          <table:table-cell office:value-type="float" office:value="0.551453" calcext:value-type="float">
            <text:p>0.551453</text:p>
          </table:table-cell>
          <table:table-cell office:value-type="float" office:value="0.556711" calcext:value-type="float">
            <text:p>0.556711</text:p>
          </table:table-cell>
          <table:table-cell office:value-type="float" office:value="0.67222" calcext:value-type="float">
            <text:p>0.67222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544489" calcext:value-type="float">
            <text:p>0.54448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0.410099" calcext:value-type="float">
            <text:p>0.410099</text:p>
          </table:table-cell>
          <table:table-cell office:value-type="float" office:value="0.517594" calcext:value-type="float">
            <text:p>0.517594</text:p>
          </table:table-cell>
          <table:table-cell office:value-type="float" office:value="0.522007" calcext:value-type="float">
            <text:p>0.522007</text:p>
          </table:table-cell>
          <table:table-cell office:value-type="float" office:value="0.533147" calcext:value-type="float">
            <text:p>0.533147</text:p>
          </table:table-cell>
          <table:table-cell office:value-type="float" office:value="0.53659" calcext:value-type="float">
            <text:p>0.53659</text:p>
          </table:table-cell>
          <table:table-cell office:value-type="float" office:value="0.542505" calcext:value-type="float">
            <text:p>0.542505</text:p>
          </table:table-cell>
          <table:table-cell office:value-type="float" office:value="0.54826" calcext:value-type="float">
            <text:p>0.54826</text:p>
          </table:table-cell>
          <table:table-cell office:value-type="float" office:value="0.551691" calcext:value-type="float">
            <text:p>0.551691</text:p>
          </table:table-cell>
          <table:table-cell office:value-type="float" office:value="0.554949" calcext:value-type="float">
            <text:p>0.554949</text:p>
          </table:table-cell>
          <table:table-cell office:value-type="float" office:value="0.652408" calcext:value-type="float">
            <text:p>0.652408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536925" calcext:value-type="float">
            <text:p>0.53692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" calcext:value-type="float">
            <text:p>-1</text:p>
          </table:table-cell>
          <table:table-cell office:value-type="float" office:value="0.408199" calcext:value-type="float">
            <text:p>0.408199</text:p>
          </table:table-cell>
          <table:table-cell office:value-type="float" office:value="0.518075" calcext:value-type="float">
            <text:p>0.518075</text:p>
          </table:table-cell>
          <table:table-cell office:value-type="float" office:value="0.524719" calcext:value-type="float">
            <text:p>0.524719</text:p>
          </table:table-cell>
          <table:table-cell office:value-type="float" office:value="0.533466" calcext:value-type="float">
            <text:p>0.533466</text:p>
          </table:table-cell>
          <table:table-cell office:value-type="float" office:value="0.536891" calcext:value-type="float">
            <text:p>0.536891</text:p>
          </table:table-cell>
          <table:table-cell office:value-type="float" office:value="0.54294" calcext:value-type="float">
            <text:p>0.54294</text:p>
          </table:table-cell>
          <table:table-cell office:value-type="float" office:value="0.547364" calcext:value-type="float">
            <text:p>0.547364</text:p>
          </table:table-cell>
          <table:table-cell office:value-type="float" office:value="0.551247" calcext:value-type="float">
            <text:p>0.551247</text:p>
          </table:table-cell>
          <table:table-cell office:value-type="float" office:value="0.555074" calcext:value-type="float">
            <text:p>0.555074</text:p>
          </table:table-cell>
          <table:table-cell office:value-type="float" office:value="0.628615" calcext:value-type="float">
            <text:p>0.628615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534659" calcext:value-type="float">
            <text:p>0.53465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" calcext:value-type="float">
            <text:p>-1</text:p>
          </table:table-cell>
          <table:table-cell office:value-type="float" office:value="0.361546" calcext:value-type="float">
            <text:p>0.361546</text:p>
          </table:table-cell>
          <table:table-cell office:value-type="float" office:value="0.516666" calcext:value-type="float">
            <text:p>0.516666</text:p>
          </table:table-cell>
          <table:table-cell office:value-type="float" office:value="0.522166" calcext:value-type="float">
            <text:p>0.522166</text:p>
          </table:table-cell>
          <table:table-cell office:value-type="float" office:value="0.53246" calcext:value-type="float">
            <text:p>0.53246</text:p>
          </table:table-cell>
          <table:table-cell office:value-type="float" office:value="0.536874" calcext:value-type="float">
            <text:p>0.536874</text:p>
          </table:table-cell>
          <table:table-cell office:value-type="float" office:value="0.545163" calcext:value-type="float">
            <text:p>0.545163</text:p>
          </table:table-cell>
          <table:table-cell office:value-type="float" office:value="0.549878" calcext:value-type="float">
            <text:p>0.549878</text:p>
          </table:table-cell>
          <table:table-cell office:value-type="float" office:value="0.551894" calcext:value-type="float">
            <text:p>0.551894</text:p>
          </table:table-cell>
          <table:table-cell office:value-type="float" office:value="0.556127" calcext:value-type="float">
            <text:p>0.556127</text:p>
          </table:table-cell>
          <table:table-cell office:value-type="float" office:value="0.622723" calcext:value-type="float">
            <text:p>0.622723</text:p>
          </table:table-cell>
          <table:table-cell office:value-type="float" office:value="0.75206" calcext:value-type="float">
            <text:p>0.75206</text:p>
          </table:table-cell>
          <table:table-cell office:value-type="float" office:value="0.52955" calcext:value-type="float">
            <text:p>0.5295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49971" calcext:value-type="float">
            <text:p>0.49971</text:p>
          </table:table-cell>
          <table:table-cell office:value-type="float" office:value="0.509094" calcext:value-type="float">
            <text:p>0.509094</text:p>
          </table:table-cell>
          <table:table-cell office:value-type="float" office:value="0.517675" calcext:value-type="float">
            <text:p>0.517675</text:p>
          </table:table-cell>
          <table:table-cell office:value-type="float" office:value="0.520936" calcext:value-type="float">
            <text:p>0.520936</text:p>
          </table:table-cell>
          <table:table-cell office:value-type="float" office:value="0.529675" calcext:value-type="float">
            <text:p>0.529675</text:p>
          </table:table-cell>
          <table:table-cell office:value-type="float" office:value="0.535732" calcext:value-type="float">
            <text:p>0.535732</text:p>
          </table:table-cell>
          <table:table-cell office:value-type="float" office:value="0.542042" calcext:value-type="float">
            <text:p>0.542042</text:p>
          </table:table-cell>
          <table:table-cell office:value-type="float" office:value="0.548295" calcext:value-type="float">
            <text:p>0.548295</text:p>
          </table:table-cell>
          <table:table-cell office:value-type="float" office:value="0.552112" calcext:value-type="float">
            <text:p>0.552112</text:p>
          </table:table-cell>
          <table:table-cell office:value-type="float" office:value="0.557687" calcext:value-type="float">
            <text:p>0.557687</text:p>
          </table:table-cell>
          <table:table-cell office:value-type="float" office:value="0.655983" calcext:value-type="float">
            <text:p>0.655983</text:p>
          </table:table-cell>
          <table:table-cell office:value-type="float" office:value="0.75206" calcext:value-type="float">
            <text:p>0.75206</text:p>
          </table:table-cell>
          <table:table-cell office:value-type="float" office:value="0.546923" calcext:value-type="float">
            <text:p>0.54692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87292" calcext:value-type="float">
            <text:p>0.487292</text:p>
          </table:table-cell>
          <table:table-cell office:value-type="float" office:value="0.506506" calcext:value-type="float">
            <text:p>0.506506</text:p>
          </table:table-cell>
          <table:table-cell office:value-type="float" office:value="0.518008" calcext:value-type="float">
            <text:p>0.518008</text:p>
          </table:table-cell>
          <table:table-cell office:value-type="float" office:value="0.520986" calcext:value-type="float">
            <text:p>0.520986</text:p>
          </table:table-cell>
          <table:table-cell office:value-type="float" office:value="0.531178" calcext:value-type="float">
            <text:p>0.531178</text:p>
          </table:table-cell>
          <table:table-cell office:value-type="float" office:value="0.535639" calcext:value-type="float">
            <text:p>0.535639</text:p>
          </table:table-cell>
          <table:table-cell office:value-type="float" office:value="0.544586" calcext:value-type="float">
            <text:p>0.544586</text:p>
          </table:table-cell>
          <table:table-cell office:value-type="float" office:value="0.549005" calcext:value-type="float">
            <text:p>0.549005</text:p>
          </table:table-cell>
          <table:table-cell office:value-type="float" office:value="0.552684" calcext:value-type="float">
            <text:p>0.552684</text:p>
          </table:table-cell>
          <table:table-cell office:value-type="float" office:value="0.558421" calcext:value-type="float">
            <text:p>0.558421</text:p>
          </table:table-cell>
          <table:table-cell office:value-type="float" office:value="0.642912" calcext:value-type="float">
            <text:p>0.642912</text:p>
          </table:table-cell>
          <table:table-cell office:value-type="float" office:value="0.752525" calcext:value-type="float">
            <text:p>0.752525</text:p>
          </table:table-cell>
          <table:table-cell office:value-type="float" office:value="0.545992" calcext:value-type="float">
            <text:p>0.54599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51298" calcext:value-type="float">
            <text:p>0.151298</text:p>
          </table:table-cell>
          <table:table-cell office:value-type="float" office:value="0.472012" calcext:value-type="float">
            <text:p>0.472012</text:p>
          </table:table-cell>
          <table:table-cell office:value-type="float" office:value="0.516925" calcext:value-type="float">
            <text:p>0.516925</text:p>
          </table:table-cell>
          <table:table-cell office:value-type="float" office:value="0.520591" calcext:value-type="float">
            <text:p>0.520591</text:p>
          </table:table-cell>
          <table:table-cell office:value-type="float" office:value="0.528899" calcext:value-type="float">
            <text:p>0.528899</text:p>
          </table:table-cell>
          <table:table-cell office:value-type="float" office:value="0.535292" calcext:value-type="float">
            <text:p>0.535292</text:p>
          </table:table-cell>
          <table:table-cell office:value-type="float" office:value="0.543098" calcext:value-type="float">
            <text:p>0.543098</text:p>
          </table:table-cell>
          <table:table-cell office:value-type="float" office:value="0.549623" calcext:value-type="float">
            <text:p>0.549623</text:p>
          </table:table-cell>
          <table:table-cell office:value-type="float" office:value="0.552992" calcext:value-type="float">
            <text:p>0.552992</text:p>
          </table:table-cell>
          <table:table-cell office:value-type="float" office:value="0.560566" calcext:value-type="float">
            <text:p>0.560566</text:p>
          </table:table-cell>
          <table:table-cell office:value-type="float" office:value="0.655871" calcext:value-type="float">
            <text:p>0.655871</text:p>
          </table:table-cell>
          <table:table-cell office:value-type="float" office:value="0.752525" calcext:value-type="float">
            <text:p>0.752525</text:p>
          </table:table-cell>
          <table:table-cell office:value-type="float" office:value="0.543587" calcext:value-type="float">
            <text:p>0.54358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" calcext:value-type="float">
            <text:p>-1</text:p>
          </table:table-cell>
          <table:table-cell office:value-type="float" office:value="0.319249" calcext:value-type="float">
            <text:p>0.319249</text:p>
          </table:table-cell>
          <table:table-cell office:value-type="float" office:value="0.51349" calcext:value-type="float">
            <text:p>0.51349</text:p>
          </table:table-cell>
          <table:table-cell office:value-type="float" office:value="0.522451" calcext:value-type="float">
            <text:p>0.522451</text:p>
          </table:table-cell>
          <table:table-cell office:value-type="float" office:value="0.532817" calcext:value-type="float">
            <text:p>0.532817</text:p>
          </table:table-cell>
          <table:table-cell office:value-type="float" office:value="0.539601" calcext:value-type="float">
            <text:p>0.539601</text:p>
          </table:table-cell>
          <table:table-cell office:value-type="float" office:value="0.546913" calcext:value-type="float">
            <text:p>0.546913</text:p>
          </table:table-cell>
          <table:table-cell office:value-type="float" office:value="0.549886" calcext:value-type="float">
            <text:p>0.549886</text:p>
          </table:table-cell>
          <table:table-cell office:value-type="float" office:value="0.552687" calcext:value-type="float">
            <text:p>0.552687</text:p>
          </table:table-cell>
          <table:table-cell office:value-type="float" office:value="0.563879" calcext:value-type="float">
            <text:p>0.563879</text:p>
          </table:table-cell>
          <table:table-cell office:value-type="float" office:value="0.670922" calcext:value-type="float">
            <text:p>0.670922</text:p>
          </table:table-cell>
          <table:table-cell office:value-type="float" office:value="0.752525" calcext:value-type="float">
            <text:p>0.752525</text:p>
          </table:table-cell>
          <table:table-cell office:value-type="float" office:value="0.531189" calcext:value-type="float">
            <text:p>0.53118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44673" calcext:value-type="float">
            <text:p>0.044673</text:p>
          </table:table-cell>
          <table:table-cell office:value-type="float" office:value="0.467949" calcext:value-type="float">
            <text:p>0.467949</text:p>
          </table:table-cell>
          <table:table-cell office:value-type="float" office:value="0.522571" calcext:value-type="float">
            <text:p>0.522571</text:p>
          </table:table-cell>
          <table:table-cell office:value-type="float" office:value="0.532278" calcext:value-type="float">
            <text:p>0.532278</text:p>
          </table:table-cell>
          <table:table-cell office:value-type="float" office:value="0.53518" calcext:value-type="float">
            <text:p>0.53518</text:p>
          </table:table-cell>
          <table:table-cell office:value-type="float" office:value="0.539446" calcext:value-type="float">
            <text:p>0.539446</text:p>
          </table:table-cell>
          <table:table-cell office:value-type="float" office:value="0.547209" calcext:value-type="float">
            <text:p>0.547209</text:p>
          </table:table-cell>
          <table:table-cell office:value-type="float" office:value="0.550584" calcext:value-type="float">
            <text:p>0.550584</text:p>
          </table:table-cell>
          <table:table-cell office:value-type="float" office:value="0.553974" calcext:value-type="float">
            <text:p>0.553974</text:p>
          </table:table-cell>
          <table:table-cell office:value-type="float" office:value="0.563786" calcext:value-type="float">
            <text:p>0.563786</text:p>
          </table:table-cell>
          <table:table-cell office:value-type="float" office:value="0.698048" calcext:value-type="float">
            <text:p>0.698048</text:p>
          </table:table-cell>
          <table:table-cell office:value-type="float" office:value="0.752525" calcext:value-type="float">
            <text:p>0.752525</text:p>
          </table:table-cell>
          <table:table-cell office:value-type="float" office:value="0.551103" calcext:value-type="float">
            <text:p>0.55110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01263" calcext:value-type="float">
            <text:p>0.501263</text:p>
          </table:table-cell>
          <table:table-cell office:value-type="float" office:value="0.507016" calcext:value-type="float">
            <text:p>0.507016</text:p>
          </table:table-cell>
          <table:table-cell office:value-type="float" office:value="0.522272" calcext:value-type="float">
            <text:p>0.522272</text:p>
          </table:table-cell>
          <table:table-cell office:value-type="float" office:value="0.532414" calcext:value-type="float">
            <text:p>0.532414</text:p>
          </table:table-cell>
          <table:table-cell office:value-type="float" office:value="0.535433" calcext:value-type="float">
            <text:p>0.535433</text:p>
          </table:table-cell>
          <table:table-cell office:value-type="float" office:value="0.540436" calcext:value-type="float">
            <text:p>0.540436</text:p>
          </table:table-cell>
          <table:table-cell office:value-type="float" office:value="0.546708" calcext:value-type="float">
            <text:p>0.546708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554216" calcext:value-type="float">
            <text:p>0.554216</text:p>
          </table:table-cell>
          <table:table-cell office:value-type="float" office:value="0.564155" calcext:value-type="float">
            <text:p>0.564155</text:p>
          </table:table-cell>
          <table:table-cell office:value-type="float" office:value="0.684712" calcext:value-type="float">
            <text:p>0.684712</text:p>
          </table:table-cell>
          <table:table-cell office:value-type="float" office:value="0.752525" calcext:value-type="float">
            <text:p>0.752525</text:p>
          </table:table-cell>
          <table:table-cell office:value-type="float" office:value="0.553776" calcext:value-type="float">
            <text:p>0.55377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" calcext:value-type="float">
            <text:p>-1</text:p>
          </table:table-cell>
          <table:table-cell office:value-type="float" office:value="0.430737" calcext:value-type="float">
            <text:p>0.430737</text:p>
          </table:table-cell>
          <table:table-cell office:value-type="float" office:value="0.518014" calcext:value-type="float">
            <text:p>0.518014</text:p>
          </table:table-cell>
          <table:table-cell office:value-type="float" office:value="0.526715" calcext:value-type="float">
            <text:p>0.526715</text:p>
          </table:table-cell>
          <table:table-cell office:value-type="float" office:value="0.534991" calcext:value-type="float">
            <text:p>0.534991</text:p>
          </table:table-cell>
          <table:table-cell office:value-type="float" office:value="0.537902" calcext:value-type="float">
            <text:p>0.537902</text:p>
          </table:table-cell>
          <table:table-cell office:value-type="float" office:value="0.545657" calcext:value-type="float">
            <text:p>0.545657</text:p>
          </table:table-cell>
          <table:table-cell office:value-type="float" office:value="0.549852" calcext:value-type="float">
            <text:p>0.549852</text:p>
          </table:table-cell>
          <table:table-cell office:value-type="float" office:value="0.55238" calcext:value-type="float">
            <text:p>0.55238</text:p>
          </table:table-cell>
          <table:table-cell office:value-type="float" office:value="0.558345" calcext:value-type="float">
            <text:p>0.558345</text:p>
          </table:table-cell>
          <table:table-cell office:value-type="float" office:value="0.650966" calcext:value-type="float">
            <text:p>0.650966</text:p>
          </table:table-cell>
          <table:table-cell office:value-type="float" office:value="0.752525" calcext:value-type="float">
            <text:p>0.752525</text:p>
          </table:table-cell>
          <table:table-cell office:value-type="float" office:value="0.540556" calcext:value-type="float">
            <text:p>0.54055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232028" calcext:value-type="float">
            <text:p>0.232028</text:p>
          </table:table-cell>
          <table:table-cell office:value-type="float" office:value="0.492263" calcext:value-type="float">
            <text:p>0.492263</text:p>
          </table:table-cell>
          <table:table-cell office:value-type="float" office:value="0.518289" calcext:value-type="float">
            <text:p>0.518289</text:p>
          </table:table-cell>
          <table:table-cell office:value-type="float" office:value="0.526361" calcext:value-type="float">
            <text:p>0.526361</text:p>
          </table:table-cell>
          <table:table-cell office:value-type="float" office:value="0.534932" calcext:value-type="float">
            <text:p>0.534932</text:p>
          </table:table-cell>
          <table:table-cell office:value-type="float" office:value="0.54026" calcext:value-type="float">
            <text:p>0.54026</text:p>
          </table:table-cell>
          <table:table-cell office:value-type="float" office:value="0.546953" calcext:value-type="float">
            <text:p>0.546953</text:p>
          </table:table-cell>
          <table:table-cell office:value-type="float" office:value="0.550437" calcext:value-type="float">
            <text:p>0.550437</text:p>
          </table:table-cell>
          <table:table-cell office:value-type="float" office:value="0.552579" calcext:value-type="float">
            <text:p>0.552579</text:p>
          </table:table-cell>
          <table:table-cell office:value-type="float" office:value="0.556234" calcext:value-type="float">
            <text:p>0.556234</text:p>
          </table:table-cell>
          <table:table-cell office:value-type="float" office:value="0.646732" calcext:value-type="float">
            <text:p>0.646732</text:p>
          </table:table-cell>
          <table:table-cell office:value-type="float" office:value="0.752525" calcext:value-type="float">
            <text:p>0.752525</text:p>
          </table:table-cell>
          <table:table-cell office:value-type="float" office:value="0.546504" calcext:value-type="float">
            <text:p>0.54650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22427" calcext:value-type="float">
            <text:p>0.022427</text:p>
          </table:table-cell>
          <table:table-cell office:value-type="float" office:value="0.456733" calcext:value-type="float">
            <text:p>0.456733</text:p>
          </table:table-cell>
          <table:table-cell office:value-type="float" office:value="0.51903" calcext:value-type="float">
            <text:p>0.51903</text:p>
          </table:table-cell>
          <table:table-cell office:value-type="float" office:value="0.531245" calcext:value-type="float">
            <text:p>0.531245</text:p>
          </table:table-cell>
          <table:table-cell office:value-type="float" office:value="0.536382" calcext:value-type="float">
            <text:p>0.536382</text:p>
          </table:table-cell>
          <table:table-cell office:value-type="float" office:value="0.543236" calcext:value-type="float">
            <text:p>0.543236</text:p>
          </table:table-cell>
          <table:table-cell office:value-type="float" office:value="0.549197" calcext:value-type="float">
            <text:p>0.549197</text:p>
          </table:table-cell>
          <table:table-cell office:value-type="float" office:value="0.551773" calcext:value-type="float">
            <text:p>0.551773</text:p>
          </table:table-cell>
          <table:table-cell office:value-type="float" office:value="0.554208" calcext:value-type="float">
            <text:p>0.554208</text:p>
          </table:table-cell>
          <table:table-cell office:value-type="float" office:value="0.561129" calcext:value-type="float">
            <text:p>0.561129</text:p>
          </table:table-cell>
          <table:table-cell office:value-type="float" office:value="0.673153" calcext:value-type="float">
            <text:p>0.673153</text:p>
          </table:table-cell>
          <table:table-cell office:value-type="float" office:value="0.752525" calcext:value-type="float">
            <text:p>0.752525</text:p>
          </table:table-cell>
          <table:table-cell office:value-type="float" office:value="0.547609" calcext:value-type="float">
            <text:p>0.54760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98679" calcext:value-type="float">
            <text:p>0.498679</text:p>
          </table:table-cell>
          <table:table-cell office:value-type="float" office:value="0.508051" calcext:value-type="float">
            <text:p>0.508051</text:p>
          </table:table-cell>
          <table:table-cell office:value-type="float" office:value="0.51803" calcext:value-type="float">
            <text:p>0.51803</text:p>
          </table:table-cell>
          <table:table-cell office:value-type="float" office:value="0.529664" calcext:value-type="float">
            <text:p>0.529664</text:p>
          </table:table-cell>
          <table:table-cell office:value-type="float" office:value="0.534729" calcext:value-type="float">
            <text:p>0.534729</text:p>
          </table:table-cell>
          <table:table-cell office:value-type="float" office:value="0.540696" calcext:value-type="float">
            <text:p>0.540696</text:p>
          </table:table-cell>
          <table:table-cell office:value-type="float" office:value="0.548843" calcext:value-type="float">
            <text:p>0.548843</text:p>
          </table:table-cell>
          <table:table-cell office:value-type="float" office:value="0.551669" calcext:value-type="float">
            <text:p>0.551669</text:p>
          </table:table-cell>
          <table:table-cell office:value-type="float" office:value="0.554052" calcext:value-type="float">
            <text:p>0.554052</text:p>
          </table:table-cell>
          <table:table-cell office:value-type="float" office:value="0.561481" calcext:value-type="float">
            <text:p>0.561481</text:p>
          </table:table-cell>
          <table:table-cell office:value-type="float" office:value="0.676359" calcext:value-type="float">
            <text:p>0.676359</text:p>
          </table:table-cell>
          <table:table-cell office:value-type="float" office:value="0.752525" calcext:value-type="float">
            <text:p>0.752525</text:p>
          </table:table-cell>
          <table:table-cell office:value-type="float" office:value="0.552358" calcext:value-type="float">
            <text:p>0.55235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98679" calcext:value-type="float">
            <text:p>0.498679</text:p>
          </table:table-cell>
          <table:table-cell office:value-type="float" office:value="0.506079" calcext:value-type="float">
            <text:p>0.506079</text:p>
          </table:table-cell>
          <table:table-cell office:value-type="float" office:value="0.515334" calcext:value-type="float">
            <text:p>0.515334</text:p>
          </table:table-cell>
          <table:table-cell office:value-type="float" office:value="0.52316" calcext:value-type="float">
            <text:p>0.52316</text:p>
          </table:table-cell>
          <table:table-cell office:value-type="float" office:value="0.533659" calcext:value-type="float">
            <text:p>0.533659</text:p>
          </table:table-cell>
          <table:table-cell office:value-type="float" office:value="0.538456" calcext:value-type="float">
            <text:p>0.538456</text:p>
          </table:table-cell>
          <table:table-cell office:value-type="float" office:value="0.544739" calcext:value-type="float">
            <text:p>0.544739</text:p>
          </table:table-cell>
          <table:table-cell office:value-type="float" office:value="0.550433" calcext:value-type="float">
            <text:p>0.550433</text:p>
          </table:table-cell>
          <table:table-cell office:value-type="float" office:value="0.553435" calcext:value-type="float">
            <text:p>0.553435</text:p>
          </table:table-cell>
          <table:table-cell office:value-type="float" office:value="0.571029" calcext:value-type="float">
            <text:p>0.571029</text:p>
          </table:table-cell>
          <table:table-cell office:value-type="float" office:value="0.705109" calcext:value-type="float">
            <text:p>0.705109</text:p>
          </table:table-cell>
          <table:table-cell office:value-type="float" office:value="0.752525" calcext:value-type="float">
            <text:p>0.752525</text:p>
          </table:table-cell>
          <table:table-cell office:value-type="float" office:value="0.554143" calcext:value-type="float">
            <text:p>0.55414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" calcext:value-type="float">
            <text:p>-1</text:p>
          </table:table-cell>
          <table:table-cell office:value-type="float" office:value="0.425203" calcext:value-type="float">
            <text:p>0.425203</text:p>
          </table:table-cell>
          <table:table-cell office:value-type="float" office:value="0.515434" calcext:value-type="float">
            <text:p>0.515434</text:p>
          </table:table-cell>
          <table:table-cell office:value-type="float" office:value="0.519823" calcext:value-type="float">
            <text:p>0.519823</text:p>
          </table:table-cell>
          <table:table-cell office:value-type="float" office:value="0.534445" calcext:value-type="float">
            <text:p>0.534445</text:p>
          </table:table-cell>
          <table:table-cell office:value-type="float" office:value="0.539853" calcext:value-type="float">
            <text:p>0.539853</text:p>
          </table:table-cell>
          <table:table-cell office:value-type="float" office:value="0.547436" calcext:value-type="float">
            <text:p>0.547436</text:p>
          </table:table-cell>
          <table:table-cell office:value-type="float" office:value="0.551431" calcext:value-type="float">
            <text:p>0.551431</text:p>
          </table:table-cell>
          <table:table-cell office:value-type="float" office:value="0.55388" calcext:value-type="float">
            <text:p>0.55388</text:p>
          </table:table-cell>
          <table:table-cell office:value-type="float" office:value="0.569204" calcext:value-type="float">
            <text:p>0.569204</text:p>
          </table:table-cell>
          <table:table-cell office:value-type="float" office:value="0.702518" calcext:value-type="float">
            <text:p>0.702518</text:p>
          </table:table-cell>
          <table:table-cell office:value-type="float" office:value="0.752525" calcext:value-type="float">
            <text:p>0.752525</text:p>
          </table:table-cell>
          <table:table-cell office:value-type="float" office:value="0.545923" calcext:value-type="float">
            <text:p>0.545923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68586" calcext:value-type="float">
            <text:p>0.368586</text:p>
          </table:table-cell>
          <table:table-cell office:value-type="float" office:value="0.496074" calcext:value-type="float">
            <text:p>0.496074</text:p>
          </table:table-cell>
          <table:table-cell office:value-type="float" office:value="0.515666" calcext:value-type="float">
            <text:p>0.515666</text:p>
          </table:table-cell>
          <table:table-cell office:value-type="float" office:value="0.521088" calcext:value-type="float">
            <text:p>0.521088</text:p>
          </table:table-cell>
          <table:table-cell office:value-type="float" office:value="0.534819" calcext:value-type="float">
            <text:p>0.534819</text:p>
          </table:table-cell>
          <table:table-cell office:value-type="float" office:value="0.541935" calcext:value-type="float">
            <text:p>0.541935</text:p>
          </table:table-cell>
          <table:table-cell office:value-type="float" office:value="0.549212" calcext:value-type="float">
            <text:p>0.549212</text:p>
          </table:table-cell>
          <table:table-cell office:value-type="float" office:value="0.552234" calcext:value-type="float">
            <text:p>0.552234</text:p>
          </table:table-cell>
          <table:table-cell office:value-type="float" office:value="0.555073" calcext:value-type="float">
            <text:p>0.555073</text:p>
          </table:table-cell>
          <table:table-cell office:value-type="float" office:value="0.58283" calcext:value-type="float">
            <text:p>0.58283</text:p>
          </table:table-cell>
          <table:table-cell office:value-type="float" office:value="0.706526" calcext:value-type="float">
            <text:p>0.706526</text:p>
          </table:table-cell>
          <table:table-cell office:value-type="float" office:value="0.752525" calcext:value-type="float">
            <text:p>0.752525</text:p>
          </table:table-cell>
          <table:table-cell office:value-type="float" office:value="0.555546" calcext:value-type="float">
            <text:p>0.55554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" calcext:value-type="float">
            <text:p>-1</text:p>
          </table:table-cell>
          <table:table-cell office:value-type="float" office:value="0.425676" calcext:value-type="float">
            <text:p>0.425676</text:p>
          </table:table-cell>
          <table:table-cell office:value-type="float" office:value="0.517638" calcext:value-type="float">
            <text:p>0.517638</text:p>
          </table:table-cell>
          <table:table-cell office:value-type="float" office:value="0.526126" calcext:value-type="float">
            <text:p>0.526126</text:p>
          </table:table-cell>
          <table:table-cell office:value-type="float" office:value="0.536176" calcext:value-type="float">
            <text:p>0.536176</text:p>
          </table:table-cell>
          <table:table-cell office:value-type="float" office:value="0.54448" calcext:value-type="float">
            <text:p>0.54448</text:p>
          </table:table-cell>
          <table:table-cell office:value-type="float" office:value="0.550074" calcext:value-type="float">
            <text:p>0.550074</text:p>
          </table:table-cell>
          <table:table-cell office:value-type="float" office:value="0.552185" calcext:value-type="float">
            <text:p>0.552185</text:p>
          </table:table-cell>
          <table:table-cell office:value-type="float" office:value="0.555951" calcext:value-type="float">
            <text:p>0.555951</text:p>
          </table:table-cell>
          <table:table-cell office:value-type="float" office:value="0.599142" calcext:value-type="float">
            <text:p>0.599142</text:p>
          </table:table-cell>
          <table:table-cell office:value-type="float" office:value="0.707874" calcext:value-type="float">
            <text:p>0.707874</text:p>
          </table:table-cell>
          <table:table-cell office:value-type="float" office:value="0.752525" calcext:value-type="float">
            <text:p>0.752525</text:p>
          </table:table-cell>
          <table:table-cell office:value-type="float" office:value="0.551532" calcext:value-type="float">
            <text:p>0.55153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" calcext:value-type="float">
            <text:p>-1</text:p>
          </table:table-cell>
          <table:table-cell office:value-type="float" office:value="0.424503" calcext:value-type="float">
            <text:p>0.424503</text:p>
          </table:table-cell>
          <table:table-cell office:value-type="float" office:value="0.517876" calcext:value-type="float">
            <text:p>0.517876</text:p>
          </table:table-cell>
          <table:table-cell office:value-type="float" office:value="0.528062" calcext:value-type="float">
            <text:p>0.528062</text:p>
          </table:table-cell>
          <table:table-cell office:value-type="float" office:value="0.53669" calcext:value-type="float">
            <text:p>0.53669</text:p>
          </table:table-cell>
          <table:table-cell office:value-type="float" office:value="0.545653" calcext:value-type="float">
            <text:p>0.545653</text:p>
          </table:table-cell>
          <table:table-cell office:value-type="float" office:value="0.550378" calcext:value-type="float">
            <text:p>0.550378</text:p>
          </table:table-cell>
          <table:table-cell office:value-type="float" office:value="0.552156" calcext:value-type="float">
            <text:p>0.552156</text:p>
          </table:table-cell>
          <table:table-cell office:value-type="float" office:value="0.55621" calcext:value-type="float">
            <text:p>0.55621</text:p>
          </table:table-cell>
          <table:table-cell office:value-type="float" office:value="0.583213" calcext:value-type="float">
            <text:p>0.583213</text:p>
          </table:table-cell>
          <table:table-cell office:value-type="float" office:value="0.694343" calcext:value-type="float">
            <text:p>0.694343</text:p>
          </table:table-cell>
          <table:table-cell office:value-type="float" office:value="0.752525" calcext:value-type="float">
            <text:p>0.752525</text:p>
          </table:table-cell>
          <table:table-cell office:value-type="float" office:value="0.548908" calcext:value-type="float">
            <text:p>0.54890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94903" calcext:value-type="float">
            <text:p>0.494903</text:p>
          </table:table-cell>
          <table:table-cell office:value-type="float" office:value="0.507513" calcext:value-type="float">
            <text:p>0.507513</text:p>
          </table:table-cell>
          <table:table-cell office:value-type="float" office:value="0.51856" calcext:value-type="float">
            <text:p>0.51856</text:p>
          </table:table-cell>
          <table:table-cell office:value-type="float" office:value="0.528786" calcext:value-type="float">
            <text:p>0.528786</text:p>
          </table:table-cell>
          <table:table-cell office:value-type="float" office:value="0.534546" calcext:value-type="float">
            <text:p>0.534546</text:p>
          </table:table-cell>
          <table:table-cell office:value-type="float" office:value="0.540423" calcext:value-type="float">
            <text:p>0.540423</text:p>
          </table:table-cell>
          <table:table-cell office:value-type="float" office:value="0.548164" calcext:value-type="float">
            <text:p>0.548164</text:p>
          </table:table-cell>
          <table:table-cell office:value-type="float" office:value="0.5516" calcext:value-type="float">
            <text:p>0.5516</text:p>
          </table:table-cell>
          <table:table-cell office:value-type="float" office:value="0.554949" calcext:value-type="float">
            <text:p>0.554949</text:p>
          </table:table-cell>
          <table:table-cell office:value-type="float" office:value="0.568795" calcext:value-type="float">
            <text:p>0.568795</text:p>
          </table:table-cell>
          <table:table-cell office:value-type="float" office:value="0.677679" calcext:value-type="float">
            <text:p>0.677679</text:p>
          </table:table-cell>
          <table:table-cell office:value-type="float" office:value="0.752525" calcext:value-type="float">
            <text:p>0.752525</text:p>
          </table:table-cell>
          <table:table-cell office:value-type="float" office:value="0.553102" calcext:value-type="float">
            <text:p>0.55310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494903" calcext:value-type="float">
            <text:p>0.494903</text:p>
          </table:table-cell>
          <table:table-cell office:value-type="float" office:value="0.505382" calcext:value-type="float">
            <text:p>0.505382</text:p>
          </table:table-cell>
          <table:table-cell office:value-type="float" office:value="0.517249" calcext:value-type="float">
            <text:p>0.517249</text:p>
          </table:table-cell>
          <table:table-cell office:value-type="float" office:value="0.52736" calcext:value-type="float">
            <text:p>0.52736</text:p>
          </table:table-cell>
          <table:table-cell office:value-type="float" office:value="0.534012" calcext:value-type="float">
            <text:p>0.534012</text:p>
          </table:table-cell>
          <table:table-cell office:value-type="float" office:value="0.53849" calcext:value-type="float">
            <text:p>0.53849</text:p>
          </table:table-cell>
          <table:table-cell office:value-type="float" office:value="0.545861" calcext:value-type="float">
            <text:p>0.545861</text:p>
          </table:table-cell>
          <table:table-cell office:value-type="float" office:value="0.551048" calcext:value-type="float">
            <text:p>0.551048</text:p>
          </table:table-cell>
          <table:table-cell office:value-type="float" office:value="0.553168" calcext:value-type="float">
            <text:p>0.553168</text:p>
          </table:table-cell>
          <table:table-cell office:value-type="float" office:value="0.559396" calcext:value-type="float">
            <text:p>0.559396</text:p>
          </table:table-cell>
          <table:table-cell office:value-type="float" office:value="0.668595" calcext:value-type="float">
            <text:p>0.668595</text:p>
          </table:table-cell>
          <table:table-cell office:value-type="float" office:value="0.752525" calcext:value-type="float">
            <text:p>0.752525</text:p>
          </table:table-cell>
          <table:table-cell office:value-type="float" office:value="0.550056" calcext:value-type="float">
            <text:p>0.55005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501659" calcext:value-type="float">
            <text:p>0.501659</text:p>
          </table:table-cell>
          <table:table-cell office:value-type="float" office:value="0.508102" calcext:value-type="float">
            <text:p>0.508102</text:p>
          </table:table-cell>
          <table:table-cell office:value-type="float" office:value="0.518166" calcext:value-type="float">
            <text:p>0.518166</text:p>
          </table:table-cell>
          <table:table-cell office:value-type="float" office:value="0.531938" calcext:value-type="float">
            <text:p>0.531938</text:p>
          </table:table-cell>
          <table:table-cell office:value-type="float" office:value="0.535262" calcext:value-type="float">
            <text:p>0.535262</text:p>
          </table:table-cell>
          <table:table-cell office:value-type="float" office:value="0.542437" calcext:value-type="float">
            <text:p>0.542437</text:p>
          </table:table-cell>
          <table:table-cell office:value-type="float" office:value="0.547454" calcext:value-type="float">
            <text:p>0.547454</text:p>
          </table:table-cell>
          <table:table-cell office:value-type="float" office:value="0.55157" calcext:value-type="float">
            <text:p>0.55157</text:p>
          </table:table-cell>
          <table:table-cell office:value-type="float" office:value="0.554589" calcext:value-type="float">
            <text:p>0.554589</text:p>
          </table:table-cell>
          <table:table-cell office:value-type="float" office:value="0.559996" calcext:value-type="float">
            <text:p>0.559996</text:p>
          </table:table-cell>
          <table:table-cell office:value-type="float" office:value="0.687916" calcext:value-type="float">
            <text:p>0.687916</text:p>
          </table:table-cell>
          <table:table-cell office:value-type="float" office:value="0.752525" calcext:value-type="float">
            <text:p>0.752525</text:p>
          </table:table-cell>
          <table:table-cell office:value-type="float" office:value="0.553743" calcext:value-type="float">
            <text:p>0.55374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84759" calcext:value-type="float">
            <text:p>0.484759</text:p>
          </table:table-cell>
          <table:table-cell office:value-type="float" office:value="0.507468" calcext:value-type="float">
            <text:p>0.507468</text:p>
          </table:table-cell>
          <table:table-cell office:value-type="float" office:value="0.517408" calcext:value-type="float">
            <text:p>0.517408</text:p>
          </table:table-cell>
          <table:table-cell office:value-type="float" office:value="0.529345" calcext:value-type="float">
            <text:p>0.529345</text:p>
          </table:table-cell>
          <table:table-cell office:value-type="float" office:value="0.53568" calcext:value-type="float">
            <text:p>0.53568</text:p>
          </table:table-cell>
          <table:table-cell office:value-type="float" office:value="0.543252" calcext:value-type="float">
            <text:p>0.543252</text:p>
          </table:table-cell>
          <table:table-cell office:value-type="float" office:value="0.547837" calcext:value-type="float">
            <text:p>0.547837</text:p>
          </table:table-cell>
          <table:table-cell office:value-type="float" office:value="0.551943" calcext:value-type="float">
            <text:p>0.551943</text:p>
          </table:table-cell>
          <table:table-cell office:value-type="float" office:value="0.555141" calcext:value-type="float">
            <text:p>0.555141</text:p>
          </table:table-cell>
          <table:table-cell office:value-type="float" office:value="0.61782" calcext:value-type="float">
            <text:p>0.61782</text:p>
          </table:table-cell>
          <table:table-cell office:value-type="float" office:value="0.728984" calcext:value-type="float">
            <text:p>0.728984</text:p>
          </table:table-cell>
          <table:table-cell office:value-type="float" office:value="0.752525" calcext:value-type="float">
            <text:p>0.752525</text:p>
          </table:table-cell>
          <table:table-cell office:value-type="float" office:value="0.563488" calcext:value-type="float">
            <text:p>0.56348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82934" calcext:value-type="float">
            <text:p>0.182934</text:p>
          </table:table-cell>
          <table:table-cell office:value-type="float" office:value="0.492671" calcext:value-type="float">
            <text:p>0.492671</text:p>
          </table:table-cell>
          <table:table-cell office:value-type="float" office:value="0.518504" calcext:value-type="float">
            <text:p>0.518504</text:p>
          </table:table-cell>
          <table:table-cell office:value-type="float" office:value="0.529757" calcext:value-type="float">
            <text:p>0.529757</text:p>
          </table:table-cell>
          <table:table-cell office:value-type="float" office:value="0.538401" calcext:value-type="float">
            <text:p>0.538401</text:p>
          </table:table-cell>
          <table:table-cell office:value-type="float" office:value="0.544537" calcext:value-type="float">
            <text:p>0.544537</text:p>
          </table:table-cell>
          <table:table-cell office:value-type="float" office:value="0.548896" calcext:value-type="float">
            <text:p>0.548896</text:p>
          </table:table-cell>
          <table:table-cell office:value-type="float" office:value="0.552146" calcext:value-type="float">
            <text:p>0.552146</text:p>
          </table:table-cell>
          <table:table-cell office:value-type="float" office:value="0.554015" calcext:value-type="float">
            <text:p>0.554015</text:p>
          </table:table-cell>
          <table:table-cell office:value-type="float" office:value="0.589705" calcext:value-type="float">
            <text:p>0.589705</text:p>
          </table:table-cell>
          <table:table-cell office:value-type="float" office:value="0.717473" calcext:value-type="float">
            <text:p>0.717473</text:p>
          </table:table-cell>
          <table:table-cell office:value-type="float" office:value="0.752525" calcext:value-type="float">
            <text:p>0.752525</text:p>
          </table:table-cell>
          <table:table-cell office:value-type="float" office:value="0.558611" calcext:value-type="float">
            <text:p>0.55861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484759" calcext:value-type="float">
            <text:p>0.484759</text:p>
          </table:table-cell>
          <table:table-cell office:value-type="float" office:value="0.508665" calcext:value-type="float">
            <text:p>0.508665</text:p>
          </table:table-cell>
          <table:table-cell office:value-type="float" office:value="0.519423" calcext:value-type="float">
            <text:p>0.519423</text:p>
          </table:table-cell>
          <table:table-cell office:value-type="float" office:value="0.528782" calcext:value-type="float">
            <text:p>0.528782</text:p>
          </table:table-cell>
          <table:table-cell office:value-type="float" office:value="0.538291" calcext:value-type="float">
            <text:p>0.538291</text:p>
          </table:table-cell>
          <table:table-cell office:value-type="float" office:value="0.544464" calcext:value-type="float">
            <text:p>0.544464</text:p>
          </table:table-cell>
          <table:table-cell office:value-type="float" office:value="0.548384" calcext:value-type="float">
            <text:p>0.548384</text:p>
          </table:table-cell>
          <table:table-cell office:value-type="float" office:value="0.552151" calcext:value-type="float">
            <text:p>0.552151</text:p>
          </table:table-cell>
          <table:table-cell office:value-type="float" office:value="0.555323" calcext:value-type="float">
            <text:p>0.555323</text:p>
          </table:table-cell>
          <table:table-cell office:value-type="float" office:value="0.601104" calcext:value-type="float">
            <text:p>0.601104</text:p>
          </table:table-cell>
          <table:table-cell office:value-type="float" office:value="0.721147" calcext:value-type="float">
            <text:p>0.721147</text:p>
          </table:table-cell>
          <table:table-cell office:value-type="float" office:value="0.752525" calcext:value-type="float">
            <text:p>0.752525</text:p>
          </table:table-cell>
          <table:table-cell office:value-type="float" office:value="0.561773" calcext:value-type="float">
            <text:p>0.56177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84759" calcext:value-type="float">
            <text:p>0.484759</text:p>
          </table:table-cell>
          <table:table-cell office:value-type="float" office:value="0.50645" calcext:value-type="float">
            <text:p>0.50645</text:p>
          </table:table-cell>
          <table:table-cell office:value-type="float" office:value="0.520115" calcext:value-type="float">
            <text:p>0.520115</text:p>
          </table:table-cell>
          <table:table-cell office:value-type="float" office:value="0.533174" calcext:value-type="float">
            <text:p>0.533174</text:p>
          </table:table-cell>
          <table:table-cell office:value-type="float" office:value="0.543741" calcext:value-type="float">
            <text:p>0.543741</text:p>
          </table:table-cell>
          <table:table-cell office:value-type="float" office:value="0.548246" calcext:value-type="float">
            <text:p>0.548246</text:p>
          </table:table-cell>
          <table:table-cell office:value-type="float" office:value="0.551744" calcext:value-type="float">
            <text:p>0.551744</text:p>
          </table:table-cell>
          <table:table-cell office:value-type="float" office:value="0.553697" calcext:value-type="float">
            <text:p>0.553697</text:p>
          </table:table-cell>
          <table:table-cell office:value-type="float" office:value="0.564576" calcext:value-type="float">
            <text:p>0.564576</text:p>
          </table:table-cell>
          <table:table-cell office:value-type="float" office:value="0.673999" calcext:value-type="float">
            <text:p>0.673999</text:p>
          </table:table-cell>
          <table:table-cell office:value-type="float" office:value="0.742157" calcext:value-type="float">
            <text:p>0.742157</text:p>
          </table:table-cell>
          <table:table-cell office:value-type="float" office:value="0.752525" calcext:value-type="float">
            <text:p>0.752525</text:p>
          </table:table-cell>
          <table:table-cell office:value-type="float" office:value="0.57379" calcext:value-type="float">
            <text:p>0.57379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48765" calcext:value-type="float">
            <text:p>0.448765</text:p>
          </table:table-cell>
          <table:table-cell office:value-type="float" office:value="0.507705" calcext:value-type="float">
            <text:p>0.507705</text:p>
          </table:table-cell>
          <table:table-cell office:value-type="float" office:value="0.521942" calcext:value-type="float">
            <text:p>0.521942</text:p>
          </table:table-cell>
          <table:table-cell office:value-type="float" office:value="0.535338" calcext:value-type="float">
            <text:p>0.535338</text:p>
          </table:table-cell>
          <table:table-cell office:value-type="float" office:value="0.542195" calcext:value-type="float">
            <text:p>0.542195</text:p>
          </table:table-cell>
          <table:table-cell office:value-type="float" office:value="0.54676" calcext:value-type="float">
            <text:p>0.54676</text:p>
          </table:table-cell>
          <table:table-cell office:value-type="float" office:value="0.551123" calcext:value-type="float">
            <text:p>0.551123</text:p>
          </table:table-cell>
          <table:table-cell office:value-type="float" office:value="0.553299" calcext:value-type="float">
            <text:p>0.553299</text:p>
          </table:table-cell>
          <table:table-cell office:value-type="float" office:value="0.563239" calcext:value-type="float">
            <text:p>0.563239</text:p>
          </table:table-cell>
          <table:table-cell office:value-type="float" office:value="0.675001" calcext:value-type="float">
            <text:p>0.675001</text:p>
          </table:table-cell>
          <table:table-cell office:value-type="float" office:value="0.742098" calcext:value-type="float">
            <text:p>0.742098</text:p>
          </table:table-cell>
          <table:table-cell office:value-type="float" office:value="0.752525" calcext:value-type="float">
            <text:p>0.752525</text:p>
          </table:table-cell>
          <table:table-cell office:value-type="float" office:value="0.57387" calcext:value-type="float">
            <text:p>0.57387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48765" calcext:value-type="float">
            <text:p>0.448765</text:p>
          </table:table-cell>
          <table:table-cell office:value-type="float" office:value="0.5042" calcext:value-type="float">
            <text:p>0.5042</text:p>
          </table:table-cell>
          <table:table-cell office:value-type="float" office:value="0.520509" calcext:value-type="float">
            <text:p>0.520509</text:p>
          </table:table-cell>
          <table:table-cell office:value-type="float" office:value="0.534337" calcext:value-type="float">
            <text:p>0.534337</text:p>
          </table:table-cell>
          <table:table-cell office:value-type="float" office:value="0.537993" calcext:value-type="float">
            <text:p>0.537993</text:p>
          </table:table-cell>
          <table:table-cell office:value-type="float" office:value="0.544435" calcext:value-type="float">
            <text:p>0.544435</text:p>
          </table:table-cell>
          <table:table-cell office:value-type="float" office:value="0.549781" calcext:value-type="float">
            <text:p>0.549781</text:p>
          </table:table-cell>
          <table:table-cell office:value-type="float" office:value="0.552348" calcext:value-type="float">
            <text:p>0.552348</text:p>
          </table:table-cell>
          <table:table-cell office:value-type="float" office:value="0.555848" calcext:value-type="float">
            <text:p>0.555848</text:p>
          </table:table-cell>
          <table:table-cell office:value-type="float" office:value="0.637494" calcext:value-type="float">
            <text:p>0.637494</text:p>
          </table:table-cell>
          <table:table-cell office:value-type="float" office:value="0.740708" calcext:value-type="float">
            <text:p>0.740708</text:p>
          </table:table-cell>
          <table:table-cell office:value-type="float" office:value="0.752525" calcext:value-type="float">
            <text:p>0.752525</text:p>
          </table:table-cell>
          <table:table-cell office:value-type="float" office:value="0.567765" calcext:value-type="float">
            <text:p>0.56776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465719" calcext:value-type="float">
            <text:p>0.465719</text:p>
          </table:table-cell>
          <table:table-cell office:value-type="float" office:value="0.504165" calcext:value-type="float">
            <text:p>0.504165</text:p>
          </table:table-cell>
          <table:table-cell office:value-type="float" office:value="0.519104" calcext:value-type="float">
            <text:p>0.519104</text:p>
          </table:table-cell>
          <table:table-cell office:value-type="float" office:value="0.533038" calcext:value-type="float">
            <text:p>0.533038</text:p>
          </table:table-cell>
          <table:table-cell office:value-type="float" office:value="0.538193" calcext:value-type="float">
            <text:p>0.538193</text:p>
          </table:table-cell>
          <table:table-cell office:value-type="float" office:value="0.54494" calcext:value-type="float">
            <text:p>0.54494</text:p>
          </table:table-cell>
          <table:table-cell office:value-type="float" office:value="0.550541" calcext:value-type="float">
            <text:p>0.550541</text:p>
          </table:table-cell>
          <table:table-cell office:value-type="float" office:value="0.55345" calcext:value-type="float">
            <text:p>0.55345</text:p>
          </table:table-cell>
          <table:table-cell office:value-type="float" office:value="0.557841" calcext:value-type="float">
            <text:p>0.557841</text:p>
          </table:table-cell>
          <table:table-cell office:value-type="float" office:value="0.63168" calcext:value-type="float">
            <text:p>0.63168</text:p>
          </table:table-cell>
          <table:table-cell office:value-type="float" office:value="0.732904" calcext:value-type="float">
            <text:p>0.732904</text:p>
          </table:table-cell>
          <table:table-cell office:value-type="float" office:value="0.752525" calcext:value-type="float">
            <text:p>0.752525</text:p>
          </table:table-cell>
          <table:table-cell office:value-type="float" office:value="0.566585" calcext:value-type="float">
            <text:p>0.56658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264685" calcext:value-type="float">
            <text:p>0.264685</text:p>
          </table:table-cell>
          <table:table-cell office:value-type="float" office:value="0.492254" calcext:value-type="float">
            <text:p>0.492254</text:p>
          </table:table-cell>
          <table:table-cell office:value-type="float" office:value="0.516274" calcext:value-type="float">
            <text:p>0.516274</text:p>
          </table:table-cell>
          <table:table-cell office:value-type="float" office:value="0.528646" calcext:value-type="float">
            <text:p>0.528646</text:p>
          </table:table-cell>
          <table:table-cell office:value-type="float" office:value="0.536739" calcext:value-type="float">
            <text:p>0.536739</text:p>
          </table:table-cell>
          <table:table-cell office:value-type="float" office:value="0.543258" calcext:value-type="float">
            <text:p>0.543258</text:p>
          </table:table-cell>
          <table:table-cell office:value-type="float" office:value="0.551239" calcext:value-type="float">
            <text:p>0.551239</text:p>
          </table:table-cell>
          <table:table-cell office:value-type="float" office:value="0.553629" calcext:value-type="float">
            <text:p>0.553629</text:p>
          </table:table-cell>
          <table:table-cell office:value-type="float" office:value="0.55836" calcext:value-type="float">
            <text:p>0.55836</text:p>
          </table:table-cell>
          <table:table-cell office:value-type="float" office:value="0.617352" calcext:value-type="float">
            <text:p>0.617352</text:p>
          </table:table-cell>
          <table:table-cell office:value-type="float" office:value="0.721648" calcext:value-type="float">
            <text:p>0.721648</text:p>
          </table:table-cell>
          <table:table-cell office:value-type="float" office:value="0.752525" calcext:value-type="float">
            <text:p>0.752525</text:p>
          </table:table-cell>
          <table:table-cell office:value-type="float" office:value="0.56194" calcext:value-type="float">
            <text:p>0.5619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69383" calcext:value-type="float">
            <text:p>0.169383</text:p>
          </table:table-cell>
          <table:table-cell office:value-type="float" office:value="0.489314" calcext:value-type="float">
            <text:p>0.489314</text:p>
          </table:table-cell>
          <table:table-cell office:value-type="float" office:value="0.516997" calcext:value-type="float">
            <text:p>0.516997</text:p>
          </table:table-cell>
          <table:table-cell office:value-type="float" office:value="0.528173" calcext:value-type="float">
            <text:p>0.528173</text:p>
          </table:table-cell>
          <table:table-cell office:value-type="float" office:value="0.536013" calcext:value-type="float">
            <text:p>0.536013</text:p>
          </table:table-cell>
          <table:table-cell office:value-type="float" office:value="0.543063" calcext:value-type="float">
            <text:p>0.543063</text:p>
          </table:table-cell>
          <table:table-cell office:value-type="float" office:value="0.55172" calcext:value-type="float">
            <text:p>0.55172</text:p>
          </table:table-cell>
          <table:table-cell office:value-type="float" office:value="0.554555" calcext:value-type="float">
            <text:p>0.554555</text:p>
          </table:table-cell>
          <table:table-cell office:value-type="float" office:value="0.557395" calcext:value-type="float">
            <text:p>0.557395</text:p>
          </table:table-cell>
          <table:table-cell office:value-type="float" office:value="0.582408" calcext:value-type="float">
            <text:p>0.582408</text:p>
          </table:table-cell>
          <table:table-cell office:value-type="float" office:value="0.705014" calcext:value-type="float">
            <text:p>0.705014</text:p>
          </table:table-cell>
          <table:table-cell office:value-type="float" office:value="0.752525" calcext:value-type="float">
            <text:p>0.752525</text:p>
          </table:table-cell>
          <table:table-cell office:value-type="float" office:value="0.556465" calcext:value-type="float">
            <text:p>0.55646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" calcext:value-type="float">
            <text:p>-1</text:p>
          </table:table-cell>
          <table:table-cell office:value-type="float" office:value="0.422618" calcext:value-type="float">
            <text:p>0.422618</text:p>
          </table:table-cell>
          <table:table-cell office:value-type="float" office:value="0.516301" calcext:value-type="float">
            <text:p>0.516301</text:p>
          </table:table-cell>
          <table:table-cell office:value-type="float" office:value="0.527881" calcext:value-type="float">
            <text:p>0.527881</text:p>
          </table:table-cell>
          <table:table-cell office:value-type="float" office:value="0.535958" calcext:value-type="float">
            <text:p>0.535958</text:p>
          </table:table-cell>
          <table:table-cell office:value-type="float" office:value="0.546151" calcext:value-type="float">
            <text:p>0.546151</text:p>
          </table:table-cell>
          <table:table-cell office:value-type="float" office:value="0.551637" calcext:value-type="float">
            <text:p>0.551637</text:p>
          </table:table-cell>
          <table:table-cell office:value-type="float" office:value="0.554298" calcext:value-type="float">
            <text:p>0.554298</text:p>
          </table:table-cell>
          <table:table-cell office:value-type="float" office:value="0.557297" calcext:value-type="float">
            <text:p>0.557297</text:p>
          </table:table-cell>
          <table:table-cell office:value-type="float" office:value="0.57454" calcext:value-type="float">
            <text:p>0.57454</text:p>
          </table:table-cell>
          <table:table-cell office:value-type="float" office:value="0.710631" calcext:value-type="float">
            <text:p>0.710631</text:p>
          </table:table-cell>
          <table:table-cell office:value-type="float" office:value="0.752525" calcext:value-type="float">
            <text:p>0.752525</text:p>
          </table:table-cell>
          <table:table-cell office:value-type="float" office:value="0.549731" calcext:value-type="float">
            <text:p>0.54973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83264" calcext:value-type="float">
            <text:p>0.383264</text:p>
          </table:table-cell>
          <table:table-cell office:value-type="float" office:value="0.49718" calcext:value-type="float">
            <text:p>0.49718</text:p>
          </table:table-cell>
          <table:table-cell office:value-type="float" office:value="0.52009" calcext:value-type="float">
            <text:p>0.52009</text:p>
          </table:table-cell>
          <table:table-cell office:value-type="float" office:value="0.53117" calcext:value-type="float">
            <text:p>0.53117</text:p>
          </table:table-cell>
          <table:table-cell office:value-type="float" office:value="0.538128" calcext:value-type="float">
            <text:p>0.538128</text:p>
          </table:table-cell>
          <table:table-cell office:value-type="float" office:value="0.548053" calcext:value-type="float">
            <text:p>0.548053</text:p>
          </table:table-cell>
          <table:table-cell office:value-type="float" office:value="0.552221" calcext:value-type="float">
            <text:p>0.552221</text:p>
          </table:table-cell>
          <table:table-cell office:value-type="float" office:value="0.555105" calcext:value-type="float">
            <text:p>0.555105</text:p>
          </table:table-cell>
          <table:table-cell office:value-type="float" office:value="0.558096" calcext:value-type="float">
            <text:p>0.558096</text:p>
          </table:table-cell>
          <table:table-cell office:value-type="float" office:value="0.604761" calcext:value-type="float">
            <text:p>0.604761</text:p>
          </table:table-cell>
          <table:table-cell office:value-type="float" office:value="0.71264" calcext:value-type="float">
            <text:p>0.71264</text:p>
          </table:table-cell>
          <table:table-cell office:value-type="float" office:value="0.752525" calcext:value-type="float">
            <text:p>0.752525</text:p>
          </table:table-cell>
          <table:table-cell office:value-type="float" office:value="0.561744" calcext:value-type="float">
            <text:p>0.56174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436272" calcext:value-type="float">
            <text:p>0.436272</text:p>
          </table:table-cell>
          <table:table-cell office:value-type="float" office:value="0.503788" calcext:value-type="float">
            <text:p>0.503788</text:p>
          </table:table-cell>
          <table:table-cell office:value-type="float" office:value="0.517746" calcext:value-type="float">
            <text:p>0.517746</text:p>
          </table:table-cell>
          <table:table-cell office:value-type="float" office:value="0.529885" calcext:value-type="float">
            <text:p>0.529885</text:p>
          </table:table-cell>
          <table:table-cell office:value-type="float" office:value="0.53856" calcext:value-type="float">
            <text:p>0.53856</text:p>
          </table:table-cell>
          <table:table-cell office:value-type="float" office:value="0.547802" calcext:value-type="float">
            <text:p>0.547802</text:p>
          </table:table-cell>
          <table:table-cell office:value-type="float" office:value="0.551806" calcext:value-type="float">
            <text:p>0.551806</text:p>
          </table:table-cell>
          <table:table-cell office:value-type="float" office:value="0.553982" calcext:value-type="float">
            <text:p>0.553982</text:p>
          </table:table-cell>
          <table:table-cell office:value-type="float" office:value="0.557355" calcext:value-type="float">
            <text:p>0.557355</text:p>
          </table:table-cell>
          <table:table-cell office:value-type="float" office:value="0.590598" calcext:value-type="float">
            <text:p>0.590598</text:p>
          </table:table-cell>
          <table:table-cell office:value-type="float" office:value="0.723514" calcext:value-type="float">
            <text:p>0.723514</text:p>
          </table:table-cell>
          <table:table-cell office:value-type="float" office:value="0.752697" calcext:value-type="float">
            <text:p>0.752697</text:p>
          </table:table-cell>
          <table:table-cell office:value-type="float" office:value="0.561504" calcext:value-type="float">
            <text:p>0.56150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0.482624" calcext:value-type="float">
            <text:p>0.482624</text:p>
          </table:table-cell>
          <table:table-cell office:value-type="float" office:value="0.522102" calcext:value-type="float">
            <text:p>0.522102</text:p>
          </table:table-cell>
          <table:table-cell office:value-type="float" office:value="0.536264" calcext:value-type="float">
            <text:p>0.536264</text:p>
          </table:table-cell>
          <table:table-cell office:value-type="float" office:value="0.544872" calcext:value-type="float">
            <text:p>0.544872</text:p>
          </table:table-cell>
          <table:table-cell office:value-type="float" office:value="0.551287" calcext:value-type="float">
            <text:p>0.551287</text:p>
          </table:table-cell>
          <table:table-cell office:value-type="float" office:value="0.553444" calcext:value-type="float">
            <text:p>0.553444</text:p>
          </table:table-cell>
          <table:table-cell office:value-type="float" office:value="0.556567" calcext:value-type="float">
            <text:p>0.556567</text:p>
          </table:table-cell>
          <table:table-cell office:value-type="float" office:value="0.558362" calcext:value-type="float">
            <text:p>0.558362</text:p>
          </table:table-cell>
          <table:table-cell office:value-type="float" office:value="0.629911" calcext:value-type="float">
            <text:p>0.629911</text:p>
          </table:table-cell>
          <table:table-cell office:value-type="float" office:value="0.727655" calcext:value-type="float">
            <text:p>0.727655</text:p>
          </table:table-cell>
          <table:table-cell office:value-type="float" office:value="0.752697" calcext:value-type="float">
            <text:p>0.752697</text:p>
          </table:table-cell>
          <table:table-cell office:value-type="float" office:value="0.566309" calcext:value-type="float">
            <text:p>0.56630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98357" calcext:value-type="float">
            <text:p>0.498357</text:p>
          </table:table-cell>
          <table:table-cell office:value-type="float" office:value="0.508201" calcext:value-type="float">
            <text:p>0.508201</text:p>
          </table:table-cell>
          <table:table-cell office:value-type="float" office:value="0.520433" calcext:value-type="float">
            <text:p>0.520433</text:p>
          </table:table-cell>
          <table:table-cell office:value-type="float" office:value="0.539633" calcext:value-type="float">
            <text:p>0.539633</text:p>
          </table:table-cell>
          <table:table-cell office:value-type="float" office:value="0.54858" calcext:value-type="float">
            <text:p>0.54858</text:p>
          </table:table-cell>
          <table:table-cell office:value-type="float" office:value="0.551901" calcext:value-type="float">
            <text:p>0.551901</text:p>
          </table:table-cell>
          <table:table-cell office:value-type="float" office:value="0.553714" calcext:value-type="float">
            <text:p>0.553714</text:p>
          </table:table-cell>
          <table:table-cell office:value-type="float" office:value="0.556305" calcext:value-type="float">
            <text:p>0.556305</text:p>
          </table:table-cell>
          <table:table-cell office:value-type="float" office:value="0.56258" calcext:value-type="float">
            <text:p>0.56258</text:p>
          </table:table-cell>
          <table:table-cell office:value-type="float" office:value="0.663263" calcext:value-type="float">
            <text:p>0.663263</text:p>
          </table:table-cell>
          <table:table-cell office:value-type="float" office:value="0.747063" calcext:value-type="float">
            <text:p>0.747063</text:p>
          </table:table-cell>
          <table:table-cell office:value-type="float" office:value="0.752697" calcext:value-type="float">
            <text:p>0.752697</text:p>
          </table:table-cell>
          <table:table-cell office:value-type="float" office:value="0.575167" calcext:value-type="float">
            <text:p>0.575167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98357" calcext:value-type="float">
            <text:p>0.498357</text:p>
          </table:table-cell>
          <table:table-cell office:value-type="float" office:value="0.507475" calcext:value-type="float">
            <text:p>0.507475</text:p>
          </table:table-cell>
          <table:table-cell office:value-type="float" office:value="0.519146" calcext:value-type="float">
            <text:p>0.519146</text:p>
          </table:table-cell>
          <table:table-cell office:value-type="float" office:value="0.539544" calcext:value-type="float">
            <text:p>0.539544</text:p>
          </table:table-cell>
          <table:table-cell office:value-type="float" office:value="0.549182" calcext:value-type="float">
            <text:p>0.549182</text:p>
          </table:table-cell>
          <table:table-cell office:value-type="float" office:value="0.55214" calcext:value-type="float">
            <text:p>0.55214</text:p>
          </table:table-cell>
          <table:table-cell office:value-type="float" office:value="0.553822" calcext:value-type="float">
            <text:p>0.553822</text:p>
          </table:table-cell>
          <table:table-cell office:value-type="float" office:value="0.556066" calcext:value-type="float">
            <text:p>0.556066</text:p>
          </table:table-cell>
          <table:table-cell office:value-type="float" office:value="0.559926" calcext:value-type="float">
            <text:p>0.559926</text:p>
          </table:table-cell>
          <table:table-cell office:value-type="float" office:value="0.631218" calcext:value-type="float">
            <text:p>0.631218</text:p>
          </table:table-cell>
          <table:table-cell office:value-type="float" office:value="0.741261" calcext:value-type="float">
            <text:p>0.741261</text:p>
          </table:table-cell>
          <table:table-cell office:value-type="float" office:value="0.752697" calcext:value-type="float">
            <text:p>0.752697</text:p>
          </table:table-cell>
          <table:table-cell office:value-type="float" office:value="0.570978" calcext:value-type="float">
            <text:p>0.570978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485417" calcext:value-type="float">
            <text:p>0.485417</text:p>
          </table:table-cell>
          <table:table-cell office:value-type="float" office:value="0.504986" calcext:value-type="float">
            <text:p>0.504986</text:p>
          </table:table-cell>
          <table:table-cell office:value-type="float" office:value="0.518412" calcext:value-type="float">
            <text:p>0.518412</text:p>
          </table:table-cell>
          <table:table-cell office:value-type="float" office:value="0.53442" calcext:value-type="float">
            <text:p>0.53442</text:p>
          </table:table-cell>
          <table:table-cell office:value-type="float" office:value="0.546643" calcext:value-type="float">
            <text:p>0.546643</text:p>
          </table:table-cell>
          <table:table-cell office:value-type="float" office:value="0.551875" calcext:value-type="float">
            <text:p>0.551875</text:p>
          </table:table-cell>
          <table:table-cell office:value-type="float" office:value="0.553603" calcext:value-type="float">
            <text:p>0.553603</text:p>
          </table:table-cell>
          <table:table-cell office:value-type="float" office:value="0.555884" calcext:value-type="float">
            <text:p>0.555884</text:p>
          </table:table-cell>
          <table:table-cell office:value-type="float" office:value="0.559212" calcext:value-type="float">
            <text:p>0.559212</text:p>
          </table:table-cell>
          <table:table-cell office:value-type="float" office:value="0.633607" calcext:value-type="float">
            <text:p>0.633607</text:p>
          </table:table-cell>
          <table:table-cell office:value-type="float" office:value="0.739056" calcext:value-type="float">
            <text:p>0.739056</text:p>
          </table:table-cell>
          <table:table-cell office:value-type="float" office:value="0.752697" calcext:value-type="float">
            <text:p>0.752697</text:p>
          </table:table-cell>
          <table:table-cell office:value-type="float" office:value="0.56977" calcext:value-type="float">
            <text:p>0.56977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491524" calcext:value-type="float">
            <text:p>0.491524</text:p>
          </table:table-cell>
          <table:table-cell office:value-type="float" office:value="0.50486" calcext:value-type="float">
            <text:p>0.50486</text:p>
          </table:table-cell>
          <table:table-cell office:value-type="float" office:value="0.518059" calcext:value-type="float">
            <text:p>0.518059</text:p>
          </table:table-cell>
          <table:table-cell office:value-type="float" office:value="0.535031" calcext:value-type="float">
            <text:p>0.535031</text:p>
          </table:table-cell>
          <table:table-cell office:value-type="float" office:value="0.54555" calcext:value-type="float">
            <text:p>0.54555</text:p>
          </table:table-cell>
          <table:table-cell office:value-type="float" office:value="0.55212" calcext:value-type="float">
            <text:p>0.55212</text:p>
          </table:table-cell>
          <table:table-cell office:value-type="float" office:value="0.554581" calcext:value-type="float">
            <text:p>0.554581</text:p>
          </table:table-cell>
          <table:table-cell office:value-type="float" office:value="0.556698" calcext:value-type="float">
            <text:p>0.556698</text:p>
          </table:table-cell>
          <table:table-cell office:value-type="float" office:value="0.559864" calcext:value-type="float">
            <text:p>0.559864</text:p>
          </table:table-cell>
          <table:table-cell office:value-type="float" office:value="0.637702" calcext:value-type="float">
            <text:p>0.637702</text:p>
          </table:table-cell>
          <table:table-cell office:value-type="float" office:value="0.742487" calcext:value-type="float">
            <text:p>0.742487</text:p>
          </table:table-cell>
          <table:table-cell office:value-type="float" office:value="0.752697" calcext:value-type="float">
            <text:p>0.752697</text:p>
          </table:table-cell>
          <table:table-cell office:value-type="float" office:value="0.570695" calcext:value-type="float">
            <text:p>0.57069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83728" calcext:value-type="float">
            <text:p>0.483728</text:p>
          </table:table-cell>
          <table:table-cell office:value-type="float" office:value="0.504387" calcext:value-type="float">
            <text:p>0.504387</text:p>
          </table:table-cell>
          <table:table-cell office:value-type="float" office:value="0.516236" calcext:value-type="float">
            <text:p>0.516236</text:p>
          </table:table-cell>
          <table:table-cell office:value-type="float" office:value="0.532525" calcext:value-type="float">
            <text:p>0.532525</text:p>
          </table:table-cell>
          <table:table-cell office:value-type="float" office:value="0.544758" calcext:value-type="float">
            <text:p>0.544758</text:p>
          </table:table-cell>
          <table:table-cell office:value-type="float" office:value="0.551204" calcext:value-type="float">
            <text:p>0.551204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55677" calcext:value-type="float">
            <text:p>0.55677</text:p>
          </table:table-cell>
          <table:table-cell office:value-type="float" office:value="0.57099" calcext:value-type="float">
            <text:p>0.57099</text:p>
          </table:table-cell>
          <table:table-cell office:value-type="float" office:value="0.686271" calcext:value-type="float">
            <text:p>0.686271</text:p>
          </table:table-cell>
          <table:table-cell office:value-type="float" office:value="0.749151" calcext:value-type="float">
            <text:p>0.749151</text:p>
          </table:table-cell>
          <table:table-cell office:value-type="float" office:value="0.752697" calcext:value-type="float">
            <text:p>0.752697</text:p>
          </table:table-cell>
          <table:table-cell office:value-type="float" office:value="0.576599" calcext:value-type="float">
            <text:p>0.576599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" calcext:value-type="float">
            <text:p>-1</text:p>
          </table:table-cell>
          <table:table-cell office:value-type="float" office:value="0.427471" calcext:value-type="float">
            <text:p>0.427471</text:p>
          </table:table-cell>
          <table:table-cell office:value-type="float" office:value="0.516819" calcext:value-type="float">
            <text:p>0.516819</text:p>
          </table:table-cell>
          <table:table-cell office:value-type="float" office:value="0.533061" calcext:value-type="float">
            <text:p>0.533061</text:p>
          </table:table-cell>
          <table:table-cell office:value-type="float" office:value="0.54862" calcext:value-type="float">
            <text:p>0.54862</text:p>
          </table:table-cell>
          <table:table-cell office:value-type="float" office:value="0.553202" calcext:value-type="float">
            <text:p>0.553202</text:p>
          </table:table-cell>
          <table:table-cell office:value-type="float" office:value="0.556142" calcext:value-type="float">
            <text:p>0.556142</text:p>
          </table:table-cell>
          <table:table-cell office:value-type="float" office:value="0.558828" calcext:value-type="float">
            <text:p>0.558828</text:p>
          </table:table-cell>
          <table:table-cell office:value-type="float" office:value="0.61755" calcext:value-type="float">
            <text:p>0.61755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750436" calcext:value-type="float">
            <text:p>0.750436</text:p>
          </table:table-cell>
          <table:table-cell office:value-type="float" office:value="0.752697" calcext:value-type="float">
            <text:p>0.752697</text:p>
          </table:table-cell>
          <table:table-cell office:value-type="float" office:value="0.577483" calcext:value-type="float">
            <text:p>0.57748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502212" calcext:value-type="float">
            <text:p>0.502212</text:p>
          </table:table-cell>
          <table:table-cell office:value-type="float" office:value="0.508705" calcext:value-type="float">
            <text:p>0.508705</text:p>
          </table:table-cell>
          <table:table-cell office:value-type="float" office:value="0.524593" calcext:value-type="float">
            <text:p>0.524593</text:p>
          </table:table-cell>
          <table:table-cell office:value-type="float" office:value="0.545707" calcext:value-type="float">
            <text:p>0.545707</text:p>
          </table:table-cell>
          <table:table-cell office:value-type="float" office:value="0.552474" calcext:value-type="float">
            <text:p>0.552474</text:p>
          </table:table-cell>
          <table:table-cell office:value-type="float" office:value="0.556204" calcext:value-type="float">
            <text:p>0.556204</text:p>
          </table:table-cell>
          <table:table-cell office:value-type="float" office:value="0.557605" calcext:value-type="float">
            <text:p>0.557605</text:p>
          </table:table-cell>
          <table:table-cell office:value-type="float" office:value="0.572568" calcext:value-type="float">
            <text:p>0.572568</text:p>
          </table:table-cell>
          <table:table-cell office:value-type="float" office:value="0.659434" calcext:value-type="float">
            <text:p>0.659434</text:p>
          </table:table-cell>
          <table:table-cell office:value-type="float" office:value="0.737173" calcext:value-type="float">
            <text:p>0.737173</text:p>
          </table:table-cell>
          <table:table-cell office:value-type="float" office:value="0.751175" calcext:value-type="float">
            <text:p>0.751175</text:p>
          </table:table-cell>
          <table:table-cell office:value-type="float" office:value="0.752697" calcext:value-type="float">
            <text:p>0.752697</text:p>
          </table:table-cell>
          <table:table-cell office:value-type="float" office:value="0.596564" calcext:value-type="float">
            <text:p>0.59656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501904" calcext:value-type="float">
            <text:p>0.501904</text:p>
          </table:table-cell>
          <table:table-cell office:value-type="float" office:value="0.508869" calcext:value-type="float">
            <text:p>0.508869</text:p>
          </table:table-cell>
          <table:table-cell office:value-type="float" office:value="0.53066" calcext:value-type="float">
            <text:p>0.53066</text:p>
          </table:table-cell>
          <table:table-cell office:value-type="float" office:value="0.548674" calcext:value-type="float">
            <text:p>0.548674</text:p>
          </table:table-cell>
          <table:table-cell office:value-type="float" office:value="0.552879" calcext:value-type="float">
            <text:p>0.552879</text:p>
          </table:table-cell>
          <table:table-cell office:value-type="float" office:value="0.55616" calcext:value-type="float">
            <text:p>0.55616</text:p>
          </table:table-cell>
          <table:table-cell office:value-type="float" office:value="0.557728" calcext:value-type="float">
            <text:p>0.557728</text:p>
          </table:table-cell>
          <table:table-cell office:value-type="float" office:value="0.578968" calcext:value-type="float">
            <text:p>0.578968</text:p>
          </table:table-cell>
          <table:table-cell office:value-type="float" office:value="0.657003" calcext:value-type="float">
            <text:p>0.657003</text:p>
          </table:table-cell>
          <table:table-cell office:value-type="float" office:value="0.737572" calcext:value-type="float">
            <text:p>0.737572</text:p>
          </table:table-cell>
          <table:table-cell office:value-type="float" office:value="0.751187" calcext:value-type="float">
            <text:p>0.751187</text:p>
          </table:table-cell>
          <table:table-cell office:value-type="float" office:value="0.752752" calcext:value-type="float">
            <text:p>0.752752</text:p>
          </table:table-cell>
          <table:table-cell office:value-type="float" office:value="0.59797" calcext:value-type="float">
            <text:p>0.5979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" calcext:value-type="float">
            <text:p>-1</text:p>
          </table:table-cell>
          <table:table-cell office:value-type="float" office:value="0.438112" calcext:value-type="float">
            <text:p>0.438112</text:p>
          </table:table-cell>
          <table:table-cell office:value-type="float" office:value="0.538513" calcext:value-type="float">
            <text:p>0.538513</text:p>
          </table:table-cell>
          <table:table-cell office:value-type="float" office:value="0.550375" calcext:value-type="float">
            <text:p>0.550375</text:p>
          </table:table-cell>
          <table:table-cell office:value-type="float" office:value="0.553659" calcext:value-type="float">
            <text:p>0.553659</text:p>
          </table:table-cell>
          <table:table-cell office:value-type="float" office:value="0.556667" calcext:value-type="float">
            <text:p>0.556667</text:p>
          </table:table-cell>
          <table:table-cell office:value-type="float" office:value="0.558179" calcext:value-type="float">
            <text:p>0.558179</text:p>
          </table:table-cell>
          <table:table-cell office:value-type="float" office:value="0.606958" calcext:value-type="float">
            <text:p>0.606958</text:p>
          </table:table-cell>
          <table:table-cell office:value-type="float" office:value="0.679369" calcext:value-type="float">
            <text:p>0.679369</text:p>
          </table:table-cell>
          <table:table-cell office:value-type="float" office:value="0.742395" calcext:value-type="float">
            <text:p>0.742395</text:p>
          </table:table-cell>
          <table:table-cell office:value-type="float" office:value="0.751106" calcext:value-type="float">
            <text:p>0.751106</text:p>
          </table:table-cell>
          <table:table-cell office:value-type="float" office:value="0.752752" calcext:value-type="float">
            <text:p>0.752752</text:p>
          </table:table-cell>
          <table:table-cell office:value-type="float" office:value="0.597533" calcext:value-type="float">
            <text:p>0.59753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04" calcext:value-type="float">
            <text:p>0.504</text:p>
          </table:table-cell>
          <table:table-cell office:value-type="float" office:value="0.521988" calcext:value-type="float">
            <text:p>0.521988</text:p>
          </table:table-cell>
          <table:table-cell office:value-type="float" office:value="0.539493" calcext:value-type="float">
            <text:p>0.539493</text:p>
          </table:table-cell>
          <table:table-cell office:value-type="float" office:value="0.550404" calcext:value-type="float">
            <text:p>0.550404</text:p>
          </table:table-cell>
          <table:table-cell office:value-type="float" office:value="0.553929" calcext:value-type="float">
            <text:p>0.553929</text:p>
          </table:table-cell>
          <table:table-cell office:value-type="float" office:value="0.557002" calcext:value-type="float">
            <text:p>0.557002</text:p>
          </table:table-cell>
          <table:table-cell office:value-type="float" office:value="0.559576" calcext:value-type="float">
            <text:p>0.559576</text:p>
          </table:table-cell>
          <table:table-cell office:value-type="float" office:value="0.619615" calcext:value-type="float">
            <text:p>0.619615</text:p>
          </table:table-cell>
          <table:table-cell office:value-type="float" office:value="0.683124" calcext:value-type="float">
            <text:p>0.683124</text:p>
          </table:table-cell>
          <table:table-cell office:value-type="float" office:value="0.739689" calcext:value-type="float">
            <text:p>0.739689</text:p>
          </table:table-cell>
          <table:table-cell office:value-type="float" office:value="0.751409" calcext:value-type="float">
            <text:p>0.751409</text:p>
          </table:table-cell>
          <table:table-cell office:value-type="float" office:value="0.752752" calcext:value-type="float">
            <text:p>0.752752</text:p>
          </table:table-cell>
          <table:table-cell office:value-type="float" office:value="0.607623" calcext:value-type="float">
            <text:p>0.60762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02099" calcext:value-type="float">
            <text:p>0.502099</text:p>
          </table:table-cell>
          <table:table-cell office:value-type="float" office:value="0.517379" calcext:value-type="float">
            <text:p>0.517379</text:p>
          </table:table-cell>
          <table:table-cell office:value-type="float" office:value="0.539011" calcext:value-type="float">
            <text:p>0.539011</text:p>
          </table:table-cell>
          <table:table-cell office:value-type="float" office:value="0.550903" calcext:value-type="float">
            <text:p>0.550903</text:p>
          </table:table-cell>
          <table:table-cell office:value-type="float" office:value="0.554693" calcext:value-type="float">
            <text:p>0.554693</text:p>
          </table:table-cell>
          <table:table-cell office:value-type="float" office:value="0.557039" calcext:value-type="float">
            <text:p>0.557039</text:p>
          </table:table-cell>
          <table:table-cell office:value-type="float" office:value="0.560856" calcext:value-type="float">
            <text:p>0.560856</text:p>
          </table:table-cell>
          <table:table-cell office:value-type="float" office:value="0.624007" calcext:value-type="float">
            <text:p>0.624007</text:p>
          </table:table-cell>
          <table:table-cell office:value-type="float" office:value="0.704944" calcext:value-type="float">
            <text:p>0.704944</text:p>
          </table:table-cell>
          <table:table-cell office:value-type="float" office:value="0.743486" calcext:value-type="float">
            <text:p>0.743486</text:p>
          </table:table-cell>
          <table:table-cell office:value-type="float" office:value="0.752019" calcext:value-type="float">
            <text:p>0.752019</text:p>
          </table:table-cell>
          <table:table-cell office:value-type="float" office:value="0.752752" calcext:value-type="float">
            <text:p>0.752752</text:p>
          </table:table-cell>
          <table:table-cell office:value-type="float" office:value="0.610434" calcext:value-type="float">
            <text:p>0.61043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8296" calcext:value-type="float">
            <text:p>0.48296</text:p>
          </table:table-cell>
          <table:table-cell office:value-type="float" office:value="0.518489" calcext:value-type="float">
            <text:p>0.518489</text:p>
          </table:table-cell>
          <table:table-cell office:value-type="float" office:value="0.537812" calcext:value-type="float">
            <text:p>0.537812</text:p>
          </table:table-cell>
          <table:table-cell office:value-type="float" office:value="0.547583" calcext:value-type="float">
            <text:p>0.547583</text:p>
          </table:table-cell>
          <table:table-cell office:value-type="float" office:value="0.55286" calcext:value-type="float">
            <text:p>0.55286</text:p>
          </table:table-cell>
          <table:table-cell office:value-type="float" office:value="0.55624" calcext:value-type="float">
            <text:p>0.55624</text:p>
          </table:table-cell>
          <table:table-cell office:value-type="float" office:value="0.558221" calcext:value-type="float">
            <text:p>0.558221</text:p>
          </table:table-cell>
          <table:table-cell office:value-type="float" office:value="0.602602" calcext:value-type="float">
            <text:p>0.602602</text:p>
          </table:table-cell>
          <table:table-cell office:value-type="float" office:value="0.684108" calcext:value-type="float">
            <text:p>0.684108</text:p>
          </table:table-cell>
          <table:table-cell office:value-type="float" office:value="0.742345" calcext:value-type="float">
            <text:p>0.742345</text:p>
          </table:table-cell>
          <table:table-cell office:value-type="float" office:value="0.751695" calcext:value-type="float">
            <text:p>0.751695</text:p>
          </table:table-cell>
          <table:table-cell office:value-type="float" office:value="0.752752" calcext:value-type="float">
            <text:p>0.752752</text:p>
          </table:table-cell>
          <table:table-cell office:value-type="float" office:value="0.605196" calcext:value-type="float">
            <text:p>0.60519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97278" calcext:value-type="float">
            <text:p>0.497278</text:p>
          </table:table-cell>
          <table:table-cell office:value-type="float" office:value="0.514931" calcext:value-type="float">
            <text:p>0.514931</text:p>
          </table:table-cell>
          <table:table-cell office:value-type="float" office:value="0.536273" calcext:value-type="float">
            <text:p>0.536273</text:p>
          </table:table-cell>
          <table:table-cell office:value-type="float" office:value="0.545985" calcext:value-type="float">
            <text:p>0.545985</text:p>
          </table:table-cell>
          <table:table-cell office:value-type="float" office:value="0.551312" calcext:value-type="float">
            <text:p>0.551312</text:p>
          </table:table-cell>
          <table:table-cell office:value-type="float" office:value="0.554108" calcext:value-type="float">
            <text:p>0.554108</text:p>
          </table:table-cell>
          <table:table-cell office:value-type="float" office:value="0.557943" calcext:value-type="float">
            <text:p>0.557943</text:p>
          </table:table-cell>
          <table:table-cell office:value-type="float" office:value="0.617556" calcext:value-type="float">
            <text:p>0.617556</text:p>
          </table:table-cell>
          <table:table-cell office:value-type="float" office:value="0.670837" calcext:value-type="float">
            <text:p>0.670837</text:p>
          </table:table-cell>
          <table:table-cell office:value-type="float" office:value="0.740905" calcext:value-type="float">
            <text:p>0.740905</text:p>
          </table:table-cell>
          <table:table-cell office:value-type="float" office:value="0.751433" calcext:value-type="float">
            <text:p>0.751433</text:p>
          </table:table-cell>
          <table:table-cell office:value-type="float" office:value="0.752752" calcext:value-type="float">
            <text:p>0.752752</text:p>
          </table:table-cell>
          <table:table-cell office:value-type="float" office:value="0.604128" calcext:value-type="float">
            <text:p>0.60412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505446" calcext:value-type="float">
            <text:p>0.505446</text:p>
          </table:table-cell>
          <table:table-cell office:value-type="float" office:value="0.519101" calcext:value-type="float">
            <text:p>0.519101</text:p>
          </table:table-cell>
          <table:table-cell office:value-type="float" office:value="0.535928" calcext:value-type="float">
            <text:p>0.535928</text:p>
          </table:table-cell>
          <table:table-cell office:value-type="float" office:value="0.544817" calcext:value-type="float">
            <text:p>0.544817</text:p>
          </table:table-cell>
          <table:table-cell office:value-type="float" office:value="0.550874" calcext:value-type="float">
            <text:p>0.550874</text:p>
          </table:table-cell>
          <table:table-cell office:value-type="float" office:value="0.554709" calcext:value-type="float">
            <text:p>0.554709</text:p>
          </table:table-cell>
          <table:table-cell office:value-type="float" office:value="0.557861" calcext:value-type="float">
            <text:p>0.557861</text:p>
          </table:table-cell>
          <table:table-cell office:value-type="float" office:value="0.593122" calcext:value-type="float">
            <text:p>0.593122</text:p>
          </table:table-cell>
          <table:table-cell office:value-type="float" office:value="0.666563" calcext:value-type="float">
            <text:p>0.666563</text:p>
          </table:table-cell>
          <table:table-cell office:value-type="float" office:value="0.736526" calcext:value-type="float">
            <text:p>0.736526</text:p>
          </table:table-cell>
          <table:table-cell office:value-type="float" office:value="0.751142" calcext:value-type="float">
            <text:p>0.751142</text:p>
          </table:table-cell>
          <table:table-cell office:value-type="float" office:value="0.752752" calcext:value-type="float">
            <text:p>0.752752</text:p>
          </table:table-cell>
          <table:table-cell office:value-type="float" office:value="0.601064" calcext:value-type="float">
            <text:p>0.60106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308154" calcext:value-type="float">
            <text:p>0.308154</text:p>
          </table:table-cell>
          <table:table-cell office:value-type="float" office:value="0.50341" calcext:value-type="float">
            <text:p>0.50341</text:p>
          </table:table-cell>
          <table:table-cell office:value-type="float" office:value="0.536281" calcext:value-type="float">
            <text:p>0.536281</text:p>
          </table:table-cell>
          <table:table-cell office:value-type="float" office:value="0.545175" calcext:value-type="float">
            <text:p>0.545175</text:p>
          </table:table-cell>
          <table:table-cell office:value-type="float" office:value="0.551349" calcext:value-type="float">
            <text:p>0.551349</text:p>
          </table:table-cell>
          <table:table-cell office:value-type="float" office:value="0.55375" calcext:value-type="float">
            <text:p>0.55375</text:p>
          </table:table-cell>
          <table:table-cell office:value-type="float" office:value="0.557565" calcext:value-type="float">
            <text:p>0.557565</text:p>
          </table:table-cell>
          <table:table-cell office:value-type="float" office:value="0.566001" calcext:value-type="float">
            <text:p>0.566001</text:p>
          </table:table-cell>
          <table:table-cell office:value-type="float" office:value="0.664733" calcext:value-type="float">
            <text:p>0.664733</text:p>
          </table:table-cell>
          <table:table-cell office:value-type="float" office:value="0.731062" calcext:value-type="float">
            <text:p>0.731062</text:p>
          </table:table-cell>
          <table:table-cell office:value-type="float" office:value="0.751252" calcext:value-type="float">
            <text:p>0.751252</text:p>
          </table:table-cell>
          <table:table-cell office:value-type="float" office:value="0.752752" calcext:value-type="float">
            <text:p>0.752752</text:p>
          </table:table-cell>
          <table:table-cell office:value-type="float" office:value="0.596058" calcext:value-type="float">
            <text:p>0.596058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308154" calcext:value-type="float">
            <text:p>0.308154</text:p>
          </table:table-cell>
          <table:table-cell office:value-type="float" office:value="0.499184" calcext:value-type="float">
            <text:p>0.499184</text:p>
          </table:table-cell>
          <table:table-cell office:value-type="float" office:value="0.535707" calcext:value-type="float">
            <text:p>0.535707</text:p>
          </table:table-cell>
          <table:table-cell office:value-type="float" office:value="0.543852" calcext:value-type="float">
            <text:p>0.543852</text:p>
          </table:table-cell>
          <table:table-cell office:value-type="float" office:value="0.549804" calcext:value-type="float">
            <text:p>0.549804</text:p>
          </table:table-cell>
          <table:table-cell office:value-type="float" office:value="0.552667" calcext:value-type="float">
            <text:p>0.552667</text:p>
          </table:table-cell>
          <table:table-cell office:value-type="float" office:value="0.556351" calcext:value-type="float">
            <text:p>0.556351</text:p>
          </table:table-cell>
          <table:table-cell office:value-type="float" office:value="0.561783" calcext:value-type="float">
            <text:p>0.561783</text:p>
          </table:table-cell>
          <table:table-cell office:value-type="float" office:value="0.638826" calcext:value-type="float">
            <text:p>0.638826</text:p>
          </table:table-cell>
          <table:table-cell office:value-type="float" office:value="0.714899" calcext:value-type="float">
            <text:p>0.714899</text:p>
          </table:table-cell>
          <table:table-cell office:value-type="float" office:value="0.750772" calcext:value-type="float">
            <text:p>0.750772</text:p>
          </table:table-cell>
          <table:table-cell office:value-type="float" office:value="0.752752" calcext:value-type="float">
            <text:p>0.752752</text:p>
          </table:table-cell>
          <table:table-cell office:value-type="float" office:value="0.590384" calcext:value-type="float">
            <text:p>0.59038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00638" calcext:value-type="float">
            <text:p>0.400638</text:p>
          </table:table-cell>
          <table:table-cell office:value-type="float" office:value="0.51612" calcext:value-type="float">
            <text:p>0.51612</text:p>
          </table:table-cell>
          <table:table-cell office:value-type="float" office:value="0.536755" calcext:value-type="float">
            <text:p>0.536755</text:p>
          </table:table-cell>
          <table:table-cell office:value-type="float" office:value="0.548429" calcext:value-type="float">
            <text:p>0.548429</text:p>
          </table:table-cell>
          <table:table-cell office:value-type="float" office:value="0.552339" calcext:value-type="float">
            <text:p>0.552339</text:p>
          </table:table-cell>
          <table:table-cell office:value-type="float" office:value="0.554523" calcext:value-type="float">
            <text:p>0.554523</text:p>
          </table:table-cell>
          <table:table-cell office:value-type="float" office:value="0.55782" calcext:value-type="float">
            <text:p>0.55782</text:p>
          </table:table-cell>
          <table:table-cell office:value-type="float" office:value="0.621041" calcext:value-type="float">
            <text:p>0.621041</text:p>
          </table:table-cell>
          <table:table-cell office:value-type="float" office:value="0.673896" calcext:value-type="float">
            <text:p>0.673896</text:p>
          </table:table-cell>
          <table:table-cell office:value-type="float" office:value="0.733976" calcext:value-type="float">
            <text:p>0.733976</text:p>
          </table:table-cell>
          <table:table-cell office:value-type="float" office:value="0.751403" calcext:value-type="float">
            <text:p>0.751403</text:p>
          </table:table-cell>
          <table:table-cell office:value-type="float" office:value="0.752752" calcext:value-type="float">
            <text:p>0.752752</text:p>
          </table:table-cell>
          <table:table-cell office:value-type="float" office:value="0.60463" calcext:value-type="float">
            <text:p>0.6046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00638" calcext:value-type="float">
            <text:p>0.400638</text:p>
          </table:table-cell>
          <table:table-cell office:value-type="float" office:value="0.515507" calcext:value-type="float">
            <text:p>0.515507</text:p>
          </table:table-cell>
          <table:table-cell office:value-type="float" office:value="0.53684" calcext:value-type="float">
            <text:p>0.53684</text:p>
          </table:table-cell>
          <table:table-cell office:value-type="float" office:value="0.546974" calcext:value-type="float">
            <text:p>0.546974</text:p>
          </table:table-cell>
          <table:table-cell office:value-type="float" office:value="0.5525" calcext:value-type="float">
            <text:p>0.5525</text:p>
          </table:table-cell>
          <table:table-cell office:value-type="float" office:value="0.554837" calcext:value-type="float">
            <text:p>0.554837</text:p>
          </table:table-cell>
          <table:table-cell office:value-type="float" office:value="0.558844" calcext:value-type="float">
            <text:p>0.558844</text:p>
          </table:table-cell>
          <table:table-cell office:value-type="float" office:value="0.60801" calcext:value-type="float">
            <text:p>0.60801</text:p>
          </table:table-cell>
          <table:table-cell office:value-type="float" office:value="0.660209" calcext:value-type="float">
            <text:p>0.660209</text:p>
          </table:table-cell>
          <table:table-cell office:value-type="float" office:value="0.709371" calcext:value-type="float">
            <text:p>0.709371</text:p>
          </table:table-cell>
          <table:table-cell office:value-type="float" office:value="0.750055" calcext:value-type="float">
            <text:p>0.750055</text:p>
          </table:table-cell>
          <table:table-cell office:value-type="float" office:value="0.752752" calcext:value-type="float">
            <text:p>0.752752</text:p>
          </table:table-cell>
          <table:table-cell office:value-type="float" office:value="0.599315" calcext:value-type="float">
            <text:p>0.59931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400638" calcext:value-type="float">
            <text:p>0.400638</text:p>
          </table:table-cell>
          <table:table-cell office:value-type="float" office:value="0.504868" calcext:value-type="float">
            <text:p>0.504868</text:p>
          </table:table-cell>
          <table:table-cell office:value-type="float" office:value="0.53954" calcext:value-type="float">
            <text:p>0.53954</text:p>
          </table:table-cell>
          <table:table-cell office:value-type="float" office:value="0.549524" calcext:value-type="float">
            <text:p>0.549524</text:p>
          </table:table-cell>
          <table:table-cell office:value-type="float" office:value="0.552291" calcext:value-type="float">
            <text:p>0.552291</text:p>
          </table:table-cell>
          <table:table-cell office:value-type="float" office:value="0.555232" calcext:value-type="float">
            <text:p>0.555232</text:p>
          </table:table-cell>
          <table:table-cell office:value-type="float" office:value="0.570318" calcext:value-type="float">
            <text:p>0.570318</text:p>
          </table:table-cell>
          <table:table-cell office:value-type="float" office:value="0.649693" calcext:value-type="float">
            <text:p>0.649693</text:p>
          </table:table-cell>
          <table:table-cell office:value-type="float" office:value="0.680217" calcext:value-type="float">
            <text:p>0.680217</text:p>
          </table:table-cell>
          <table:table-cell office:value-type="float" office:value="0.737139" calcext:value-type="float">
            <text:p>0.737139</text:p>
          </table:table-cell>
          <table:table-cell office:value-type="float" office:value="0.751476" calcext:value-type="float">
            <text:p>0.751476</text:p>
          </table:table-cell>
          <table:table-cell office:value-type="float" office:value="0.752752" calcext:value-type="float">
            <text:p>0.752752</text:p>
          </table:table-cell>
          <table:table-cell office:value-type="float" office:value="0.60903" calcext:value-type="float">
            <text:p>0.6090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82015" calcext:value-type="float">
            <text:p>0.382015</text:p>
          </table:table-cell>
          <table:table-cell office:value-type="float" office:value="0.47827" calcext:value-type="float">
            <text:p>0.47827</text:p>
          </table:table-cell>
          <table:table-cell office:value-type="float" office:value="0.538654" calcext:value-type="float">
            <text:p>0.538654</text:p>
          </table:table-cell>
          <table:table-cell office:value-type="float" office:value="0.549956" calcext:value-type="float">
            <text:p>0.549956</text:p>
          </table:table-cell>
          <table:table-cell office:value-type="float" office:value="0.552415" calcext:value-type="float">
            <text:p>0.552415</text:p>
          </table:table-cell>
          <table:table-cell office:value-type="float" office:value="0.555482" calcext:value-type="float">
            <text:p>0.555482</text:p>
          </table:table-cell>
          <table:table-cell office:value-type="float" office:value="0.603673" calcext:value-type="float">
            <text:p>0.603673</text:p>
          </table:table-cell>
          <table:table-cell office:value-type="float" office:value="0.669789" calcext:value-type="float">
            <text:p>0.669789</text:p>
          </table:table-cell>
          <table:table-cell office:value-type="float" office:value="0.701438" calcext:value-type="float">
            <text:p>0.701438</text:p>
          </table:table-cell>
          <table:table-cell office:value-type="float" office:value="0.745692" calcext:value-type="float">
            <text:p>0.745692</text:p>
          </table:table-cell>
          <table:table-cell office:value-type="float" office:value="0.751985" calcext:value-type="float">
            <text:p>0.751985</text:p>
          </table:table-cell>
          <table:table-cell office:value-type="float" office:value="0.752752" calcext:value-type="float">
            <text:p>0.752752</text:p>
          </table:table-cell>
          <table:table-cell office:value-type="float" office:value="0.614735" calcext:value-type="float">
            <text:p>0.61473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98182" calcext:value-type="float">
            <text:p>0.398182</text:p>
          </table:table-cell>
          <table:table-cell office:value-type="float" office:value="0.492136" calcext:value-type="float">
            <text:p>0.492136</text:p>
          </table:table-cell>
          <table:table-cell office:value-type="float" office:value="0.537069" calcext:value-type="float">
            <text:p>0.537069</text:p>
          </table:table-cell>
          <table:table-cell office:value-type="float" office:value="0.54946" calcext:value-type="float">
            <text:p>0.54946</text:p>
          </table:table-cell>
          <table:table-cell office:value-type="float" office:value="0.55306" calcext:value-type="float">
            <text:p>0.55306</text:p>
          </table:table-cell>
          <table:table-cell office:value-type="float" office:value="0.556588" calcext:value-type="float">
            <text:p>0.556588</text:p>
          </table:table-cell>
          <table:table-cell office:value-type="float" office:value="0.636134" calcext:value-type="float">
            <text:p>0.636134</text:p>
          </table:table-cell>
          <table:table-cell office:value-type="float" office:value="0.675014" calcext:value-type="float">
            <text:p>0.675014</text:p>
          </table:table-cell>
          <table:table-cell office:value-type="float" office:value="0.723546" calcext:value-type="float">
            <text:p>0.723546</text:p>
          </table:table-cell>
          <table:table-cell office:value-type="float" office:value="0.74776" calcext:value-type="float">
            <text:p>0.74776</text:p>
          </table:table-cell>
          <table:table-cell office:value-type="float" office:value="0.752066" calcext:value-type="float">
            <text:p>0.752066</text:p>
          </table:table-cell>
          <table:table-cell office:value-type="float" office:value="0.752752" calcext:value-type="float">
            <text:p>0.752752</text:p>
          </table:table-cell>
          <table:table-cell office:value-type="float" office:value="0.622283" calcext:value-type="float">
            <text:p>0.62228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30318" calcext:value-type="float">
            <text:p>0.430318</text:p>
          </table:table-cell>
          <table:table-cell office:value-type="float" office:value="0.497044" calcext:value-type="float">
            <text:p>0.497044</text:p>
          </table:table-cell>
          <table:table-cell office:value-type="float" office:value="0.538392" calcext:value-type="float">
            <text:p>0.538392</text:p>
          </table:table-cell>
          <table:table-cell office:value-type="float" office:value="0.550805" calcext:value-type="float">
            <text:p>0.550805</text:p>
          </table:table-cell>
          <table:table-cell office:value-type="float" office:value="0.554688" calcext:value-type="float">
            <text:p>0.554688</text:p>
          </table:table-cell>
          <table:table-cell office:value-type="float" office:value="0.574996" calcext:value-type="float">
            <text:p>0.574996</text:p>
          </table:table-cell>
          <table:table-cell office:value-type="float" office:value="0.656675" calcext:value-type="float">
            <text:p>0.656675</text:p>
          </table:table-cell>
          <table:table-cell office:value-type="float" office:value="0.677271" calcext:value-type="float">
            <text:p>0.677271</text:p>
          </table:table-cell>
          <table:table-cell office:value-type="float" office:value="0.720549" calcext:value-type="float">
            <text:p>0.720549</text:p>
          </table:table-cell>
          <table:table-cell office:value-type="float" office:value="0.745004" calcext:value-type="float">
            <text:p>0.745004</text:p>
          </table:table-cell>
          <table:table-cell office:value-type="float" office:value="0.751915" calcext:value-type="float">
            <text:p>0.751915</text:p>
          </table:table-cell>
          <table:table-cell office:value-type="float" office:value="0.752752" calcext:value-type="float">
            <text:p>0.752752</text:p>
          </table:table-cell>
          <table:table-cell office:value-type="float" office:value="0.626734" calcext:value-type="float">
            <text:p>0.626734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30672" calcext:value-type="float">
            <text:p>0.30672</text:p>
          </table:table-cell>
          <table:table-cell office:value-type="float" office:value="0.490144" calcext:value-type="float">
            <text:p>0.490144</text:p>
          </table:table-cell>
          <table:table-cell office:value-type="float" office:value="0.536181" calcext:value-type="float">
            <text:p>0.536181</text:p>
          </table:table-cell>
          <table:table-cell office:value-type="float" office:value="0.547206" calcext:value-type="float">
            <text:p>0.547206</text:p>
          </table:table-cell>
          <table:table-cell office:value-type="float" office:value="0.554221" calcext:value-type="float">
            <text:p>0.554221</text:p>
          </table:table-cell>
          <table:table-cell office:value-type="float" office:value="0.580006" calcext:value-type="float">
            <text:p>0.580006</text:p>
          </table:table-cell>
          <table:table-cell office:value-type="float" office:value="0.655138" calcext:value-type="float">
            <text:p>0.655138</text:p>
          </table:table-cell>
          <table:table-cell office:value-type="float" office:value="0.686216" calcext:value-type="float">
            <text:p>0.686216</text:p>
          </table:table-cell>
          <table:table-cell office:value-type="float" office:value="0.736164" calcext:value-type="float">
            <text:p>0.736164</text:p>
          </table:table-cell>
          <table:table-cell office:value-type="float" office:value="0.746273" calcext:value-type="float">
            <text:p>0.746273</text:p>
          </table:table-cell>
          <table:table-cell office:value-type="float" office:value="0.752291" calcext:value-type="float">
            <text:p>0.752291</text:p>
          </table:table-cell>
          <table:table-cell office:value-type="float" office:value="0.752752" calcext:value-type="float">
            <text:p>0.752752</text:p>
          </table:table-cell>
          <table:table-cell office:value-type="float" office:value="0.628384" calcext:value-type="float">
            <text:p>0.628384</text:p>
          </table:table-cell>
          <table:table-cell>
            <draw:frame draw:z-index="0" draw:style-name="gr1" draw:text-style-name="P1" svg:width="22.348cm" svg:height="12.57cm" svg:x="0.003cm" svg:y="0.001cm">
              <draw:object draw:notify-on-update-of-ranges="mcc.A2:mcc.A201 mcc.C1:mcc.C1 mcc.C2:mcc.C201 mcc.D1:mcc.D1 mcc.D2:mcc.D201 mcc.E1:mcc.E1 mcc.E2:mcc.E201 mcc.F1:mcc.F1 mcc.F2:mcc.F201 mcc.G1:mcc.G1 mcc.G2:mcc.G201 mcc.H1:mcc.H1 mcc.H2:mcc.H201 mcc.I1:mcc.I1 mcc.I2:mcc.I201 mcc.J1:mcc.J1 mcc.J2:mcc.J201 mcc.K1:mcc.K1 mcc.K2:mcc.K201 mcc.L1:mcc.L1 mcc.L2:mcc.L201 mcc.M1:mcc.M1 mcc.M2:mcc.M201 mcc.N1:mcc.N1 mcc.N2:mcc.N2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41103" calcext:value-type="float">
            <text:p>0.41103</text:p>
          </table:table-cell>
          <table:table-cell office:value-type="float" office:value="0.485953" calcext:value-type="float">
            <text:p>0.485953</text:p>
          </table:table-cell>
          <table:table-cell office:value-type="float" office:value="0.536772" calcext:value-type="float">
            <text:p>0.536772</text:p>
          </table:table-cell>
          <table:table-cell office:value-type="float" office:value="0.549613" calcext:value-type="float">
            <text:p>0.549613</text:p>
          </table:table-cell>
          <table:table-cell office:value-type="float" office:value="0.55395" calcext:value-type="float">
            <text:p>0.55395</text:p>
          </table:table-cell>
          <table:table-cell office:value-type="float" office:value="0.567541" calcext:value-type="float">
            <text:p>0.567541</text:p>
          </table:table-cell>
          <table:table-cell office:value-type="float" office:value="0.64459" calcext:value-type="float">
            <text:p>0.64459</text:p>
          </table:table-cell>
          <table:table-cell office:value-type="float" office:value="0.661123" calcext:value-type="float">
            <text:p>0.661123</text:p>
          </table:table-cell>
          <table:table-cell office:value-type="float" office:value="0.702241" calcext:value-type="float">
            <text:p>0.702241</text:p>
          </table:table-cell>
          <table:table-cell office:value-type="float" office:value="0.741813" calcext:value-type="float">
            <text:p>0.741813</text:p>
          </table:table-cell>
          <table:table-cell office:value-type="float" office:value="0.752059" calcext:value-type="float">
            <text:p>0.752059</text:p>
          </table:table-cell>
          <table:table-cell office:value-type="float" office:value="0.752752" calcext:value-type="float">
            <text:p>0.752752</text:p>
          </table:table-cell>
          <table:table-cell office:value-type="float" office:value="0.619565" calcext:value-type="float">
            <text:p>0.619565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16049" calcext:value-type="float">
            <text:p>0.016049</text:p>
          </table:table-cell>
          <table:table-cell office:value-type="float" office:value="0.439106" calcext:value-type="float">
            <text:p>0.439106</text:p>
          </table:table-cell>
          <table:table-cell office:value-type="float" office:value="0.53657" calcext:value-type="float">
            <text:p>0.53657</text:p>
          </table:table-cell>
          <table:table-cell office:value-type="float" office:value="0.54961" calcext:value-type="float">
            <text:p>0.54961</text:p>
          </table:table-cell>
          <table:table-cell office:value-type="float" office:value="0.553991" calcext:value-type="float">
            <text:p>0.553991</text:p>
          </table:table-cell>
          <table:table-cell office:value-type="float" office:value="0.560395" calcext:value-type="float">
            <text:p>0.560395</text:p>
          </table:table-cell>
          <table:table-cell office:value-type="float" office:value="0.635066" calcext:value-type="float">
            <text:p>0.635066</text:p>
          </table:table-cell>
          <table:table-cell office:value-type="float" office:value="0.662647" calcext:value-type="float">
            <text:p>0.662647</text:p>
          </table:table-cell>
          <table:table-cell office:value-type="float" office:value="0.721726" calcext:value-type="float">
            <text:p>0.721726</text:p>
          </table:table-cell>
          <table:table-cell office:value-type="float" office:value="0.746451" calcext:value-type="float">
            <text:p>0.746451</text:p>
          </table:table-cell>
          <table:table-cell office:value-type="float" office:value="0.752266" calcext:value-type="float">
            <text:p>0.752266</text:p>
          </table:table-cell>
          <table:table-cell office:value-type="float" office:value="0.752752" calcext:value-type="float">
            <text:p>0.752752</text:p>
          </table:table-cell>
          <table:table-cell office:value-type="float" office:value="0.615783" calcext:value-type="float">
            <text:p>0.61578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" calcext:value-type="float">
            <text:p>-1</text:p>
          </table:table-cell>
          <table:table-cell office:value-type="float" office:value="0.366779" calcext:value-type="float">
            <text:p>0.366779</text:p>
          </table:table-cell>
          <table:table-cell office:value-type="float" office:value="0.531114" calcext:value-type="float">
            <text:p>0.531114</text:p>
          </table:table-cell>
          <table:table-cell office:value-type="float" office:value="0.543825" calcext:value-type="float">
            <text:p>0.543825</text:p>
          </table:table-cell>
          <table:table-cell office:value-type="float" office:value="0.55209" calcext:value-type="float">
            <text:p>0.55209</text:p>
          </table:table-cell>
          <table:table-cell office:value-type="float" office:value="0.557971" calcext:value-type="float">
            <text:p>0.557971</text:p>
          </table:table-cell>
          <table:table-cell office:value-type="float" office:value="0.626617" calcext:value-type="float">
            <text:p>0.626617</text:p>
          </table:table-cell>
          <table:table-cell office:value-type="float" office:value="0.662323" calcext:value-type="float">
            <text:p>0.662323</text:p>
          </table:table-cell>
          <table:table-cell office:value-type="float" office:value="0.726186" calcext:value-type="float">
            <text:p>0.726186</text:p>
          </table:table-cell>
          <table:table-cell office:value-type="float" office:value="0.744238" calcext:value-type="float">
            <text:p>0.744238</text:p>
          </table:table-cell>
          <table:table-cell office:value-type="float" office:value="0.752325" calcext:value-type="float">
            <text:p>0.752325</text:p>
          </table:table-cell>
          <table:table-cell office:value-type="float" office:value="0.752826" calcext:value-type="float">
            <text:p>0.752826</text:p>
          </table:table-cell>
          <table:table-cell office:value-type="float" office:value="0.606347" calcext:value-type="float">
            <text:p>0.60634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402228" calcext:value-type="float">
            <text:p>0.402228</text:p>
          </table:table-cell>
          <table:table-cell office:value-type="float" office:value="0.425591" calcext:value-type="float">
            <text:p>0.425591</text:p>
          </table:table-cell>
          <table:table-cell office:value-type="float" office:value="0.522281" calcext:value-type="float">
            <text:p>0.522281</text:p>
          </table:table-cell>
          <table:table-cell office:value-type="float" office:value="0.53935" calcext:value-type="float">
            <text:p>0.53935</text:p>
          </table:table-cell>
          <table:table-cell office:value-type="float" office:value="0.551373" calcext:value-type="float">
            <text:p>0.551373</text:p>
          </table:table-cell>
          <table:table-cell office:value-type="float" office:value="0.556407" calcext:value-type="float">
            <text:p>0.556407</text:p>
          </table:table-cell>
          <table:table-cell office:value-type="float" office:value="0.597497" calcext:value-type="float">
            <text:p>0.597497</text:p>
          </table:table-cell>
          <table:table-cell office:value-type="float" office:value="0.647028" calcext:value-type="float">
            <text:p>0.647028</text:p>
          </table:table-cell>
          <table:table-cell office:value-type="float" office:value="0.690125" calcext:value-type="float">
            <text:p>0.690125</text:p>
          </table:table-cell>
          <table:table-cell office:value-type="float" office:value="0.73997" calcext:value-type="float">
            <text:p>0.73997</text:p>
          </table:table-cell>
          <table:table-cell office:value-type="float" office:value="0.751698" calcext:value-type="float">
            <text:p>0.751698</text:p>
          </table:table-cell>
          <table:table-cell office:value-type="float" office:value="0.752826" calcext:value-type="float">
            <text:p>0.752826</text:p>
          </table:table-cell>
          <table:table-cell office:value-type="float" office:value="0.602132" calcext:value-type="float">
            <text:p>0.602132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09476" calcext:value-type="float">
            <text:p>0.409476</text:p>
          </table:table-cell>
          <table:table-cell office:value-type="float" office:value="0.461112" calcext:value-type="float">
            <text:p>0.461112</text:p>
          </table:table-cell>
          <table:table-cell office:value-type="float" office:value="0.534924" calcext:value-type="float">
            <text:p>0.534924</text:p>
          </table:table-cell>
          <table:table-cell office:value-type="float" office:value="0.547074" calcext:value-type="float">
            <text:p>0.547074</text:p>
          </table:table-cell>
          <table:table-cell office:value-type="float" office:value="0.554613" calcext:value-type="float">
            <text:p>0.554613</text:p>
          </table:table-cell>
          <table:table-cell office:value-type="float" office:value="0.571526" calcext:value-type="float">
            <text:p>0.571526</text:p>
          </table:table-cell>
          <table:table-cell office:value-type="float" office:value="0.640245" calcext:value-type="float">
            <text:p>0.640245</text:p>
          </table:table-cell>
          <table:table-cell office:value-type="float" office:value="0.661148" calcext:value-type="float">
            <text:p>0.661148</text:p>
          </table:table-cell>
          <table:table-cell office:value-type="float" office:value="0.716578" calcext:value-type="float">
            <text:p>0.716578</text:p>
          </table:table-cell>
          <table:table-cell office:value-type="float" office:value="0.739077" calcext:value-type="float">
            <text:p>0.739077</text:p>
          </table:table-cell>
          <table:table-cell office:value-type="float" office:value="0.751257" calcext:value-type="float">
            <text:p>0.751257</text:p>
          </table:table-cell>
          <table:table-cell office:value-type="float" office:value="0.752826" calcext:value-type="float">
            <text:p>0.752826</text:p>
          </table:table-cell>
          <table:table-cell office:value-type="float" office:value="0.617755" calcext:value-type="float">
            <text:p>0.617755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409476" calcext:value-type="float">
            <text:p>0.409476</text:p>
          </table:table-cell>
          <table:table-cell office:value-type="float" office:value="0.465725" calcext:value-type="float">
            <text:p>0.465725</text:p>
          </table:table-cell>
          <table:table-cell office:value-type="float" office:value="0.53742" calcext:value-type="float">
            <text:p>0.53742</text:p>
          </table:table-cell>
          <table:table-cell office:value-type="float" office:value="0.55023" calcext:value-type="float">
            <text:p>0.55023</text:p>
          </table:table-cell>
          <table:table-cell office:value-type="float" office:value="0.556346" calcext:value-type="float">
            <text:p>0.556346</text:p>
          </table:table-cell>
          <table:table-cell office:value-type="float" office:value="0.600501" calcext:value-type="float">
            <text:p>0.600501</text:p>
          </table:table-cell>
          <table:table-cell office:value-type="float" office:value="0.653909" calcext:value-type="float">
            <text:p>0.653909</text:p>
          </table:table-cell>
          <table:table-cell office:value-type="float" office:value="0.676992" calcext:value-type="float">
            <text:p>0.676992</text:p>
          </table:table-cell>
          <table:table-cell office:value-type="float" office:value="0.732165" calcext:value-type="float">
            <text:p>0.732165</text:p>
          </table:table-cell>
          <table:table-cell office:value-type="float" office:value="0.741075" calcext:value-type="float">
            <text:p>0.741075</text:p>
          </table:table-cell>
          <table:table-cell office:value-type="float" office:value="0.751255" calcext:value-type="float">
            <text:p>0.751255</text:p>
          </table:table-cell>
          <table:table-cell office:value-type="float" office:value="0.752826" calcext:value-type="float">
            <text:p>0.752826</text:p>
          </table:table-cell>
          <table:table-cell office:value-type="float" office:value="0.626562" calcext:value-type="float">
            <text:p>0.626562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" calcext:value-type="float">
            <text:p>-1</text:p>
          </table:table-cell>
          <table:table-cell office:value-type="float" office:value="0.405038" calcext:value-type="float">
            <text:p>0.405038</text:p>
          </table:table-cell>
          <table:table-cell office:value-type="float" office:value="0.540439" calcext:value-type="float">
            <text:p>0.540439</text:p>
          </table:table-cell>
          <table:table-cell office:value-type="float" office:value="0.551797" calcext:value-type="float">
            <text:p>0.551797</text:p>
          </table:table-cell>
          <table:table-cell office:value-type="float" office:value="0.557082" calcext:value-type="float">
            <text:p>0.557082</text:p>
          </table:table-cell>
          <table:table-cell office:value-type="float" office:value="0.6059" calcext:value-type="float">
            <text:p>0.6059</text:p>
          </table:table-cell>
          <table:table-cell office:value-type="float" office:value="0.650536" calcext:value-type="float">
            <text:p>0.650536</text:p>
          </table:table-cell>
          <table:table-cell office:value-type="float" office:value="0.677317" calcext:value-type="float">
            <text:p>0.677317</text:p>
          </table:table-cell>
          <table:table-cell office:value-type="float" office:value="0.733005" calcext:value-type="float">
            <text:p>0.733005</text:p>
          </table:table-cell>
          <table:table-cell office:value-type="float" office:value="0.743272" calcext:value-type="float">
            <text:p>0.743272</text:p>
          </table:table-cell>
          <table:table-cell office:value-type="float" office:value="0.751446" calcext:value-type="float">
            <text:p>0.751446</text:p>
          </table:table-cell>
          <table:table-cell office:value-type="float" office:value="0.752826" calcext:value-type="float">
            <text:p>0.752826</text:p>
          </table:table-cell>
          <table:table-cell office:value-type="float" office:value="0.621583" calcext:value-type="float">
            <text:p>0.62158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9736" calcext:value-type="float">
            <text:p>0.049736</text:p>
          </table:table-cell>
          <table:table-cell office:value-type="float" office:value="0.454804" calcext:value-type="float">
            <text:p>0.454804</text:p>
          </table:table-cell>
          <table:table-cell office:value-type="float" office:value="0.540162" calcext:value-type="float">
            <text:p>0.540162</text:p>
          </table:table-cell>
          <table:table-cell office:value-type="float" office:value="0.549792" calcext:value-type="float">
            <text:p>0.549792</text:p>
          </table:table-cell>
          <table:table-cell office:value-type="float" office:value="0.554926" calcext:value-type="float">
            <text:p>0.554926</text:p>
          </table:table-cell>
          <table:table-cell office:value-type="float" office:value="0.570393" calcext:value-type="float">
            <text:p>0.570393</text:p>
          </table:table-cell>
          <table:table-cell office:value-type="float" office:value="0.638418" calcext:value-type="float">
            <text:p>0.638418</text:p>
          </table:table-cell>
          <table:table-cell office:value-type="float" office:value="0.662807" calcext:value-type="float">
            <text:p>0.662807</text:p>
          </table:table-cell>
          <table:table-cell office:value-type="float" office:value="0.713334" calcext:value-type="float">
            <text:p>0.713334</text:p>
          </table:table-cell>
          <table:table-cell office:value-type="float" office:value="0.742194" calcext:value-type="float">
            <text:p>0.742194</text:p>
          </table:table-cell>
          <table:table-cell office:value-type="float" office:value="0.751524" calcext:value-type="float">
            <text:p>0.751524</text:p>
          </table:table-cell>
          <table:table-cell office:value-type="float" office:value="0.752826" calcext:value-type="float">
            <text:p>0.752826</text:p>
          </table:table-cell>
          <table:table-cell office:value-type="float" office:value="0.617835" calcext:value-type="float">
            <text:p>0.617835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0.008732" calcext:value-type="float">
            <text:p>-0.008732</text:p>
          </table:table-cell>
          <table:table-cell office:value-type="float" office:value="0.420374" calcext:value-type="float">
            <text:p>0.420374</text:p>
          </table:table-cell>
          <table:table-cell office:value-type="float" office:value="0.540465" calcext:value-type="float">
            <text:p>0.540465</text:p>
          </table:table-cell>
          <table:table-cell office:value-type="float" office:value="0.551152" calcext:value-type="float">
            <text:p>0.551152</text:p>
          </table:table-cell>
          <table:table-cell office:value-type="float" office:value="0.556476" calcext:value-type="float">
            <text:p>0.556476</text:p>
          </table:table-cell>
          <table:table-cell office:value-type="float" office:value="0.606429" calcext:value-type="float">
            <text:p>0.606429</text:p>
          </table:table-cell>
          <table:table-cell office:value-type="float" office:value="0.650823" calcext:value-type="float">
            <text:p>0.650823</text:p>
          </table:table-cell>
          <table:table-cell office:value-type="float" office:value="0.67331" calcext:value-type="float">
            <text:p>0.67331</text:p>
          </table:table-cell>
          <table:table-cell office:value-type="float" office:value="0.725276" calcext:value-type="float">
            <text:p>0.725276</text:p>
          </table:table-cell>
          <table:table-cell office:value-type="float" office:value="0.740925" calcext:value-type="float">
            <text:p>0.740925</text:p>
          </table:table-cell>
          <table:table-cell office:value-type="float" office:value="0.751631" calcext:value-type="float">
            <text:p>0.751631</text:p>
          </table:table-cell>
          <table:table-cell office:value-type="float" office:value="0.752826" calcext:value-type="float">
            <text:p>0.752826</text:p>
          </table:table-cell>
          <table:table-cell office:value-type="float" office:value="0.621686" calcext:value-type="float">
            <text:p>0.621686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" calcext:value-type="float">
            <text:p>-1</text:p>
          </table:table-cell>
          <table:table-cell office:value-type="float" office:value="0.412727" calcext:value-type="float">
            <text:p>0.412727</text:p>
          </table:table-cell>
          <table:table-cell office:value-type="float" office:value="0.542335" calcext:value-type="float">
            <text:p>0.542335</text:p>
          </table:table-cell>
          <table:table-cell office:value-type="float" office:value="0.55214" calcext:value-type="float">
            <text:p>0.55214</text:p>
          </table:table-cell>
          <table:table-cell office:value-type="float" office:value="0.556369" calcext:value-type="float">
            <text:p>0.556369</text:p>
          </table:table-cell>
          <table:table-cell office:value-type="float" office:value="0.60804" calcext:value-type="float">
            <text:p>0.60804</text:p>
          </table:table-cell>
          <table:table-cell office:value-type="float" office:value="0.64863" calcext:value-type="float">
            <text:p>0.64863</text:p>
          </table:table-cell>
          <table:table-cell office:value-type="float" office:value="0.672716" calcext:value-type="float">
            <text:p>0.672716</text:p>
          </table:table-cell>
          <table:table-cell office:value-type="float" office:value="0.723794" calcext:value-type="float">
            <text:p>0.723794</text:p>
          </table:table-cell>
          <table:table-cell office:value-type="float" office:value="0.738408" calcext:value-type="float">
            <text:p>0.738408</text:p>
          </table:table-cell>
          <table:table-cell office:value-type="float" office:value="0.748456" calcext:value-type="float">
            <text:p>0.748456</text:p>
          </table:table-cell>
          <table:table-cell office:value-type="float" office:value="0.752826" calcext:value-type="float">
            <text:p>0.752826</text:p>
          </table:table-cell>
          <table:table-cell office:value-type="float" office:value="0.620361" calcext:value-type="float">
            <text:p>0.62036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1775" calcext:value-type="float">
            <text:p>0.01775</text:p>
          </table:table-cell>
          <table:table-cell office:value-type="float" office:value="0.449751" calcext:value-type="float">
            <text:p>0.449751</text:p>
          </table:table-cell>
          <table:table-cell office:value-type="float" office:value="0.540851" calcext:value-type="float">
            <text:p>0.540851</text:p>
          </table:table-cell>
          <table:table-cell office:value-type="float" office:value="0.55181" calcext:value-type="float">
            <text:p>0.55181</text:p>
          </table:table-cell>
          <table:table-cell office:value-type="float" office:value="0.559669" calcext:value-type="float">
            <text:p>0.559669</text:p>
          </table:table-cell>
          <table:table-cell office:value-type="float" office:value="0.630521" calcext:value-type="float">
            <text:p>0.630521</text:p>
          </table:table-cell>
          <table:table-cell office:value-type="float" office:value="0.651263" calcext:value-type="float">
            <text:p>0.651263</text:p>
          </table:table-cell>
          <table:table-cell office:value-type="float" office:value="0.689831" calcext:value-type="float">
            <text:p>0.689831</text:p>
          </table:table-cell>
          <table:table-cell office:value-type="float" office:value="0.73473" calcext:value-type="float">
            <text:p>0.73473</text:p>
          </table:table-cell>
          <table:table-cell office:value-type="float" office:value="0.739804" calcext:value-type="float">
            <text:p>0.739804</text:p>
          </table:table-cell>
          <table:table-cell office:value-type="float" office:value="0.749443" calcext:value-type="float">
            <text:p>0.749443</text:p>
          </table:table-cell>
          <table:table-cell office:value-type="float" office:value="0.752826" calcext:value-type="float">
            <text:p>0.752826</text:p>
          </table:table-cell>
          <table:table-cell office:value-type="float" office:value="0.629767" calcext:value-type="float">
            <text:p>0.629767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39669" calcext:value-type="float">
            <text:p>0.039669</text:p>
          </table:table-cell>
          <table:table-cell office:value-type="float" office:value="0.462509" calcext:value-type="float">
            <text:p>0.462509</text:p>
          </table:table-cell>
          <table:table-cell office:value-type="float" office:value="0.539043" calcext:value-type="float">
            <text:p>0.539043</text:p>
          </table:table-cell>
          <table:table-cell office:value-type="float" office:value="0.554381" calcext:value-type="float">
            <text:p>0.554381</text:p>
          </table:table-cell>
          <table:table-cell office:value-type="float" office:value="0.61418" calcext:value-type="float">
            <text:p>0.61418</text:p>
          </table:table-cell>
          <table:table-cell office:value-type="float" office:value="0.645558" calcext:value-type="float">
            <text:p>0.645558</text:p>
          </table:table-cell>
          <table:table-cell office:value-type="float" office:value="0.682651" calcext:value-type="float">
            <text:p>0.682651</text:p>
          </table:table-cell>
          <table:table-cell office:value-type="float" office:value="0.731417" calcext:value-type="float">
            <text:p>0.731417</text:p>
          </table:table-cell>
          <table:table-cell office:value-type="float" office:value="0.738328" calcext:value-type="float">
            <text:p>0.738328</text:p>
          </table:table-cell>
          <table:table-cell office:value-type="float" office:value="0.741273" calcext:value-type="float">
            <text:p>0.741273</text:p>
          </table:table-cell>
          <table:table-cell office:value-type="float" office:value="0.75153" calcext:value-type="float">
            <text:p>0.75153</text:p>
          </table:table-cell>
          <table:table-cell office:value-type="float" office:value="0.752826" calcext:value-type="float">
            <text:p>0.752826</text:p>
          </table:table-cell>
          <table:table-cell office:value-type="float" office:value="0.646087" calcext:value-type="float">
            <text:p>0.646087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13441" calcext:value-type="float">
            <text:p>0.013441</text:p>
          </table:table-cell>
          <table:table-cell office:value-type="float" office:value="0.40987" calcext:value-type="float">
            <text:p>0.40987</text:p>
          </table:table-cell>
          <table:table-cell office:value-type="float" office:value="0.541501" calcext:value-type="float">
            <text:p>0.541501</text:p>
          </table:table-cell>
          <table:table-cell office:value-type="float" office:value="0.553909" calcext:value-type="float">
            <text:p>0.553909</text:p>
          </table:table-cell>
          <table:table-cell office:value-type="float" office:value="0.617926" calcext:value-type="float">
            <text:p>0.617926</text:p>
          </table:table-cell>
          <table:table-cell office:value-type="float" office:value="0.642266" calcext:value-type="float">
            <text:p>0.642266</text:p>
          </table:table-cell>
          <table:table-cell office:value-type="float" office:value="0.679627" calcext:value-type="float">
            <text:p>0.679627</text:p>
          </table:table-cell>
          <table:table-cell office:value-type="float" office:value="0.731471" calcext:value-type="float">
            <text:p>0.731471</text:p>
          </table:table-cell>
          <table:table-cell office:value-type="float" office:value="0.738106" calcext:value-type="float">
            <text:p>0.738106</text:p>
          </table:table-cell>
          <table:table-cell office:value-type="float" office:value="0.742559" calcext:value-type="float">
            <text:p>0.742559</text:p>
          </table:table-cell>
          <table:table-cell office:value-type="float" office:value="0.751668" calcext:value-type="float">
            <text:p>0.751668</text:p>
          </table:table-cell>
          <table:table-cell office:value-type="float" office:value="0.752826" calcext:value-type="float">
            <text:p>0.752826</text:p>
          </table:table-cell>
          <table:table-cell office:value-type="float" office:value="0.64089" calcext:value-type="float">
            <text:p>0.6408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86304" calcext:value-type="float">
            <text:p>0.086304</text:p>
          </table:table-cell>
          <table:table-cell office:value-type="float" office:value="0.478083" calcext:value-type="float">
            <text:p>0.478083</text:p>
          </table:table-cell>
          <table:table-cell office:value-type="float" office:value="0.545495" calcext:value-type="float">
            <text:p>0.545495</text:p>
          </table:table-cell>
          <table:table-cell office:value-type="float" office:value="0.57938" calcext:value-type="float">
            <text:p>0.57938</text:p>
          </table:table-cell>
          <table:table-cell office:value-type="float" office:value="0.637589" calcext:value-type="float">
            <text:p>0.637589</text:p>
          </table:table-cell>
          <table:table-cell office:value-type="float" office:value="0.66059" calcext:value-type="float">
            <text:p>0.66059</text:p>
          </table:table-cell>
          <table:table-cell office:value-type="float" office:value="0.718771" calcext:value-type="float">
            <text:p>0.718771</text:p>
          </table:table-cell>
          <table:table-cell office:value-type="float" office:value="0.734065" calcext:value-type="float">
            <text:p>0.734065</text:p>
          </table:table-cell>
          <table:table-cell office:value-type="float" office:value="0.739046" calcext:value-type="float">
            <text:p>0.739046</text:p>
          </table:table-cell>
          <table:table-cell office:value-type="float" office:value="0.745316" calcext:value-type="float">
            <text:p>0.745316</text:p>
          </table:table-cell>
          <table:table-cell office:value-type="float" office:value="0.751708" calcext:value-type="float">
            <text:p>0.751708</text:p>
          </table:table-cell>
          <table:table-cell office:value-type="float" office:value="0.752826" calcext:value-type="float">
            <text:p>0.752826</text:p>
          </table:table-cell>
          <table:table-cell office:value-type="float" office:value="0.659004" calcext:value-type="float">
            <text:p>0.659004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86304" calcext:value-type="float">
            <text:p>0.086304</text:p>
          </table:table-cell>
          <table:table-cell office:value-type="float" office:value="0.4973" calcext:value-type="float">
            <text:p>0.4973</text:p>
          </table:table-cell>
          <table:table-cell office:value-type="float" office:value="0.550841" calcext:value-type="float">
            <text:p>0.550841</text:p>
          </table:table-cell>
          <table:table-cell office:value-type="float" office:value="0.61895" calcext:value-type="float">
            <text:p>0.61895</text:p>
          </table:table-cell>
          <table:table-cell office:value-type="float" office:value="0.649771" calcext:value-type="float">
            <text:p>0.649771</text:p>
          </table:table-cell>
          <table:table-cell office:value-type="float" office:value="0.68943" calcext:value-type="float">
            <text:p>0.68943</text:p>
          </table:table-cell>
          <table:table-cell office:value-type="float" office:value="0.731643" calcext:value-type="float">
            <text:p>0.731643</text:p>
          </table:table-cell>
          <table:table-cell office:value-type="float" office:value="0.737723" calcext:value-type="float">
            <text:p>0.737723</text:p>
          </table:table-cell>
          <table:table-cell office:value-type="float" office:value="0.740151" calcext:value-type="float">
            <text:p>0.740151</text:p>
          </table:table-cell>
          <table:table-cell office:value-type="float" office:value="0.749211" calcext:value-type="float">
            <text:p>0.749211</text:p>
          </table:table-cell>
          <table:table-cell office:value-type="float" office:value="0.751879" calcext:value-type="float">
            <text:p>0.751879</text:p>
          </table:table-cell>
          <table:table-cell office:value-type="float" office:value="0.752826" calcext:value-type="float">
            <text:p>0.752826</text:p>
          </table:table-cell>
          <table:table-cell office:value-type="float" office:value="0.67169" calcext:value-type="float">
            <text:p>0.6716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86304" calcext:value-type="float">
            <text:p>0.086304</text:p>
          </table:table-cell>
          <table:table-cell office:value-type="float" office:value="0.447426" calcext:value-type="float">
            <text:p>0.447426</text:p>
          </table:table-cell>
          <table:table-cell office:value-type="float" office:value="0.547295" calcext:value-type="float">
            <text:p>0.547295</text:p>
          </table:table-cell>
          <table:table-cell office:value-type="float" office:value="0.599248" calcext:value-type="float">
            <text:p>0.599248</text:p>
          </table:table-cell>
          <table:table-cell office:value-type="float" office:value="0.648312" calcext:value-type="float">
            <text:p>0.648312</text:p>
          </table:table-cell>
          <table:table-cell office:value-type="float" office:value="0.665908" calcext:value-type="float">
            <text:p>0.665908</text:p>
          </table:table-cell>
          <table:table-cell office:value-type="float" office:value="0.728806" calcext:value-type="float">
            <text:p>0.728806</text:p>
          </table:table-cell>
          <table:table-cell office:value-type="float" office:value="0.734592" calcext:value-type="float">
            <text:p>0.734592</text:p>
          </table:table-cell>
          <table:table-cell office:value-type="float" office:value="0.739683" calcext:value-type="float">
            <text:p>0.739683</text:p>
          </table:table-cell>
          <table:table-cell office:value-type="float" office:value="0.747215" calcext:value-type="float">
            <text:p>0.747215</text:p>
          </table:table-cell>
          <table:table-cell office:value-type="float" office:value="0.752047" calcext:value-type="float">
            <text:p>0.752047</text:p>
          </table:table-cell>
          <table:table-cell office:value-type="float" office:value="0.752826" calcext:value-type="float">
            <text:p>0.752826</text:p>
          </table:table-cell>
          <table:table-cell office:value-type="float" office:value="0.661053" calcext:value-type="float">
            <text:p>0.66105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86304" calcext:value-type="float">
            <text:p>0.086304</text:p>
          </table:table-cell>
          <table:table-cell office:value-type="float" office:value="0.467977" calcext:value-type="float">
            <text:p>0.467977</text:p>
          </table:table-cell>
          <table:table-cell office:value-type="float" office:value="0.551723" calcext:value-type="float">
            <text:p>0.551723</text:p>
          </table:table-cell>
          <table:table-cell office:value-type="float" office:value="0.603605" calcext:value-type="float">
            <text:p>0.603605</text:p>
          </table:table-cell>
          <table:table-cell office:value-type="float" office:value="0.644445" calcext:value-type="float">
            <text:p>0.644445</text:p>
          </table:table-cell>
          <table:table-cell office:value-type="float" office:value="0.657622" calcext:value-type="float">
            <text:p>0.657622</text:p>
          </table:table-cell>
          <table:table-cell office:value-type="float" office:value="0.712931" calcext:value-type="float">
            <text:p>0.712931</text:p>
          </table:table-cell>
          <table:table-cell office:value-type="float" office:value="0.731411" calcext:value-type="float">
            <text:p>0.731411</text:p>
          </table:table-cell>
          <table:table-cell office:value-type="float" office:value="0.737938" calcext:value-type="float">
            <text:p>0.737938</text:p>
          </table:table-cell>
          <table:table-cell office:value-type="float" office:value="0.745205" calcext:value-type="float">
            <text:p>0.745205</text:p>
          </table:table-cell>
          <table:table-cell office:value-type="float" office:value="0.751918" calcext:value-type="float">
            <text:p>0.751918</text:p>
          </table:table-cell>
          <table:table-cell office:value-type="float" office:value="0.752924" calcext:value-type="float">
            <text:p>0.752924</text:p>
          </table:table-cell>
          <table:table-cell office:value-type="float" office:value="0.660477" calcext:value-type="float">
            <text:p>0.66047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427884" calcext:value-type="float">
            <text:p>0.427884</text:p>
          </table:table-cell>
          <table:table-cell office:value-type="float" office:value="0.519836" calcext:value-type="float">
            <text:p>0.519836</text:p>
          </table:table-cell>
          <table:table-cell office:value-type="float" office:value="0.55098" calcext:value-type="float">
            <text:p>0.55098</text:p>
          </table:table-cell>
          <table:table-cell office:value-type="float" office:value="0.599583" calcext:value-type="float">
            <text:p>0.599583</text:p>
          </table:table-cell>
          <table:table-cell office:value-type="float" office:value="0.640443" calcext:value-type="float">
            <text:p>0.640443</text:p>
          </table:table-cell>
          <table:table-cell office:value-type="float" office:value="0.655104" calcext:value-type="float">
            <text:p>0.655104</text:p>
          </table:table-cell>
          <table:table-cell office:value-type="float" office:value="0.67914" calcext:value-type="float">
            <text:p>0.67914</text:p>
          </table:table-cell>
          <table:table-cell office:value-type="float" office:value="0.730637" calcext:value-type="float">
            <text:p>0.730637</text:p>
          </table:table-cell>
          <table:table-cell office:value-type="float" office:value="0.73664" calcext:value-type="float">
            <text:p>0.73664</text:p>
          </table:table-cell>
          <table:table-cell office:value-type="float" office:value="0.740706" calcext:value-type="float">
            <text:p>0.740706</text:p>
          </table:table-cell>
          <table:table-cell office:value-type="float" office:value="0.750855" calcext:value-type="float">
            <text:p>0.750855</text:p>
          </table:table-cell>
          <table:table-cell office:value-type="float" office:value="0.752924" calcext:value-type="float">
            <text:p>0.752924</text:p>
          </table:table-cell>
          <table:table-cell office:value-type="float" office:value="0.660393" calcext:value-type="float">
            <text:p>0.660393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27884" calcext:value-type="float">
            <text:p>0.427884</text:p>
          </table:table-cell>
          <table:table-cell office:value-type="float" office:value="0.518624" calcext:value-type="float">
            <text:p>0.518624</text:p>
          </table:table-cell>
          <table:table-cell office:value-type="float" office:value="0.550914" calcext:value-type="float">
            <text:p>0.550914</text:p>
          </table:table-cell>
          <table:table-cell office:value-type="float" office:value="0.603136" calcext:value-type="float">
            <text:p>0.603136</text:p>
          </table:table-cell>
          <table:table-cell office:value-type="float" office:value="0.650539" calcext:value-type="float">
            <text:p>0.650539</text:p>
          </table:table-cell>
          <table:table-cell office:value-type="float" office:value="0.659946" calcext:value-type="float">
            <text:p>0.659946</text:p>
          </table:table-cell>
          <table:table-cell office:value-type="float" office:value="0.72415" calcext:value-type="float">
            <text:p>0.72415</text:p>
          </table:table-cell>
          <table:table-cell office:value-type="float" office:value="0.731762" calcext:value-type="float">
            <text:p>0.731762</text:p>
          </table:table-cell>
          <table:table-cell office:value-type="float" office:value="0.737965" calcext:value-type="float">
            <text:p>0.737965</text:p>
          </table:table-cell>
          <table:table-cell office:value-type="float" office:value="0.744119" calcext:value-type="float">
            <text:p>0.744119</text:p>
          </table:table-cell>
          <table:table-cell office:value-type="float" office:value="0.751118" calcext:value-type="float">
            <text:p>0.751118</text:p>
          </table:table-cell>
          <table:table-cell office:value-type="float" office:value="0.752924" calcext:value-type="float">
            <text:p>0.752924</text:p>
          </table:table-cell>
          <table:table-cell office:value-type="float" office:value="0.667227" calcext:value-type="float">
            <text:p>0.667227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54106" calcext:value-type="float">
            <text:p>0.354106</text:p>
          </table:table-cell>
          <table:table-cell office:value-type="float" office:value="0.503098" calcext:value-type="float">
            <text:p>0.503098</text:p>
          </table:table-cell>
          <table:table-cell office:value-type="float" office:value="0.584443" calcext:value-type="float">
            <text:p>0.584443</text:p>
          </table:table-cell>
          <table:table-cell office:value-type="float" office:value="0.647644" calcext:value-type="float">
            <text:p>0.647644</text:p>
          </table:table-cell>
          <table:table-cell office:value-type="float" office:value="0.657776" calcext:value-type="float">
            <text:p>0.657776</text:p>
          </table:table-cell>
          <table:table-cell office:value-type="float" office:value="0.689752" calcext:value-type="float">
            <text:p>0.689752</text:p>
          </table:table-cell>
          <table:table-cell office:value-type="float" office:value="0.731138" calcext:value-type="float">
            <text:p>0.731138</text:p>
          </table:table-cell>
          <table:table-cell office:value-type="float" office:value="0.735586" calcext:value-type="float">
            <text:p>0.735586</text:p>
          </table:table-cell>
          <table:table-cell office:value-type="float" office:value="0.739942" calcext:value-type="float">
            <text:p>0.739942</text:p>
          </table:table-cell>
          <table:table-cell office:value-type="float" office:value="0.74866" calcext:value-type="float">
            <text:p>0.74866</text:p>
          </table:table-cell>
          <table:table-cell office:value-type="float" office:value="0.751577" calcext:value-type="float">
            <text:p>0.751577</text:p>
          </table:table-cell>
          <table:table-cell office:value-type="float" office:value="0.752924" calcext:value-type="float">
            <text:p>0.752924</text:p>
          </table:table-cell>
          <table:table-cell office:value-type="float" office:value="0.678962" calcext:value-type="float">
            <text:p>0.678962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" calcext:value-type="float">
            <text:p>-1</text:p>
          </table:table-cell>
          <table:table-cell office:value-type="float" office:value="0.408186" calcext:value-type="float">
            <text:p>0.408186</text:p>
          </table:table-cell>
          <table:table-cell office:value-type="float" office:value="0.563643" calcext:value-type="float">
            <text:p>0.563643</text:p>
          </table:table-cell>
          <table:table-cell office:value-type="float" office:value="0.645221" calcext:value-type="float">
            <text:p>0.645221</text:p>
          </table:table-cell>
          <table:table-cell office:value-type="float" office:value="0.65956" calcext:value-type="float">
            <text:p>0.65956</text:p>
          </table:table-cell>
          <table:table-cell office:value-type="float" office:value="0.720348" calcext:value-type="float">
            <text:p>0.720348</text:p>
          </table:table-cell>
          <table:table-cell office:value-type="float" office:value="0.732643" calcext:value-type="float">
            <text:p>0.732643</text:p>
          </table:table-cell>
          <table:table-cell office:value-type="float" office:value="0.738814" calcext:value-type="float">
            <text:p>0.738814</text:p>
          </table:table-cell>
          <table:table-cell office:value-type="float" office:value="0.745113" calcext:value-type="float">
            <text:p>0.745113</text:p>
          </table:table-cell>
          <table:table-cell office:value-type="float" office:value="0.750401" calcext:value-type="float">
            <text:p>0.750401</text:p>
          </table:table-cell>
          <table:table-cell office:value-type="float" office:value="0.752319" calcext:value-type="float">
            <text:p>0.752319</text:p>
          </table:table-cell>
          <table:table-cell office:value-type="float" office:value="0.753262" calcext:value-type="float">
            <text:p>0.753262</text:p>
          </table:table-cell>
          <table:table-cell office:value-type="float" office:value="0.671625" calcext:value-type="float">
            <text:p>0.67162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55074" calcext:value-type="float">
            <text:p>0.355074</text:p>
          </table:table-cell>
          <table:table-cell office:value-type="float" office:value="0.509182" calcext:value-type="float">
            <text:p>0.509182</text:p>
          </table:table-cell>
          <table:table-cell office:value-type="float" office:value="0.567066" calcext:value-type="float">
            <text:p>0.567066</text:p>
          </table:table-cell>
          <table:table-cell office:value-type="float" office:value="0.646269" calcext:value-type="float">
            <text:p>0.646269</text:p>
          </table:table-cell>
          <table:table-cell office:value-type="float" office:value="0.660292" calcext:value-type="float">
            <text:p>0.660292</text:p>
          </table:table-cell>
          <table:table-cell office:value-type="float" office:value="0.730572" calcext:value-type="float">
            <text:p>0.730572</text:p>
          </table:table-cell>
          <table:table-cell office:value-type="float" office:value="0.734057" calcext:value-type="float">
            <text:p>0.734057</text:p>
          </table:table-cell>
          <table:table-cell office:value-type="float" office:value="0.740005" calcext:value-type="float">
            <text:p>0.740005</text:p>
          </table:table-cell>
          <table:table-cell office:value-type="float" office:value="0.746559" calcext:value-type="float">
            <text:p>0.746559</text:p>
          </table:table-cell>
          <table:table-cell office:value-type="float" office:value="0.750496" calcext:value-type="float">
            <text:p>0.750496</text:p>
          </table:table-cell>
          <table:table-cell office:value-type="float" office:value="0.752082" calcext:value-type="float">
            <text:p>0.752082</text:p>
          </table:table-cell>
          <table:table-cell office:value-type="float" office:value="0.753262" calcext:value-type="float">
            <text:p>0.753262</text:p>
          </table:table-cell>
          <table:table-cell office:value-type="float" office:value="0.683658" calcext:value-type="float">
            <text:p>0.68365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84018" calcext:value-type="float">
            <text:p>0.384018</text:p>
          </table:table-cell>
          <table:table-cell office:value-type="float" office:value="0.524523" calcext:value-type="float">
            <text:p>0.524523</text:p>
          </table:table-cell>
          <table:table-cell office:value-type="float" office:value="0.554974" calcext:value-type="float">
            <text:p>0.554974</text:p>
          </table:table-cell>
          <table:table-cell office:value-type="float" office:value="0.613582" calcext:value-type="float">
            <text:p>0.613582</text:p>
          </table:table-cell>
          <table:table-cell office:value-type="float" office:value="0.657028" calcext:value-type="float">
            <text:p>0.657028</text:p>
          </table:table-cell>
          <table:table-cell office:value-type="float" office:value="0.713879" calcext:value-type="float">
            <text:p>0.713879</text:p>
          </table:table-cell>
          <table:table-cell office:value-type="float" office:value="0.732619" calcext:value-type="float">
            <text:p>0.732619</text:p>
          </table:table-cell>
          <table:table-cell office:value-type="float" office:value="0.73887" calcext:value-type="float">
            <text:p>0.73887</text:p>
          </table:table-cell>
          <table:table-cell office:value-type="float" office:value="0.744934" calcext:value-type="float">
            <text:p>0.744934</text:p>
          </table:table-cell>
          <table:table-cell office:value-type="float" office:value="0.75037" calcext:value-type="float">
            <text:p>0.75037</text:p>
          </table:table-cell>
          <table:table-cell office:value-type="float" office:value="0.752111" calcext:value-type="float">
            <text:p>0.752111</text:p>
          </table:table-cell>
          <table:table-cell office:value-type="float" office:value="0.753262" calcext:value-type="float">
            <text:p>0.753262</text:p>
          </table:table-cell>
          <table:table-cell office:value-type="float" office:value="0.678289" calcext:value-type="float">
            <text:p>0.678289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384018" calcext:value-type="float">
            <text:p>0.384018</text:p>
          </table:table-cell>
          <table:table-cell office:value-type="float" office:value="0.526604" calcext:value-type="float">
            <text:p>0.526604</text:p>
          </table:table-cell>
          <table:table-cell office:value-type="float" office:value="0.569672" calcext:value-type="float">
            <text:p>0.569672</text:p>
          </table:table-cell>
          <table:table-cell office:value-type="float" office:value="0.642991" calcext:value-type="float">
            <text:p>0.642991</text:p>
          </table:table-cell>
          <table:table-cell office:value-type="float" office:value="0.659852" calcext:value-type="float">
            <text:p>0.659852</text:p>
          </table:table-cell>
          <table:table-cell office:value-type="float" office:value="0.726685" calcext:value-type="float">
            <text:p>0.726685</text:p>
          </table:table-cell>
          <table:table-cell office:value-type="float" office:value="0.732716" calcext:value-type="float">
            <text:p>0.732716</text:p>
          </table:table-cell>
          <table:table-cell office:value-type="float" office:value="0.739146" calcext:value-type="float">
            <text:p>0.739146</text:p>
          </table:table-cell>
          <table:table-cell office:value-type="float" office:value="0.745127" calcext:value-type="float">
            <text:p>0.745127</text:p>
          </table:table-cell>
          <table:table-cell office:value-type="float" office:value="0.750472" calcext:value-type="float">
            <text:p>0.750472</text:p>
          </table:table-cell>
          <table:table-cell office:value-type="float" office:value="0.751988" calcext:value-type="float">
            <text:p>0.751988</text:p>
          </table:table-cell>
          <table:table-cell office:value-type="float" office:value="0.753262" calcext:value-type="float">
            <text:p>0.753262</text:p>
          </table:table-cell>
          <table:table-cell office:value-type="float" office:value="0.684525" calcext:value-type="float">
            <text:p>0.684525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422777" calcext:value-type="float">
            <text:p>0.422777</text:p>
          </table:table-cell>
          <table:table-cell office:value-type="float" office:value="0.529981" calcext:value-type="float">
            <text:p>0.529981</text:p>
          </table:table-cell>
          <table:table-cell office:value-type="float" office:value="0.567211" calcext:value-type="float">
            <text:p>0.567211</text:p>
          </table:table-cell>
          <table:table-cell office:value-type="float" office:value="0.646682" calcext:value-type="float">
            <text:p>0.646682</text:p>
          </table:table-cell>
          <table:table-cell office:value-type="float" office:value="0.662729" calcext:value-type="float">
            <text:p>0.662729</text:p>
          </table:table-cell>
          <table:table-cell office:value-type="float" office:value="0.725239" calcext:value-type="float">
            <text:p>0.725239</text:p>
          </table:table-cell>
          <table:table-cell office:value-type="float" office:value="0.732728" calcext:value-type="float">
            <text:p>0.732728</text:p>
          </table:table-cell>
          <table:table-cell office:value-type="float" office:value="0.740121" calcext:value-type="float">
            <text:p>0.740121</text:p>
          </table:table-cell>
          <table:table-cell office:value-type="float" office:value="0.747961" calcext:value-type="float">
            <text:p>0.747961</text:p>
          </table:table-cell>
          <table:table-cell office:value-type="float" office:value="0.751056" calcext:value-type="float">
            <text:p>0.751056</text:p>
          </table:table-cell>
          <table:table-cell office:value-type="float" office:value="0.752361" calcext:value-type="float">
            <text:p>0.752361</text:p>
          </table:table-cell>
          <table:table-cell office:value-type="float" office:value="0.753262" calcext:value-type="float">
            <text:p>0.753262</text:p>
          </table:table-cell>
          <table:table-cell office:value-type="float" office:value="0.685607" calcext:value-type="float">
            <text:p>0.68560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533884" calcext:value-type="float">
            <text:p>0.533884</text:p>
          </table:table-cell>
          <table:table-cell office:value-type="float" office:value="0.547111" calcext:value-type="float">
            <text:p>0.547111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0.647896" calcext:value-type="float">
            <text:p>0.647896</text:p>
          </table:table-cell>
          <table:table-cell office:value-type="float" office:value="0.667581" calcext:value-type="float">
            <text:p>0.667581</text:p>
          </table:table-cell>
          <table:table-cell office:value-type="float" office:value="0.731277" calcext:value-type="float">
            <text:p>0.731277</text:p>
          </table:table-cell>
          <table:table-cell office:value-type="float" office:value="0.736395" calcext:value-type="float">
            <text:p>0.736395</text:p>
          </table:table-cell>
          <table:table-cell office:value-type="float" office:value="0.742671" calcext:value-type="float">
            <text:p>0.742671</text:p>
          </table:table-cell>
          <table:table-cell office:value-type="float" office:value="0.750194" calcext:value-type="float">
            <text:p>0.750194</text:p>
          </table:table-cell>
          <table:table-cell office:value-type="float" office:value="0.751285" calcext:value-type="float">
            <text:p>0.751285</text:p>
          </table:table-cell>
          <table:table-cell office:value-type="float" office:value="0.752428" calcext:value-type="float">
            <text:p>0.752428</text:p>
          </table:table-cell>
          <table:table-cell office:value-type="float" office:value="0.753262" calcext:value-type="float">
            <text:p>0.753262</text:p>
          </table:table-cell>
          <table:table-cell office:value-type="float" office:value="0.691462" calcext:value-type="float">
            <text:p>0.69146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537934" calcext:value-type="float">
            <text:p>0.537934</text:p>
          </table:table-cell>
          <table:table-cell office:value-type="float" office:value="0.548148" calcext:value-type="float">
            <text:p>0.548148</text:p>
          </table:table-cell>
          <table:table-cell office:value-type="float" office:value="0.588019" calcext:value-type="float">
            <text:p>0.588019</text:p>
          </table:table-cell>
          <table:table-cell office:value-type="float" office:value="0.650613" calcext:value-type="float">
            <text:p>0.650613</text:p>
          </table:table-cell>
          <table:table-cell office:value-type="float" office:value="0.692601" calcext:value-type="float">
            <text:p>0.692601</text:p>
          </table:table-cell>
          <table:table-cell office:value-type="float" office:value="0.731449" calcext:value-type="float">
            <text:p>0.731449</text:p>
          </table:table-cell>
          <table:table-cell office:value-type="float" office:value="0.737052" calcext:value-type="float">
            <text:p>0.737052</text:p>
          </table:table-cell>
          <table:table-cell office:value-type="float" office:value="0.7433" calcext:value-type="float">
            <text:p>0.7433</text:p>
          </table:table-cell>
          <table:table-cell office:value-type="float" office:value="0.750499" calcext:value-type="float">
            <text:p>0.750499</text:p>
          </table:table-cell>
          <table:table-cell office:value-type="float" office:value="0.751434" calcext:value-type="float">
            <text:p>0.751434</text:p>
          </table:table-cell>
          <table:table-cell office:value-type="float" office:value="0.75252" calcext:value-type="float">
            <text:p>0.75252</text:p>
          </table:table-cell>
          <table:table-cell office:value-type="float" office:value="0.753262" calcext:value-type="float">
            <text:p>0.753262</text:p>
          </table:table-cell>
          <table:table-cell office:value-type="float" office:value="0.694564" calcext:value-type="float">
            <text:p>0.6945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3T10:19:42.103064499</dc:date>
    <meta:editing-duration>PT1M53S</meta:editing-duration>
    <meta:editing-cycles>2</meta:editing-cycles>
    <meta:generator>LibreOffice/7.6.2.1$MacOSX_AARCH64 LibreOffice_project/56f7684011345957bbf33a7ee678afaf4d2ba333</meta:generator>
    <meta:document-statistic meta:table-count="1" meta:cell-count="28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05cm" svg:y="3.229cm" style:legend-expansion="high" chart:style-name="ch2"/>
        <chart:plot-area chart:style-name="ch3" table:cell-range-address="mcc.A2:mcc.A201 mcc.C1:mcc.N201" chart:data-source-has-labels="both" svg:x="1.427cm" svg:y="0.251cm" svg:width="17.532cm" svg:height="11.118cm">
          <chart:coordinate-region svg:x="2.298cm" svg:y="0.452cm" svg:width="16.661cm" svg:height="10.717cm"/>
          <chart:axis chart:dimension="x" chart:name="primary-x" chart:style-name="ch4" chartooo:axis-type="auto">
            <chartooo:date-scale/>
            <chart:title svg:x="9.386cm" svg:y="11.62cm" chart:style-name="ch5">
              <text:p>generacija</text:p>
            </chart:title>
            <chart:categories table:cell-range-address="mcc.A2:mcc.A201"/>
          </chart:axis>
          <chart:axis chart:dimension="y" chart:name="primary-y" chart:style-name="ch4">
            <chart:title svg:x="0.451cm" svg:y="6.237cm" chart:style-name="ch6">
              <text:p>MCC</text:p>
            </chart:title>
            <chart:grid chart:style-name="ch7" chart:class="major"/>
          </chart:axis>
          <chart:series chart:style-name="ch8" chart:values-cell-range-address="mcc.C2:mcc.C201" chart:label-cell-address="mcc.C1:mcc.C1" chart:class="chart:line">
            <chart:data-point chart:repeated="200"/>
          </chart:series>
          <chart:series chart:style-name="ch9" chart:values-cell-range-address="mcc.D2:mcc.D201" chart:label-cell-address="mcc.D1:mcc.D1" chart:class="chart:line">
            <chart:data-point chart:repeated="200"/>
          </chart:series>
          <chart:series chart:style-name="ch10" chart:values-cell-range-address="mcc.E2:mcc.E201" chart:label-cell-address="mcc.E1:mcc.E1" chart:class="chart:line">
            <chart:data-point chart:repeated="200"/>
          </chart:series>
          <chart:series chart:style-name="ch11" chart:values-cell-range-address="mcc.F2:mcc.F201" chart:label-cell-address="mcc.F1:mcc.F1" chart:class="chart:line">
            <chart:data-point chart:repeated="200"/>
          </chart:series>
          <chart:series chart:style-name="ch12" chart:values-cell-range-address="mcc.G2:mcc.G201" chart:label-cell-address="mcc.G1:mcc.G1" chart:class="chart:line">
            <chart:data-point chart:repeated="200"/>
          </chart:series>
          <chart:series chart:style-name="ch13" chart:values-cell-range-address="mcc.H2:mcc.H201" chart:label-cell-address="mcc.H1:mcc.H1" chart:class="chart:line">
            <chart:data-point chart:repeated="200"/>
          </chart:series>
          <chart:series chart:style-name="ch14" chart:values-cell-range-address="mcc.I2:mcc.I201" chart:label-cell-address="mcc.I1:mcc.I1" chart:class="chart:line">
            <chart:data-point chart:repeated="200"/>
          </chart:series>
          <chart:series chart:style-name="ch15" chart:values-cell-range-address="mcc.J2:mcc.J201" chart:label-cell-address="mcc.J1:mcc.J1" chart:class="chart:line">
            <chart:data-point chart:repeated="200"/>
          </chart:series>
          <chart:series chart:style-name="ch16" chart:values-cell-range-address="mcc.K2:mcc.K201" chart:label-cell-address="mcc.K1:mcc.K1" chart:class="chart:line">
            <chart:data-point chart:repeated="200"/>
          </chart:series>
          <chart:series chart:style-name="ch17" chart:values-cell-range-address="mcc.L2:mcc.L201" chart:label-cell-address="mcc.L1:mcc.L1" chart:class="chart:line">
            <chart:data-point chart:repeated="200"/>
          </chart:series>
          <chart:series chart:style-name="ch18" chart:values-cell-range-address="mcc.M2:mcc.M201" chart:label-cell-address="mcc.M1:mcc.M1" chart:class="chart:line">
            <chart:data-point chart:repeated="200"/>
          </chart:series>
          <chart:series chart:style-name="ch19" chart:values-cell-range-address="mcc.N2:mcc.N201" chart:label-cell-address="mcc.N1:mcc.N1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Najboljši</text:p>
                <draw:g>
                  <svg:desc>mcc.M1:mcc.M1</svg:desc>
                </draw:g>
              </table:table-cell>
              <table:table-cell office:value-type="string">
                <text:p>Povprečj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201</svg:desc>
                </draw:g>
              </table:table-cell>
              <table:table-cell office:value-type="float" office:value="-0.193944">
                <text:p>-0.193944</text:p>
                <draw:g>
                  <svg:desc>mcc.C2:mcc.C201</svg:desc>
                </draw:g>
              </table:table-cell>
              <table:table-cell office:value-type="float" office:value="-0.082336">
                <text:p>-0.082336</text:p>
                <draw:g>
                  <svg:desc>mcc.D2:mcc.D201</svg:desc>
                </draw:g>
              </table:table-cell>
              <table:table-cell office:value-type="float" office:value="-0.030585">
                <text:p>-0.030585</text:p>
                <draw:g>
                  <svg:desc>mcc.E2:mcc.E201</svg:desc>
                </draw:g>
              </table:table-cell>
              <table:table-cell office:value-type="float" office:value="-0.011023">
                <text:p>-0.011023</text:p>
                <draw:g>
                  <svg:desc>mcc.F2:mcc.F201</svg:desc>
                </draw:g>
              </table:table-cell>
              <table:table-cell office:value-type="float" office:value="-0.004135">
                <text:p>-0.004135</text:p>
                <draw:g>
                  <svg:desc>mcc.G2:mcc.G201</svg:desc>
                </draw:g>
              </table:table-cell>
              <table:table-cell office:value-type="float" office:value="-0.000517">
                <text:p>-0.000517</text:p>
                <draw:g>
                  <svg:desc>mcc.H2:mcc.H201</svg:desc>
                </draw:g>
              </table:table-cell>
              <table:table-cell office:value-type="float" office:value="0.00489">
                <text:p>0.00489</text:p>
                <draw:g>
                  <svg:desc>mcc.I2:mcc.I201</svg:desc>
                </draw:g>
              </table:table-cell>
              <table:table-cell office:value-type="float" office:value="0.017582">
                <text:p>0.017582</text:p>
                <draw:g>
                  <svg:desc>mcc.J2:mcc.J201</svg:desc>
                </draw:g>
              </table:table-cell>
              <table:table-cell office:value-type="float" office:value="0.076904">
                <text:p>0.076904</text:p>
                <draw:g>
                  <svg:desc>mcc.K2:mcc.K201</svg:desc>
                </draw:g>
              </table:table-cell>
              <table:table-cell office:value-type="float" office:value="0.195997">
                <text:p>0.195997</text:p>
                <draw:g>
                  <svg:desc>mcc.L2:mcc.L201</svg:desc>
                </draw:g>
              </table:table-cell>
              <table:table-cell office:value-type="float" office:value="0.495042">
                <text:p>0.495042</text:p>
                <draw:g>
                  <svg:desc>mcc.M2:mcc.M201</svg:desc>
                </draw:g>
              </table:table-cell>
              <table:table-cell office:value-type="float" office:value="-0.002717">
                <text:p>-0.002717</text:p>
                <draw:g>
                  <svg:desc>mcc.N2:mcc.N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305216">
                <text:p>-0.305216</text:p>
              </table:table-cell>
              <table:table-cell office:value-type="float" office:value="-0.072503">
                <text:p>-0.072503</text:p>
              </table:table-cell>
              <table:table-cell office:value-type="float" office:value="-0.021369">
                <text:p>-0.021369</text:p>
              </table:table-cell>
              <table:table-cell office:value-type="float" office:value="-0.005183">
                <text:p>-0.005183</text:p>
              </table:table-cell>
              <table:table-cell office:value-type="float" office:value="-0.000978">
                <text:p>-0.000978</text:p>
              </table:table-cell>
              <table:table-cell office:value-type="float" office:value="0.007408">
                <text:p>0.007408</text:p>
              </table:table-cell>
              <table:table-cell office:value-type="float" office:value="0.054309">
                <text:p>0.054309</text:p>
              </table:table-cell>
              <table:table-cell office:value-type="float" office:value="0.219795">
                <text:p>0.219795</text:p>
              </table:table-cell>
              <table:table-cell office:value-type="float" office:value="0.495042">
                <text:p>0.495042</text:p>
              </table:table-cell>
              <table:table-cell office:value-type="float" office:value="-0.212374">
                <text:p>-0.21237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0.813019">
                <text:p>-0.813019</text:p>
              </table:table-cell>
              <table:table-cell office:value-type="float" office:value="-0.098686">
                <text:p>-0.098686</text:p>
              </table:table-cell>
              <table:table-cell office:value-type="float" office:value="-0.032976">
                <text:p>-0.032976</text:p>
              </table:table-cell>
              <table:table-cell office:value-type="float" office:value="-0.007765">
                <text:p>-0.007765</text:p>
              </table:table-cell>
              <table:table-cell office:value-type="float" office:value="-0.00121">
                <text:p>-0.00121</text:p>
              </table:table-cell>
              <table:table-cell office:value-type="float" office:value="0.004002">
                <text:p>0.004002</text:p>
              </table:table-cell>
              <table:table-cell office:value-type="float" office:value="0.025838">
                <text:p>0.025838</text:p>
              </table:table-cell>
              <table:table-cell office:value-type="float" office:value="0.081813">
                <text:p>0.081813</text:p>
              </table:table-cell>
              <table:table-cell office:value-type="float" office:value="0.249564">
                <text:p>0.249564</text:p>
              </table:table-cell>
              <table:table-cell office:value-type="float" office:value="0.495042">
                <text:p>0.495042</text:p>
              </table:table-cell>
              <table:table-cell office:value-type="float" office:value="-0.159244">
                <text:p>-0.1592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172126">
                <text:p>-0.172126</text:p>
              </table:table-cell>
              <table:table-cell office:value-type="float" office:value="-0.029727">
                <text:p>-0.029727</text:p>
              </table:table-cell>
              <table:table-cell office:value-type="float" office:value="-0.005658">
                <text:p>-0.005658</text:p>
              </table:table-cell>
              <table:table-cell office:value-type="float" office:value="-0.000435">
                <text:p>-0.000435</text:p>
              </table:table-cell>
              <table:table-cell office:value-type="float" office:value="0.008022">
                <text:p>0.008022</text:p>
              </table:table-cell>
              <table:table-cell office:value-type="float" office:value="0.049437">
                <text:p>0.049437</text:p>
              </table:table-cell>
              <table:table-cell office:value-type="float" office:value="0.103288">
                <text:p>0.103288</text:p>
              </table:table-cell>
              <table:table-cell office:value-type="float" office:value="0.292394">
                <text:p>0.292394</text:p>
              </table:table-cell>
              <table:table-cell office:value-type="float" office:value="0.495042">
                <text:p>0.495042</text:p>
              </table:table-cell>
              <table:table-cell office:value-type="float" office:value="-0.17548">
                <text:p>-0.175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264421">
                <text:p>-0.264421</text:p>
              </table:table-cell>
              <table:table-cell office:value-type="float" office:value="-0.030706">
                <text:p>-0.030706</text:p>
              </table:table-cell>
              <table:table-cell office:value-type="float" office:value="-0.005343">
                <text:p>-0.005343</text:p>
              </table:table-cell>
              <table:table-cell office:value-type="float" office:value="0.000242">
                <text:p>0.000242</text:p>
              </table:table-cell>
              <table:table-cell office:value-type="float" office:value="0.00965">
                <text:p>0.00965</text:p>
              </table:table-cell>
              <table:table-cell office:value-type="float" office:value="0.04977">
                <text:p>0.04977</text:p>
              </table:table-cell>
              <table:table-cell office:value-type="float" office:value="0.115512">
                <text:p>0.115512</text:p>
              </table:table-cell>
              <table:table-cell office:value-type="float" office:value="0.374643">
                <text:p>0.374643</text:p>
              </table:table-cell>
              <table:table-cell office:value-type="float" office:value="0.545937">
                <text:p>0.545937</text:p>
              </table:table-cell>
              <table:table-cell office:value-type="float" office:value="-0.175065">
                <text:p>-0.1750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-0.964654">
                <text:p>-0.964654</text:p>
              </table:table-cell>
              <table:table-cell office:value-type="float" office:value="-0.139271">
                <text:p>-0.139271</text:p>
              </table:table-cell>
              <table:table-cell office:value-type="float" office:value="-0.02361">
                <text:p>-0.02361</text:p>
              </table:table-cell>
              <table:table-cell office:value-type="float" office:value="-0.001343">
                <text:p>-0.001343</text:p>
              </table:table-cell>
              <table:table-cell office:value-type="float" office:value="0.003013">
                <text:p>0.003013</text:p>
              </table:table-cell>
              <table:table-cell office:value-type="float" office:value="0.015706">
                <text:p>0.015706</text:p>
              </table:table-cell>
              <table:table-cell office:value-type="float" office:value="0.064376">
                <text:p>0.064376</text:p>
              </table:table-cell>
              <table:table-cell office:value-type="float" office:value="0.142202">
                <text:p>0.142202</text:p>
              </table:table-cell>
              <table:table-cell office:value-type="float" office:value="0.446011">
                <text:p>0.446011</text:p>
              </table:table-cell>
              <table:table-cell office:value-type="float" office:value="0.545937">
                <text:p>0.545937</text:p>
              </table:table-cell>
              <table:table-cell office:value-type="float" office:value="-0.145757">
                <text:p>-0.1457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-0.558327">
                <text:p>-0.558327</text:p>
              </table:table-cell>
              <table:table-cell office:value-type="float" office:value="-0.08315">
                <text:p>-0.08315</text:p>
              </table:table-cell>
              <table:table-cell office:value-type="float" office:value="-0.009931">
                <text:p>-0.009931</text:p>
              </table:table-cell>
              <table:table-cell office:value-type="float" office:value="-0.000305">
                <text:p>-0.000305</text:p>
              </table:table-cell>
              <table:table-cell office:value-type="float" office:value="0.003496">
                <text:p>0.003496</text:p>
              </table:table-cell>
              <table:table-cell office:value-type="float" office:value="0.026412">
                <text:p>0.026412</text:p>
              </table:table-cell>
              <table:table-cell office:value-type="float" office:value="0.095128">
                <text:p>0.095128</text:p>
              </table:table-cell>
              <table:table-cell office:value-type="float" office:value="0.221244">
                <text:p>0.221244</text:p>
              </table:table-cell>
              <table:table-cell office:value-type="float" office:value="0.482466">
                <text:p>0.482466</text:p>
              </table:table-cell>
              <table:table-cell office:value-type="float" office:value="0.545937">
                <text:p>0.545937</text:p>
              </table:table-cell>
              <table:table-cell office:value-type="float" office:value="-0.082297">
                <text:p>-0.08229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-0.708081">
                <text:p>-0.708081</text:p>
              </table:table-cell>
              <table:table-cell office:value-type="float" office:value="-0.040243">
                <text:p>-0.040243</text:p>
              </table:table-cell>
              <table:table-cell office:value-type="float" office:value="-0.001207">
                <text:p>-0.001207</text:p>
              </table:table-cell>
              <table:table-cell office:value-type="float" office:value="0.002822">
                <text:p>0.002822</text:p>
              </table:table-cell>
              <table:table-cell office:value-type="float" office:value="0.019835">
                <text:p>0.019835</text:p>
              </table:table-cell>
              <table:table-cell office:value-type="float" office:value="0.079501">
                <text:p>0.079501</text:p>
              </table:table-cell>
              <table:table-cell office:value-type="float" office:value="0.169882">
                <text:p>0.169882</text:p>
              </table:table-cell>
              <table:table-cell office:value-type="float" office:value="0.318065">
                <text:p>0.318065</text:p>
              </table:table-cell>
              <table:table-cell office:value-type="float" office:value="0.501009">
                <text:p>0.501009</text:p>
              </table:table-cell>
              <table:table-cell office:value-type="float" office:value="0.545937">
                <text:p>0.545937</text:p>
              </table:table-cell>
              <table:table-cell office:value-type="float" office:value="-0.065842">
                <text:p>-0.0658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96227">
                <text:p>-0.96227</text:p>
              </table:table-cell>
              <table:table-cell office:value-type="float" office:value="-0.056177">
                <text:p>-0.056177</text:p>
              </table:table-cell>
              <table:table-cell office:value-type="float" office:value="-0.007736">
                <text:p>-0.007736</text:p>
              </table:table-cell>
              <table:table-cell office:value-type="float" office:value="0.000361">
                <text:p>0.000361</text:p>
              </table:table-cell>
              <table:table-cell office:value-type="float" office:value="0.010385">
                <text:p>0.010385</text:p>
              </table:table-cell>
              <table:table-cell office:value-type="float" office:value="0.055127">
                <text:p>0.055127</text:p>
              </table:table-cell>
              <table:table-cell office:value-type="float" office:value="0.13452">
                <text:p>0.13452</text:p>
              </table:table-cell>
              <table:table-cell office:value-type="float" office:value="0.22689">
                <text:p>0.22689</text:p>
              </table:table-cell>
              <table:table-cell office:value-type="float" office:value="0.371355">
                <text:p>0.371355</text:p>
              </table:table-cell>
              <table:table-cell office:value-type="float" office:value="0.507471">
                <text:p>0.507471</text:p>
              </table:table-cell>
              <table:table-cell office:value-type="float" office:value="0.545937">
                <text:p>0.545937</text:p>
              </table:table-cell>
              <table:table-cell office:value-type="float" office:value="0.027992">
                <text:p>0.02799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-0.284312">
                <text:p>-0.284312</text:p>
              </table:table-cell>
              <table:table-cell office:value-type="float" office:value="-0.017268">
                <text:p>-0.017268</text:p>
              </table:table-cell>
              <table:table-cell office:value-type="float" office:value="-0.001881">
                <text:p>-0.001881</text:p>
              </table:table-cell>
              <table:table-cell office:value-type="float" office:value="0.007023">
                <text:p>0.007023</text:p>
              </table:table-cell>
              <table:table-cell office:value-type="float" office:value="0.044188">
                <text:p>0.044188</text:p>
              </table:table-cell>
              <table:table-cell office:value-type="float" office:value="0.131362">
                <text:p>0.131362</text:p>
              </table:table-cell>
              <table:table-cell office:value-type="float" office:value="0.233993">
                <text:p>0.233993</text:p>
              </table:table-cell>
              <table:table-cell office:value-type="float" office:value="0.384192">
                <text:p>0.384192</text:p>
              </table:table-cell>
              <table:table-cell office:value-type="float" office:value="0.513614">
                <text:p>0.513614</text:p>
              </table:table-cell>
              <table:table-cell office:value-type="float" office:value="0.545937">
                <text:p>0.545937</text:p>
              </table:table-cell>
              <table:table-cell office:value-type="float" office:value="0.001091">
                <text:p>0.0010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0.443687">
                <text:p>-0.443687</text:p>
              </table:table-cell>
              <table:table-cell office:value-type="float" office:value="-0.029759">
                <text:p>-0.029759</text:p>
              </table:table-cell>
              <table:table-cell office:value-type="float" office:value="0.001281">
                <text:p>0.001281</text:p>
              </table:table-cell>
              <table:table-cell office:value-type="float" office:value="0.034771">
                <text:p>0.034771</text:p>
              </table:table-cell>
              <table:table-cell office:value-type="float" office:value="0.108246">
                <text:p>0.108246</text:p>
              </table:table-cell>
              <table:table-cell office:value-type="float" office:value="0.202674">
                <text:p>0.202674</text:p>
              </table:table-cell>
              <table:table-cell office:value-type="float" office:value="0.306718">
                <text:p>0.306718</text:p>
              </table:table-cell>
              <table:table-cell office:value-type="float" office:value="0.441221">
                <text:p>0.441221</text:p>
              </table:table-cell>
              <table:table-cell office:value-type="float" office:value="0.521968">
                <text:p>0.521968</text:p>
              </table:table-cell>
              <table:table-cell office:value-type="float" office:value="0.545937">
                <text:p>0.545937</text:p>
              </table:table-cell>
              <table:table-cell office:value-type="float" office:value="0.014343">
                <text:p>0.01434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-0.480658">
                <text:p>-0.480658</text:p>
              </table:table-cell>
              <table:table-cell office:value-type="float" office:value="-0.026117">
                <text:p>-0.026117</text:p>
              </table:table-cell>
              <table:table-cell office:value-type="float" office:value="0.002753">
                <text:p>0.002753</text:p>
              </table:table-cell>
              <table:table-cell office:value-type="float" office:value="0.065955">
                <text:p>0.065955</text:p>
              </table:table-cell>
              <table:table-cell office:value-type="float" office:value="0.179318">
                <text:p>0.179318</text:p>
              </table:table-cell>
              <table:table-cell office:value-type="float" office:value="0.296919">
                <text:p>0.296919</text:p>
              </table:table-cell>
              <table:table-cell office:value-type="float" office:value="0.419198">
                <text:p>0.419198</text:p>
              </table:table-cell>
              <table:table-cell office:value-type="float" office:value="0.486033">
                <text:p>0.486033</text:p>
              </table:table-cell>
              <table:table-cell office:value-type="float" office:value="0.527498">
                <text:p>0.527498</text:p>
              </table:table-cell>
              <table:table-cell office:value-type="float" office:value="0.545937">
                <text:p>0.545937</text:p>
              </table:table-cell>
              <table:table-cell office:value-type="float" office:value="0.04709">
                <text:p>0.047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878242">
                <text:p>-0.878242</text:p>
              </table:table-cell>
              <table:table-cell office:value-type="float" office:value="-0.057747">
                <text:p>-0.057747</text:p>
              </table:table-cell>
              <table:table-cell office:value-type="float" office:value="-0.001678">
                <text:p>-0.001678</text:p>
              </table:table-cell>
              <table:table-cell office:value-type="float" office:value="0.034252">
                <text:p>0.034252</text:p>
              </table:table-cell>
              <table:table-cell office:value-type="float" office:value="0.154107">
                <text:p>0.154107</text:p>
              </table:table-cell>
              <table:table-cell office:value-type="float" office:value="0.241204">
                <text:p>0.241204</text:p>
              </table:table-cell>
              <table:table-cell office:value-type="float" office:value="0.349651">
                <text:p>0.349651</text:p>
              </table:table-cell>
              <table:table-cell office:value-type="float" office:value="0.443664">
                <text:p>0.443664</text:p>
              </table:table-cell>
              <table:table-cell office:value-type="float" office:value="0.489676">
                <text:p>0.489676</text:p>
              </table:table-cell>
              <table:table-cell office:value-type="float" office:value="0.527456">
                <text:p>0.527456</text:p>
              </table:table-cell>
              <table:table-cell office:value-type="float" office:value="0.545937">
                <text:p>0.545937</text:p>
              </table:table-cell>
              <table:table-cell office:value-type="float" office:value="0.130234">
                <text:p>0.1302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-0.161988">
                <text:p>-0.161988</text:p>
              </table:table-cell>
              <table:table-cell office:value-type="float" office:value="0.000937">
                <text:p>0.000937</text:p>
              </table:table-cell>
              <table:table-cell office:value-type="float" office:value="0.04011">
                <text:p>0.04011</text:p>
              </table:table-cell>
              <table:table-cell office:value-type="float" office:value="0.150204">
                <text:p>0.150204</text:p>
              </table:table-cell>
              <table:table-cell office:value-type="float" office:value="0.248568">
                <text:p>0.248568</text:p>
              </table:table-cell>
              <table:table-cell office:value-type="float" office:value="0.33974">
                <text:p>0.33974</text:p>
              </table:table-cell>
              <table:table-cell office:value-type="float" office:value="0.44035">
                <text:p>0.44035</text:p>
              </table:table-cell>
              <table:table-cell office:value-type="float" office:value="0.488947">
                <text:p>0.488947</text:p>
              </table:table-cell>
              <table:table-cell office:value-type="float" office:value="0.531159">
                <text:p>0.531159</text:p>
              </table:table-cell>
              <table:table-cell office:value-type="float" office:value="0.545937">
                <text:p>0.545937</text:p>
              </table:table-cell>
              <table:table-cell office:value-type="float" office:value="0.107803">
                <text:p>0.10780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1">
                <text:p>-1</text:p>
              </table:table-cell>
              <table:table-cell office:value-type="float" office:value="-0.294778">
                <text:p>-0.294778</text:p>
              </table:table-cell>
              <table:table-cell office:value-type="float" office:value="0.010906">
                <text:p>0.010906</text:p>
              </table:table-cell>
              <table:table-cell office:value-type="float" office:value="0.12128">
                <text:p>0.12128</text:p>
              </table:table-cell>
              <table:table-cell office:value-type="float" office:value="0.20818">
                <text:p>0.20818</text:p>
              </table:table-cell>
              <table:table-cell office:value-type="float" office:value="0.293643">
                <text:p>0.293643</text:p>
              </table:table-cell>
              <table:table-cell office:value-type="float" office:value="0.394049">
                <text:p>0.394049</text:p>
              </table:table-cell>
              <table:table-cell office:value-type="float" office:value="0.462327">
                <text:p>0.462327</text:p>
              </table:table-cell>
              <table:table-cell office:value-type="float" office:value="0.503434">
                <text:p>0.503434</text:p>
              </table:table-cell>
              <table:table-cell office:value-type="float" office:value="0.537319">
                <text:p>0.537319</text:p>
              </table:table-cell>
              <table:table-cell office:value-type="float" office:value="0.553936">
                <text:p>0.553936</text:p>
              </table:table-cell>
              <table:table-cell office:value-type="float" office:value="0.123636">
                <text:p>0.1236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1">
                <text:p>-1</text:p>
              </table:table-cell>
              <table:table-cell office:value-type="float" office:value="-0.037274">
                <text:p>-0.037274</text:p>
              </table:table-cell>
              <table:table-cell office:value-type="float" office:value="0.089588">
                <text:p>0.089588</text:p>
              </table:table-cell>
              <table:table-cell office:value-type="float" office:value="0.203187">
                <text:p>0.203187</text:p>
              </table:table-cell>
              <table:table-cell office:value-type="float" office:value="0.265004">
                <text:p>0.265004</text:p>
              </table:table-cell>
              <table:table-cell office:value-type="float" office:value="0.371037">
                <text:p>0.371037</text:p>
              </table:table-cell>
              <table:table-cell office:value-type="float" office:value="0.445248">
                <text:p>0.445248</text:p>
              </table:table-cell>
              <table:table-cell office:value-type="float" office:value="0.474512">
                <text:p>0.474512</text:p>
              </table:table-cell>
              <table:table-cell office:value-type="float" office:value="0.509352">
                <text:p>0.509352</text:p>
              </table:table-cell>
              <table:table-cell office:value-type="float" office:value="0.540327">
                <text:p>0.540327</text:p>
              </table:table-cell>
              <table:table-cell office:value-type="float" office:value="0.554909">
                <text:p>0.554909</text:p>
              </table:table-cell>
              <table:table-cell office:value-type="float" office:value="0.186098">
                <text:p>0.18609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684937">
                <text:p>-0.684937</text:p>
              </table:table-cell>
              <table:table-cell office:value-type="float" office:value="0.013228">
                <text:p>0.013228</text:p>
              </table:table-cell>
              <table:table-cell office:value-type="float" office:value="0.130392">
                <text:p>0.130392</text:p>
              </table:table-cell>
              <table:table-cell office:value-type="float" office:value="0.21824">
                <text:p>0.21824</text:p>
              </table:table-cell>
              <table:table-cell office:value-type="float" office:value="0.326292">
                <text:p>0.326292</text:p>
              </table:table-cell>
              <table:table-cell office:value-type="float" office:value="0.429519">
                <text:p>0.429519</text:p>
              </table:table-cell>
              <table:table-cell office:value-type="float" office:value="0.464511">
                <text:p>0.464511</text:p>
              </table:table-cell>
              <table:table-cell office:value-type="float" office:value="0.489583">
                <text:p>0.489583</text:p>
              </table:table-cell>
              <table:table-cell office:value-type="float" office:value="0.512931">
                <text:p>0.512931</text:p>
              </table:table-cell>
              <table:table-cell office:value-type="float" office:value="0.540378">
                <text:p>0.540378</text:p>
              </table:table-cell>
              <table:table-cell office:value-type="float" office:value="0.554909">
                <text:p>0.554909</text:p>
              </table:table-cell>
              <table:table-cell office:value-type="float" office:value="0.244014">
                <text:p>0.24401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781574">
                <text:p>-0.781574</text:p>
              </table:table-cell>
              <table:table-cell office:value-type="float" office:value="0.044492">
                <text:p>0.044492</text:p>
              </table:table-cell>
              <table:table-cell office:value-type="float" office:value="0.159763">
                <text:p>0.159763</text:p>
              </table:table-cell>
              <table:table-cell office:value-type="float" office:value="0.229913">
                <text:p>0.229913</text:p>
              </table:table-cell>
              <table:table-cell office:value-type="float" office:value="0.357449">
                <text:p>0.357449</text:p>
              </table:table-cell>
              <table:table-cell office:value-type="float" office:value="0.438821">
                <text:p>0.438821</text:p>
              </table:table-cell>
              <table:table-cell office:value-type="float" office:value="0.468755">
                <text:p>0.468755</text:p>
              </table:table-cell>
              <table:table-cell office:value-type="float" office:value="0.491939">
                <text:p>0.491939</text:p>
              </table:table-cell>
              <table:table-cell office:value-type="float" office:value="0.512983">
                <text:p>0.512983</text:p>
              </table:table-cell>
              <table:table-cell office:value-type="float" office:value="0.54053">
                <text:p>0.54053</text:p>
              </table:table-cell>
              <table:table-cell office:value-type="float" office:value="0.554909">
                <text:p>0.554909</text:p>
              </table:table-cell>
              <table:table-cell office:value-type="float" office:value="0.246307">
                <text:p>0.24630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-0.051273">
                <text:p>-0.051273</text:p>
              </table:table-cell>
              <table:table-cell office:value-type="float" office:value="0.151841">
                <text:p>0.151841</text:p>
              </table:table-cell>
              <table:table-cell office:value-type="float" office:value="0.226582">
                <text:p>0.226582</text:p>
              </table:table-cell>
              <table:table-cell office:value-type="float" office:value="0.323564">
                <text:p>0.323564</text:p>
              </table:table-cell>
              <table:table-cell office:value-type="float" office:value="0.438411">
                <text:p>0.438411</text:p>
              </table:table-cell>
              <table:table-cell office:value-type="float" office:value="0.467122">
                <text:p>0.467122</text:p>
              </table:table-cell>
              <table:table-cell office:value-type="float" office:value="0.485256">
                <text:p>0.485256</text:p>
              </table:table-cell>
              <table:table-cell office:value-type="float" office:value="0.508174">
                <text:p>0.508174</text:p>
              </table:table-cell>
              <table:table-cell office:value-type="float" office:value="0.533526">
                <text:p>0.533526</text:p>
              </table:table-cell>
              <table:table-cell office:value-type="float" office:value="0.554876">
                <text:p>0.554876</text:p>
              </table:table-cell>
              <table:table-cell office:value-type="float" office:value="0.20832">
                <text:p>0.2083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711484">
                <text:p>-0.711484</text:p>
              </table:table-cell>
              <table:table-cell office:value-type="float" office:value="0.13443">
                <text:p>0.13443</text:p>
              </table:table-cell>
              <table:table-cell office:value-type="float" office:value="0.212222">
                <text:p>0.212222</text:p>
              </table:table-cell>
              <table:table-cell office:value-type="float" office:value="0.29238">
                <text:p>0.29238</text:p>
              </table:table-cell>
              <table:table-cell office:value-type="float" office:value="0.41567">
                <text:p>0.41567</text:p>
              </table:table-cell>
              <table:table-cell office:value-type="float" office:value="0.461741">
                <text:p>0.461741</text:p>
              </table:table-cell>
              <table:table-cell office:value-type="float" office:value="0.4792">
                <text:p>0.4792</text:p>
              </table:table-cell>
              <table:table-cell office:value-type="float" office:value="0.500393">
                <text:p>0.500393</text:p>
              </table:table-cell>
              <table:table-cell office:value-type="float" office:value="0.516228">
                <text:p>0.516228</text:p>
              </table:table-cell>
              <table:table-cell office:value-type="float" office:value="0.53629">
                <text:p>0.53629</text:p>
              </table:table-cell>
              <table:table-cell office:value-type="float" office:value="0.554876">
                <text:p>0.554876</text:p>
              </table:table-cell>
              <table:table-cell office:value-type="float" office:value="0.283707">
                <text:p>0.2837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798983">
                <text:p>-0.798983</text:p>
              </table:table-cell>
              <table:table-cell office:value-type="float" office:value="0.147941">
                <text:p>0.147941</text:p>
              </table:table-cell>
              <table:table-cell office:value-type="float" office:value="0.232028">
                <text:p>0.232028</text:p>
              </table:table-cell>
              <table:table-cell office:value-type="float" office:value="0.355177">
                <text:p>0.355177</text:p>
              </table:table-cell>
              <table:table-cell office:value-type="float" office:value="0.443717">
                <text:p>0.443717</text:p>
              </table:table-cell>
              <table:table-cell office:value-type="float" office:value="0.469325">
                <text:p>0.469325</text:p>
              </table:table-cell>
              <table:table-cell office:value-type="float" office:value="0.482374">
                <text:p>0.482374</text:p>
              </table:table-cell>
              <table:table-cell office:value-type="float" office:value="0.502118">
                <text:p>0.502118</text:p>
              </table:table-cell>
              <table:table-cell office:value-type="float" office:value="0.517274">
                <text:p>0.517274</text:p>
              </table:table-cell>
              <table:table-cell office:value-type="float" office:value="0.539901">
                <text:p>0.539901</text:p>
              </table:table-cell>
              <table:table-cell office:value-type="float" office:value="0.554876">
                <text:p>0.554876</text:p>
              </table:table-cell>
              <table:table-cell office:value-type="float" office:value="0.289087">
                <text:p>0.28908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49637">
                <text:p>-0.49637</text:p>
              </table:table-cell>
              <table:table-cell office:value-type="float" office:value="0.211166">
                <text:p>0.211166</text:p>
              </table:table-cell>
              <table:table-cell office:value-type="float" office:value="0.311772">
                <text:p>0.311772</text:p>
              </table:table-cell>
              <table:table-cell office:value-type="float" office:value="0.420341">
                <text:p>0.420341</text:p>
              </table:table-cell>
              <table:table-cell office:value-type="float" office:value="0.458747">
                <text:p>0.458747</text:p>
              </table:table-cell>
              <table:table-cell office:value-type="float" office:value="0.477718">
                <text:p>0.477718</text:p>
              </table:table-cell>
              <table:table-cell office:value-type="float" office:value="0.497059">
                <text:p>0.497059</text:p>
              </table:table-cell>
              <table:table-cell office:value-type="float" office:value="0.514083">
                <text:p>0.514083</text:p>
              </table:table-cell>
              <table:table-cell office:value-type="float" office:value="0.528886">
                <text:p>0.528886</text:p>
              </table:table-cell>
              <table:table-cell office:value-type="float" office:value="0.547359">
                <text:p>0.547359</text:p>
              </table:table-cell>
              <table:table-cell office:value-type="float" office:value="0.557949">
                <text:p>0.557949</text:p>
              </table:table-cell>
              <table:table-cell office:value-type="float" office:value="0.347076">
                <text:p>0.34707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432594">
                <text:p>-0.432594</text:p>
              </table:table-cell>
              <table:table-cell office:value-type="float" office:value="0.251411">
                <text:p>0.251411</text:p>
              </table:table-cell>
              <table:table-cell office:value-type="float" office:value="0.351336">
                <text:p>0.351336</text:p>
              </table:table-cell>
              <table:table-cell office:value-type="float" office:value="0.415676">
                <text:p>0.415676</text:p>
              </table:table-cell>
              <table:table-cell office:value-type="float" office:value="0.455988">
                <text:p>0.455988</text:p>
              </table:table-cell>
              <table:table-cell office:value-type="float" office:value="0.471542">
                <text:p>0.471542</text:p>
              </table:table-cell>
              <table:table-cell office:value-type="float" office:value="0.491357">
                <text:p>0.491357</text:p>
              </table:table-cell>
              <table:table-cell office:value-type="float" office:value="0.509757">
                <text:p>0.509757</text:p>
              </table:table-cell>
              <table:table-cell office:value-type="float" office:value="0.522419">
                <text:p>0.522419</text:p>
              </table:table-cell>
              <table:table-cell office:value-type="float" office:value="0.544374">
                <text:p>0.544374</text:p>
              </table:table-cell>
              <table:table-cell office:value-type="float" office:value="0.557949">
                <text:p>0.557949</text:p>
              </table:table-cell>
              <table:table-cell office:value-type="float" office:value="0.358127">
                <text:p>0.35812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704821">
                <text:p>-0.704821</text:p>
              </table:table-cell>
              <table:table-cell office:value-type="float" office:value="0.25509">
                <text:p>0.25509</text:p>
              </table:table-cell>
              <table:table-cell office:value-type="float" office:value="0.350973">
                <text:p>0.350973</text:p>
              </table:table-cell>
              <table:table-cell office:value-type="float" office:value="0.409367">
                <text:p>0.409367</text:p>
              </table:table-cell>
              <table:table-cell office:value-type="float" office:value="0.450682">
                <text:p>0.450682</text:p>
              </table:table-cell>
              <table:table-cell office:value-type="float" office:value="0.466932">
                <text:p>0.466932</text:p>
              </table:table-cell>
              <table:table-cell office:value-type="float" office:value="0.486898">
                <text:p>0.486898</text:p>
              </table:table-cell>
              <table:table-cell office:value-type="float" office:value="0.508623">
                <text:p>0.508623</text:p>
              </table:table-cell>
              <table:table-cell office:value-type="float" office:value="0.522437">
                <text:p>0.522437</text:p>
              </table:table-cell>
              <table:table-cell office:value-type="float" office:value="0.544295">
                <text:p>0.544295</text:p>
              </table:table-cell>
              <table:table-cell office:value-type="float" office:value="0.557949">
                <text:p>0.557949</text:p>
              </table:table-cell>
              <table:table-cell office:value-type="float" office:value="0.329048">
                <text:p>0.32904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084654">
                <text:p>-0.084654</text:p>
              </table:table-cell>
              <table:table-cell office:value-type="float" office:value="0.264639">
                <text:p>0.264639</text:p>
              </table:table-cell>
              <table:table-cell office:value-type="float" office:value="0.34642">
                <text:p>0.34642</text:p>
              </table:table-cell>
              <table:table-cell office:value-type="float" office:value="0.408758">
                <text:p>0.408758</text:p>
              </table:table-cell>
              <table:table-cell office:value-type="float" office:value="0.451244">
                <text:p>0.451244</text:p>
              </table:table-cell>
              <table:table-cell office:value-type="float" office:value="0.462481">
                <text:p>0.462481</text:p>
              </table:table-cell>
              <table:table-cell office:value-type="float" office:value="0.478646">
                <text:p>0.478646</text:p>
              </table:table-cell>
              <table:table-cell office:value-type="float" office:value="0.49939">
                <text:p>0.49939</text:p>
              </table:table-cell>
              <table:table-cell office:value-type="float" office:value="0.518956">
                <text:p>0.518956</text:p>
              </table:table-cell>
              <table:table-cell office:value-type="float" office:value="0.543687">
                <text:p>0.543687</text:p>
              </table:table-cell>
              <table:table-cell office:value-type="float" office:value="0.557949">
                <text:p>0.557949</text:p>
              </table:table-cell>
              <table:table-cell office:value-type="float" office:value="0.388957">
                <text:p>0.38895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300387">
                <text:p>-0.300387</text:p>
              </table:table-cell>
              <table:table-cell office:value-type="float" office:value="0.302127">
                <text:p>0.302127</text:p>
              </table:table-cell>
              <table:table-cell office:value-type="float" office:value="0.369432">
                <text:p>0.369432</text:p>
              </table:table-cell>
              <table:table-cell office:value-type="float" office:value="0.425496">
                <text:p>0.425496</text:p>
              </table:table-cell>
              <table:table-cell office:value-type="float" office:value="0.453963">
                <text:p>0.453963</text:p>
              </table:table-cell>
              <table:table-cell office:value-type="float" office:value="0.465891">
                <text:p>0.465891</text:p>
              </table:table-cell>
              <table:table-cell office:value-type="float" office:value="0.482749">
                <text:p>0.482749</text:p>
              </table:table-cell>
              <table:table-cell office:value-type="float" office:value="0.509479">
                <text:p>0.509479</text:p>
              </table:table-cell>
              <table:table-cell office:value-type="float" office:value="0.529151">
                <text:p>0.529151</text:p>
              </table:table-cell>
              <table:table-cell office:value-type="float" office:value="0.549957">
                <text:p>0.549957</text:p>
              </table:table-cell>
              <table:table-cell office:value-type="float" office:value="0.557949">
                <text:p>0.557949</text:p>
              </table:table-cell>
              <table:table-cell office:value-type="float" office:value="0.378786">
                <text:p>0.37878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43135">
                <text:p>-0.43135</text:p>
              </table:table-cell>
              <table:table-cell office:value-type="float" office:value="0.238227">
                <text:p>0.238227</text:p>
              </table:table-cell>
              <table:table-cell office:value-type="float" office:value="0.369727">
                <text:p>0.369727</text:p>
              </table:table-cell>
              <table:table-cell office:value-type="float" office:value="0.429717">
                <text:p>0.429717</text:p>
              </table:table-cell>
              <table:table-cell office:value-type="float" office:value="0.455972">
                <text:p>0.455972</text:p>
              </table:table-cell>
              <table:table-cell office:value-type="float" office:value="0.465745">
                <text:p>0.465745</text:p>
              </table:table-cell>
              <table:table-cell office:value-type="float" office:value="0.481466">
                <text:p>0.481466</text:p>
              </table:table-cell>
              <table:table-cell office:value-type="float" office:value="0.502057">
                <text:p>0.502057</text:p>
              </table:table-cell>
              <table:table-cell office:value-type="float" office:value="0.522545">
                <text:p>0.522545</text:p>
              </table:table-cell>
              <table:table-cell office:value-type="float" office:value="0.547378">
                <text:p>0.547378</text:p>
              </table:table-cell>
              <table:table-cell office:value-type="float" office:value="0.557949">
                <text:p>0.557949</text:p>
              </table:table-cell>
              <table:table-cell office:value-type="float" office:value="0.358148">
                <text:p>0.35814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38622">
                <text:p>-0.38622</text:p>
              </table:table-cell>
              <table:table-cell office:value-type="float" office:value="0.226752">
                <text:p>0.226752</text:p>
              </table:table-cell>
              <table:table-cell office:value-type="float" office:value="0.377718">
                <text:p>0.377718</text:p>
              </table:table-cell>
              <table:table-cell office:value-type="float" office:value="0.434083">
                <text:p>0.434083</text:p>
              </table:table-cell>
              <table:table-cell office:value-type="float" office:value="0.456188">
                <text:p>0.456188</text:p>
              </table:table-cell>
              <table:table-cell office:value-type="float" office:value="0.466665">
                <text:p>0.466665</text:p>
              </table:table-cell>
              <table:table-cell office:value-type="float" office:value="0.495283">
                <text:p>0.495283</text:p>
              </table:table-cell>
              <table:table-cell office:value-type="float" office:value="0.517229">
                <text:p>0.517229</text:p>
              </table:table-cell>
              <table:table-cell office:value-type="float" office:value="0.531754">
                <text:p>0.531754</text:p>
              </table:table-cell>
              <table:table-cell office:value-type="float" office:value="0.554248">
                <text:p>0.554248</text:p>
              </table:table-cell>
              <table:table-cell office:value-type="float" office:value="0.641503">
                <text:p>0.641503</text:p>
              </table:table-cell>
              <table:table-cell office:value-type="float" office:value="0.36737">
                <text:p>0.3673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272452">
                <text:p>-0.272452</text:p>
              </table:table-cell>
              <table:table-cell office:value-type="float" office:value="0.245895">
                <text:p>0.245895</text:p>
              </table:table-cell>
              <table:table-cell office:value-type="float" office:value="0.361435">
                <text:p>0.361435</text:p>
              </table:table-cell>
              <table:table-cell office:value-type="float" office:value="0.426726">
                <text:p>0.426726</text:p>
              </table:table-cell>
              <table:table-cell office:value-type="float" office:value="0.453677">
                <text:p>0.453677</text:p>
              </table:table-cell>
              <table:table-cell office:value-type="float" office:value="0.467778">
                <text:p>0.467778</text:p>
              </table:table-cell>
              <table:table-cell office:value-type="float" office:value="0.492023">
                <text:p>0.492023</text:p>
              </table:table-cell>
              <table:table-cell office:value-type="float" office:value="0.517951">
                <text:p>0.517951</text:p>
              </table:table-cell>
              <table:table-cell office:value-type="float" office:value="0.531365">
                <text:p>0.531365</text:p>
              </table:table-cell>
              <table:table-cell office:value-type="float" office:value="0.553987">
                <text:p>0.553987</text:p>
              </table:table-cell>
              <table:table-cell office:value-type="float" office:value="0.641503">
                <text:p>0.641503</text:p>
              </table:table-cell>
              <table:table-cell office:value-type="float" office:value="0.377839">
                <text:p>0.37783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284168">
                <text:p>-0.284168</text:p>
              </table:table-cell>
              <table:table-cell office:value-type="float" office:value="0.277896">
                <text:p>0.277896</text:p>
              </table:table-cell>
              <table:table-cell office:value-type="float" office:value="0.382528">
                <text:p>0.382528</text:p>
              </table:table-cell>
              <table:table-cell office:value-type="float" office:value="0.433746">
                <text:p>0.433746</text:p>
              </table:table-cell>
              <table:table-cell office:value-type="float" office:value="0.454425">
                <text:p>0.454425</text:p>
              </table:table-cell>
              <table:table-cell office:value-type="float" office:value="0.468709">
                <text:p>0.468709</text:p>
              </table:table-cell>
              <table:table-cell office:value-type="float" office:value="0.492272">
                <text:p>0.492272</text:p>
              </table:table-cell>
              <table:table-cell office:value-type="float" office:value="0.519073">
                <text:p>0.519073</text:p>
              </table:table-cell>
              <table:table-cell office:value-type="float" office:value="0.530912">
                <text:p>0.530912</text:p>
              </table:table-cell>
              <table:table-cell office:value-type="float" office:value="0.55522">
                <text:p>0.55522</text:p>
              </table:table-cell>
              <table:table-cell office:value-type="float" office:value="0.641503">
                <text:p>0.641503</text:p>
              </table:table-cell>
              <table:table-cell office:value-type="float" office:value="0.383061">
                <text:p>0.3830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257078">
                <text:p>-0.257078</text:p>
              </table:table-cell>
              <table:table-cell office:value-type="float" office:value="0.29566">
                <text:p>0.29566</text:p>
              </table:table-cell>
              <table:table-cell office:value-type="float" office:value="0.372156">
                <text:p>0.372156</text:p>
              </table:table-cell>
              <table:table-cell office:value-type="float" office:value="0.425149">
                <text:p>0.425149</text:p>
              </table:table-cell>
              <table:table-cell office:value-type="float" office:value="0.448726">
                <text:p>0.448726</text:p>
              </table:table-cell>
              <table:table-cell office:value-type="float" office:value="0.463925">
                <text:p>0.463925</text:p>
              </table:table-cell>
              <table:table-cell office:value-type="float" office:value="0.485056">
                <text:p>0.485056</text:p>
              </table:table-cell>
              <table:table-cell office:value-type="float" office:value="0.511913">
                <text:p>0.511913</text:p>
              </table:table-cell>
              <table:table-cell office:value-type="float" office:value="0.530025">
                <text:p>0.530025</text:p>
              </table:table-cell>
              <table:table-cell office:value-type="float" office:value="0.564357">
                <text:p>0.564357</text:p>
              </table:table-cell>
              <table:table-cell office:value-type="float" office:value="0.648046">
                <text:p>0.648046</text:p>
              </table:table-cell>
              <table:table-cell office:value-type="float" office:value="0.383989">
                <text:p>0.38398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275919">
                <text:p>-0.275919</text:p>
              </table:table-cell>
              <table:table-cell office:value-type="float" office:value="0.27619">
                <text:p>0.27619</text:p>
              </table:table-cell>
              <table:table-cell office:value-type="float" office:value="0.395733">
                <text:p>0.395733</text:p>
              </table:table-cell>
              <table:table-cell office:value-type="float" office:value="0.444696">
                <text:p>0.444696</text:p>
              </table:table-cell>
              <table:table-cell office:value-type="float" office:value="0.466635">
                <text:p>0.466635</text:p>
              </table:table-cell>
              <table:table-cell office:value-type="float" office:value="0.479695">
                <text:p>0.479695</text:p>
              </table:table-cell>
              <table:table-cell office:value-type="float" office:value="0.502444">
                <text:p>0.502444</text:p>
              </table:table-cell>
              <table:table-cell office:value-type="float" office:value="0.516307">
                <text:p>0.516307</text:p>
              </table:table-cell>
              <table:table-cell office:value-type="float" office:value="0.530342">
                <text:p>0.530342</text:p>
              </table:table-cell>
              <table:table-cell office:value-type="float" office:value="0.567076">
                <text:p>0.567076</text:p>
              </table:table-cell>
              <table:table-cell office:value-type="float" office:value="0.648046">
                <text:p>0.648046</text:p>
              </table:table-cell>
              <table:table-cell office:value-type="float" office:value="0.39032">
                <text:p>0.3903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12938">
                <text:p>-0.12938</text:p>
              </table:table-cell>
              <table:table-cell office:value-type="float" office:value="0.302793">
                <text:p>0.302793</text:p>
              </table:table-cell>
              <table:table-cell office:value-type="float" office:value="0.415102">
                <text:p>0.415102</text:p>
              </table:table-cell>
              <table:table-cell office:value-type="float" office:value="0.451902">
                <text:p>0.451902</text:p>
              </table:table-cell>
              <table:table-cell office:value-type="float" office:value="0.466786">
                <text:p>0.466786</text:p>
              </table:table-cell>
              <table:table-cell office:value-type="float" office:value="0.476282">
                <text:p>0.476282</text:p>
              </table:table-cell>
              <table:table-cell office:value-type="float" office:value="0.496382">
                <text:p>0.496382</text:p>
              </table:table-cell>
              <table:table-cell office:value-type="float" office:value="0.514245">
                <text:p>0.514245</text:p>
              </table:table-cell>
              <table:table-cell office:value-type="float" office:value="0.529941">
                <text:p>0.529941</text:p>
              </table:table-cell>
              <table:table-cell office:value-type="float" office:value="0.560366">
                <text:p>0.560366</text:p>
              </table:table-cell>
              <table:table-cell office:value-type="float" office:value="0.648046">
                <text:p>0.648046</text:p>
              </table:table-cell>
              <table:table-cell office:value-type="float" office:value="0.408442">
                <text:p>0.40844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140899">
                <text:p>-0.140899</text:p>
              </table:table-cell>
              <table:table-cell office:value-type="float" office:value="0.296525">
                <text:p>0.296525</text:p>
              </table:table-cell>
              <table:table-cell office:value-type="float" office:value="0.400609">
                <text:p>0.400609</text:p>
              </table:table-cell>
              <table:table-cell office:value-type="float" office:value="0.437084">
                <text:p>0.437084</text:p>
              </table:table-cell>
              <table:table-cell office:value-type="float" office:value="0.460078">
                <text:p>0.460078</text:p>
              </table:table-cell>
              <table:table-cell office:value-type="float" office:value="0.47086">
                <text:p>0.47086</text:p>
              </table:table-cell>
              <table:table-cell office:value-type="float" office:value="0.482503">
                <text:p>0.482503</text:p>
              </table:table-cell>
              <table:table-cell office:value-type="float" office:value="0.508043">
                <text:p>0.508043</text:p>
              </table:table-cell>
              <table:table-cell office:value-type="float" office:value="0.523051">
                <text:p>0.523051</text:p>
              </table:table-cell>
              <table:table-cell office:value-type="float" office:value="0.558948">
                <text:p>0.558948</text:p>
              </table:table-cell>
              <table:table-cell office:value-type="float" office:value="0.648046">
                <text:p>0.648046</text:p>
              </table:table-cell>
              <table:table-cell office:value-type="float" office:value="0.39968">
                <text:p>0.3996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448014">
                <text:p>-0.448014</text:p>
              </table:table-cell>
              <table:table-cell office:value-type="float" office:value="0.304484">
                <text:p>0.304484</text:p>
              </table:table-cell>
              <table:table-cell office:value-type="float" office:value="0.412897">
                <text:p>0.412897</text:p>
              </table:table-cell>
              <table:table-cell office:value-type="float" office:value="0.447241">
                <text:p>0.447241</text:p>
              </table:table-cell>
              <table:table-cell office:value-type="float" office:value="0.468237">
                <text:p>0.468237</text:p>
              </table:table-cell>
              <table:table-cell office:value-type="float" office:value="0.47754">
                <text:p>0.47754</text:p>
              </table:table-cell>
              <table:table-cell office:value-type="float" office:value="0.493408">
                <text:p>0.493408</text:p>
              </table:table-cell>
              <table:table-cell office:value-type="float" office:value="0.514222">
                <text:p>0.514222</text:p>
              </table:table-cell>
              <table:table-cell office:value-type="float" office:value="0.529034">
                <text:p>0.529034</text:p>
              </table:table-cell>
              <table:table-cell office:value-type="float" office:value="0.558919">
                <text:p>0.558919</text:p>
              </table:table-cell>
              <table:table-cell office:value-type="float" office:value="0.648046">
                <text:p>0.648046</text:p>
              </table:table-cell>
              <table:table-cell office:value-type="float" office:value="0.375797">
                <text:p>0.37579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034525">
                <text:p>-0.034525</text:p>
              </table:table-cell>
              <table:table-cell office:value-type="float" office:value="0.356683">
                <text:p>0.356683</text:p>
              </table:table-cell>
              <table:table-cell office:value-type="float" office:value="0.427811">
                <text:p>0.427811</text:p>
              </table:table-cell>
              <table:table-cell office:value-type="float" office:value="0.456619">
                <text:p>0.456619</text:p>
              </table:table-cell>
              <table:table-cell office:value-type="float" office:value="0.469292">
                <text:p>0.469292</text:p>
              </table:table-cell>
              <table:table-cell office:value-type="float" office:value="0.477687">
                <text:p>0.477687</text:p>
              </table:table-cell>
              <table:table-cell office:value-type="float" office:value="0.493355">
                <text:p>0.493355</text:p>
              </table:table-cell>
              <table:table-cell office:value-type="float" office:value="0.518076">
                <text:p>0.518076</text:p>
              </table:table-cell>
              <table:table-cell office:value-type="float" office:value="0.533645">
                <text:p>0.533645</text:p>
              </table:table-cell>
              <table:table-cell office:value-type="float" office:value="0.578448">
                <text:p>0.578448</text:p>
              </table:table-cell>
              <table:table-cell office:value-type="float" office:value="0.71098">
                <text:p>0.71098</text:p>
              </table:table-cell>
              <table:table-cell office:value-type="float" office:value="0.427709">
                <text:p>0.42770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004396">
                <text:p>-0.004396</text:p>
              </table:table-cell>
              <table:table-cell office:value-type="float" office:value="0.333253">
                <text:p>0.333253</text:p>
              </table:table-cell>
              <table:table-cell office:value-type="float" office:value="0.408085">
                <text:p>0.408085</text:p>
              </table:table-cell>
              <table:table-cell office:value-type="float" office:value="0.443394">
                <text:p>0.443394</text:p>
              </table:table-cell>
              <table:table-cell office:value-type="float" office:value="0.463777">
                <text:p>0.463777</text:p>
              </table:table-cell>
              <table:table-cell office:value-type="float" office:value="0.474009">
                <text:p>0.474009</text:p>
              </table:table-cell>
              <table:table-cell office:value-type="float" office:value="0.487872">
                <text:p>0.487872</text:p>
              </table:table-cell>
              <table:table-cell office:value-type="float" office:value="0.513631">
                <text:p>0.513631</text:p>
              </table:table-cell>
              <table:table-cell office:value-type="float" office:value="0.531196">
                <text:p>0.531196</text:p>
              </table:table-cell>
              <table:table-cell office:value-type="float" office:value="0.596899">
                <text:p>0.596899</text:p>
              </table:table-cell>
              <table:table-cell office:value-type="float" office:value="0.71098">
                <text:p>0.71098</text:p>
              </table:table-cell>
              <table:table-cell office:value-type="float" office:value="0.424772">
                <text:p>0.42477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6134">
                <text:p>0.006134</text:p>
              </table:table-cell>
              <table:table-cell office:value-type="float" office:value="0.329268">
                <text:p>0.329268</text:p>
              </table:table-cell>
              <table:table-cell office:value-type="float" office:value="0.402493">
                <text:p>0.402493</text:p>
              </table:table-cell>
              <table:table-cell office:value-type="float" office:value="0.441286">
                <text:p>0.441286</text:p>
              </table:table-cell>
              <table:table-cell office:value-type="float" office:value="0.462179">
                <text:p>0.462179</text:p>
              </table:table-cell>
              <table:table-cell office:value-type="float" office:value="0.473773">
                <text:p>0.473773</text:p>
              </table:table-cell>
              <table:table-cell office:value-type="float" office:value="0.491931">
                <text:p>0.491931</text:p>
              </table:table-cell>
              <table:table-cell office:value-type="float" office:value="0.514469">
                <text:p>0.514469</text:p>
              </table:table-cell>
              <table:table-cell office:value-type="float" office:value="0.531378">
                <text:p>0.531378</text:p>
              </table:table-cell>
              <table:table-cell office:value-type="float" office:value="0.593661">
                <text:p>0.593661</text:p>
              </table:table-cell>
              <table:table-cell office:value-type="float" office:value="0.71098">
                <text:p>0.71098</text:p>
              </table:table-cell>
              <table:table-cell office:value-type="float" office:value="0.424657">
                <text:p>0.42465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029095">
                <text:p>-0.029095</text:p>
              </table:table-cell>
              <table:table-cell office:value-type="float" office:value="0.274209">
                <text:p>0.274209</text:p>
              </table:table-cell>
              <table:table-cell office:value-type="float" office:value="0.383348">
                <text:p>0.383348</text:p>
              </table:table-cell>
              <table:table-cell office:value-type="float" office:value="0.441237">
                <text:p>0.441237</text:p>
              </table:table-cell>
              <table:table-cell office:value-type="float" office:value="0.465301">
                <text:p>0.465301</text:p>
              </table:table-cell>
              <table:table-cell office:value-type="float" office:value="0.477294">
                <text:p>0.477294</text:p>
              </table:table-cell>
              <table:table-cell office:value-type="float" office:value="0.493297">
                <text:p>0.493297</text:p>
              </table:table-cell>
              <table:table-cell office:value-type="float" office:value="0.515077">
                <text:p>0.515077</text:p>
              </table:table-cell>
              <table:table-cell office:value-type="float" office:value="0.534172">
                <text:p>0.534172</text:p>
              </table:table-cell>
              <table:table-cell office:value-type="float" office:value="0.595279">
                <text:p>0.595279</text:p>
              </table:table-cell>
              <table:table-cell office:value-type="float" office:value="0.71098">
                <text:p>0.71098</text:p>
              </table:table-cell>
              <table:table-cell office:value-type="float" office:value="0.415012">
                <text:p>0.41501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65144">
                <text:p>0.065144</text:p>
              </table:table-cell>
              <table:table-cell office:value-type="float" office:value="0.352886">
                <text:p>0.352886</text:p>
              </table:table-cell>
              <table:table-cell office:value-type="float" office:value="0.416067">
                <text:p>0.416067</text:p>
              </table:table-cell>
              <table:table-cell office:value-type="float" office:value="0.448738">
                <text:p>0.448738</text:p>
              </table:table-cell>
              <table:table-cell office:value-type="float" office:value="0.468217">
                <text:p>0.468217</text:p>
              </table:table-cell>
              <table:table-cell office:value-type="float" office:value="0.479237">
                <text:p>0.479237</text:p>
              </table:table-cell>
              <table:table-cell office:value-type="float" office:value="0.500034">
                <text:p>0.500034</text:p>
              </table:table-cell>
              <table:table-cell office:value-type="float" office:value="0.520505">
                <text:p>0.520505</text:p>
              </table:table-cell>
              <table:table-cell office:value-type="float" office:value="0.535629">
                <text:p>0.535629</text:p>
              </table:table-cell>
              <table:table-cell office:value-type="float" office:value="0.606337">
                <text:p>0.606337</text:p>
              </table:table-cell>
              <table:table-cell office:value-type="float" office:value="0.71098">
                <text:p>0.71098</text:p>
              </table:table-cell>
              <table:table-cell office:value-type="float" office:value="0.439279">
                <text:p>0.43927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5435">
                <text:p>0.025435</text:p>
              </table:table-cell>
              <table:table-cell office:value-type="float" office:value="0.371919">
                <text:p>0.371919</text:p>
              </table:table-cell>
              <table:table-cell office:value-type="float" office:value="0.431172">
                <text:p>0.431172</text:p>
              </table:table-cell>
              <table:table-cell office:value-type="float" office:value="0.457654">
                <text:p>0.457654</text:p>
              </table:table-cell>
              <table:table-cell office:value-type="float" office:value="0.473558">
                <text:p>0.473558</text:p>
              </table:table-cell>
              <table:table-cell office:value-type="float" office:value="0.486927">
                <text:p>0.486927</text:p>
              </table:table-cell>
              <table:table-cell office:value-type="float" office:value="0.507728">
                <text:p>0.507728</text:p>
              </table:table-cell>
              <table:table-cell office:value-type="float" office:value="0.524856">
                <text:p>0.524856</text:p>
              </table:table-cell>
              <table:table-cell office:value-type="float" office:value="0.543849">
                <text:p>0.543849</text:p>
              </table:table-cell>
              <table:table-cell office:value-type="float" office:value="0.603396">
                <text:p>0.603396</text:p>
              </table:table-cell>
              <table:table-cell office:value-type="float" office:value="0.71098">
                <text:p>0.71098</text:p>
              </table:table-cell>
              <table:table-cell office:value-type="float" office:value="0.442649">
                <text:p>0.44264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001282">
                <text:p>-0.001282</text:p>
              </table:table-cell>
              <table:table-cell office:value-type="float" office:value="0.38643">
                <text:p>0.38643</text:p>
              </table:table-cell>
              <table:table-cell office:value-type="float" office:value="0.440637">
                <text:p>0.440637</text:p>
              </table:table-cell>
              <table:table-cell office:value-type="float" office:value="0.463274">
                <text:p>0.463274</text:p>
              </table:table-cell>
              <table:table-cell office:value-type="float" office:value="0.478324">
                <text:p>0.478324</text:p>
              </table:table-cell>
              <table:table-cell office:value-type="float" office:value="0.491021">
                <text:p>0.491021</text:p>
              </table:table-cell>
              <table:table-cell office:value-type="float" office:value="0.50714">
                <text:p>0.50714</text:p>
              </table:table-cell>
              <table:table-cell office:value-type="float" office:value="0.524814">
                <text:p>0.524814</text:p>
              </table:table-cell>
              <table:table-cell office:value-type="float" office:value="0.548103">
                <text:p>0.548103</text:p>
              </table:table-cell>
              <table:table-cell office:value-type="float" office:value="0.643343">
                <text:p>0.643343</text:p>
              </table:table-cell>
              <table:table-cell office:value-type="float" office:value="0.725647">
                <text:p>0.725647</text:p>
              </table:table-cell>
              <table:table-cell office:value-type="float" office:value="0.44818">
                <text:p>0.4481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010986">
                <text:p>-0.010986</text:p>
              </table:table-cell>
              <table:table-cell office:value-type="float" office:value="0.31864">
                <text:p>0.31864</text:p>
              </table:table-cell>
              <table:table-cell office:value-type="float" office:value="0.42449">
                <text:p>0.42449</text:p>
              </table:table-cell>
              <table:table-cell office:value-type="float" office:value="0.457217">
                <text:p>0.457217</text:p>
              </table:table-cell>
              <table:table-cell office:value-type="float" office:value="0.473985">
                <text:p>0.473985</text:p>
              </table:table-cell>
              <table:table-cell office:value-type="float" office:value="0.485291">
                <text:p>0.485291</text:p>
              </table:table-cell>
              <table:table-cell office:value-type="float" office:value="0.504102">
                <text:p>0.504102</text:p>
              </table:table-cell>
              <table:table-cell office:value-type="float" office:value="0.521738">
                <text:p>0.521738</text:p>
              </table:table-cell>
              <table:table-cell office:value-type="float" office:value="0.542644">
                <text:p>0.542644</text:p>
              </table:table-cell>
              <table:table-cell office:value-type="float" office:value="0.621771">
                <text:p>0.621771</text:p>
              </table:table-cell>
              <table:table-cell office:value-type="float" office:value="0.725647">
                <text:p>0.725647</text:p>
              </table:table-cell>
              <table:table-cell office:value-type="float" office:value="0.433889">
                <text:p>0.43388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30967">
                <text:p>0.130967</text:p>
              </table:table-cell>
              <table:table-cell office:value-type="float" office:value="0.371898">
                <text:p>0.371898</text:p>
              </table:table-cell>
              <table:table-cell office:value-type="float" office:value="0.429607">
                <text:p>0.429607</text:p>
              </table:table-cell>
              <table:table-cell office:value-type="float" office:value="0.454948">
                <text:p>0.454948</text:p>
              </table:table-cell>
              <table:table-cell office:value-type="float" office:value="0.475299">
                <text:p>0.475299</text:p>
              </table:table-cell>
              <table:table-cell office:value-type="float" office:value="0.490864">
                <text:p>0.490864</text:p>
              </table:table-cell>
              <table:table-cell office:value-type="float" office:value="0.50666">
                <text:p>0.50666</text:p>
              </table:table-cell>
              <table:table-cell office:value-type="float" office:value="0.523519">
                <text:p>0.523519</text:p>
              </table:table-cell>
              <table:table-cell office:value-type="float" office:value="0.541627">
                <text:p>0.541627</text:p>
              </table:table-cell>
              <table:table-cell office:value-type="float" office:value="0.611514">
                <text:p>0.611514</text:p>
              </table:table-cell>
              <table:table-cell office:value-type="float" office:value="0.725647">
                <text:p>0.725647</text:p>
              </table:table-cell>
              <table:table-cell office:value-type="float" office:value="0.45369">
                <text:p>0.4536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235941">
                <text:p>-0.235941</text:p>
              </table:table-cell>
              <table:table-cell office:value-type="float" office:value="0.333393">
                <text:p>0.333393</text:p>
              </table:table-cell>
              <table:table-cell office:value-type="float" office:value="0.430804">
                <text:p>0.430804</text:p>
              </table:table-cell>
              <table:table-cell office:value-type="float" office:value="0.463437">
                <text:p>0.463437</text:p>
              </table:table-cell>
              <table:table-cell office:value-type="float" office:value="0.478583">
                <text:p>0.478583</text:p>
              </table:table-cell>
              <table:table-cell office:value-type="float" office:value="0.494548">
                <text:p>0.494548</text:p>
              </table:table-cell>
              <table:table-cell office:value-type="float" office:value="0.51173">
                <text:p>0.51173</text:p>
              </table:table-cell>
              <table:table-cell office:value-type="float" office:value="0.52426">
                <text:p>0.52426</text:p>
              </table:table-cell>
              <table:table-cell office:value-type="float" office:value="0.54498">
                <text:p>0.54498</text:p>
              </table:table-cell>
              <table:table-cell office:value-type="float" office:value="0.628815">
                <text:p>0.628815</text:p>
              </table:table-cell>
              <table:table-cell office:value-type="float" office:value="0.725647">
                <text:p>0.725647</text:p>
              </table:table-cell>
              <table:table-cell office:value-type="float" office:value="0.417461">
                <text:p>0.41746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167474">
                <text:p>-0.167474</text:p>
              </table:table-cell>
              <table:table-cell office:value-type="float" office:value="0.363564">
                <text:p>0.363564</text:p>
              </table:table-cell>
              <table:table-cell office:value-type="float" office:value="0.434709">
                <text:p>0.434709</text:p>
              </table:table-cell>
              <table:table-cell office:value-type="float" office:value="0.46661">
                <text:p>0.46661</text:p>
              </table:table-cell>
              <table:table-cell office:value-type="float" office:value="0.481719">
                <text:p>0.481719</text:p>
              </table:table-cell>
              <table:table-cell office:value-type="float" office:value="0.499999">
                <text:p>0.499999</text:p>
              </table:table-cell>
              <table:table-cell office:value-type="float" office:value="0.513161">
                <text:p>0.513161</text:p>
              </table:table-cell>
              <table:table-cell office:value-type="float" office:value="0.525636">
                <text:p>0.525636</text:p>
              </table:table-cell>
              <table:table-cell office:value-type="float" office:value="0.543916">
                <text:p>0.543916</text:p>
              </table:table-cell>
              <table:table-cell office:value-type="float" office:value="0.588817">
                <text:p>0.588817</text:p>
              </table:table-cell>
              <table:table-cell office:value-type="float" office:value="0.725647">
                <text:p>0.725647</text:p>
              </table:table-cell>
              <table:table-cell office:value-type="float" office:value="0.425066">
                <text:p>0.42506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72461">
                <text:p>0.272461</text:p>
              </table:table-cell>
              <table:table-cell office:value-type="float" office:value="0.415729">
                <text:p>0.415729</text:p>
              </table:table-cell>
              <table:table-cell office:value-type="float" office:value="0.456074">
                <text:p>0.456074</text:p>
              </table:table-cell>
              <table:table-cell office:value-type="float" office:value="0.473153">
                <text:p>0.473153</text:p>
              </table:table-cell>
              <table:table-cell office:value-type="float" office:value="0.4865">
                <text:p>0.4865</text:p>
              </table:table-cell>
              <table:table-cell office:value-type="float" office:value="0.503941">
                <text:p>0.503941</text:p>
              </table:table-cell>
              <table:table-cell office:value-type="float" office:value="0.515812">
                <text:p>0.515812</text:p>
              </table:table-cell>
              <table:table-cell office:value-type="float" office:value="0.528216">
                <text:p>0.528216</text:p>
              </table:table-cell>
              <table:table-cell office:value-type="float" office:value="0.546401">
                <text:p>0.546401</text:p>
              </table:table-cell>
              <table:table-cell office:value-type="float" office:value="0.605729">
                <text:p>0.605729</text:p>
              </table:table-cell>
              <table:table-cell office:value-type="float" office:value="0.725647">
                <text:p>0.725647</text:p>
              </table:table-cell>
              <table:table-cell office:value-type="float" office:value="0.480402">
                <text:p>0.48040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077264">
                <text:p>-0.077264</text:p>
              </table:table-cell>
              <table:table-cell office:value-type="float" office:value="0.385229">
                <text:p>0.385229</text:p>
              </table:table-cell>
              <table:table-cell office:value-type="float" office:value="0.441879">
                <text:p>0.441879</text:p>
              </table:table-cell>
              <table:table-cell office:value-type="float" office:value="0.469845">
                <text:p>0.469845</text:p>
              </table:table-cell>
              <table:table-cell office:value-type="float" office:value="0.482586">
                <text:p>0.482586</text:p>
              </table:table-cell>
              <table:table-cell office:value-type="float" office:value="0.503218">
                <text:p>0.503218</text:p>
              </table:table-cell>
              <table:table-cell office:value-type="float" office:value="0.52158">
                <text:p>0.52158</text:p>
              </table:table-cell>
              <table:table-cell office:value-type="float" office:value="0.535947">
                <text:p>0.535947</text:p>
              </table:table-cell>
              <table:table-cell office:value-type="float" office:value="0.551091">
                <text:p>0.551091</text:p>
              </table:table-cell>
              <table:table-cell office:value-type="float" office:value="0.599597">
                <text:p>0.599597</text:p>
              </table:table-cell>
              <table:table-cell office:value-type="float" office:value="0.725647">
                <text:p>0.725647</text:p>
              </table:table-cell>
              <table:table-cell office:value-type="float" office:value="0.441371">
                <text:p>0.44137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71696">
                <text:p>0.071696</text:p>
              </table:table-cell>
              <table:table-cell office:value-type="float" office:value="0.427658">
                <text:p>0.427658</text:p>
              </table:table-cell>
              <table:table-cell office:value-type="float" office:value="0.464658">
                <text:p>0.464658</text:p>
              </table:table-cell>
              <table:table-cell office:value-type="float" office:value="0.481289">
                <text:p>0.481289</text:p>
              </table:table-cell>
              <table:table-cell office:value-type="float" office:value="0.500172">
                <text:p>0.500172</text:p>
              </table:table-cell>
              <table:table-cell office:value-type="float" office:value="0.520413">
                <text:p>0.520413</text:p>
              </table:table-cell>
              <table:table-cell office:value-type="float" office:value="0.530121">
                <text:p>0.530121</text:p>
              </table:table-cell>
              <table:table-cell office:value-type="float" office:value="0.545589">
                <text:p>0.545589</text:p>
              </table:table-cell>
              <table:table-cell office:value-type="float" office:value="0.552812">
                <text:p>0.552812</text:p>
              </table:table-cell>
              <table:table-cell office:value-type="float" office:value="0.63541">
                <text:p>0.63541</text:p>
              </table:table-cell>
              <table:table-cell office:value-type="float" office:value="0.725647">
                <text:p>0.725647</text:p>
              </table:table-cell>
              <table:table-cell office:value-type="float" office:value="0.472982">
                <text:p>0.47298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117405">
                <text:p>-0.117405</text:p>
              </table:table-cell>
              <table:table-cell office:value-type="float" office:value="0.423515">
                <text:p>0.423515</text:p>
              </table:table-cell>
              <table:table-cell office:value-type="float" office:value="0.46607">
                <text:p>0.46607</text:p>
              </table:table-cell>
              <table:table-cell office:value-type="float" office:value="0.480451">
                <text:p>0.480451</text:p>
              </table:table-cell>
              <table:table-cell office:value-type="float" office:value="0.49523">
                <text:p>0.49523</text:p>
              </table:table-cell>
              <table:table-cell office:value-type="float" office:value="0.514432">
                <text:p>0.514432</text:p>
              </table:table-cell>
              <table:table-cell office:value-type="float" office:value="0.524941">
                <text:p>0.524941</text:p>
              </table:table-cell>
              <table:table-cell office:value-type="float" office:value="0.540509">
                <text:p>0.540509</text:p>
              </table:table-cell>
              <table:table-cell office:value-type="float" office:value="0.552263">
                <text:p>0.552263</text:p>
              </table:table-cell>
              <table:table-cell office:value-type="float" office:value="0.631449">
                <text:p>0.631449</text:p>
              </table:table-cell>
              <table:table-cell office:value-type="float" office:value="0.725647">
                <text:p>0.725647</text:p>
              </table:table-cell>
              <table:table-cell office:value-type="float" office:value="0.451145">
                <text:p>0.4511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103291">
                <text:p>-0.103291</text:p>
              </table:table-cell>
              <table:table-cell office:value-type="float" office:value="0.431939">
                <text:p>0.431939</text:p>
              </table:table-cell>
              <table:table-cell office:value-type="float" office:value="0.46558">
                <text:p>0.46558</text:p>
              </table:table-cell>
              <table:table-cell office:value-type="float" office:value="0.477541">
                <text:p>0.477541</text:p>
              </table:table-cell>
              <table:table-cell office:value-type="float" office:value="0.493387">
                <text:p>0.493387</text:p>
              </table:table-cell>
              <table:table-cell office:value-type="float" office:value="0.513306">
                <text:p>0.513306</text:p>
              </table:table-cell>
              <table:table-cell office:value-type="float" office:value="0.524015">
                <text:p>0.524015</text:p>
              </table:table-cell>
              <table:table-cell office:value-type="float" office:value="0.536919">
                <text:p>0.536919</text:p>
              </table:table-cell>
              <table:table-cell office:value-type="float" office:value="0.551968">
                <text:p>0.551968</text:p>
              </table:table-cell>
              <table:table-cell office:value-type="float" office:value="0.633899">
                <text:p>0.633899</text:p>
              </table:table-cell>
              <table:table-cell office:value-type="float" office:value="0.725647">
                <text:p>0.725647</text:p>
              </table:table-cell>
              <table:table-cell office:value-type="float" office:value="0.452526">
                <text:p>0.45252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188126">
                <text:p>0.188126</text:p>
              </table:table-cell>
              <table:table-cell office:value-type="float" office:value="0.454796">
                <text:p>0.454796</text:p>
              </table:table-cell>
              <table:table-cell office:value-type="float" office:value="0.47126">
                <text:p>0.47126</text:p>
              </table:table-cell>
              <table:table-cell office:value-type="float" office:value="0.48893">
                <text:p>0.48893</text:p>
              </table:table-cell>
              <table:table-cell office:value-type="float" office:value="0.506704">
                <text:p>0.506704</text:p>
              </table:table-cell>
              <table:table-cell office:value-type="float" office:value="0.519064">
                <text:p>0.519064</text:p>
              </table:table-cell>
              <table:table-cell office:value-type="float" office:value="0.528732">
                <text:p>0.528732</text:p>
              </table:table-cell>
              <table:table-cell office:value-type="float" office:value="0.537325">
                <text:p>0.537325</text:p>
              </table:table-cell>
              <table:table-cell office:value-type="float" office:value="0.550427">
                <text:p>0.550427</text:p>
              </table:table-cell>
              <table:table-cell office:value-type="float" office:value="0.625746">
                <text:p>0.625746</text:p>
              </table:table-cell>
              <table:table-cell office:value-type="float" office:value="0.731554">
                <text:p>0.731554</text:p>
              </table:table-cell>
              <table:table-cell office:value-type="float" office:value="0.487111">
                <text:p>0.48711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146409">
                <text:p>0.146409</text:p>
              </table:table-cell>
              <table:table-cell office:value-type="float" office:value="0.457031">
                <text:p>0.457031</text:p>
              </table:table-cell>
              <table:table-cell office:value-type="float" office:value="0.48211">
                <text:p>0.48211</text:p>
              </table:table-cell>
              <table:table-cell office:value-type="float" office:value="0.493895">
                <text:p>0.493895</text:p>
              </table:table-cell>
              <table:table-cell office:value-type="float" office:value="0.511059">
                <text:p>0.511059</text:p>
              </table:table-cell>
              <table:table-cell office:value-type="float" office:value="0.524371">
                <text:p>0.524371</text:p>
              </table:table-cell>
              <table:table-cell office:value-type="float" office:value="0.534027">
                <text:p>0.534027</text:p>
              </table:table-cell>
              <table:table-cell office:value-type="float" office:value="0.542609">
                <text:p>0.542609</text:p>
              </table:table-cell>
              <table:table-cell office:value-type="float" office:value="0.551178">
                <text:p>0.551178</text:p>
              </table:table-cell>
              <table:table-cell office:value-type="float" office:value="0.617578">
                <text:p>0.617578</text:p>
              </table:table-cell>
              <table:table-cell office:value-type="float" office:value="0.731554">
                <text:p>0.731554</text:p>
              </table:table-cell>
              <table:table-cell office:value-type="float" office:value="0.486027">
                <text:p>0.48602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244357">
                <text:p>0.244357</text:p>
              </table:table-cell>
              <table:table-cell office:value-type="float" office:value="0.456253">
                <text:p>0.456253</text:p>
              </table:table-cell>
              <table:table-cell office:value-type="float" office:value="0.485209">
                <text:p>0.485209</text:p>
              </table:table-cell>
              <table:table-cell office:value-type="float" office:value="0.501205">
                <text:p>0.501205</text:p>
              </table:table-cell>
              <table:table-cell office:value-type="float" office:value="0.516234">
                <text:p>0.516234</text:p>
              </table:table-cell>
              <table:table-cell office:value-type="float" office:value="0.524787">
                <text:p>0.524787</text:p>
              </table:table-cell>
              <table:table-cell office:value-type="float" office:value="0.533819">
                <text:p>0.533819</text:p>
              </table:table-cell>
              <table:table-cell office:value-type="float" office:value="0.542422">
                <text:p>0.542422</text:p>
              </table:table-cell>
              <table:table-cell office:value-type="float" office:value="0.549502">
                <text:p>0.549502</text:p>
              </table:table-cell>
              <table:table-cell office:value-type="float" office:value="0.610889">
                <text:p>0.610889</text:p>
              </table:table-cell>
              <table:table-cell office:value-type="float" office:value="0.731554">
                <text:p>0.731554</text:p>
              </table:table-cell>
              <table:table-cell office:value-type="float" office:value="0.496468">
                <text:p>0.49646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291281">
                <text:p>0.291281</text:p>
              </table:table-cell>
              <table:table-cell office:value-type="float" office:value="0.448033">
                <text:p>0.448033</text:p>
              </table:table-cell>
              <table:table-cell office:value-type="float" office:value="0.48191">
                <text:p>0.48191</text:p>
              </table:table-cell>
              <table:table-cell office:value-type="float" office:value="0.492334">
                <text:p>0.492334</text:p>
              </table:table-cell>
              <table:table-cell office:value-type="float" office:value="0.510846">
                <text:p>0.510846</text:p>
              </table:table-cell>
              <table:table-cell office:value-type="float" office:value="0.520136">
                <text:p>0.520136</text:p>
              </table:table-cell>
              <table:table-cell office:value-type="float" office:value="0.527721">
                <text:p>0.527721</text:p>
              </table:table-cell>
              <table:table-cell office:value-type="float" office:value="0.538628">
                <text:p>0.538628</text:p>
              </table:table-cell>
              <table:table-cell office:value-type="float" office:value="0.547242">
                <text:p>0.547242</text:p>
              </table:table-cell>
              <table:table-cell office:value-type="float" office:value="0.619973">
                <text:p>0.619973</text:p>
              </table:table-cell>
              <table:table-cell office:value-type="float" office:value="0.734144">
                <text:p>0.734144</text:p>
              </table:table-cell>
              <table:table-cell office:value-type="float" office:value="0.49781">
                <text:p>0.4978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329856">
                <text:p>0.329856</text:p>
              </table:table-cell>
              <table:table-cell office:value-type="float" office:value="0.441649">
                <text:p>0.441649</text:p>
              </table:table-cell>
              <table:table-cell office:value-type="float" office:value="0.470325">
                <text:p>0.470325</text:p>
              </table:table-cell>
              <table:table-cell office:value-type="float" office:value="0.483689">
                <text:p>0.483689</text:p>
              </table:table-cell>
              <table:table-cell office:value-type="float" office:value="0.496028">
                <text:p>0.496028</text:p>
              </table:table-cell>
              <table:table-cell office:value-type="float" office:value="0.512016">
                <text:p>0.512016</text:p>
              </table:table-cell>
              <table:table-cell office:value-type="float" office:value="0.522783">
                <text:p>0.522783</text:p>
              </table:table-cell>
              <table:table-cell office:value-type="float" office:value="0.535666">
                <text:p>0.535666</text:p>
              </table:table-cell>
              <table:table-cell office:value-type="float" office:value="0.546698">
                <text:p>0.546698</text:p>
              </table:table-cell>
              <table:table-cell office:value-type="float" office:value="0.615701">
                <text:p>0.615701</text:p>
              </table:table-cell>
              <table:table-cell office:value-type="float" office:value="0.734144">
                <text:p>0.734144</text:p>
              </table:table-cell>
              <table:table-cell office:value-type="float" office:value="0.495441">
                <text:p>0.49544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342316">
                <text:p>0.342316</text:p>
              </table:table-cell>
              <table:table-cell office:value-type="float" office:value="0.4473">
                <text:p>0.4473</text:p>
              </table:table-cell>
              <table:table-cell office:value-type="float" office:value="0.471861">
                <text:p>0.471861</text:p>
              </table:table-cell>
              <table:table-cell office:value-type="float" office:value="0.486261">
                <text:p>0.486261</text:p>
              </table:table-cell>
              <table:table-cell office:value-type="float" office:value="0.503622">
                <text:p>0.503622</text:p>
              </table:table-cell>
              <table:table-cell office:value-type="float" office:value="0.519199">
                <text:p>0.519199</text:p>
              </table:table-cell>
              <table:table-cell office:value-type="float" office:value="0.530511">
                <text:p>0.530511</text:p>
              </table:table-cell>
              <table:table-cell office:value-type="float" office:value="0.541356">
                <text:p>0.541356</text:p>
              </table:table-cell>
              <table:table-cell office:value-type="float" office:value="0.55053">
                <text:p>0.55053</text:p>
              </table:table-cell>
              <table:table-cell office:value-type="float" office:value="0.626659">
                <text:p>0.626659</text:p>
              </table:table-cell>
              <table:table-cell office:value-type="float" office:value="0.734144">
                <text:p>0.734144</text:p>
              </table:table-cell>
              <table:table-cell office:value-type="float" office:value="0.501961">
                <text:p>0.50196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114849">
                <text:p>0.114849</text:p>
              </table:table-cell>
              <table:table-cell office:value-type="float" office:value="0.428591">
                <text:p>0.428591</text:p>
              </table:table-cell>
              <table:table-cell office:value-type="float" office:value="0.459502">
                <text:p>0.459502</text:p>
              </table:table-cell>
              <table:table-cell office:value-type="float" office:value="0.483002">
                <text:p>0.483002</text:p>
              </table:table-cell>
              <table:table-cell office:value-type="float" office:value="0.503454">
                <text:p>0.503454</text:p>
              </table:table-cell>
              <table:table-cell office:value-type="float" office:value="0.517026">
                <text:p>0.517026</text:p>
              </table:table-cell>
              <table:table-cell office:value-type="float" office:value="0.530367">
                <text:p>0.530367</text:p>
              </table:table-cell>
              <table:table-cell office:value-type="float" office:value="0.542038">
                <text:p>0.542038</text:p>
              </table:table-cell>
              <table:table-cell office:value-type="float" office:value="0.549798">
                <text:p>0.549798</text:p>
              </table:table-cell>
              <table:table-cell office:value-type="float" office:value="0.651444">
                <text:p>0.651444</text:p>
              </table:table-cell>
              <table:table-cell office:value-type="float" office:value="0.734144">
                <text:p>0.734144</text:p>
              </table:table-cell>
              <table:table-cell office:value-type="float" office:value="0.478007">
                <text:p>0.47800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231216">
                <text:p>0.231216</text:p>
              </table:table-cell>
              <table:table-cell office:value-type="float" office:value="0.440175">
                <text:p>0.440175</text:p>
              </table:table-cell>
              <table:table-cell office:value-type="float" office:value="0.469429">
                <text:p>0.469429</text:p>
              </table:table-cell>
              <table:table-cell office:value-type="float" office:value="0.486365">
                <text:p>0.486365</text:p>
              </table:table-cell>
              <table:table-cell office:value-type="float" office:value="0.50397">
                <text:p>0.50397</text:p>
              </table:table-cell>
              <table:table-cell office:value-type="float" office:value="0.521189">
                <text:p>0.521189</text:p>
              </table:table-cell>
              <table:table-cell office:value-type="float" office:value="0.534516">
                <text:p>0.534516</text:p>
              </table:table-cell>
              <table:table-cell office:value-type="float" office:value="0.544104">
                <text:p>0.544104</text:p>
              </table:table-cell>
              <table:table-cell office:value-type="float" office:value="0.550651">
                <text:p>0.550651</text:p>
              </table:table-cell>
              <table:table-cell office:value-type="float" office:value="0.643135">
                <text:p>0.643135</text:p>
              </table:table-cell>
              <table:table-cell office:value-type="float" office:value="0.734144">
                <text:p>0.734144</text:p>
              </table:table-cell>
              <table:table-cell office:value-type="float" office:value="0.492475">
                <text:p>0.49247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328887">
                <text:p>0.328887</text:p>
              </table:table-cell>
              <table:table-cell office:value-type="float" office:value="0.445284">
                <text:p>0.445284</text:p>
              </table:table-cell>
              <table:table-cell office:value-type="float" office:value="0.471586">
                <text:p>0.471586</text:p>
              </table:table-cell>
              <table:table-cell office:value-type="float" office:value="0.491296">
                <text:p>0.491296</text:p>
              </table:table-cell>
              <table:table-cell office:value-type="float" office:value="0.511755">
                <text:p>0.511755</text:p>
              </table:table-cell>
              <table:table-cell office:value-type="float" office:value="0.522503">
                <text:p>0.522503</text:p>
              </table:table-cell>
              <table:table-cell office:value-type="float" office:value="0.534778">
                <text:p>0.534778</text:p>
              </table:table-cell>
              <table:table-cell office:value-type="float" office:value="0.543649">
                <text:p>0.543649</text:p>
              </table:table-cell>
              <table:table-cell office:value-type="float" office:value="0.550554">
                <text:p>0.550554</text:p>
              </table:table-cell>
              <table:table-cell office:value-type="float" office:value="0.647514">
                <text:p>0.647514</text:p>
              </table:table-cell>
              <table:table-cell office:value-type="float" office:value="0.741012">
                <text:p>0.741012</text:p>
              </table:table-cell>
              <table:table-cell office:value-type="float" office:value="0.504781">
                <text:p>0.50478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51323">
                <text:p>0.351323</text:p>
              </table:table-cell>
              <table:table-cell office:value-type="float" office:value="0.454137">
                <text:p>0.454137</text:p>
              </table:table-cell>
              <table:table-cell office:value-type="float" office:value="0.482984">
                <text:p>0.482984</text:p>
              </table:table-cell>
              <table:table-cell office:value-type="float" office:value="0.498049">
                <text:p>0.498049</text:p>
              </table:table-cell>
              <table:table-cell office:value-type="float" office:value="0.514212">
                <text:p>0.514212</text:p>
              </table:table-cell>
              <table:table-cell office:value-type="float" office:value="0.525586">
                <text:p>0.525586</text:p>
              </table:table-cell>
              <table:table-cell office:value-type="float" office:value="0.536295">
                <text:p>0.536295</text:p>
              </table:table-cell>
              <table:table-cell office:value-type="float" office:value="0.544386">
                <text:p>0.544386</text:p>
              </table:table-cell>
              <table:table-cell office:value-type="float" office:value="0.550609">
                <text:p>0.550609</text:p>
              </table:table-cell>
              <table:table-cell office:value-type="float" office:value="0.632733">
                <text:p>0.632733</text:p>
              </table:table-cell>
              <table:table-cell office:value-type="float" office:value="0.741012">
                <text:p>0.741012</text:p>
              </table:table-cell>
              <table:table-cell office:value-type="float" office:value="0.509032">
                <text:p>0.50903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37192">
                <text:p>0.37192</text:p>
              </table:table-cell>
              <table:table-cell office:value-type="float" office:value="0.450379">
                <text:p>0.450379</text:p>
              </table:table-cell>
              <table:table-cell office:value-type="float" office:value="0.474148">
                <text:p>0.474148</text:p>
              </table:table-cell>
              <table:table-cell office:value-type="float" office:value="0.48726">
                <text:p>0.48726</text:p>
              </table:table-cell>
              <table:table-cell office:value-type="float" office:value="0.500372">
                <text:p>0.500372</text:p>
              </table:table-cell>
              <table:table-cell office:value-type="float" office:value="0.517145">
                <text:p>0.517145</text:p>
              </table:table-cell>
              <table:table-cell office:value-type="float" office:value="0.528038">
                <text:p>0.528038</text:p>
              </table:table-cell>
              <table:table-cell office:value-type="float" office:value="0.540197">
                <text:p>0.540197</text:p>
              </table:table-cell>
              <table:table-cell office:value-type="float" office:value="0.547376">
                <text:p>0.547376</text:p>
              </table:table-cell>
              <table:table-cell office:value-type="float" office:value="0.625585">
                <text:p>0.625585</text:p>
              </table:table-cell>
              <table:table-cell office:value-type="float" office:value="0.741012">
                <text:p>0.741012</text:p>
              </table:table-cell>
              <table:table-cell office:value-type="float" office:value="0.504242">
                <text:p>0.50424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335666">
                <text:p>0.335666</text:p>
              </table:table-cell>
              <table:table-cell office:value-type="float" office:value="0.454206">
                <text:p>0.454206</text:p>
              </table:table-cell>
              <table:table-cell office:value-type="float" office:value="0.475521">
                <text:p>0.475521</text:p>
              </table:table-cell>
              <table:table-cell office:value-type="float" office:value="0.489197">
                <text:p>0.489197</text:p>
              </table:table-cell>
              <table:table-cell office:value-type="float" office:value="0.504599">
                <text:p>0.504599</text:p>
              </table:table-cell>
              <table:table-cell office:value-type="float" office:value="0.516686">
                <text:p>0.516686</text:p>
              </table:table-cell>
              <table:table-cell office:value-type="float" office:value="0.525991">
                <text:p>0.525991</text:p>
              </table:table-cell>
              <table:table-cell office:value-type="float" office:value="0.538872">
                <text:p>0.538872</text:p>
              </table:table-cell>
              <table:table-cell office:value-type="float" office:value="0.545335">
                <text:p>0.545335</text:p>
              </table:table-cell>
              <table:table-cell office:value-type="float" office:value="0.614007">
                <text:p>0.614007</text:p>
              </table:table-cell>
              <table:table-cell office:value-type="float" office:value="0.741012">
                <text:p>0.741012</text:p>
              </table:table-cell>
              <table:table-cell office:value-type="float" office:value="0.500008">
                <text:p>0.50000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192343">
                <text:p>0.192343</text:p>
              </table:table-cell>
              <table:table-cell office:value-type="float" office:value="0.440535">
                <text:p>0.440535</text:p>
              </table:table-cell>
              <table:table-cell office:value-type="float" office:value="0.478502">
                <text:p>0.478502</text:p>
              </table:table-cell>
              <table:table-cell office:value-type="float" office:value="0.492183">
                <text:p>0.492183</text:p>
              </table:table-cell>
              <table:table-cell office:value-type="float" office:value="0.50782">
                <text:p>0.50782</text:p>
              </table:table-cell>
              <table:table-cell office:value-type="float" office:value="0.519698">
                <text:p>0.519698</text:p>
              </table:table-cell>
              <table:table-cell office:value-type="float" office:value="0.529816">
                <text:p>0.529816</text:p>
              </table:table-cell>
              <table:table-cell office:value-type="float" office:value="0.541669">
                <text:p>0.541669</text:p>
              </table:table-cell>
              <table:table-cell office:value-type="float" office:value="0.54862">
                <text:p>0.54862</text:p>
              </table:table-cell>
              <table:table-cell office:value-type="float" office:value="0.646661">
                <text:p>0.646661</text:p>
              </table:table-cell>
              <table:table-cell office:value-type="float" office:value="0.741012">
                <text:p>0.741012</text:p>
              </table:table-cell>
              <table:table-cell office:value-type="float" office:value="0.489785">
                <text:p>0.48978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7636">
                <text:p>0.17636</text:p>
              </table:table-cell>
              <table:table-cell office:value-type="float" office:value="0.443765">
                <text:p>0.443765</text:p>
              </table:table-cell>
              <table:table-cell office:value-type="float" office:value="0.476721">
                <text:p>0.476721</text:p>
              </table:table-cell>
              <table:table-cell office:value-type="float" office:value="0.493565">
                <text:p>0.493565</text:p>
              </table:table-cell>
              <table:table-cell office:value-type="float" office:value="0.51087">
                <text:p>0.51087</text:p>
              </table:table-cell>
              <table:table-cell office:value-type="float" office:value="0.519679">
                <text:p>0.519679</text:p>
              </table:table-cell>
              <table:table-cell office:value-type="float" office:value="0.525674">
                <text:p>0.525674</text:p>
              </table:table-cell>
              <table:table-cell office:value-type="float" office:value="0.537191">
                <text:p>0.537191</text:p>
              </table:table-cell>
              <table:table-cell office:value-type="float" office:value="0.547467">
                <text:p>0.547467</text:p>
              </table:table-cell>
              <table:table-cell office:value-type="float" office:value="0.668498">
                <text:p>0.668498</text:p>
              </table:table-cell>
              <table:table-cell office:value-type="float" office:value="0.741012">
                <text:p>0.741012</text:p>
              </table:table-cell>
              <table:table-cell office:value-type="float" office:value="0.489979">
                <text:p>0.48997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059578">
                <text:p>-0.059578</text:p>
              </table:table-cell>
              <table:table-cell office:value-type="float" office:value="0.441117">
                <text:p>0.441117</text:p>
              </table:table-cell>
              <table:table-cell office:value-type="float" office:value="0.480723">
                <text:p>0.480723</text:p>
              </table:table-cell>
              <table:table-cell office:value-type="float" office:value="0.498883">
                <text:p>0.498883</text:p>
              </table:table-cell>
              <table:table-cell office:value-type="float" office:value="0.513898">
                <text:p>0.513898</text:p>
              </table:table-cell>
              <table:table-cell office:value-type="float" office:value="0.519983">
                <text:p>0.519983</text:p>
              </table:table-cell>
              <table:table-cell office:value-type="float" office:value="0.528502">
                <text:p>0.528502</text:p>
              </table:table-cell>
              <table:table-cell office:value-type="float" office:value="0.541225">
                <text:p>0.541225</text:p>
              </table:table-cell>
              <table:table-cell office:value-type="float" office:value="0.551272">
                <text:p>0.551272</text:p>
              </table:table-cell>
              <table:table-cell office:value-type="float" office:value="0.661746">
                <text:p>0.661746</text:p>
              </table:table-cell>
              <table:table-cell office:value-type="float" office:value="0.741012">
                <text:p>0.741012</text:p>
              </table:table-cell>
              <table:table-cell office:value-type="float" office:value="0.467777">
                <text:p>0.46777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294615">
                <text:p>0.294615</text:p>
              </table:table-cell>
              <table:table-cell office:value-type="float" office:value="0.467076">
                <text:p>0.467076</text:p>
              </table:table-cell>
              <table:table-cell office:value-type="float" office:value="0.485357">
                <text:p>0.485357</text:p>
              </table:table-cell>
              <table:table-cell office:value-type="float" office:value="0.504732">
                <text:p>0.504732</text:p>
              </table:table-cell>
              <table:table-cell office:value-type="float" office:value="0.515322">
                <text:p>0.515322</text:p>
              </table:table-cell>
              <table:table-cell office:value-type="float" office:value="0.520928">
                <text:p>0.520928</text:p>
              </table:table-cell>
              <table:table-cell office:value-type="float" office:value="0.530168">
                <text:p>0.530168</text:p>
              </table:table-cell>
              <table:table-cell office:value-type="float" office:value="0.543789">
                <text:p>0.543789</text:p>
              </table:table-cell>
              <table:table-cell office:value-type="float" office:value="0.557318">
                <text:p>0.557318</text:p>
              </table:table-cell>
              <table:table-cell office:value-type="float" office:value="0.669918">
                <text:p>0.669918</text:p>
              </table:table-cell>
              <table:table-cell office:value-type="float" office:value="0.742491">
                <text:p>0.742491</text:p>
              </table:table-cell>
              <table:table-cell office:value-type="float" office:value="0.508922">
                <text:p>0.50892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282265">
                <text:p>0.282265</text:p>
              </table:table-cell>
              <table:table-cell office:value-type="float" office:value="0.457555">
                <text:p>0.457555</text:p>
              </table:table-cell>
              <table:table-cell office:value-type="float" office:value="0.484216">
                <text:p>0.484216</text:p>
              </table:table-cell>
              <table:table-cell office:value-type="float" office:value="0.507639">
                <text:p>0.507639</text:p>
              </table:table-cell>
              <table:table-cell office:value-type="float" office:value="0.516953">
                <text:p>0.516953</text:p>
              </table:table-cell>
              <table:table-cell office:value-type="float" office:value="0.52461">
                <text:p>0.52461</text:p>
              </table:table-cell>
              <table:table-cell office:value-type="float" office:value="0.533078">
                <text:p>0.533078</text:p>
              </table:table-cell>
              <table:table-cell office:value-type="float" office:value="0.542432">
                <text:p>0.542432</text:p>
              </table:table-cell>
              <table:table-cell office:value-type="float" office:value="0.553187">
                <text:p>0.553187</text:p>
              </table:table-cell>
              <table:table-cell office:value-type="float" office:value="0.660817">
                <text:p>0.660817</text:p>
              </table:table-cell>
              <table:table-cell office:value-type="float" office:value="0.742491">
                <text:p>0.742491</text:p>
              </table:table-cell>
              <table:table-cell office:value-type="float" office:value="0.506275">
                <text:p>0.50627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36846">
                <text:p>0.36846</text:p>
              </table:table-cell>
              <table:table-cell office:value-type="float" office:value="0.473641">
                <text:p>0.473641</text:p>
              </table:table-cell>
              <table:table-cell office:value-type="float" office:value="0.489106">
                <text:p>0.489106</text:p>
              </table:table-cell>
              <table:table-cell office:value-type="float" office:value="0.51014">
                <text:p>0.51014</text:p>
              </table:table-cell>
              <table:table-cell office:value-type="float" office:value="0.517128">
                <text:p>0.517128</text:p>
              </table:table-cell>
              <table:table-cell office:value-type="float" office:value="0.526192">
                <text:p>0.526192</text:p>
              </table:table-cell>
              <table:table-cell office:value-type="float" office:value="0.534676">
                <text:p>0.534676</text:p>
              </table:table-cell>
              <table:table-cell office:value-type="float" office:value="0.543796">
                <text:p>0.543796</text:p>
              </table:table-cell>
              <table:table-cell office:value-type="float" office:value="0.551691">
                <text:p>0.551691</text:p>
              </table:table-cell>
              <table:table-cell office:value-type="float" office:value="0.647195">
                <text:p>0.647195</text:p>
              </table:table-cell>
              <table:table-cell office:value-type="float" office:value="0.742491">
                <text:p>0.742491</text:p>
              </table:table-cell>
              <table:table-cell office:value-type="float" office:value="0.516202">
                <text:p>0.51620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22591">
                <text:p>0.22591</text:p>
              </table:table-cell>
              <table:table-cell office:value-type="float" office:value="0.473822">
                <text:p>0.473822</text:p>
              </table:table-cell>
              <table:table-cell office:value-type="float" office:value="0.497413">
                <text:p>0.497413</text:p>
              </table:table-cell>
              <table:table-cell office:value-type="float" office:value="0.511201">
                <text:p>0.511201</text:p>
              </table:table-cell>
              <table:table-cell office:value-type="float" office:value="0.515613">
                <text:p>0.515613</text:p>
              </table:table-cell>
              <table:table-cell office:value-type="float" office:value="0.523987">
                <text:p>0.523987</text:p>
              </table:table-cell>
              <table:table-cell office:value-type="float" office:value="0.535565">
                <text:p>0.535565</text:p>
              </table:table-cell>
              <table:table-cell office:value-type="float" office:value="0.544327">
                <text:p>0.544327</text:p>
              </table:table-cell>
              <table:table-cell office:value-type="float" office:value="0.551601">
                <text:p>0.551601</text:p>
              </table:table-cell>
              <table:table-cell office:value-type="float" office:value="0.64202">
                <text:p>0.64202</text:p>
              </table:table-cell>
              <table:table-cell office:value-type="float" office:value="0.742491">
                <text:p>0.742491</text:p>
              </table:table-cell>
              <table:table-cell office:value-type="float" office:value="0.502146">
                <text:p>0.5021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8912">
                <text:p>0.358912</text:p>
              </table:table-cell>
              <table:table-cell office:value-type="float" office:value="0.473062">
                <text:p>0.473062</text:p>
              </table:table-cell>
              <table:table-cell office:value-type="float" office:value="0.494332">
                <text:p>0.494332</text:p>
              </table:table-cell>
              <table:table-cell office:value-type="float" office:value="0.511776">
                <text:p>0.511776</text:p>
              </table:table-cell>
              <table:table-cell office:value-type="float" office:value="0.516006">
                <text:p>0.516006</text:p>
              </table:table-cell>
              <table:table-cell office:value-type="float" office:value="0.521931">
                <text:p>0.521931</text:p>
              </table:table-cell>
              <table:table-cell office:value-type="float" office:value="0.533062">
                <text:p>0.533062</text:p>
              </table:table-cell>
              <table:table-cell office:value-type="float" office:value="0.544698">
                <text:p>0.544698</text:p>
              </table:table-cell>
              <table:table-cell office:value-type="float" office:value="0.553061">
                <text:p>0.553061</text:p>
              </table:table-cell>
              <table:table-cell office:value-type="float" office:value="0.676193">
                <text:p>0.676193</text:p>
              </table:table-cell>
              <table:table-cell office:value-type="float" office:value="0.743091">
                <text:p>0.743091</text:p>
              </table:table-cell>
              <table:table-cell office:value-type="float" office:value="0.518303">
                <text:p>0.51830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404607">
                <text:p>0.404607</text:p>
              </table:table-cell>
              <table:table-cell office:value-type="float" office:value="0.477935">
                <text:p>0.477935</text:p>
              </table:table-cell>
              <table:table-cell office:value-type="float" office:value="0.495622">
                <text:p>0.495622</text:p>
              </table:table-cell>
              <table:table-cell office:value-type="float" office:value="0.512008">
                <text:p>0.512008</text:p>
              </table:table-cell>
              <table:table-cell office:value-type="float" office:value="0.515316">
                <text:p>0.515316</text:p>
              </table:table-cell>
              <table:table-cell office:value-type="float" office:value="0.520258">
                <text:p>0.520258</text:p>
              </table:table-cell>
              <table:table-cell office:value-type="float" office:value="0.530941">
                <text:p>0.530941</text:p>
              </table:table-cell>
              <table:table-cell office:value-type="float" office:value="0.540846">
                <text:p>0.540846</text:p>
              </table:table-cell>
              <table:table-cell office:value-type="float" office:value="0.553235">
                <text:p>0.553235</text:p>
              </table:table-cell>
              <table:table-cell office:value-type="float" office:value="0.65483">
                <text:p>0.65483</text:p>
              </table:table-cell>
              <table:table-cell office:value-type="float" office:value="0.743091">
                <text:p>0.743091</text:p>
              </table:table-cell>
              <table:table-cell office:value-type="float" office:value="0.52056">
                <text:p>0.5205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15123">
                <text:p>0.15123</text:p>
              </table:table-cell>
              <table:table-cell office:value-type="float" office:value="0.476526">
                <text:p>0.476526</text:p>
              </table:table-cell>
              <table:table-cell office:value-type="float" office:value="0.498407">
                <text:p>0.498407</text:p>
              </table:table-cell>
              <table:table-cell office:value-type="float" office:value="0.513253">
                <text:p>0.513253</text:p>
              </table:table-cell>
              <table:table-cell office:value-type="float" office:value="0.51652">
                <text:p>0.51652</text:p>
              </table:table-cell>
              <table:table-cell office:value-type="float" office:value="0.524222">
                <text:p>0.524222</text:p>
              </table:table-cell>
              <table:table-cell office:value-type="float" office:value="0.531676">
                <text:p>0.531676</text:p>
              </table:table-cell>
              <table:table-cell office:value-type="float" office:value="0.543337">
                <text:p>0.543337</text:p>
              </table:table-cell>
              <table:table-cell office:value-type="float" office:value="0.551712">
                <text:p>0.551712</text:p>
              </table:table-cell>
              <table:table-cell office:value-type="float" office:value="0.618558">
                <text:p>0.618558</text:p>
              </table:table-cell>
              <table:table-cell office:value-type="float" office:value="0.743091">
                <text:p>0.743091</text:p>
              </table:table-cell>
              <table:table-cell office:value-type="float" office:value="0.492544">
                <text:p>0.49254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318356">
                <text:p>0.318356</text:p>
              </table:table-cell>
              <table:table-cell office:value-type="float" office:value="0.474488">
                <text:p>0.474488</text:p>
              </table:table-cell>
              <table:table-cell office:value-type="float" office:value="0.488684">
                <text:p>0.488684</text:p>
              </table:table-cell>
              <table:table-cell office:value-type="float" office:value="0.506728">
                <text:p>0.506728</text:p>
              </table:table-cell>
              <table:table-cell office:value-type="float" office:value="0.514498">
                <text:p>0.514498</text:p>
              </table:table-cell>
              <table:table-cell office:value-type="float" office:value="0.521687">
                <text:p>0.521687</text:p>
              </table:table-cell>
              <table:table-cell office:value-type="float" office:value="0.532453">
                <text:p>0.532453</text:p>
              </table:table-cell>
              <table:table-cell office:value-type="float" office:value="0.543849">
                <text:p>0.543849</text:p>
              </table:table-cell>
              <table:table-cell office:value-type="float" office:value="0.555485">
                <text:p>0.555485</text:p>
              </table:table-cell>
              <table:table-cell office:value-type="float" office:value="0.633404">
                <text:p>0.633404</text:p>
              </table:table-cell>
              <table:table-cell office:value-type="float" office:value="0.743091">
                <text:p>0.743091</text:p>
              </table:table-cell>
              <table:table-cell office:value-type="float" office:value="0.508963">
                <text:p>0.50896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309731">
                <text:p>0.309731</text:p>
              </table:table-cell>
              <table:table-cell office:value-type="float" office:value="0.464805">
                <text:p>0.464805</text:p>
              </table:table-cell>
              <table:table-cell office:value-type="float" office:value="0.480874">
                <text:p>0.480874</text:p>
              </table:table-cell>
              <table:table-cell office:value-type="float" office:value="0.499731">
                <text:p>0.499731</text:p>
              </table:table-cell>
              <table:table-cell office:value-type="float" office:value="0.512882">
                <text:p>0.512882</text:p>
              </table:table-cell>
              <table:table-cell office:value-type="float" office:value="0.518519">
                <text:p>0.518519</text:p>
              </table:table-cell>
              <table:table-cell office:value-type="float" office:value="0.52643">
                <text:p>0.52643</text:p>
              </table:table-cell>
              <table:table-cell office:value-type="float" office:value="0.536438">
                <text:p>0.536438</text:p>
              </table:table-cell>
              <table:table-cell office:value-type="float" office:value="0.551616">
                <text:p>0.551616</text:p>
              </table:table-cell>
              <table:table-cell office:value-type="float" office:value="0.612394">
                <text:p>0.612394</text:p>
              </table:table-cell>
              <table:table-cell office:value-type="float" office:value="0.743091">
                <text:p>0.743091</text:p>
              </table:table-cell>
              <table:table-cell office:value-type="float" office:value="0.501342">
                <text:p>0.50134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122761">
                <text:p>0.122761</text:p>
              </table:table-cell>
              <table:table-cell office:value-type="float" office:value="0.464309">
                <text:p>0.464309</text:p>
              </table:table-cell>
              <table:table-cell office:value-type="float" office:value="0.486849">
                <text:p>0.486849</text:p>
              </table:table-cell>
              <table:table-cell office:value-type="float" office:value="0.507114">
                <text:p>0.507114</text:p>
              </table:table-cell>
              <table:table-cell office:value-type="float" office:value="0.514325">
                <text:p>0.514325</text:p>
              </table:table-cell>
              <table:table-cell office:value-type="float" office:value="0.521309">
                <text:p>0.521309</text:p>
              </table:table-cell>
              <table:table-cell office:value-type="float" office:value="0.528691">
                <text:p>0.528691</text:p>
              </table:table-cell>
              <table:table-cell office:value-type="float" office:value="0.53797">
                <text:p>0.53797</text:p>
              </table:table-cell>
              <table:table-cell office:value-type="float" office:value="0.550961">
                <text:p>0.550961</text:p>
              </table:table-cell>
              <table:table-cell office:value-type="float" office:value="0.596157">
                <text:p>0.596157</text:p>
              </table:table-cell>
              <table:table-cell office:value-type="float" office:value="0.743091">
                <text:p>0.743091</text:p>
              </table:table-cell>
              <table:table-cell office:value-type="float" office:value="0.483044">
                <text:p>0.48304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236716">
                <text:p>0.236716</text:p>
              </table:table-cell>
              <table:table-cell office:value-type="float" office:value="0.463632">
                <text:p>0.463632</text:p>
              </table:table-cell>
              <table:table-cell office:value-type="float" office:value="0.485288">
                <text:p>0.485288</text:p>
              </table:table-cell>
              <table:table-cell office:value-type="float" office:value="0.502515">
                <text:p>0.502515</text:p>
              </table:table-cell>
              <table:table-cell office:value-type="float" office:value="0.513822">
                <text:p>0.513822</text:p>
              </table:table-cell>
              <table:table-cell office:value-type="float" office:value="0.518203">
                <text:p>0.518203</text:p>
              </table:table-cell>
              <table:table-cell office:value-type="float" office:value="0.524159">
                <text:p>0.524159</text:p>
              </table:table-cell>
              <table:table-cell office:value-type="float" office:value="0.534111">
                <text:p>0.534111</text:p>
              </table:table-cell>
              <table:table-cell office:value-type="float" office:value="0.548812">
                <text:p>0.548812</text:p>
              </table:table-cell>
              <table:table-cell office:value-type="float" office:value="0.589012">
                <text:p>0.589012</text:p>
              </table:table-cell>
              <table:table-cell office:value-type="float" office:value="0.743091">
                <text:p>0.743091</text:p>
              </table:table-cell>
              <table:table-cell office:value-type="float" office:value="0.491627">
                <text:p>0.49162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0.026533">
                <text:p>-0.026533</text:p>
              </table:table-cell>
              <table:table-cell office:value-type="float" office:value="0.472888">
                <text:p>0.472888</text:p>
              </table:table-cell>
              <table:table-cell office:value-type="float" office:value="0.492011">
                <text:p>0.492011</text:p>
              </table:table-cell>
              <table:table-cell office:value-type="float" office:value="0.507799">
                <text:p>0.507799</text:p>
              </table:table-cell>
              <table:table-cell office:value-type="float" office:value="0.515616">
                <text:p>0.515616</text:p>
              </table:table-cell>
              <table:table-cell office:value-type="float" office:value="0.519179">
                <text:p>0.519179</text:p>
              </table:table-cell>
              <table:table-cell office:value-type="float" office:value="0.524618">
                <text:p>0.524618</text:p>
              </table:table-cell>
              <table:table-cell office:value-type="float" office:value="0.535394">
                <text:p>0.535394</text:p>
              </table:table-cell>
              <table:table-cell office:value-type="float" office:value="0.547324">
                <text:p>0.547324</text:p>
              </table:table-cell>
              <table:table-cell office:value-type="float" office:value="0.593716">
                <text:p>0.593716</text:p>
              </table:table-cell>
              <table:table-cell office:value-type="float" office:value="0.743091">
                <text:p>0.743091</text:p>
              </table:table-cell>
              <table:table-cell office:value-type="float" office:value="0.468201">
                <text:p>0.46820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271079">
                <text:p>0.271079</text:p>
              </table:table-cell>
              <table:table-cell office:value-type="float" office:value="0.487523">
                <text:p>0.487523</text:p>
              </table:table-cell>
              <table:table-cell office:value-type="float" office:value="0.506721">
                <text:p>0.506721</text:p>
              </table:table-cell>
              <table:table-cell office:value-type="float" office:value="0.513752">
                <text:p>0.513752</text:p>
              </table:table-cell>
              <table:table-cell office:value-type="float" office:value="0.517514">
                <text:p>0.517514</text:p>
              </table:table-cell>
              <table:table-cell office:value-type="float" office:value="0.521609">
                <text:p>0.521609</text:p>
              </table:table-cell>
              <table:table-cell office:value-type="float" office:value="0.531735">
                <text:p>0.531735</text:p>
              </table:table-cell>
              <table:table-cell office:value-type="float" office:value="0.540868">
                <text:p>0.540868</text:p>
              </table:table-cell>
              <table:table-cell office:value-type="float" office:value="0.551527">
                <text:p>0.551527</text:p>
              </table:table-cell>
              <table:table-cell office:value-type="float" office:value="0.599344">
                <text:p>0.599344</text:p>
              </table:table-cell>
              <table:table-cell office:value-type="float" office:value="0.743091">
                <text:p>0.743091</text:p>
              </table:table-cell>
              <table:table-cell office:value-type="float" office:value="0.504167">
                <text:p>0.50416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323588">
                <text:p>0.323588</text:p>
              </table:table-cell>
              <table:table-cell office:value-type="float" office:value="0.488512">
                <text:p>0.488512</text:p>
              </table:table-cell>
              <table:table-cell office:value-type="float" office:value="0.504744">
                <text:p>0.504744</text:p>
              </table:table-cell>
              <table:table-cell office:value-type="float" office:value="0.512187">
                <text:p>0.512187</text:p>
              </table:table-cell>
              <table:table-cell office:value-type="float" office:value="0.515646">
                <text:p>0.515646</text:p>
              </table:table-cell>
              <table:table-cell office:value-type="float" office:value="0.519529">
                <text:p>0.519529</text:p>
              </table:table-cell>
              <table:table-cell office:value-type="float" office:value="0.529829">
                <text:p>0.529829</text:p>
              </table:table-cell>
              <table:table-cell office:value-type="float" office:value="0.540403">
                <text:p>0.540403</text:p>
              </table:table-cell>
              <table:table-cell office:value-type="float" office:value="0.551521">
                <text:p>0.551521</text:p>
              </table:table-cell>
              <table:table-cell office:value-type="float" office:value="0.601188">
                <text:p>0.601188</text:p>
              </table:table-cell>
              <table:table-cell office:value-type="float" office:value="0.743091">
                <text:p>0.743091</text:p>
              </table:table-cell>
              <table:table-cell office:value-type="float" office:value="0.508715">
                <text:p>0.50871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282428">
                <text:p>0.282428</text:p>
              </table:table-cell>
              <table:table-cell office:value-type="float" office:value="0.472245">
                <text:p>0.472245</text:p>
              </table:table-cell>
              <table:table-cell office:value-type="float" office:value="0.495147">
                <text:p>0.495147</text:p>
              </table:table-cell>
              <table:table-cell office:value-type="float" office:value="0.505291">
                <text:p>0.505291</text:p>
              </table:table-cell>
              <table:table-cell office:value-type="float" office:value="0.51193">
                <text:p>0.51193</text:p>
              </table:table-cell>
              <table:table-cell office:value-type="float" office:value="0.516193">
                <text:p>0.516193</text:p>
              </table:table-cell>
              <table:table-cell office:value-type="float" office:value="0.522082">
                <text:p>0.522082</text:p>
              </table:table-cell>
              <table:table-cell office:value-type="float" office:value="0.537124">
                <text:p>0.537124</text:p>
              </table:table-cell>
              <table:table-cell office:value-type="float" office:value="0.550133">
                <text:p>0.550133</text:p>
              </table:table-cell>
              <table:table-cell office:value-type="float" office:value="0.614255">
                <text:p>0.614255</text:p>
              </table:table-cell>
              <table:table-cell office:value-type="float" office:value="0.743091">
                <text:p>0.743091</text:p>
              </table:table-cell>
              <table:table-cell office:value-type="float" office:value="0.500683">
                <text:p>0.50068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35218">
                <text:p>0.35218</text:p>
              </table:table-cell>
              <table:table-cell office:value-type="float" office:value="0.469437">
                <text:p>0.469437</text:p>
              </table:table-cell>
              <table:table-cell office:value-type="float" office:value="0.496081">
                <text:p>0.496081</text:p>
              </table:table-cell>
              <table:table-cell office:value-type="float" office:value="0.50707">
                <text:p>0.50707</text:p>
              </table:table-cell>
              <table:table-cell office:value-type="float" office:value="0.513063">
                <text:p>0.513063</text:p>
              </table:table-cell>
              <table:table-cell office:value-type="float" office:value="0.516672">
                <text:p>0.516672</text:p>
              </table:table-cell>
              <table:table-cell office:value-type="float" office:value="0.521321">
                <text:p>0.521321</text:p>
              </table:table-cell>
              <table:table-cell office:value-type="float" office:value="0.534178">
                <text:p>0.534178</text:p>
              </table:table-cell>
              <table:table-cell office:value-type="float" office:value="0.549463">
                <text:p>0.549463</text:p>
              </table:table-cell>
              <table:table-cell office:value-type="float" office:value="0.618489">
                <text:p>0.618489</text:p>
              </table:table-cell>
              <table:table-cell office:value-type="float" office:value="0.743091">
                <text:p>0.743091</text:p>
              </table:table-cell>
              <table:table-cell office:value-type="float" office:value="0.507795">
                <text:p>0.50779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303372">
                <text:p>0.303372</text:p>
              </table:table-cell>
              <table:table-cell office:value-type="float" office:value="0.473618">
                <text:p>0.473618</text:p>
              </table:table-cell>
              <table:table-cell office:value-type="float" office:value="0.500583">
                <text:p>0.500583</text:p>
              </table:table-cell>
              <table:table-cell office:value-type="float" office:value="0.509343">
                <text:p>0.509343</text:p>
              </table:table-cell>
              <table:table-cell office:value-type="float" office:value="0.51417">
                <text:p>0.51417</text:p>
              </table:table-cell>
              <table:table-cell office:value-type="float" office:value="0.518884">
                <text:p>0.518884</text:p>
              </table:table-cell>
              <table:table-cell office:value-type="float" office:value="0.525244">
                <text:p>0.525244</text:p>
              </table:table-cell>
              <table:table-cell office:value-type="float" office:value="0.536113">
                <text:p>0.536113</text:p>
              </table:table-cell>
              <table:table-cell office:value-type="float" office:value="0.550468">
                <text:p>0.550468</text:p>
              </table:table-cell>
              <table:table-cell office:value-type="float" office:value="0.650933">
                <text:p>0.650933</text:p>
              </table:table-cell>
              <table:table-cell office:value-type="float" office:value="0.743091">
                <text:p>0.743091</text:p>
              </table:table-cell>
              <table:table-cell office:value-type="float" office:value="0.508273">
                <text:p>0.50827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153488">
                <text:p>0.153488</text:p>
              </table:table-cell>
              <table:table-cell office:value-type="float" office:value="0.488902">
                <text:p>0.488902</text:p>
              </table:table-cell>
              <table:table-cell office:value-type="float" office:value="0.507653">
                <text:p>0.507653</text:p>
              </table:table-cell>
              <table:table-cell office:value-type="float" office:value="0.512336">
                <text:p>0.512336</text:p>
              </table:table-cell>
              <table:table-cell office:value-type="float" office:value="0.516129">
                <text:p>0.516129</text:p>
              </table:table-cell>
              <table:table-cell office:value-type="float" office:value="0.519683">
                <text:p>0.519683</text:p>
              </table:table-cell>
              <table:table-cell office:value-type="float" office:value="0.526522">
                <text:p>0.526522</text:p>
              </table:table-cell>
              <table:table-cell office:value-type="float" office:value="0.5354">
                <text:p>0.5354</text:p>
              </table:table-cell>
              <table:table-cell office:value-type="float" office:value="0.549133">
                <text:p>0.549133</text:p>
              </table:table-cell>
              <table:table-cell office:value-type="float" office:value="0.64158">
                <text:p>0.64158</text:p>
              </table:table-cell>
              <table:table-cell office:value-type="float" office:value="0.743091">
                <text:p>0.743091</text:p>
              </table:table-cell>
              <table:table-cell office:value-type="float" office:value="0.495083">
                <text:p>0.49508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194409">
                <text:p>0.194409</text:p>
              </table:table-cell>
              <table:table-cell office:value-type="float" office:value="0.488771">
                <text:p>0.488771</text:p>
              </table:table-cell>
              <table:table-cell office:value-type="float" office:value="0.507">
                <text:p>0.507</text:p>
              </table:table-cell>
              <table:table-cell office:value-type="float" office:value="0.513874">
                <text:p>0.513874</text:p>
              </table:table-cell>
              <table:table-cell office:value-type="float" office:value="0.516858">
                <text:p>0.516858</text:p>
              </table:table-cell>
              <table:table-cell office:value-type="float" office:value="0.519963">
                <text:p>0.519963</text:p>
              </table:table-cell>
              <table:table-cell office:value-type="float" office:value="0.52777">
                <text:p>0.52777</text:p>
              </table:table-cell>
              <table:table-cell office:value-type="float" office:value="0.535599">
                <text:p>0.535599</text:p>
              </table:table-cell>
              <table:table-cell office:value-type="float" office:value="0.549463">
                <text:p>0.549463</text:p>
              </table:table-cell>
              <table:table-cell office:value-type="float" office:value="0.626403">
                <text:p>0.626403</text:p>
              </table:table-cell>
              <table:table-cell office:value-type="float" office:value="0.743091">
                <text:p>0.743091</text:p>
              </table:table-cell>
              <table:table-cell office:value-type="float" office:value="0.498011">
                <text:p>0.49801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206018">
                <text:p>0.206018</text:p>
              </table:table-cell>
              <table:table-cell office:value-type="float" office:value="0.482695">
                <text:p>0.482695</text:p>
              </table:table-cell>
              <table:table-cell office:value-type="float" office:value="0.504033">
                <text:p>0.504033</text:p>
              </table:table-cell>
              <table:table-cell office:value-type="float" office:value="0.512953">
                <text:p>0.512953</text:p>
              </table:table-cell>
              <table:table-cell office:value-type="float" office:value="0.51586">
                <text:p>0.51586</text:p>
              </table:table-cell>
              <table:table-cell office:value-type="float" office:value="0.518089">
                <text:p>0.518089</text:p>
              </table:table-cell>
              <table:table-cell office:value-type="float" office:value="0.521418">
                <text:p>0.521418</text:p>
              </table:table-cell>
              <table:table-cell office:value-type="float" office:value="0.53184">
                <text:p>0.53184</text:p>
              </table:table-cell>
              <table:table-cell office:value-type="float" office:value="0.547142">
                <text:p>0.547142</text:p>
              </table:table-cell>
              <table:table-cell office:value-type="float" office:value="0.641634">
                <text:p>0.641634</text:p>
              </table:table-cell>
              <table:table-cell office:value-type="float" office:value="0.743091">
                <text:p>0.743091</text:p>
              </table:table-cell>
              <table:table-cell office:value-type="float" office:value="0.498168">
                <text:p>0.49816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315723">
                <text:p>0.315723</text:p>
              </table:table-cell>
              <table:table-cell office:value-type="float" office:value="0.493657">
                <text:p>0.493657</text:p>
              </table:table-cell>
              <table:table-cell office:value-type="float" office:value="0.506821">
                <text:p>0.506821</text:p>
              </table:table-cell>
              <table:table-cell office:value-type="float" office:value="0.513239">
                <text:p>0.513239</text:p>
              </table:table-cell>
              <table:table-cell office:value-type="float" office:value="0.516619">
                <text:p>0.516619</text:p>
              </table:table-cell>
              <table:table-cell office:value-type="float" office:value="0.519896">
                <text:p>0.519896</text:p>
              </table:table-cell>
              <table:table-cell office:value-type="float" office:value="0.529345">
                <text:p>0.529345</text:p>
              </table:table-cell>
              <table:table-cell office:value-type="float" office:value="0.539813">
                <text:p>0.539813</text:p>
              </table:table-cell>
              <table:table-cell office:value-type="float" office:value="0.551026">
                <text:p>0.551026</text:p>
              </table:table-cell>
              <table:table-cell office:value-type="float" office:value="0.650989">
                <text:p>0.650989</text:p>
              </table:table-cell>
              <table:table-cell office:value-type="float" office:value="0.75182">
                <text:p>0.75182</text:p>
              </table:table-cell>
              <table:table-cell office:value-type="float" office:value="0.513713">
                <text:p>0.51371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159798">
                <text:p>0.159798</text:p>
              </table:table-cell>
              <table:table-cell office:value-type="float" office:value="0.479691">
                <text:p>0.479691</text:p>
              </table:table-cell>
              <table:table-cell office:value-type="float" office:value="0.498808">
                <text:p>0.498808</text:p>
              </table:table-cell>
              <table:table-cell office:value-type="float" office:value="0.509718">
                <text:p>0.509718</text:p>
              </table:table-cell>
              <table:table-cell office:value-type="float" office:value="0.515737">
                <text:p>0.515737</text:p>
              </table:table-cell>
              <table:table-cell office:value-type="float" office:value="0.518787">
                <text:p>0.518787</text:p>
              </table:table-cell>
              <table:table-cell office:value-type="float" office:value="0.528">
                <text:p>0.528</text:p>
              </table:table-cell>
              <table:table-cell office:value-type="float" office:value="0.536356">
                <text:p>0.536356</text:p>
              </table:table-cell>
              <table:table-cell office:value-type="float" office:value="0.55105">
                <text:p>0.55105</text:p>
              </table:table-cell>
              <table:table-cell office:value-type="float" office:value="0.616588">
                <text:p>0.616588</text:p>
              </table:table-cell>
              <table:table-cell office:value-type="float" office:value="0.75182">
                <text:p>0.75182</text:p>
              </table:table-cell>
              <table:table-cell office:value-type="float" office:value="0.491453">
                <text:p>0.49145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294089">
                <text:p>0.294089</text:p>
              </table:table-cell>
              <table:table-cell office:value-type="float" office:value="0.488159">
                <text:p>0.488159</text:p>
              </table:table-cell>
              <table:table-cell office:value-type="float" office:value="0.504144">
                <text:p>0.504144</text:p>
              </table:table-cell>
              <table:table-cell office:value-type="float" office:value="0.513396">
                <text:p>0.513396</text:p>
              </table:table-cell>
              <table:table-cell office:value-type="float" office:value="0.517761">
                <text:p>0.517761</text:p>
              </table:table-cell>
              <table:table-cell office:value-type="float" office:value="0.520708">
                <text:p>0.520708</text:p>
              </table:table-cell>
              <table:table-cell office:value-type="float" office:value="0.530628">
                <text:p>0.530628</text:p>
              </table:table-cell>
              <table:table-cell office:value-type="float" office:value="0.538708">
                <text:p>0.538708</text:p>
              </table:table-cell>
              <table:table-cell office:value-type="float" office:value="0.55121">
                <text:p>0.55121</text:p>
              </table:table-cell>
              <table:table-cell office:value-type="float" office:value="0.626077">
                <text:p>0.626077</text:p>
              </table:table-cell>
              <table:table-cell office:value-type="float" office:value="0.75182">
                <text:p>0.75182</text:p>
              </table:table-cell>
              <table:table-cell office:value-type="float" office:value="0.508488">
                <text:p>0.50848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194259">
                <text:p>0.194259</text:p>
              </table:table-cell>
              <table:table-cell office:value-type="float" office:value="0.496041">
                <text:p>0.496041</text:p>
              </table:table-cell>
              <table:table-cell office:value-type="float" office:value="0.510994">
                <text:p>0.510994</text:p>
              </table:table-cell>
              <table:table-cell office:value-type="float" office:value="0.515251">
                <text:p>0.515251</text:p>
              </table:table-cell>
              <table:table-cell office:value-type="float" office:value="0.518466">
                <text:p>0.518466</text:p>
              </table:table-cell>
              <table:table-cell office:value-type="float" office:value="0.520526">
                <text:p>0.520526</text:p>
              </table:table-cell>
              <table:table-cell office:value-type="float" office:value="0.53033">
                <text:p>0.53033</text:p>
              </table:table-cell>
              <table:table-cell office:value-type="float" office:value="0.537021">
                <text:p>0.537021</text:p>
              </table:table-cell>
              <table:table-cell office:value-type="float" office:value="0.551224">
                <text:p>0.551224</text:p>
              </table:table-cell>
              <table:table-cell office:value-type="float" office:value="0.684627">
                <text:p>0.684627</text:p>
              </table:table-cell>
              <table:table-cell office:value-type="float" office:value="0.75182">
                <text:p>0.75182</text:p>
              </table:table-cell>
              <table:table-cell office:value-type="float" office:value="0.505874">
                <text:p>0.50587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37015">
                <text:p>0.037015</text:p>
              </table:table-cell>
              <table:table-cell office:value-type="float" office:value="0.491831">
                <text:p>0.491831</text:p>
              </table:table-cell>
              <table:table-cell office:value-type="float" office:value="0.508572">
                <text:p>0.508572</text:p>
              </table:table-cell>
              <table:table-cell office:value-type="float" office:value="0.514353">
                <text:p>0.514353</text:p>
              </table:table-cell>
              <table:table-cell office:value-type="float" office:value="0.517429">
                <text:p>0.517429</text:p>
              </table:table-cell>
              <table:table-cell office:value-type="float" office:value="0.519916">
                <text:p>0.519916</text:p>
              </table:table-cell>
              <table:table-cell office:value-type="float" office:value="0.525164">
                <text:p>0.525164</text:p>
              </table:table-cell>
              <table:table-cell office:value-type="float" office:value="0.533233">
                <text:p>0.533233</text:p>
              </table:table-cell>
              <table:table-cell office:value-type="float" office:value="0.542998">
                <text:p>0.542998</text:p>
              </table:table-cell>
              <table:table-cell office:value-type="float" office:value="0.619872">
                <text:p>0.619872</text:p>
              </table:table-cell>
              <table:table-cell office:value-type="float" office:value="0.75182">
                <text:p>0.75182</text:p>
              </table:table-cell>
              <table:table-cell office:value-type="float" office:value="0.481038">
                <text:p>0.48103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263462">
                <text:p>0.263462</text:p>
              </table:table-cell>
              <table:table-cell office:value-type="float" office:value="0.499232">
                <text:p>0.499232</text:p>
              </table:table-cell>
              <table:table-cell office:value-type="float" office:value="0.510598">
                <text:p>0.510598</text:p>
              </table:table-cell>
              <table:table-cell office:value-type="float" office:value="0.515754">
                <text:p>0.515754</text:p>
              </table:table-cell>
              <table:table-cell office:value-type="float" office:value="0.518825">
                <text:p>0.518825</text:p>
              </table:table-cell>
              <table:table-cell office:value-type="float" office:value="0.521089">
                <text:p>0.521089</text:p>
              </table:table-cell>
              <table:table-cell office:value-type="float" office:value="0.527748">
                <text:p>0.527748</text:p>
              </table:table-cell>
              <table:table-cell office:value-type="float" office:value="0.536846">
                <text:p>0.536846</text:p>
              </table:table-cell>
              <table:table-cell office:value-type="float" office:value="0.550235">
                <text:p>0.550235</text:p>
              </table:table-cell>
              <table:table-cell office:value-type="float" office:value="0.63598">
                <text:p>0.63598</text:p>
              </table:table-cell>
              <table:table-cell office:value-type="float" office:value="0.75182">
                <text:p>0.75182</text:p>
              </table:table-cell>
              <table:table-cell office:value-type="float" office:value="0.507977">
                <text:p>0.50797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152121">
                <text:p>0.152121</text:p>
              </table:table-cell>
              <table:table-cell office:value-type="float" office:value="0.499658">
                <text:p>0.499658</text:p>
              </table:table-cell>
              <table:table-cell office:value-type="float" office:value="0.511262">
                <text:p>0.511262</text:p>
              </table:table-cell>
              <table:table-cell office:value-type="float" office:value="0.516977">
                <text:p>0.516977</text:p>
              </table:table-cell>
              <table:table-cell office:value-type="float" office:value="0.519616">
                <text:p>0.519616</text:p>
              </table:table-cell>
              <table:table-cell office:value-type="float" office:value="0.522923">
                <text:p>0.522923</text:p>
              </table:table-cell>
              <table:table-cell office:value-type="float" office:value="0.531222">
                <text:p>0.531222</text:p>
              </table:table-cell>
              <table:table-cell office:value-type="float" office:value="0.539042">
                <text:p>0.539042</text:p>
              </table:table-cell>
              <table:table-cell office:value-type="float" office:value="0.54974">
                <text:p>0.54974</text:p>
              </table:table-cell>
              <table:table-cell office:value-type="float" office:value="0.618444">
                <text:p>0.618444</text:p>
              </table:table-cell>
              <table:table-cell office:value-type="float" office:value="0.75182">
                <text:p>0.75182</text:p>
              </table:table-cell>
              <table:table-cell office:value-type="float" office:value="0.4961">
                <text:p>0.496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355594">
                <text:p>0.355594</text:p>
              </table:table-cell>
              <table:table-cell office:value-type="float" office:value="0.500447">
                <text:p>0.500447</text:p>
              </table:table-cell>
              <table:table-cell office:value-type="float" office:value="0.51211">
                <text:p>0.51211</text:p>
              </table:table-cell>
              <table:table-cell office:value-type="float" office:value="0.515963">
                <text:p>0.515963</text:p>
              </table:table-cell>
              <table:table-cell office:value-type="float" office:value="0.518762">
                <text:p>0.518762</text:p>
              </table:table-cell>
              <table:table-cell office:value-type="float" office:value="0.520906">
                <text:p>0.520906</text:p>
              </table:table-cell>
              <table:table-cell office:value-type="float" office:value="0.526217">
                <text:p>0.526217</text:p>
              </table:table-cell>
              <table:table-cell office:value-type="float" office:value="0.533845">
                <text:p>0.533845</text:p>
              </table:table-cell>
              <table:table-cell office:value-type="float" office:value="0.546055">
                <text:p>0.546055</text:p>
              </table:table-cell>
              <table:table-cell office:value-type="float" office:value="0.602542">
                <text:p>0.602542</text:p>
              </table:table-cell>
              <table:table-cell office:value-type="float" office:value="0.75182">
                <text:p>0.75182</text:p>
              </table:table-cell>
              <table:table-cell office:value-type="float" office:value="0.513244">
                <text:p>0.51324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242253">
                <text:p>0.242253</text:p>
              </table:table-cell>
              <table:table-cell office:value-type="float" office:value="0.504748">
                <text:p>0.504748</text:p>
              </table:table-cell>
              <table:table-cell office:value-type="float" office:value="0.51346">
                <text:p>0.51346</text:p>
              </table:table-cell>
              <table:table-cell office:value-type="float" office:value="0.516823">
                <text:p>0.516823</text:p>
              </table:table-cell>
              <table:table-cell office:value-type="float" office:value="0.51962">
                <text:p>0.51962</text:p>
              </table:table-cell>
              <table:table-cell office:value-type="float" office:value="0.52233">
                <text:p>0.52233</text:p>
              </table:table-cell>
              <table:table-cell office:value-type="float" office:value="0.53102">
                <text:p>0.53102</text:p>
              </table:table-cell>
              <table:table-cell office:value-type="float" office:value="0.539134">
                <text:p>0.539134</text:p>
              </table:table-cell>
              <table:table-cell office:value-type="float" office:value="0.549114">
                <text:p>0.549114</text:p>
              </table:table-cell>
              <table:table-cell office:value-type="float" office:value="0.608418">
                <text:p>0.608418</text:p>
              </table:table-cell>
              <table:table-cell office:value-type="float" office:value="0.75182">
                <text:p>0.75182</text:p>
              </table:table-cell>
              <table:table-cell office:value-type="float" office:value="0.504692">
                <text:p>0.50469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227819">
                <text:p>0.227819</text:p>
              </table:table-cell>
              <table:table-cell office:value-type="float" office:value="0.500786">
                <text:p>0.500786</text:p>
              </table:table-cell>
              <table:table-cell office:value-type="float" office:value="0.509616">
                <text:p>0.509616</text:p>
              </table:table-cell>
              <table:table-cell office:value-type="float" office:value="0.513751">
                <text:p>0.513751</text:p>
              </table:table-cell>
              <table:table-cell office:value-type="float" office:value="0.517334">
                <text:p>0.517334</text:p>
              </table:table-cell>
              <table:table-cell office:value-type="float" office:value="0.520387">
                <text:p>0.520387</text:p>
              </table:table-cell>
              <table:table-cell office:value-type="float" office:value="0.52714">
                <text:p>0.52714</text:p>
              </table:table-cell>
              <table:table-cell office:value-type="float" office:value="0.536839">
                <text:p>0.536839</text:p>
              </table:table-cell>
              <table:table-cell office:value-type="float" office:value="0.547186">
                <text:p>0.547186</text:p>
              </table:table-cell>
              <table:table-cell office:value-type="float" office:value="0.602891">
                <text:p>0.602891</text:p>
              </table:table-cell>
              <table:table-cell office:value-type="float" office:value="0.75182">
                <text:p>0.75182</text:p>
              </table:table-cell>
              <table:table-cell office:value-type="float" office:value="0.500375">
                <text:p>0.50037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223806">
                <text:p>0.223806</text:p>
              </table:table-cell>
              <table:table-cell office:value-type="float" office:value="0.501176">
                <text:p>0.501176</text:p>
              </table:table-cell>
              <table:table-cell office:value-type="float" office:value="0.511163">
                <text:p>0.511163</text:p>
              </table:table-cell>
              <table:table-cell office:value-type="float" office:value="0.514348">
                <text:p>0.514348</text:p>
              </table:table-cell>
              <table:table-cell office:value-type="float" office:value="0.517794">
                <text:p>0.517794</text:p>
              </table:table-cell>
              <table:table-cell office:value-type="float" office:value="0.520395">
                <text:p>0.520395</text:p>
              </table:table-cell>
              <table:table-cell office:value-type="float" office:value="0.526881">
                <text:p>0.526881</text:p>
              </table:table-cell>
              <table:table-cell office:value-type="float" office:value="0.534817">
                <text:p>0.534817</text:p>
              </table:table-cell>
              <table:table-cell office:value-type="float" office:value="0.546582">
                <text:p>0.546582</text:p>
              </table:table-cell>
              <table:table-cell office:value-type="float" office:value="0.609987">
                <text:p>0.609987</text:p>
              </table:table-cell>
              <table:table-cell office:value-type="float" office:value="0.75182">
                <text:p>0.75182</text:p>
              </table:table-cell>
              <table:table-cell office:value-type="float" office:value="0.500695">
                <text:p>0.50069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413362">
                <text:p>0.413362</text:p>
              </table:table-cell>
              <table:table-cell office:value-type="float" office:value="0.507626">
                <text:p>0.507626</text:p>
              </table:table-cell>
              <table:table-cell office:value-type="float" office:value="0.513049">
                <text:p>0.513049</text:p>
              </table:table-cell>
              <table:table-cell office:value-type="float" office:value="0.515734">
                <text:p>0.515734</text:p>
              </table:table-cell>
              <table:table-cell office:value-type="float" office:value="0.51892">
                <text:p>0.51892</text:p>
              </table:table-cell>
              <table:table-cell office:value-type="float" office:value="0.520994">
                <text:p>0.520994</text:p>
              </table:table-cell>
              <table:table-cell office:value-type="float" office:value="0.530185">
                <text:p>0.530185</text:p>
              </table:table-cell>
              <table:table-cell office:value-type="float" office:value="0.537537">
                <text:p>0.537537</text:p>
              </table:table-cell>
              <table:table-cell office:value-type="float" office:value="0.547569">
                <text:p>0.547569</text:p>
              </table:table-cell>
              <table:table-cell office:value-type="float" office:value="0.603532">
                <text:p>0.603532</text:p>
              </table:table-cell>
              <table:table-cell office:value-type="float" office:value="0.75182">
                <text:p>0.75182</text:p>
              </table:table-cell>
              <table:table-cell office:value-type="float" office:value="0.520851">
                <text:p>0.52085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233283">
                <text:p>0.233283</text:p>
              </table:table-cell>
              <table:table-cell office:value-type="float" office:value="0.503852">
                <text:p>0.503852</text:p>
              </table:table-cell>
              <table:table-cell office:value-type="float" office:value="0.511936">
                <text:p>0.511936</text:p>
              </table:table-cell>
              <table:table-cell office:value-type="float" office:value="0.514572">
                <text:p>0.514572</text:p>
              </table:table-cell>
              <table:table-cell office:value-type="float" office:value="0.51868">
                <text:p>0.51868</text:p>
              </table:table-cell>
              <table:table-cell office:value-type="float" office:value="0.52239">
                <text:p>0.52239</text:p>
              </table:table-cell>
              <table:table-cell office:value-type="float" office:value="0.532973">
                <text:p>0.532973</text:p>
              </table:table-cell>
              <table:table-cell office:value-type="float" office:value="0.537368">
                <text:p>0.537368</text:p>
              </table:table-cell>
              <table:table-cell office:value-type="float" office:value="0.546103">
                <text:p>0.546103</text:p>
              </table:table-cell>
              <table:table-cell office:value-type="float" office:value="0.583348">
                <text:p>0.583348</text:p>
              </table:table-cell>
              <table:table-cell office:value-type="float" office:value="0.75182">
                <text:p>0.75182</text:p>
              </table:table-cell>
              <table:table-cell office:value-type="float" office:value="0.500451">
                <text:p>0.50045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242214">
                <text:p>0.242214</text:p>
              </table:table-cell>
              <table:table-cell office:value-type="float" office:value="0.503295">
                <text:p>0.503295</text:p>
              </table:table-cell>
              <table:table-cell office:value-type="float" office:value="0.51226">
                <text:p>0.51226</text:p>
              </table:table-cell>
              <table:table-cell office:value-type="float" office:value="0.515524">
                <text:p>0.515524</text:p>
              </table:table-cell>
              <table:table-cell office:value-type="float" office:value="0.519077">
                <text:p>0.519077</text:p>
              </table:table-cell>
              <table:table-cell office:value-type="float" office:value="0.521341">
                <text:p>0.521341</text:p>
              </table:table-cell>
              <table:table-cell office:value-type="float" office:value="0.531912">
                <text:p>0.531912</text:p>
              </table:table-cell>
              <table:table-cell office:value-type="float" office:value="0.537265">
                <text:p>0.537265</text:p>
              </table:table-cell>
              <table:table-cell office:value-type="float" office:value="0.547159">
                <text:p>0.547159</text:p>
              </table:table-cell>
              <table:table-cell office:value-type="float" office:value="0.603503">
                <text:p>0.603503</text:p>
              </table:table-cell>
              <table:table-cell office:value-type="float" office:value="0.75182">
                <text:p>0.75182</text:p>
              </table:table-cell>
              <table:table-cell office:value-type="float" office:value="0.503355">
                <text:p>0.50335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26834">
                <text:p>0.226834</text:p>
              </table:table-cell>
              <table:table-cell office:value-type="float" office:value="0.501588">
                <text:p>0.501588</text:p>
              </table:table-cell>
              <table:table-cell office:value-type="float" office:value="0.511946">
                <text:p>0.511946</text:p>
              </table:table-cell>
              <table:table-cell office:value-type="float" office:value="0.515279">
                <text:p>0.515279</text:p>
              </table:table-cell>
              <table:table-cell office:value-type="float" office:value="0.519199">
                <text:p>0.519199</text:p>
              </table:table-cell>
              <table:table-cell office:value-type="float" office:value="0.523123">
                <text:p>0.523123</text:p>
              </table:table-cell>
              <table:table-cell office:value-type="float" office:value="0.534395">
                <text:p>0.534395</text:p>
              </table:table-cell>
              <table:table-cell office:value-type="float" office:value="0.539832">
                <text:p>0.539832</text:p>
              </table:table-cell>
              <table:table-cell office:value-type="float" office:value="0.549531">
                <text:p>0.549531</text:p>
              </table:table-cell>
              <table:table-cell office:value-type="float" office:value="0.584033">
                <text:p>0.584033</text:p>
              </table:table-cell>
              <table:table-cell office:value-type="float" office:value="0.75182">
                <text:p>0.75182</text:p>
              </table:table-cell>
              <table:table-cell office:value-type="float" office:value="0.500576">
                <text:p>0.50057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348054">
                <text:p>0.348054</text:p>
              </table:table-cell>
              <table:table-cell office:value-type="float" office:value="0.508684">
                <text:p>0.508684</text:p>
              </table:table-cell>
              <table:table-cell office:value-type="float" office:value="0.513688">
                <text:p>0.513688</text:p>
              </table:table-cell>
              <table:table-cell office:value-type="float" office:value="0.517599">
                <text:p>0.517599</text:p>
              </table:table-cell>
              <table:table-cell office:value-type="float" office:value="0.519879">
                <text:p>0.519879</text:p>
              </table:table-cell>
              <table:table-cell office:value-type="float" office:value="0.524177">
                <text:p>0.524177</text:p>
              </table:table-cell>
              <table:table-cell office:value-type="float" office:value="0.534965">
                <text:p>0.534965</text:p>
              </table:table-cell>
              <table:table-cell office:value-type="float" office:value="0.539501">
                <text:p>0.539501</text:p>
              </table:table-cell>
              <table:table-cell office:value-type="float" office:value="0.549356">
                <text:p>0.549356</text:p>
              </table:table-cell>
              <table:table-cell office:value-type="float" office:value="0.588841">
                <text:p>0.588841</text:p>
              </table:table-cell>
              <table:table-cell office:value-type="float" office:value="0.75182">
                <text:p>0.75182</text:p>
              </table:table-cell>
              <table:table-cell office:value-type="float" office:value="0.514474">
                <text:p>0.51447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275795">
                <text:p>0.275795</text:p>
              </table:table-cell>
              <table:table-cell office:value-type="float" office:value="0.510419">
                <text:p>0.510419</text:p>
              </table:table-cell>
              <table:table-cell office:value-type="float" office:value="0.516609">
                <text:p>0.516609</text:p>
              </table:table-cell>
              <table:table-cell office:value-type="float" office:value="0.518947">
                <text:p>0.518947</text:p>
              </table:table-cell>
              <table:table-cell office:value-type="float" office:value="0.519963">
                <text:p>0.519963</text:p>
              </table:table-cell>
              <table:table-cell office:value-type="float" office:value="0.522292">
                <text:p>0.522292</text:p>
              </table:table-cell>
              <table:table-cell office:value-type="float" office:value="0.534565">
                <text:p>0.534565</text:p>
              </table:table-cell>
              <table:table-cell office:value-type="float" office:value="0.538528">
                <text:p>0.538528</text:p>
              </table:table-cell>
              <table:table-cell office:value-type="float" office:value="0.548373">
                <text:p>0.548373</text:p>
              </table:table-cell>
              <table:table-cell office:value-type="float" office:value="0.60823">
                <text:p>0.60823</text:p>
              </table:table-cell>
              <table:table-cell office:value-type="float" office:value="0.75182">
                <text:p>0.75182</text:p>
              </table:table-cell>
              <table:table-cell office:value-type="float" office:value="0.509372">
                <text:p>0.50937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249169">
                <text:p>0.249169</text:p>
              </table:table-cell>
              <table:table-cell office:value-type="float" office:value="0.510314">
                <text:p>0.510314</text:p>
              </table:table-cell>
              <table:table-cell office:value-type="float" office:value="0.515881">
                <text:p>0.515881</text:p>
              </table:table-cell>
              <table:table-cell office:value-type="float" office:value="0.518998">
                <text:p>0.518998</text:p>
              </table:table-cell>
              <table:table-cell office:value-type="float" office:value="0.520657">
                <text:p>0.520657</text:p>
              </table:table-cell>
              <table:table-cell office:value-type="float" office:value="0.528165">
                <text:p>0.528165</text:p>
              </table:table-cell>
              <table:table-cell office:value-type="float" office:value="0.536015">
                <text:p>0.536015</text:p>
              </table:table-cell>
              <table:table-cell office:value-type="float" office:value="0.543917">
                <text:p>0.543917</text:p>
              </table:table-cell>
              <table:table-cell office:value-type="float" office:value="0.551851">
                <text:p>0.551851</text:p>
              </table:table-cell>
              <table:table-cell office:value-type="float" office:value="0.609433">
                <text:p>0.609433</text:p>
              </table:table-cell>
              <table:table-cell office:value-type="float" office:value="0.75182">
                <text:p>0.75182</text:p>
              </table:table-cell>
              <table:table-cell office:value-type="float" office:value="0.50844">
                <text:p>0.5084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15446">
                <text:p>0.15446</text:p>
              </table:table-cell>
              <table:table-cell office:value-type="float" office:value="0.511306">
                <text:p>0.511306</text:p>
              </table:table-cell>
              <table:table-cell office:value-type="float" office:value="0.516927">
                <text:p>0.516927</text:p>
              </table:table-cell>
              <table:table-cell office:value-type="float" office:value="0.519561">
                <text:p>0.519561</text:p>
              </table:table-cell>
              <table:table-cell office:value-type="float" office:value="0.521375">
                <text:p>0.521375</text:p>
              </table:table-cell>
              <table:table-cell office:value-type="float" office:value="0.529469">
                <text:p>0.529469</text:p>
              </table:table-cell>
              <table:table-cell office:value-type="float" office:value="0.534761">
                <text:p>0.534761</text:p>
              </table:table-cell>
              <table:table-cell office:value-type="float" office:value="0.53846">
                <text:p>0.53846</text:p>
              </table:table-cell>
              <table:table-cell office:value-type="float" office:value="0.550163">
                <text:p>0.550163</text:p>
              </table:table-cell>
              <table:table-cell office:value-type="float" office:value="0.596785">
                <text:p>0.596785</text:p>
              </table:table-cell>
              <table:table-cell office:value-type="float" office:value="0.75182">
                <text:p>0.75182</text:p>
              </table:table-cell>
              <table:table-cell office:value-type="float" office:value="0.497327">
                <text:p>0.49732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397881">
                <text:p>0.397881</text:p>
              </table:table-cell>
              <table:table-cell office:value-type="float" office:value="0.51498">
                <text:p>0.51498</text:p>
              </table:table-cell>
              <table:table-cell office:value-type="float" office:value="0.51832">
                <text:p>0.51832</text:p>
              </table:table-cell>
              <table:table-cell office:value-type="float" office:value="0.520607">
                <text:p>0.520607</text:p>
              </table:table-cell>
              <table:table-cell office:value-type="float" office:value="0.526573">
                <text:p>0.526573</text:p>
              </table:table-cell>
              <table:table-cell office:value-type="float" office:value="0.534273">
                <text:p>0.534273</text:p>
              </table:table-cell>
              <table:table-cell office:value-type="float" office:value="0.53679">
                <text:p>0.53679</text:p>
              </table:table-cell>
              <table:table-cell office:value-type="float" office:value="0.54281">
                <text:p>0.54281</text:p>
              </table:table-cell>
              <table:table-cell office:value-type="float" office:value="0.551865">
                <text:p>0.551865</text:p>
              </table:table-cell>
              <table:table-cell office:value-type="float" office:value="0.612044">
                <text:p>0.612044</text:p>
              </table:table-cell>
              <table:table-cell office:value-type="float" office:value="0.75182">
                <text:p>0.75182</text:p>
              </table:table-cell>
              <table:table-cell office:value-type="float" office:value="0.525614">
                <text:p>0.52561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506671">
                <text:p>0.506671</text:p>
              </table:table-cell>
              <table:table-cell office:value-type="float" office:value="0.515294">
                <text:p>0.515294</text:p>
              </table:table-cell>
              <table:table-cell office:value-type="float" office:value="0.518842">
                <text:p>0.518842</text:p>
              </table:table-cell>
              <table:table-cell office:value-type="float" office:value="0.521047">
                <text:p>0.521047</text:p>
              </table:table-cell>
              <table:table-cell office:value-type="float" office:value="0.529097">
                <text:p>0.529097</text:p>
              </table:table-cell>
              <table:table-cell office:value-type="float" office:value="0.534513">
                <text:p>0.534513</text:p>
              </table:table-cell>
              <table:table-cell office:value-type="float" office:value="0.537217">
                <text:p>0.537217</text:p>
              </table:table-cell>
              <table:table-cell office:value-type="float" office:value="0.548167">
                <text:p>0.548167</text:p>
              </table:table-cell>
              <table:table-cell office:value-type="float" office:value="0.553335">
                <text:p>0.553335</text:p>
              </table:table-cell>
              <table:table-cell office:value-type="float" office:value="0.618712">
                <text:p>0.618712</text:p>
              </table:table-cell>
              <table:table-cell office:value-type="float" office:value="0.75182">
                <text:p>0.75182</text:p>
              </table:table-cell>
              <table:table-cell office:value-type="float" office:value="0.538289">
                <text:p>0.53828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355851">
                <text:p>0.355851</text:p>
              </table:table-cell>
              <table:table-cell office:value-type="float" office:value="0.514022">
                <text:p>0.514022</text:p>
              </table:table-cell>
              <table:table-cell office:value-type="float" office:value="0.517418">
                <text:p>0.517418</text:p>
              </table:table-cell>
              <table:table-cell office:value-type="float" office:value="0.519722">
                <text:p>0.519722</text:p>
              </table:table-cell>
              <table:table-cell office:value-type="float" office:value="0.521746">
                <text:p>0.521746</text:p>
              </table:table-cell>
              <table:table-cell office:value-type="float" office:value="0.531567">
                <text:p>0.531567</text:p>
              </table:table-cell>
              <table:table-cell office:value-type="float" office:value="0.535342">
                <text:p>0.535342</text:p>
              </table:table-cell>
              <table:table-cell office:value-type="float" office:value="0.542341">
                <text:p>0.542341</text:p>
              </table:table-cell>
              <table:table-cell office:value-type="float" office:value="0.551936">
                <text:p>0.551936</text:p>
              </table:table-cell>
              <table:table-cell office:value-type="float" office:value="0.625782">
                <text:p>0.625782</text:p>
              </table:table-cell>
              <table:table-cell office:value-type="float" office:value="0.75182">
                <text:p>0.75182</text:p>
              </table:table-cell>
              <table:table-cell office:value-type="float" office:value="0.521573">
                <text:p>0.52157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431721">
                <text:p>0.431721</text:p>
              </table:table-cell>
              <table:table-cell office:value-type="float" office:value="0.513332">
                <text:p>0.513332</text:p>
              </table:table-cell>
              <table:table-cell office:value-type="float" office:value="0.516449">
                <text:p>0.516449</text:p>
              </table:table-cell>
              <table:table-cell office:value-type="float" office:value="0.519051">
                <text:p>0.519051</text:p>
              </table:table-cell>
              <table:table-cell office:value-type="float" office:value="0.52187">
                <text:p>0.52187</text:p>
              </table:table-cell>
              <table:table-cell office:value-type="float" office:value="0.532106">
                <text:p>0.532106</text:p>
              </table:table-cell>
              <table:table-cell office:value-type="float" office:value="0.53532">
                <text:p>0.53532</text:p>
              </table:table-cell>
              <table:table-cell office:value-type="float" office:value="0.545173">
                <text:p>0.545173</text:p>
              </table:table-cell>
              <table:table-cell office:value-type="float" office:value="0.551673">
                <text:p>0.551673</text:p>
              </table:table-cell>
              <table:table-cell office:value-type="float" office:value="0.614429">
                <text:p>0.614429</text:p>
              </table:table-cell>
              <table:table-cell office:value-type="float" office:value="0.75182">
                <text:p>0.75182</text:p>
              </table:table-cell>
              <table:table-cell office:value-type="float" office:value="0.528112">
                <text:p>0.52811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482331">
                <text:p>0.482331</text:p>
              </table:table-cell>
              <table:table-cell office:value-type="float" office:value="0.515041">
                <text:p>0.515041</text:p>
              </table:table-cell>
              <table:table-cell office:value-type="float" office:value="0.518263">
                <text:p>0.518263</text:p>
              </table:table-cell>
              <table:table-cell office:value-type="float" office:value="0.52084">
                <text:p>0.52084</text:p>
              </table:table-cell>
              <table:table-cell office:value-type="float" office:value="0.529809">
                <text:p>0.529809</text:p>
              </table:table-cell>
              <table:table-cell office:value-type="float" office:value="0.535015">
                <text:p>0.535015</text:p>
              </table:table-cell>
              <table:table-cell office:value-type="float" office:value="0.541667">
                <text:p>0.541667</text:p>
              </table:table-cell>
              <table:table-cell office:value-type="float" office:value="0.550105">
                <text:p>0.550105</text:p>
              </table:table-cell>
              <table:table-cell office:value-type="float" office:value="0.552335">
                <text:p>0.552335</text:p>
              </table:table-cell>
              <table:table-cell office:value-type="float" office:value="0.614357">
                <text:p>0.614357</text:p>
              </table:table-cell>
              <table:table-cell office:value-type="float" office:value="0.75182">
                <text:p>0.75182</text:p>
              </table:table-cell>
              <table:table-cell office:value-type="float" office:value="0.535976">
                <text:p>0.53597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487073">
                <text:p>0.487073</text:p>
              </table:table-cell>
              <table:table-cell office:value-type="float" office:value="0.516965">
                <text:p>0.516965</text:p>
              </table:table-cell>
              <table:table-cell office:value-type="float" office:value="0.519263">
                <text:p>0.519263</text:p>
              </table:table-cell>
              <table:table-cell office:value-type="float" office:value="0.524722">
                <text:p>0.524722</text:p>
              </table:table-cell>
              <table:table-cell office:value-type="float" office:value="0.53351">
                <text:p>0.53351</text:p>
              </table:table-cell>
              <table:table-cell office:value-type="float" office:value="0.537263">
                <text:p>0.537263</text:p>
              </table:table-cell>
              <table:table-cell office:value-type="float" office:value="0.545571">
                <text:p>0.545571</text:p>
              </table:table-cell>
              <table:table-cell office:value-type="float" office:value="0.550485">
                <text:p>0.550485</text:p>
              </table:table-cell>
              <table:table-cell office:value-type="float" office:value="0.552276">
                <text:p>0.552276</text:p>
              </table:table-cell>
              <table:table-cell office:value-type="float" office:value="0.608657">
                <text:p>0.608657</text:p>
              </table:table-cell>
              <table:table-cell office:value-type="float" office:value="0.75182">
                <text:p>0.75182</text:p>
              </table:table-cell>
              <table:table-cell office:value-type="float" office:value="0.537578">
                <text:p>0.53757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504977">
                <text:p>0.504977</text:p>
              </table:table-cell>
              <table:table-cell office:value-type="float" office:value="0.515845">
                <text:p>0.515845</text:p>
              </table:table-cell>
              <table:table-cell office:value-type="float" office:value="0.519363">
                <text:p>0.519363</text:p>
              </table:table-cell>
              <table:table-cell office:value-type="float" office:value="0.525042">
                <text:p>0.525042</text:p>
              </table:table-cell>
              <table:table-cell office:value-type="float" office:value="0.53421">
                <text:p>0.53421</text:p>
              </table:table-cell>
              <table:table-cell office:value-type="float" office:value="0.537028">
                <text:p>0.537028</text:p>
              </table:table-cell>
              <table:table-cell office:value-type="float" office:value="0.544404">
                <text:p>0.544404</text:p>
              </table:table-cell>
              <table:table-cell office:value-type="float" office:value="0.549984">
                <text:p>0.549984</text:p>
              </table:table-cell>
              <table:table-cell office:value-type="float" office:value="0.551968">
                <text:p>0.551968</text:p>
              </table:table-cell>
              <table:table-cell office:value-type="float" office:value="0.608298">
                <text:p>0.608298</text:p>
              </table:table-cell>
              <table:table-cell office:value-type="float" office:value="0.75182">
                <text:p>0.75182</text:p>
              </table:table-cell>
              <table:table-cell office:value-type="float" office:value="0.539112">
                <text:p>0.53911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504694">
                <text:p>0.504694</text:p>
              </table:table-cell>
              <table:table-cell office:value-type="float" office:value="0.514058">
                <text:p>0.514058</text:p>
              </table:table-cell>
              <table:table-cell office:value-type="float" office:value="0.518592">
                <text:p>0.518592</text:p>
              </table:table-cell>
              <table:table-cell office:value-type="float" office:value="0.523546">
                <text:p>0.523546</text:p>
              </table:table-cell>
              <table:table-cell office:value-type="float" office:value="0.533548">
                <text:p>0.533548</text:p>
              </table:table-cell>
              <table:table-cell office:value-type="float" office:value="0.535808">
                <text:p>0.535808</text:p>
              </table:table-cell>
              <table:table-cell office:value-type="float" office:value="0.541033">
                <text:p>0.541033</text:p>
              </table:table-cell>
              <table:table-cell office:value-type="float" office:value="0.54919">
                <text:p>0.54919</text:p>
              </table:table-cell>
              <table:table-cell office:value-type="float" office:value="0.552407">
                <text:p>0.552407</text:p>
              </table:table-cell>
              <table:table-cell office:value-type="float" office:value="0.616304">
                <text:p>0.616304</text:p>
              </table:table-cell>
              <table:table-cell office:value-type="float" office:value="0.75182">
                <text:p>0.75182</text:p>
              </table:table-cell>
              <table:table-cell office:value-type="float" office:value="0.538918">
                <text:p>0.53891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509043">
                <text:p>0.509043</text:p>
              </table:table-cell>
              <table:table-cell office:value-type="float" office:value="0.516372">
                <text:p>0.516372</text:p>
              </table:table-cell>
              <table:table-cell office:value-type="float" office:value="0.519587">
                <text:p>0.519587</text:p>
              </table:table-cell>
              <table:table-cell office:value-type="float" office:value="0.527409">
                <text:p>0.527409</text:p>
              </table:table-cell>
              <table:table-cell office:value-type="float" office:value="0.534635">
                <text:p>0.534635</text:p>
              </table:table-cell>
              <table:table-cell office:value-type="float" office:value="0.536993">
                <text:p>0.536993</text:p>
              </table:table-cell>
              <table:table-cell office:value-type="float" office:value="0.545208">
                <text:p>0.545208</text:p>
              </table:table-cell>
              <table:table-cell office:value-type="float" office:value="0.550855">
                <text:p>0.550855</text:p>
              </table:table-cell>
              <table:table-cell office:value-type="float" office:value="0.553739">
                <text:p>0.553739</text:p>
              </table:table-cell>
              <table:table-cell office:value-type="float" office:value="0.655768">
                <text:p>0.655768</text:p>
              </table:table-cell>
              <table:table-cell office:value-type="float" office:value="0.75182">
                <text:p>0.75182</text:p>
              </table:table-cell>
              <table:table-cell office:value-type="float" office:value="0.544961">
                <text:p>0.54496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431479">
                <text:p>0.431479</text:p>
              </table:table-cell>
              <table:table-cell office:value-type="float" office:value="0.515181">
                <text:p>0.515181</text:p>
              </table:table-cell>
              <table:table-cell office:value-type="float" office:value="0.519619">
                <text:p>0.519619</text:p>
              </table:table-cell>
              <table:table-cell office:value-type="float" office:value="0.528713">
                <text:p>0.528713</text:p>
              </table:table-cell>
              <table:table-cell office:value-type="float" office:value="0.535029">
                <text:p>0.535029</text:p>
              </table:table-cell>
              <table:table-cell office:value-type="float" office:value="0.536852">
                <text:p>0.536852</text:p>
              </table:table-cell>
              <table:table-cell office:value-type="float" office:value="0.543271">
                <text:p>0.543271</text:p>
              </table:table-cell>
              <table:table-cell office:value-type="float" office:value="0.550812">
                <text:p>0.550812</text:p>
              </table:table-cell>
              <table:table-cell office:value-type="float" office:value="0.554325">
                <text:p>0.554325</text:p>
              </table:table-cell>
              <table:table-cell office:value-type="float" office:value="0.668242">
                <text:p>0.668242</text:p>
              </table:table-cell>
              <table:table-cell office:value-type="float" office:value="0.75182">
                <text:p>0.75182</text:p>
              </table:table-cell>
              <table:table-cell office:value-type="float" office:value="0.538352">
                <text:p>0.53835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473663">
                <text:p>0.473663</text:p>
              </table:table-cell>
              <table:table-cell office:value-type="float" office:value="0.516314">
                <text:p>0.516314</text:p>
              </table:table-cell>
              <table:table-cell office:value-type="float" office:value="0.52008">
                <text:p>0.52008</text:p>
              </table:table-cell>
              <table:table-cell office:value-type="float" office:value="0.532568">
                <text:p>0.532568</text:p>
              </table:table-cell>
              <table:table-cell office:value-type="float" office:value="0.536097">
                <text:p>0.536097</text:p>
              </table:table-cell>
              <table:table-cell office:value-type="float" office:value="0.539038">
                <text:p>0.539038</text:p>
              </table:table-cell>
              <table:table-cell office:value-type="float" office:value="0.546749">
                <text:p>0.546749</text:p>
              </table:table-cell>
              <table:table-cell office:value-type="float" office:value="0.551453">
                <text:p>0.551453</text:p>
              </table:table-cell>
              <table:table-cell office:value-type="float" office:value="0.556711">
                <text:p>0.556711</text:p>
              </table:table-cell>
              <table:table-cell office:value-type="float" office:value="0.67222">
                <text:p>0.67222</text:p>
              </table:table-cell>
              <table:table-cell office:value-type="float" office:value="0.75182">
                <text:p>0.75182</text:p>
              </table:table-cell>
              <table:table-cell office:value-type="float" office:value="0.544489">
                <text:p>0.54448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410099">
                <text:p>0.410099</text:p>
              </table:table-cell>
              <table:table-cell office:value-type="float" office:value="0.517594">
                <text:p>0.517594</text:p>
              </table:table-cell>
              <table:table-cell office:value-type="float" office:value="0.522007">
                <text:p>0.522007</text:p>
              </table:table-cell>
              <table:table-cell office:value-type="float" office:value="0.533147">
                <text:p>0.533147</text:p>
              </table:table-cell>
              <table:table-cell office:value-type="float" office:value="0.53659">
                <text:p>0.53659</text:p>
              </table:table-cell>
              <table:table-cell office:value-type="float" office:value="0.542505">
                <text:p>0.542505</text:p>
              </table:table-cell>
              <table:table-cell office:value-type="float" office:value="0.54826">
                <text:p>0.54826</text:p>
              </table:table-cell>
              <table:table-cell office:value-type="float" office:value="0.551691">
                <text:p>0.551691</text:p>
              </table:table-cell>
              <table:table-cell office:value-type="float" office:value="0.554949">
                <text:p>0.554949</text:p>
              </table:table-cell>
              <table:table-cell office:value-type="float" office:value="0.652408">
                <text:p>0.652408</text:p>
              </table:table-cell>
              <table:table-cell office:value-type="float" office:value="0.75182">
                <text:p>0.75182</text:p>
              </table:table-cell>
              <table:table-cell office:value-type="float" office:value="0.536925">
                <text:p>0.53692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408199">
                <text:p>0.408199</text:p>
              </table:table-cell>
              <table:table-cell office:value-type="float" office:value="0.518075">
                <text:p>0.518075</text:p>
              </table:table-cell>
              <table:table-cell office:value-type="float" office:value="0.524719">
                <text:p>0.524719</text:p>
              </table:table-cell>
              <table:table-cell office:value-type="float" office:value="0.533466">
                <text:p>0.533466</text:p>
              </table:table-cell>
              <table:table-cell office:value-type="float" office:value="0.536891">
                <text:p>0.536891</text:p>
              </table:table-cell>
              <table:table-cell office:value-type="float" office:value="0.54294">
                <text:p>0.54294</text:p>
              </table:table-cell>
              <table:table-cell office:value-type="float" office:value="0.547364">
                <text:p>0.547364</text:p>
              </table:table-cell>
              <table:table-cell office:value-type="float" office:value="0.551247">
                <text:p>0.551247</text:p>
              </table:table-cell>
              <table:table-cell office:value-type="float" office:value="0.555074">
                <text:p>0.555074</text:p>
              </table:table-cell>
              <table:table-cell office:value-type="float" office:value="0.628615">
                <text:p>0.628615</text:p>
              </table:table-cell>
              <table:table-cell office:value-type="float" office:value="0.75182">
                <text:p>0.75182</text:p>
              </table:table-cell>
              <table:table-cell office:value-type="float" office:value="0.534659">
                <text:p>0.53465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361546">
                <text:p>0.361546</text:p>
              </table:table-cell>
              <table:table-cell office:value-type="float" office:value="0.516666">
                <text:p>0.516666</text:p>
              </table:table-cell>
              <table:table-cell office:value-type="float" office:value="0.522166">
                <text:p>0.522166</text:p>
              </table:table-cell>
              <table:table-cell office:value-type="float" office:value="0.53246">
                <text:p>0.53246</text:p>
              </table:table-cell>
              <table:table-cell office:value-type="float" office:value="0.536874">
                <text:p>0.536874</text:p>
              </table:table-cell>
              <table:table-cell office:value-type="float" office:value="0.545163">
                <text:p>0.545163</text:p>
              </table:table-cell>
              <table:table-cell office:value-type="float" office:value="0.549878">
                <text:p>0.549878</text:p>
              </table:table-cell>
              <table:table-cell office:value-type="float" office:value="0.551894">
                <text:p>0.551894</text:p>
              </table:table-cell>
              <table:table-cell office:value-type="float" office:value="0.556127">
                <text:p>0.556127</text:p>
              </table:table-cell>
              <table:table-cell office:value-type="float" office:value="0.622723">
                <text:p>0.622723</text:p>
              </table:table-cell>
              <table:table-cell office:value-type="float" office:value="0.75206">
                <text:p>0.75206</text:p>
              </table:table-cell>
              <table:table-cell office:value-type="float" office:value="0.52955">
                <text:p>0.5295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509094">
                <text:p>0.509094</text:p>
              </table:table-cell>
              <table:table-cell office:value-type="float" office:value="0.517675">
                <text:p>0.517675</text:p>
              </table:table-cell>
              <table:table-cell office:value-type="float" office:value="0.520936">
                <text:p>0.520936</text:p>
              </table:table-cell>
              <table:table-cell office:value-type="float" office:value="0.529675">
                <text:p>0.529675</text:p>
              </table:table-cell>
              <table:table-cell office:value-type="float" office:value="0.535732">
                <text:p>0.535732</text:p>
              </table:table-cell>
              <table:table-cell office:value-type="float" office:value="0.542042">
                <text:p>0.542042</text:p>
              </table:table-cell>
              <table:table-cell office:value-type="float" office:value="0.548295">
                <text:p>0.548295</text:p>
              </table:table-cell>
              <table:table-cell office:value-type="float" office:value="0.552112">
                <text:p>0.552112</text:p>
              </table:table-cell>
              <table:table-cell office:value-type="float" office:value="0.557687">
                <text:p>0.557687</text:p>
              </table:table-cell>
              <table:table-cell office:value-type="float" office:value="0.655983">
                <text:p>0.655983</text:p>
              </table:table-cell>
              <table:table-cell office:value-type="float" office:value="0.75206">
                <text:p>0.75206</text:p>
              </table:table-cell>
              <table:table-cell office:value-type="float" office:value="0.546923">
                <text:p>0.54692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06506">
                <text:p>0.506506</text:p>
              </table:table-cell>
              <table:table-cell office:value-type="float" office:value="0.518008">
                <text:p>0.518008</text:p>
              </table:table-cell>
              <table:table-cell office:value-type="float" office:value="0.520986">
                <text:p>0.520986</text:p>
              </table:table-cell>
              <table:table-cell office:value-type="float" office:value="0.531178">
                <text:p>0.531178</text:p>
              </table:table-cell>
              <table:table-cell office:value-type="float" office:value="0.535639">
                <text:p>0.535639</text:p>
              </table:table-cell>
              <table:table-cell office:value-type="float" office:value="0.544586">
                <text:p>0.544586</text:p>
              </table:table-cell>
              <table:table-cell office:value-type="float" office:value="0.549005">
                <text:p>0.549005</text:p>
              </table:table-cell>
              <table:table-cell office:value-type="float" office:value="0.552684">
                <text:p>0.552684</text:p>
              </table:table-cell>
              <table:table-cell office:value-type="float" office:value="0.558421">
                <text:p>0.558421</text:p>
              </table:table-cell>
              <table:table-cell office:value-type="float" office:value="0.642912">
                <text:p>0.642912</text:p>
              </table:table-cell>
              <table:table-cell office:value-type="float" office:value="0.752525">
                <text:p>0.752525</text:p>
              </table:table-cell>
              <table:table-cell office:value-type="float" office:value="0.545992">
                <text:p>0.54599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472012">
                <text:p>0.472012</text:p>
              </table:table-cell>
              <table:table-cell office:value-type="float" office:value="0.516925">
                <text:p>0.516925</text:p>
              </table:table-cell>
              <table:table-cell office:value-type="float" office:value="0.520591">
                <text:p>0.520591</text:p>
              </table:table-cell>
              <table:table-cell office:value-type="float" office:value="0.528899">
                <text:p>0.528899</text:p>
              </table:table-cell>
              <table:table-cell office:value-type="float" office:value="0.535292">
                <text:p>0.535292</text:p>
              </table:table-cell>
              <table:table-cell office:value-type="float" office:value="0.543098">
                <text:p>0.543098</text:p>
              </table:table-cell>
              <table:table-cell office:value-type="float" office:value="0.549623">
                <text:p>0.549623</text:p>
              </table:table-cell>
              <table:table-cell office:value-type="float" office:value="0.552992">
                <text:p>0.552992</text:p>
              </table:table-cell>
              <table:table-cell office:value-type="float" office:value="0.560566">
                <text:p>0.560566</text:p>
              </table:table-cell>
              <table:table-cell office:value-type="float" office:value="0.655871">
                <text:p>0.655871</text:p>
              </table:table-cell>
              <table:table-cell office:value-type="float" office:value="0.752525">
                <text:p>0.752525</text:p>
              </table:table-cell>
              <table:table-cell office:value-type="float" office:value="0.543587">
                <text:p>0.54358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319249">
                <text:p>0.319249</text:p>
              </table:table-cell>
              <table:table-cell office:value-type="float" office:value="0.51349">
                <text:p>0.51349</text:p>
              </table:table-cell>
              <table:table-cell office:value-type="float" office:value="0.522451">
                <text:p>0.522451</text:p>
              </table:table-cell>
              <table:table-cell office:value-type="float" office:value="0.532817">
                <text:p>0.532817</text:p>
              </table:table-cell>
              <table:table-cell office:value-type="float" office:value="0.539601">
                <text:p>0.539601</text:p>
              </table:table-cell>
              <table:table-cell office:value-type="float" office:value="0.546913">
                <text:p>0.546913</text:p>
              </table:table-cell>
              <table:table-cell office:value-type="float" office:value="0.549886">
                <text:p>0.549886</text:p>
              </table:table-cell>
              <table:table-cell office:value-type="float" office:value="0.552687">
                <text:p>0.552687</text:p>
              </table:table-cell>
              <table:table-cell office:value-type="float" office:value="0.563879">
                <text:p>0.563879</text:p>
              </table:table-cell>
              <table:table-cell office:value-type="float" office:value="0.670922">
                <text:p>0.670922</text:p>
              </table:table-cell>
              <table:table-cell office:value-type="float" office:value="0.752525">
                <text:p>0.752525</text:p>
              </table:table-cell>
              <table:table-cell office:value-type="float" office:value="0.531189">
                <text:p>0.53118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467949">
                <text:p>0.467949</text:p>
              </table:table-cell>
              <table:table-cell office:value-type="float" office:value="0.522571">
                <text:p>0.522571</text:p>
              </table:table-cell>
              <table:table-cell office:value-type="float" office:value="0.532278">
                <text:p>0.532278</text:p>
              </table:table-cell>
              <table:table-cell office:value-type="float" office:value="0.53518">
                <text:p>0.53518</text:p>
              </table:table-cell>
              <table:table-cell office:value-type="float" office:value="0.539446">
                <text:p>0.539446</text:p>
              </table:table-cell>
              <table:table-cell office:value-type="float" office:value="0.547209">
                <text:p>0.547209</text:p>
              </table:table-cell>
              <table:table-cell office:value-type="float" office:value="0.550584">
                <text:p>0.550584</text:p>
              </table:table-cell>
              <table:table-cell office:value-type="float" office:value="0.553974">
                <text:p>0.553974</text:p>
              </table:table-cell>
              <table:table-cell office:value-type="float" office:value="0.563786">
                <text:p>0.563786</text:p>
              </table:table-cell>
              <table:table-cell office:value-type="float" office:value="0.698048">
                <text:p>0.698048</text:p>
              </table:table-cell>
              <table:table-cell office:value-type="float" office:value="0.752525">
                <text:p>0.752525</text:p>
              </table:table-cell>
              <table:table-cell office:value-type="float" office:value="0.551103">
                <text:p>0.551103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507016">
                <text:p>0.507016</text:p>
              </table:table-cell>
              <table:table-cell office:value-type="float" office:value="0.522272">
                <text:p>0.522272</text:p>
              </table:table-cell>
              <table:table-cell office:value-type="float" office:value="0.532414">
                <text:p>0.532414</text:p>
              </table:table-cell>
              <table:table-cell office:value-type="float" office:value="0.535433">
                <text:p>0.535433</text:p>
              </table:table-cell>
              <table:table-cell office:value-type="float" office:value="0.540436">
                <text:p>0.540436</text:p>
              </table:table-cell>
              <table:table-cell office:value-type="float" office:value="0.546708">
                <text:p>0.546708</text:p>
              </table:table-cell>
              <table:table-cell office:value-type="float" office:value="0.5504">
                <text:p>0.5504</text:p>
              </table:table-cell>
              <table:table-cell office:value-type="float" office:value="0.554216">
                <text:p>0.554216</text:p>
              </table:table-cell>
              <table:table-cell office:value-type="float" office:value="0.564155">
                <text:p>0.564155</text:p>
              </table:table-cell>
              <table:table-cell office:value-type="float" office:value="0.684712">
                <text:p>0.684712</text:p>
              </table:table-cell>
              <table:table-cell office:value-type="float" office:value="0.752525">
                <text:p>0.752525</text:p>
              </table:table-cell>
              <table:table-cell office:value-type="float" office:value="0.553776">
                <text:p>0.55377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430737">
                <text:p>0.430737</text:p>
              </table:table-cell>
              <table:table-cell office:value-type="float" office:value="0.518014">
                <text:p>0.518014</text:p>
              </table:table-cell>
              <table:table-cell office:value-type="float" office:value="0.526715">
                <text:p>0.526715</text:p>
              </table:table-cell>
              <table:table-cell office:value-type="float" office:value="0.534991">
                <text:p>0.534991</text:p>
              </table:table-cell>
              <table:table-cell office:value-type="float" office:value="0.537902">
                <text:p>0.537902</text:p>
              </table:table-cell>
              <table:table-cell office:value-type="float" office:value="0.545657">
                <text:p>0.545657</text:p>
              </table:table-cell>
              <table:table-cell office:value-type="float" office:value="0.549852">
                <text:p>0.549852</text:p>
              </table:table-cell>
              <table:table-cell office:value-type="float" office:value="0.55238">
                <text:p>0.55238</text:p>
              </table:table-cell>
              <table:table-cell office:value-type="float" office:value="0.558345">
                <text:p>0.558345</text:p>
              </table:table-cell>
              <table:table-cell office:value-type="float" office:value="0.650966">
                <text:p>0.650966</text:p>
              </table:table-cell>
              <table:table-cell office:value-type="float" office:value="0.752525">
                <text:p>0.752525</text:p>
              </table:table-cell>
              <table:table-cell office:value-type="float" office:value="0.540556">
                <text:p>0.54055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492263">
                <text:p>0.492263</text:p>
              </table:table-cell>
              <table:table-cell office:value-type="float" office:value="0.518289">
                <text:p>0.518289</text:p>
              </table:table-cell>
              <table:table-cell office:value-type="float" office:value="0.526361">
                <text:p>0.526361</text:p>
              </table:table-cell>
              <table:table-cell office:value-type="float" office:value="0.534932">
                <text:p>0.534932</text:p>
              </table:table-cell>
              <table:table-cell office:value-type="float" office:value="0.54026">
                <text:p>0.54026</text:p>
              </table:table-cell>
              <table:table-cell office:value-type="float" office:value="0.546953">
                <text:p>0.546953</text:p>
              </table:table-cell>
              <table:table-cell office:value-type="float" office:value="0.550437">
                <text:p>0.550437</text:p>
              </table:table-cell>
              <table:table-cell office:value-type="float" office:value="0.552579">
                <text:p>0.552579</text:p>
              </table:table-cell>
              <table:table-cell office:value-type="float" office:value="0.556234">
                <text:p>0.556234</text:p>
              </table:table-cell>
              <table:table-cell office:value-type="float" office:value="0.646732">
                <text:p>0.646732</text:p>
              </table:table-cell>
              <table:table-cell office:value-type="float" office:value="0.752525">
                <text:p>0.752525</text:p>
              </table:table-cell>
              <table:table-cell office:value-type="float" office:value="0.546504">
                <text:p>0.54650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456733">
                <text:p>0.456733</text:p>
              </table:table-cell>
              <table:table-cell office:value-type="float" office:value="0.51903">
                <text:p>0.51903</text:p>
              </table:table-cell>
              <table:table-cell office:value-type="float" office:value="0.531245">
                <text:p>0.531245</text:p>
              </table:table-cell>
              <table:table-cell office:value-type="float" office:value="0.536382">
                <text:p>0.536382</text:p>
              </table:table-cell>
              <table:table-cell office:value-type="float" office:value="0.543236">
                <text:p>0.543236</text:p>
              </table:table-cell>
              <table:table-cell office:value-type="float" office:value="0.549197">
                <text:p>0.549197</text:p>
              </table:table-cell>
              <table:table-cell office:value-type="float" office:value="0.551773">
                <text:p>0.551773</text:p>
              </table:table-cell>
              <table:table-cell office:value-type="float" office:value="0.554208">
                <text:p>0.554208</text:p>
              </table:table-cell>
              <table:table-cell office:value-type="float" office:value="0.561129">
                <text:p>0.561129</text:p>
              </table:table-cell>
              <table:table-cell office:value-type="float" office:value="0.673153">
                <text:p>0.673153</text:p>
              </table:table-cell>
              <table:table-cell office:value-type="float" office:value="0.752525">
                <text:p>0.752525</text:p>
              </table:table-cell>
              <table:table-cell office:value-type="float" office:value="0.547609">
                <text:p>0.54760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08051">
                <text:p>0.508051</text:p>
              </table:table-cell>
              <table:table-cell office:value-type="float" office:value="0.51803">
                <text:p>0.51803</text:p>
              </table:table-cell>
              <table:table-cell office:value-type="float" office:value="0.529664">
                <text:p>0.529664</text:p>
              </table:table-cell>
              <table:table-cell office:value-type="float" office:value="0.534729">
                <text:p>0.534729</text:p>
              </table:table-cell>
              <table:table-cell office:value-type="float" office:value="0.540696">
                <text:p>0.540696</text:p>
              </table:table-cell>
              <table:table-cell office:value-type="float" office:value="0.548843">
                <text:p>0.548843</text:p>
              </table:table-cell>
              <table:table-cell office:value-type="float" office:value="0.551669">
                <text:p>0.551669</text:p>
              </table:table-cell>
              <table:table-cell office:value-type="float" office:value="0.554052">
                <text:p>0.554052</text:p>
              </table:table-cell>
              <table:table-cell office:value-type="float" office:value="0.561481">
                <text:p>0.561481</text:p>
              </table:table-cell>
              <table:table-cell office:value-type="float" office:value="0.676359">
                <text:p>0.676359</text:p>
              </table:table-cell>
              <table:table-cell office:value-type="float" office:value="0.752525">
                <text:p>0.752525</text:p>
              </table:table-cell>
              <table:table-cell office:value-type="float" office:value="0.552358">
                <text:p>0.55235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506079">
                <text:p>0.506079</text:p>
              </table:table-cell>
              <table:table-cell office:value-type="float" office:value="0.515334">
                <text:p>0.515334</text:p>
              </table:table-cell>
              <table:table-cell office:value-type="float" office:value="0.52316">
                <text:p>0.52316</text:p>
              </table:table-cell>
              <table:table-cell office:value-type="float" office:value="0.533659">
                <text:p>0.533659</text:p>
              </table:table-cell>
              <table:table-cell office:value-type="float" office:value="0.538456">
                <text:p>0.538456</text:p>
              </table:table-cell>
              <table:table-cell office:value-type="float" office:value="0.544739">
                <text:p>0.544739</text:p>
              </table:table-cell>
              <table:table-cell office:value-type="float" office:value="0.550433">
                <text:p>0.550433</text:p>
              </table:table-cell>
              <table:table-cell office:value-type="float" office:value="0.553435">
                <text:p>0.553435</text:p>
              </table:table-cell>
              <table:table-cell office:value-type="float" office:value="0.571029">
                <text:p>0.571029</text:p>
              </table:table-cell>
              <table:table-cell office:value-type="float" office:value="0.705109">
                <text:p>0.705109</text:p>
              </table:table-cell>
              <table:table-cell office:value-type="float" office:value="0.752525">
                <text:p>0.752525</text:p>
              </table:table-cell>
              <table:table-cell office:value-type="float" office:value="0.554143">
                <text:p>0.55414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425203">
                <text:p>0.425203</text:p>
              </table:table-cell>
              <table:table-cell office:value-type="float" office:value="0.515434">
                <text:p>0.515434</text:p>
              </table:table-cell>
              <table:table-cell office:value-type="float" office:value="0.519823">
                <text:p>0.519823</text:p>
              </table:table-cell>
              <table:table-cell office:value-type="float" office:value="0.534445">
                <text:p>0.534445</text:p>
              </table:table-cell>
              <table:table-cell office:value-type="float" office:value="0.539853">
                <text:p>0.539853</text:p>
              </table:table-cell>
              <table:table-cell office:value-type="float" office:value="0.547436">
                <text:p>0.547436</text:p>
              </table:table-cell>
              <table:table-cell office:value-type="float" office:value="0.551431">
                <text:p>0.551431</text:p>
              </table:table-cell>
              <table:table-cell office:value-type="float" office:value="0.55388">
                <text:p>0.55388</text:p>
              </table:table-cell>
              <table:table-cell office:value-type="float" office:value="0.569204">
                <text:p>0.569204</text:p>
              </table:table-cell>
              <table:table-cell office:value-type="float" office:value="0.702518">
                <text:p>0.702518</text:p>
              </table:table-cell>
              <table:table-cell office:value-type="float" office:value="0.752525">
                <text:p>0.752525</text:p>
              </table:table-cell>
              <table:table-cell office:value-type="float" office:value="0.545923">
                <text:p>0.54592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496074">
                <text:p>0.496074</text:p>
              </table:table-cell>
              <table:table-cell office:value-type="float" office:value="0.515666">
                <text:p>0.515666</text:p>
              </table:table-cell>
              <table:table-cell office:value-type="float" office:value="0.521088">
                <text:p>0.521088</text:p>
              </table:table-cell>
              <table:table-cell office:value-type="float" office:value="0.534819">
                <text:p>0.534819</text:p>
              </table:table-cell>
              <table:table-cell office:value-type="float" office:value="0.541935">
                <text:p>0.541935</text:p>
              </table:table-cell>
              <table:table-cell office:value-type="float" office:value="0.549212">
                <text:p>0.549212</text:p>
              </table:table-cell>
              <table:table-cell office:value-type="float" office:value="0.552234">
                <text:p>0.552234</text:p>
              </table:table-cell>
              <table:table-cell office:value-type="float" office:value="0.555073">
                <text:p>0.555073</text:p>
              </table:table-cell>
              <table:table-cell office:value-type="float" office:value="0.58283">
                <text:p>0.58283</text:p>
              </table:table-cell>
              <table:table-cell office:value-type="float" office:value="0.706526">
                <text:p>0.706526</text:p>
              </table:table-cell>
              <table:table-cell office:value-type="float" office:value="0.752525">
                <text:p>0.752525</text:p>
              </table:table-cell>
              <table:table-cell office:value-type="float" office:value="0.555546">
                <text:p>0.55554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425676">
                <text:p>0.425676</text:p>
              </table:table-cell>
              <table:table-cell office:value-type="float" office:value="0.517638">
                <text:p>0.517638</text:p>
              </table:table-cell>
              <table:table-cell office:value-type="float" office:value="0.526126">
                <text:p>0.526126</text:p>
              </table:table-cell>
              <table:table-cell office:value-type="float" office:value="0.536176">
                <text:p>0.536176</text:p>
              </table:table-cell>
              <table:table-cell office:value-type="float" office:value="0.54448">
                <text:p>0.54448</text:p>
              </table:table-cell>
              <table:table-cell office:value-type="float" office:value="0.550074">
                <text:p>0.550074</text:p>
              </table:table-cell>
              <table:table-cell office:value-type="float" office:value="0.552185">
                <text:p>0.552185</text:p>
              </table:table-cell>
              <table:table-cell office:value-type="float" office:value="0.555951">
                <text:p>0.555951</text:p>
              </table:table-cell>
              <table:table-cell office:value-type="float" office:value="0.599142">
                <text:p>0.599142</text:p>
              </table:table-cell>
              <table:table-cell office:value-type="float" office:value="0.707874">
                <text:p>0.707874</text:p>
              </table:table-cell>
              <table:table-cell office:value-type="float" office:value="0.752525">
                <text:p>0.752525</text:p>
              </table:table-cell>
              <table:table-cell office:value-type="float" office:value="0.551532">
                <text:p>0.55153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424503">
                <text:p>0.424503</text:p>
              </table:table-cell>
              <table:table-cell office:value-type="float" office:value="0.517876">
                <text:p>0.517876</text:p>
              </table:table-cell>
              <table:table-cell office:value-type="float" office:value="0.528062">
                <text:p>0.528062</text:p>
              </table:table-cell>
              <table:table-cell office:value-type="float" office:value="0.53669">
                <text:p>0.53669</text:p>
              </table:table-cell>
              <table:table-cell office:value-type="float" office:value="0.545653">
                <text:p>0.545653</text:p>
              </table:table-cell>
              <table:table-cell office:value-type="float" office:value="0.550378">
                <text:p>0.550378</text:p>
              </table:table-cell>
              <table:table-cell office:value-type="float" office:value="0.552156">
                <text:p>0.552156</text:p>
              </table:table-cell>
              <table:table-cell office:value-type="float" office:value="0.55621">
                <text:p>0.55621</text:p>
              </table:table-cell>
              <table:table-cell office:value-type="float" office:value="0.583213">
                <text:p>0.583213</text:p>
              </table:table-cell>
              <table:table-cell office:value-type="float" office:value="0.694343">
                <text:p>0.694343</text:p>
              </table:table-cell>
              <table:table-cell office:value-type="float" office:value="0.752525">
                <text:p>0.752525</text:p>
              </table:table-cell>
              <table:table-cell office:value-type="float" office:value="0.548908">
                <text:p>0.54890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507513">
                <text:p>0.507513</text:p>
              </table:table-cell>
              <table:table-cell office:value-type="float" office:value="0.51856">
                <text:p>0.51856</text:p>
              </table:table-cell>
              <table:table-cell office:value-type="float" office:value="0.528786">
                <text:p>0.528786</text:p>
              </table:table-cell>
              <table:table-cell office:value-type="float" office:value="0.534546">
                <text:p>0.534546</text:p>
              </table:table-cell>
              <table:table-cell office:value-type="float" office:value="0.540423">
                <text:p>0.540423</text:p>
              </table:table-cell>
              <table:table-cell office:value-type="float" office:value="0.548164">
                <text:p>0.548164</text:p>
              </table:table-cell>
              <table:table-cell office:value-type="float" office:value="0.5516">
                <text:p>0.5516</text:p>
              </table:table-cell>
              <table:table-cell office:value-type="float" office:value="0.554949">
                <text:p>0.554949</text:p>
              </table:table-cell>
              <table:table-cell office:value-type="float" office:value="0.568795">
                <text:p>0.568795</text:p>
              </table:table-cell>
              <table:table-cell office:value-type="float" office:value="0.677679">
                <text:p>0.677679</text:p>
              </table:table-cell>
              <table:table-cell office:value-type="float" office:value="0.752525">
                <text:p>0.752525</text:p>
              </table:table-cell>
              <table:table-cell office:value-type="float" office:value="0.553102">
                <text:p>0.55310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505382">
                <text:p>0.505382</text:p>
              </table:table-cell>
              <table:table-cell office:value-type="float" office:value="0.517249">
                <text:p>0.517249</text:p>
              </table:table-cell>
              <table:table-cell office:value-type="float" office:value="0.52736">
                <text:p>0.52736</text:p>
              </table:table-cell>
              <table:table-cell office:value-type="float" office:value="0.534012">
                <text:p>0.534012</text:p>
              </table:table-cell>
              <table:table-cell office:value-type="float" office:value="0.53849">
                <text:p>0.53849</text:p>
              </table:table-cell>
              <table:table-cell office:value-type="float" office:value="0.545861">
                <text:p>0.545861</text:p>
              </table:table-cell>
              <table:table-cell office:value-type="float" office:value="0.551048">
                <text:p>0.551048</text:p>
              </table:table-cell>
              <table:table-cell office:value-type="float" office:value="0.553168">
                <text:p>0.553168</text:p>
              </table:table-cell>
              <table:table-cell office:value-type="float" office:value="0.559396">
                <text:p>0.559396</text:p>
              </table:table-cell>
              <table:table-cell office:value-type="float" office:value="0.668595">
                <text:p>0.668595</text:p>
              </table:table-cell>
              <table:table-cell office:value-type="float" office:value="0.752525">
                <text:p>0.752525</text:p>
              </table:table-cell>
              <table:table-cell office:value-type="float" office:value="0.550056">
                <text:p>0.55005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508102">
                <text:p>0.508102</text:p>
              </table:table-cell>
              <table:table-cell office:value-type="float" office:value="0.518166">
                <text:p>0.518166</text:p>
              </table:table-cell>
              <table:table-cell office:value-type="float" office:value="0.531938">
                <text:p>0.531938</text:p>
              </table:table-cell>
              <table:table-cell office:value-type="float" office:value="0.535262">
                <text:p>0.535262</text:p>
              </table:table-cell>
              <table:table-cell office:value-type="float" office:value="0.542437">
                <text:p>0.542437</text:p>
              </table:table-cell>
              <table:table-cell office:value-type="float" office:value="0.547454">
                <text:p>0.547454</text:p>
              </table:table-cell>
              <table:table-cell office:value-type="float" office:value="0.55157">
                <text:p>0.55157</text:p>
              </table:table-cell>
              <table:table-cell office:value-type="float" office:value="0.554589">
                <text:p>0.554589</text:p>
              </table:table-cell>
              <table:table-cell office:value-type="float" office:value="0.559996">
                <text:p>0.559996</text:p>
              </table:table-cell>
              <table:table-cell office:value-type="float" office:value="0.687916">
                <text:p>0.687916</text:p>
              </table:table-cell>
              <table:table-cell office:value-type="float" office:value="0.752525">
                <text:p>0.752525</text:p>
              </table:table-cell>
              <table:table-cell office:value-type="float" office:value="0.553743">
                <text:p>0.55374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507468">
                <text:p>0.507468</text:p>
              </table:table-cell>
              <table:table-cell office:value-type="float" office:value="0.517408">
                <text:p>0.517408</text:p>
              </table:table-cell>
              <table:table-cell office:value-type="float" office:value="0.529345">
                <text:p>0.529345</text:p>
              </table:table-cell>
              <table:table-cell office:value-type="float" office:value="0.53568">
                <text:p>0.53568</text:p>
              </table:table-cell>
              <table:table-cell office:value-type="float" office:value="0.543252">
                <text:p>0.543252</text:p>
              </table:table-cell>
              <table:table-cell office:value-type="float" office:value="0.547837">
                <text:p>0.547837</text:p>
              </table:table-cell>
              <table:table-cell office:value-type="float" office:value="0.551943">
                <text:p>0.551943</text:p>
              </table:table-cell>
              <table:table-cell office:value-type="float" office:value="0.555141">
                <text:p>0.555141</text:p>
              </table:table-cell>
              <table:table-cell office:value-type="float" office:value="0.61782">
                <text:p>0.61782</text:p>
              </table:table-cell>
              <table:table-cell office:value-type="float" office:value="0.728984">
                <text:p>0.728984</text:p>
              </table:table-cell>
              <table:table-cell office:value-type="float" office:value="0.752525">
                <text:p>0.752525</text:p>
              </table:table-cell>
              <table:table-cell office:value-type="float" office:value="0.563488">
                <text:p>0.563488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492671">
                <text:p>0.492671</text:p>
              </table:table-cell>
              <table:table-cell office:value-type="float" office:value="0.518504">
                <text:p>0.518504</text:p>
              </table:table-cell>
              <table:table-cell office:value-type="float" office:value="0.529757">
                <text:p>0.529757</text:p>
              </table:table-cell>
              <table:table-cell office:value-type="float" office:value="0.538401">
                <text:p>0.538401</text:p>
              </table:table-cell>
              <table:table-cell office:value-type="float" office:value="0.544537">
                <text:p>0.544537</text:p>
              </table:table-cell>
              <table:table-cell office:value-type="float" office:value="0.548896">
                <text:p>0.548896</text:p>
              </table:table-cell>
              <table:table-cell office:value-type="float" office:value="0.552146">
                <text:p>0.552146</text:p>
              </table:table-cell>
              <table:table-cell office:value-type="float" office:value="0.554015">
                <text:p>0.554015</text:p>
              </table:table-cell>
              <table:table-cell office:value-type="float" office:value="0.589705">
                <text:p>0.589705</text:p>
              </table:table-cell>
              <table:table-cell office:value-type="float" office:value="0.717473">
                <text:p>0.717473</text:p>
              </table:table-cell>
              <table:table-cell office:value-type="float" office:value="0.752525">
                <text:p>0.752525</text:p>
              </table:table-cell>
              <table:table-cell office:value-type="float" office:value="0.558611">
                <text:p>0.55861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508665">
                <text:p>0.508665</text:p>
              </table:table-cell>
              <table:table-cell office:value-type="float" office:value="0.519423">
                <text:p>0.519423</text:p>
              </table:table-cell>
              <table:table-cell office:value-type="float" office:value="0.528782">
                <text:p>0.528782</text:p>
              </table:table-cell>
              <table:table-cell office:value-type="float" office:value="0.538291">
                <text:p>0.538291</text:p>
              </table:table-cell>
              <table:table-cell office:value-type="float" office:value="0.544464">
                <text:p>0.544464</text:p>
              </table:table-cell>
              <table:table-cell office:value-type="float" office:value="0.548384">
                <text:p>0.548384</text:p>
              </table:table-cell>
              <table:table-cell office:value-type="float" office:value="0.552151">
                <text:p>0.552151</text:p>
              </table:table-cell>
              <table:table-cell office:value-type="float" office:value="0.555323">
                <text:p>0.555323</text:p>
              </table:table-cell>
              <table:table-cell office:value-type="float" office:value="0.601104">
                <text:p>0.601104</text:p>
              </table:table-cell>
              <table:table-cell office:value-type="float" office:value="0.721147">
                <text:p>0.721147</text:p>
              </table:table-cell>
              <table:table-cell office:value-type="float" office:value="0.752525">
                <text:p>0.752525</text:p>
              </table:table-cell>
              <table:table-cell office:value-type="float" office:value="0.561773">
                <text:p>0.56177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50645">
                <text:p>0.50645</text:p>
              </table:table-cell>
              <table:table-cell office:value-type="float" office:value="0.520115">
                <text:p>0.520115</text:p>
              </table:table-cell>
              <table:table-cell office:value-type="float" office:value="0.533174">
                <text:p>0.533174</text:p>
              </table:table-cell>
              <table:table-cell office:value-type="float" office:value="0.543741">
                <text:p>0.543741</text:p>
              </table:table-cell>
              <table:table-cell office:value-type="float" office:value="0.548246">
                <text:p>0.548246</text:p>
              </table:table-cell>
              <table:table-cell office:value-type="float" office:value="0.551744">
                <text:p>0.551744</text:p>
              </table:table-cell>
              <table:table-cell office:value-type="float" office:value="0.553697">
                <text:p>0.553697</text:p>
              </table:table-cell>
              <table:table-cell office:value-type="float" office:value="0.564576">
                <text:p>0.564576</text:p>
              </table:table-cell>
              <table:table-cell office:value-type="float" office:value="0.673999">
                <text:p>0.673999</text:p>
              </table:table-cell>
              <table:table-cell office:value-type="float" office:value="0.742157">
                <text:p>0.742157</text:p>
              </table:table-cell>
              <table:table-cell office:value-type="float" office:value="0.752525">
                <text:p>0.752525</text:p>
              </table:table-cell>
              <table:table-cell office:value-type="float" office:value="0.57379">
                <text:p>0.5737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507705">
                <text:p>0.507705</text:p>
              </table:table-cell>
              <table:table-cell office:value-type="float" office:value="0.521942">
                <text:p>0.521942</text:p>
              </table:table-cell>
              <table:table-cell office:value-type="float" office:value="0.535338">
                <text:p>0.535338</text:p>
              </table:table-cell>
              <table:table-cell office:value-type="float" office:value="0.542195">
                <text:p>0.542195</text:p>
              </table:table-cell>
              <table:table-cell office:value-type="float" office:value="0.54676">
                <text:p>0.54676</text:p>
              </table:table-cell>
              <table:table-cell office:value-type="float" office:value="0.551123">
                <text:p>0.551123</text:p>
              </table:table-cell>
              <table:table-cell office:value-type="float" office:value="0.553299">
                <text:p>0.553299</text:p>
              </table:table-cell>
              <table:table-cell office:value-type="float" office:value="0.563239">
                <text:p>0.563239</text:p>
              </table:table-cell>
              <table:table-cell office:value-type="float" office:value="0.675001">
                <text:p>0.675001</text:p>
              </table:table-cell>
              <table:table-cell office:value-type="float" office:value="0.742098">
                <text:p>0.742098</text:p>
              </table:table-cell>
              <table:table-cell office:value-type="float" office:value="0.752525">
                <text:p>0.752525</text:p>
              </table:table-cell>
              <table:table-cell office:value-type="float" office:value="0.57387">
                <text:p>0.57387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5042">
                <text:p>0.5042</text:p>
              </table:table-cell>
              <table:table-cell office:value-type="float" office:value="0.520509">
                <text:p>0.520509</text:p>
              </table:table-cell>
              <table:table-cell office:value-type="float" office:value="0.534337">
                <text:p>0.534337</text:p>
              </table:table-cell>
              <table:table-cell office:value-type="float" office:value="0.537993">
                <text:p>0.537993</text:p>
              </table:table-cell>
              <table:table-cell office:value-type="float" office:value="0.544435">
                <text:p>0.544435</text:p>
              </table:table-cell>
              <table:table-cell office:value-type="float" office:value="0.549781">
                <text:p>0.549781</text:p>
              </table:table-cell>
              <table:table-cell office:value-type="float" office:value="0.552348">
                <text:p>0.552348</text:p>
              </table:table-cell>
              <table:table-cell office:value-type="float" office:value="0.555848">
                <text:p>0.555848</text:p>
              </table:table-cell>
              <table:table-cell office:value-type="float" office:value="0.637494">
                <text:p>0.637494</text:p>
              </table:table-cell>
              <table:table-cell office:value-type="float" office:value="0.740708">
                <text:p>0.740708</text:p>
              </table:table-cell>
              <table:table-cell office:value-type="float" office:value="0.752525">
                <text:p>0.752525</text:p>
              </table:table-cell>
              <table:table-cell office:value-type="float" office:value="0.567765">
                <text:p>0.56776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504165">
                <text:p>0.504165</text:p>
              </table:table-cell>
              <table:table-cell office:value-type="float" office:value="0.519104">
                <text:p>0.519104</text:p>
              </table:table-cell>
              <table:table-cell office:value-type="float" office:value="0.533038">
                <text:p>0.533038</text:p>
              </table:table-cell>
              <table:table-cell office:value-type="float" office:value="0.538193">
                <text:p>0.538193</text:p>
              </table:table-cell>
              <table:table-cell office:value-type="float" office:value="0.54494">
                <text:p>0.54494</text:p>
              </table:table-cell>
              <table:table-cell office:value-type="float" office:value="0.550541">
                <text:p>0.550541</text:p>
              </table:table-cell>
              <table:table-cell office:value-type="float" office:value="0.55345">
                <text:p>0.55345</text:p>
              </table:table-cell>
              <table:table-cell office:value-type="float" office:value="0.557841">
                <text:p>0.557841</text:p>
              </table:table-cell>
              <table:table-cell office:value-type="float" office:value="0.63168">
                <text:p>0.63168</text:p>
              </table:table-cell>
              <table:table-cell office:value-type="float" office:value="0.732904">
                <text:p>0.732904</text:p>
              </table:table-cell>
              <table:table-cell office:value-type="float" office:value="0.752525">
                <text:p>0.752525</text:p>
              </table:table-cell>
              <table:table-cell office:value-type="float" office:value="0.566585">
                <text:p>0.56658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492254">
                <text:p>0.492254</text:p>
              </table:table-cell>
              <table:table-cell office:value-type="float" office:value="0.516274">
                <text:p>0.516274</text:p>
              </table:table-cell>
              <table:table-cell office:value-type="float" office:value="0.528646">
                <text:p>0.528646</text:p>
              </table:table-cell>
              <table:table-cell office:value-type="float" office:value="0.536739">
                <text:p>0.536739</text:p>
              </table:table-cell>
              <table:table-cell office:value-type="float" office:value="0.543258">
                <text:p>0.543258</text:p>
              </table:table-cell>
              <table:table-cell office:value-type="float" office:value="0.551239">
                <text:p>0.551239</text:p>
              </table:table-cell>
              <table:table-cell office:value-type="float" office:value="0.553629">
                <text:p>0.553629</text:p>
              </table:table-cell>
              <table:table-cell office:value-type="float" office:value="0.55836">
                <text:p>0.55836</text:p>
              </table:table-cell>
              <table:table-cell office:value-type="float" office:value="0.617352">
                <text:p>0.617352</text:p>
              </table:table-cell>
              <table:table-cell office:value-type="float" office:value="0.721648">
                <text:p>0.721648</text:p>
              </table:table-cell>
              <table:table-cell office:value-type="float" office:value="0.752525">
                <text:p>0.752525</text:p>
              </table:table-cell>
              <table:table-cell office:value-type="float" office:value="0.56194">
                <text:p>0.5619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489314">
                <text:p>0.489314</text:p>
              </table:table-cell>
              <table:table-cell office:value-type="float" office:value="0.516997">
                <text:p>0.516997</text:p>
              </table:table-cell>
              <table:table-cell office:value-type="float" office:value="0.528173">
                <text:p>0.528173</text:p>
              </table:table-cell>
              <table:table-cell office:value-type="float" office:value="0.536013">
                <text:p>0.536013</text:p>
              </table:table-cell>
              <table:table-cell office:value-type="float" office:value="0.543063">
                <text:p>0.543063</text:p>
              </table:table-cell>
              <table:table-cell office:value-type="float" office:value="0.55172">
                <text:p>0.55172</text:p>
              </table:table-cell>
              <table:table-cell office:value-type="float" office:value="0.554555">
                <text:p>0.554555</text:p>
              </table:table-cell>
              <table:table-cell office:value-type="float" office:value="0.557395">
                <text:p>0.557395</text:p>
              </table:table-cell>
              <table:table-cell office:value-type="float" office:value="0.582408">
                <text:p>0.582408</text:p>
              </table:table-cell>
              <table:table-cell office:value-type="float" office:value="0.705014">
                <text:p>0.705014</text:p>
              </table:table-cell>
              <table:table-cell office:value-type="float" office:value="0.752525">
                <text:p>0.752525</text:p>
              </table:table-cell>
              <table:table-cell office:value-type="float" office:value="0.556465">
                <text:p>0.55646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422618">
                <text:p>0.422618</text:p>
              </table:table-cell>
              <table:table-cell office:value-type="float" office:value="0.516301">
                <text:p>0.516301</text:p>
              </table:table-cell>
              <table:table-cell office:value-type="float" office:value="0.527881">
                <text:p>0.527881</text:p>
              </table:table-cell>
              <table:table-cell office:value-type="float" office:value="0.535958">
                <text:p>0.535958</text:p>
              </table:table-cell>
              <table:table-cell office:value-type="float" office:value="0.546151">
                <text:p>0.546151</text:p>
              </table:table-cell>
              <table:table-cell office:value-type="float" office:value="0.551637">
                <text:p>0.551637</text:p>
              </table:table-cell>
              <table:table-cell office:value-type="float" office:value="0.554298">
                <text:p>0.554298</text:p>
              </table:table-cell>
              <table:table-cell office:value-type="float" office:value="0.557297">
                <text:p>0.557297</text:p>
              </table:table-cell>
              <table:table-cell office:value-type="float" office:value="0.57454">
                <text:p>0.57454</text:p>
              </table:table-cell>
              <table:table-cell office:value-type="float" office:value="0.710631">
                <text:p>0.710631</text:p>
              </table:table-cell>
              <table:table-cell office:value-type="float" office:value="0.752525">
                <text:p>0.752525</text:p>
              </table:table-cell>
              <table:table-cell office:value-type="float" office:value="0.549731">
                <text:p>0.549731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49718">
                <text:p>0.49718</text:p>
              </table:table-cell>
              <table:table-cell office:value-type="float" office:value="0.52009">
                <text:p>0.52009</text:p>
              </table:table-cell>
              <table:table-cell office:value-type="float" office:value="0.53117">
                <text:p>0.53117</text:p>
              </table:table-cell>
              <table:table-cell office:value-type="float" office:value="0.538128">
                <text:p>0.538128</text:p>
              </table:table-cell>
              <table:table-cell office:value-type="float" office:value="0.548053">
                <text:p>0.548053</text:p>
              </table:table-cell>
              <table:table-cell office:value-type="float" office:value="0.552221">
                <text:p>0.552221</text:p>
              </table:table-cell>
              <table:table-cell office:value-type="float" office:value="0.555105">
                <text:p>0.555105</text:p>
              </table:table-cell>
              <table:table-cell office:value-type="float" office:value="0.558096">
                <text:p>0.558096</text:p>
              </table:table-cell>
              <table:table-cell office:value-type="float" office:value="0.604761">
                <text:p>0.604761</text:p>
              </table:table-cell>
              <table:table-cell office:value-type="float" office:value="0.71264">
                <text:p>0.71264</text:p>
              </table:table-cell>
              <table:table-cell office:value-type="float" office:value="0.752525">
                <text:p>0.752525</text:p>
              </table:table-cell>
              <table:table-cell office:value-type="float" office:value="0.561744">
                <text:p>0.56174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503788">
                <text:p>0.503788</text:p>
              </table:table-cell>
              <table:table-cell office:value-type="float" office:value="0.517746">
                <text:p>0.517746</text:p>
              </table:table-cell>
              <table:table-cell office:value-type="float" office:value="0.529885">
                <text:p>0.529885</text:p>
              </table:table-cell>
              <table:table-cell office:value-type="float" office:value="0.53856">
                <text:p>0.53856</text:p>
              </table:table-cell>
              <table:table-cell office:value-type="float" office:value="0.547802">
                <text:p>0.547802</text:p>
              </table:table-cell>
              <table:table-cell office:value-type="float" office:value="0.551806">
                <text:p>0.551806</text:p>
              </table:table-cell>
              <table:table-cell office:value-type="float" office:value="0.553982">
                <text:p>0.553982</text:p>
              </table:table-cell>
              <table:table-cell office:value-type="float" office:value="0.557355">
                <text:p>0.557355</text:p>
              </table:table-cell>
              <table:table-cell office:value-type="float" office:value="0.590598">
                <text:p>0.590598</text:p>
              </table:table-cell>
              <table:table-cell office:value-type="float" office:value="0.723514">
                <text:p>0.723514</text:p>
              </table:table-cell>
              <table:table-cell office:value-type="float" office:value="0.752697">
                <text:p>0.752697</text:p>
              </table:table-cell>
              <table:table-cell office:value-type="float" office:value="0.561504">
                <text:p>0.56150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482624">
                <text:p>0.482624</text:p>
              </table:table-cell>
              <table:table-cell office:value-type="float" office:value="0.522102">
                <text:p>0.522102</text:p>
              </table:table-cell>
              <table:table-cell office:value-type="float" office:value="0.536264">
                <text:p>0.536264</text:p>
              </table:table-cell>
              <table:table-cell office:value-type="float" office:value="0.544872">
                <text:p>0.544872</text:p>
              </table:table-cell>
              <table:table-cell office:value-type="float" office:value="0.551287">
                <text:p>0.551287</text:p>
              </table:table-cell>
              <table:table-cell office:value-type="float" office:value="0.553444">
                <text:p>0.553444</text:p>
              </table:table-cell>
              <table:table-cell office:value-type="float" office:value="0.556567">
                <text:p>0.556567</text:p>
              </table:table-cell>
              <table:table-cell office:value-type="float" office:value="0.558362">
                <text:p>0.558362</text:p>
              </table:table-cell>
              <table:table-cell office:value-type="float" office:value="0.629911">
                <text:p>0.629911</text:p>
              </table:table-cell>
              <table:table-cell office:value-type="float" office:value="0.727655">
                <text:p>0.727655</text:p>
              </table:table-cell>
              <table:table-cell office:value-type="float" office:value="0.752697">
                <text:p>0.752697</text:p>
              </table:table-cell>
              <table:table-cell office:value-type="float" office:value="0.566309">
                <text:p>0.56630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508201">
                <text:p>0.508201</text:p>
              </table:table-cell>
              <table:table-cell office:value-type="float" office:value="0.520433">
                <text:p>0.520433</text:p>
              </table:table-cell>
              <table:table-cell office:value-type="float" office:value="0.539633">
                <text:p>0.539633</text:p>
              </table:table-cell>
              <table:table-cell office:value-type="float" office:value="0.54858">
                <text:p>0.54858</text:p>
              </table:table-cell>
              <table:table-cell office:value-type="float" office:value="0.551901">
                <text:p>0.551901</text:p>
              </table:table-cell>
              <table:table-cell office:value-type="float" office:value="0.553714">
                <text:p>0.553714</text:p>
              </table:table-cell>
              <table:table-cell office:value-type="float" office:value="0.556305">
                <text:p>0.556305</text:p>
              </table:table-cell>
              <table:table-cell office:value-type="float" office:value="0.56258">
                <text:p>0.56258</text:p>
              </table:table-cell>
              <table:table-cell office:value-type="float" office:value="0.663263">
                <text:p>0.663263</text:p>
              </table:table-cell>
              <table:table-cell office:value-type="float" office:value="0.747063">
                <text:p>0.747063</text:p>
              </table:table-cell>
              <table:table-cell office:value-type="float" office:value="0.752697">
                <text:p>0.752697</text:p>
              </table:table-cell>
              <table:table-cell office:value-type="float" office:value="0.575167">
                <text:p>0.57516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507475">
                <text:p>0.507475</text:p>
              </table:table-cell>
              <table:table-cell office:value-type="float" office:value="0.519146">
                <text:p>0.519146</text:p>
              </table:table-cell>
              <table:table-cell office:value-type="float" office:value="0.539544">
                <text:p>0.539544</text:p>
              </table:table-cell>
              <table:table-cell office:value-type="float" office:value="0.549182">
                <text:p>0.549182</text:p>
              </table:table-cell>
              <table:table-cell office:value-type="float" office:value="0.55214">
                <text:p>0.55214</text:p>
              </table:table-cell>
              <table:table-cell office:value-type="float" office:value="0.553822">
                <text:p>0.553822</text:p>
              </table:table-cell>
              <table:table-cell office:value-type="float" office:value="0.556066">
                <text:p>0.556066</text:p>
              </table:table-cell>
              <table:table-cell office:value-type="float" office:value="0.559926">
                <text:p>0.559926</text:p>
              </table:table-cell>
              <table:table-cell office:value-type="float" office:value="0.631218">
                <text:p>0.631218</text:p>
              </table:table-cell>
              <table:table-cell office:value-type="float" office:value="0.741261">
                <text:p>0.741261</text:p>
              </table:table-cell>
              <table:table-cell office:value-type="float" office:value="0.752697">
                <text:p>0.752697</text:p>
              </table:table-cell>
              <table:table-cell office:value-type="float" office:value="0.570978">
                <text:p>0.57097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504986">
                <text:p>0.504986</text:p>
              </table:table-cell>
              <table:table-cell office:value-type="float" office:value="0.518412">
                <text:p>0.518412</text:p>
              </table:table-cell>
              <table:table-cell office:value-type="float" office:value="0.53442">
                <text:p>0.53442</text:p>
              </table:table-cell>
              <table:table-cell office:value-type="float" office:value="0.546643">
                <text:p>0.546643</text:p>
              </table:table-cell>
              <table:table-cell office:value-type="float" office:value="0.551875">
                <text:p>0.551875</text:p>
              </table:table-cell>
              <table:table-cell office:value-type="float" office:value="0.553603">
                <text:p>0.553603</text:p>
              </table:table-cell>
              <table:table-cell office:value-type="float" office:value="0.555884">
                <text:p>0.555884</text:p>
              </table:table-cell>
              <table:table-cell office:value-type="float" office:value="0.559212">
                <text:p>0.559212</text:p>
              </table:table-cell>
              <table:table-cell office:value-type="float" office:value="0.633607">
                <text:p>0.633607</text:p>
              </table:table-cell>
              <table:table-cell office:value-type="float" office:value="0.739056">
                <text:p>0.739056</text:p>
              </table:table-cell>
              <table:table-cell office:value-type="float" office:value="0.752697">
                <text:p>0.752697</text:p>
              </table:table-cell>
              <table:table-cell office:value-type="float" office:value="0.56977">
                <text:p>0.5697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50486">
                <text:p>0.50486</text:p>
              </table:table-cell>
              <table:table-cell office:value-type="float" office:value="0.518059">
                <text:p>0.518059</text:p>
              </table:table-cell>
              <table:table-cell office:value-type="float" office:value="0.535031">
                <text:p>0.535031</text:p>
              </table:table-cell>
              <table:table-cell office:value-type="float" office:value="0.54555">
                <text:p>0.54555</text:p>
              </table:table-cell>
              <table:table-cell office:value-type="float" office:value="0.55212">
                <text:p>0.55212</text:p>
              </table:table-cell>
              <table:table-cell office:value-type="float" office:value="0.554581">
                <text:p>0.554581</text:p>
              </table:table-cell>
              <table:table-cell office:value-type="float" office:value="0.556698">
                <text:p>0.556698</text:p>
              </table:table-cell>
              <table:table-cell office:value-type="float" office:value="0.559864">
                <text:p>0.559864</text:p>
              </table:table-cell>
              <table:table-cell office:value-type="float" office:value="0.637702">
                <text:p>0.637702</text:p>
              </table:table-cell>
              <table:table-cell office:value-type="float" office:value="0.742487">
                <text:p>0.742487</text:p>
              </table:table-cell>
              <table:table-cell office:value-type="float" office:value="0.752697">
                <text:p>0.752697</text:p>
              </table:table-cell>
              <table:table-cell office:value-type="float" office:value="0.570695">
                <text:p>0.57069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504387">
                <text:p>0.504387</text:p>
              </table:table-cell>
              <table:table-cell office:value-type="float" office:value="0.516236">
                <text:p>0.516236</text:p>
              </table:table-cell>
              <table:table-cell office:value-type="float" office:value="0.532525">
                <text:p>0.532525</text:p>
              </table:table-cell>
              <table:table-cell office:value-type="float" office:value="0.544758">
                <text:p>0.544758</text:p>
              </table:table-cell>
              <table:table-cell office:value-type="float" office:value="0.551204">
                <text:p>0.551204</text:p>
              </table:table-cell>
              <table:table-cell office:value-type="float" office:value="0.5537">
                <text:p>0.5537</text:p>
              </table:table-cell>
              <table:table-cell office:value-type="float" office:value="0.55677">
                <text:p>0.55677</text:p>
              </table:table-cell>
              <table:table-cell office:value-type="float" office:value="0.57099">
                <text:p>0.57099</text:p>
              </table:table-cell>
              <table:table-cell office:value-type="float" office:value="0.686271">
                <text:p>0.686271</text:p>
              </table:table-cell>
              <table:table-cell office:value-type="float" office:value="0.749151">
                <text:p>0.749151</text:p>
              </table:table-cell>
              <table:table-cell office:value-type="float" office:value="0.752697">
                <text:p>0.752697</text:p>
              </table:table-cell>
              <table:table-cell office:value-type="float" office:value="0.576599">
                <text:p>0.57659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427471">
                <text:p>0.427471</text:p>
              </table:table-cell>
              <table:table-cell office:value-type="float" office:value="0.516819">
                <text:p>0.516819</text:p>
              </table:table-cell>
              <table:table-cell office:value-type="float" office:value="0.533061">
                <text:p>0.533061</text:p>
              </table:table-cell>
              <table:table-cell office:value-type="float" office:value="0.54862">
                <text:p>0.54862</text:p>
              </table:table-cell>
              <table:table-cell office:value-type="float" office:value="0.553202">
                <text:p>0.553202</text:p>
              </table:table-cell>
              <table:table-cell office:value-type="float" office:value="0.556142">
                <text:p>0.556142</text:p>
              </table:table-cell>
              <table:table-cell office:value-type="float" office:value="0.558828">
                <text:p>0.558828</text:p>
              </table:table-cell>
              <table:table-cell office:value-type="float" office:value="0.61755">
                <text:p>0.61755</text:p>
              </table:table-cell>
              <table:table-cell office:value-type="float" office:value="0.7127">
                <text:p>0.7127</text:p>
              </table:table-cell>
              <table:table-cell office:value-type="float" office:value="0.750436">
                <text:p>0.750436</text:p>
              </table:table-cell>
              <table:table-cell office:value-type="float" office:value="0.752697">
                <text:p>0.752697</text:p>
              </table:table-cell>
              <table:table-cell office:value-type="float" office:value="0.577483">
                <text:p>0.57748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508705">
                <text:p>0.508705</text:p>
              </table:table-cell>
              <table:table-cell office:value-type="float" office:value="0.524593">
                <text:p>0.524593</text:p>
              </table:table-cell>
              <table:table-cell office:value-type="float" office:value="0.545707">
                <text:p>0.545707</text:p>
              </table:table-cell>
              <table:table-cell office:value-type="float" office:value="0.552474">
                <text:p>0.552474</text:p>
              </table:table-cell>
              <table:table-cell office:value-type="float" office:value="0.556204">
                <text:p>0.556204</text:p>
              </table:table-cell>
              <table:table-cell office:value-type="float" office:value="0.557605">
                <text:p>0.557605</text:p>
              </table:table-cell>
              <table:table-cell office:value-type="float" office:value="0.572568">
                <text:p>0.572568</text:p>
              </table:table-cell>
              <table:table-cell office:value-type="float" office:value="0.659434">
                <text:p>0.659434</text:p>
              </table:table-cell>
              <table:table-cell office:value-type="float" office:value="0.737173">
                <text:p>0.737173</text:p>
              </table:table-cell>
              <table:table-cell office:value-type="float" office:value="0.751175">
                <text:p>0.751175</text:p>
              </table:table-cell>
              <table:table-cell office:value-type="float" office:value="0.752697">
                <text:p>0.752697</text:p>
              </table:table-cell>
              <table:table-cell office:value-type="float" office:value="0.596564">
                <text:p>0.59656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508869">
                <text:p>0.508869</text:p>
              </table:table-cell>
              <table:table-cell office:value-type="float" office:value="0.53066">
                <text:p>0.53066</text:p>
              </table:table-cell>
              <table:table-cell office:value-type="float" office:value="0.548674">
                <text:p>0.548674</text:p>
              </table:table-cell>
              <table:table-cell office:value-type="float" office:value="0.552879">
                <text:p>0.552879</text:p>
              </table:table-cell>
              <table:table-cell office:value-type="float" office:value="0.55616">
                <text:p>0.55616</text:p>
              </table:table-cell>
              <table:table-cell office:value-type="float" office:value="0.557728">
                <text:p>0.557728</text:p>
              </table:table-cell>
              <table:table-cell office:value-type="float" office:value="0.578968">
                <text:p>0.578968</text:p>
              </table:table-cell>
              <table:table-cell office:value-type="float" office:value="0.657003">
                <text:p>0.657003</text:p>
              </table:table-cell>
              <table:table-cell office:value-type="float" office:value="0.737572">
                <text:p>0.737572</text:p>
              </table:table-cell>
              <table:table-cell office:value-type="float" office:value="0.751187">
                <text:p>0.751187</text:p>
              </table:table-cell>
              <table:table-cell office:value-type="float" office:value="0.752752">
                <text:p>0.752752</text:p>
              </table:table-cell>
              <table:table-cell office:value-type="float" office:value="0.59797">
                <text:p>0.59797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438112">
                <text:p>0.438112</text:p>
              </table:table-cell>
              <table:table-cell office:value-type="float" office:value="0.538513">
                <text:p>0.538513</text:p>
              </table:table-cell>
              <table:table-cell office:value-type="float" office:value="0.550375">
                <text:p>0.550375</text:p>
              </table:table-cell>
              <table:table-cell office:value-type="float" office:value="0.553659">
                <text:p>0.553659</text:p>
              </table:table-cell>
              <table:table-cell office:value-type="float" office:value="0.556667">
                <text:p>0.556667</text:p>
              </table:table-cell>
              <table:table-cell office:value-type="float" office:value="0.558179">
                <text:p>0.558179</text:p>
              </table:table-cell>
              <table:table-cell office:value-type="float" office:value="0.606958">
                <text:p>0.606958</text:p>
              </table:table-cell>
              <table:table-cell office:value-type="float" office:value="0.679369">
                <text:p>0.679369</text:p>
              </table:table-cell>
              <table:table-cell office:value-type="float" office:value="0.742395">
                <text:p>0.742395</text:p>
              </table:table-cell>
              <table:table-cell office:value-type="float" office:value="0.751106">
                <text:p>0.751106</text:p>
              </table:table-cell>
              <table:table-cell office:value-type="float" office:value="0.752752">
                <text:p>0.752752</text:p>
              </table:table-cell>
              <table:table-cell office:value-type="float" office:value="0.597533">
                <text:p>0.597533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521988">
                <text:p>0.521988</text:p>
              </table:table-cell>
              <table:table-cell office:value-type="float" office:value="0.539493">
                <text:p>0.539493</text:p>
              </table:table-cell>
              <table:table-cell office:value-type="float" office:value="0.550404">
                <text:p>0.550404</text:p>
              </table:table-cell>
              <table:table-cell office:value-type="float" office:value="0.553929">
                <text:p>0.553929</text:p>
              </table:table-cell>
              <table:table-cell office:value-type="float" office:value="0.557002">
                <text:p>0.557002</text:p>
              </table:table-cell>
              <table:table-cell office:value-type="float" office:value="0.559576">
                <text:p>0.559576</text:p>
              </table:table-cell>
              <table:table-cell office:value-type="float" office:value="0.619615">
                <text:p>0.619615</text:p>
              </table:table-cell>
              <table:table-cell office:value-type="float" office:value="0.683124">
                <text:p>0.683124</text:p>
              </table:table-cell>
              <table:table-cell office:value-type="float" office:value="0.739689">
                <text:p>0.739689</text:p>
              </table:table-cell>
              <table:table-cell office:value-type="float" office:value="0.751409">
                <text:p>0.751409</text:p>
              </table:table-cell>
              <table:table-cell office:value-type="float" office:value="0.752752">
                <text:p>0.752752</text:p>
              </table:table-cell>
              <table:table-cell office:value-type="float" office:value="0.607623">
                <text:p>0.60762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517379">
                <text:p>0.517379</text:p>
              </table:table-cell>
              <table:table-cell office:value-type="float" office:value="0.539011">
                <text:p>0.539011</text:p>
              </table:table-cell>
              <table:table-cell office:value-type="float" office:value="0.550903">
                <text:p>0.550903</text:p>
              </table:table-cell>
              <table:table-cell office:value-type="float" office:value="0.554693">
                <text:p>0.554693</text:p>
              </table:table-cell>
              <table:table-cell office:value-type="float" office:value="0.557039">
                <text:p>0.557039</text:p>
              </table:table-cell>
              <table:table-cell office:value-type="float" office:value="0.560856">
                <text:p>0.560856</text:p>
              </table:table-cell>
              <table:table-cell office:value-type="float" office:value="0.624007">
                <text:p>0.624007</text:p>
              </table:table-cell>
              <table:table-cell office:value-type="float" office:value="0.704944">
                <text:p>0.704944</text:p>
              </table:table-cell>
              <table:table-cell office:value-type="float" office:value="0.743486">
                <text:p>0.743486</text:p>
              </table:table-cell>
              <table:table-cell office:value-type="float" office:value="0.752019">
                <text:p>0.752019</text:p>
              </table:table-cell>
              <table:table-cell office:value-type="float" office:value="0.752752">
                <text:p>0.752752</text:p>
              </table:table-cell>
              <table:table-cell office:value-type="float" office:value="0.610434">
                <text:p>0.61043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518489">
                <text:p>0.518489</text:p>
              </table:table-cell>
              <table:table-cell office:value-type="float" office:value="0.537812">
                <text:p>0.537812</text:p>
              </table:table-cell>
              <table:table-cell office:value-type="float" office:value="0.547583">
                <text:p>0.547583</text:p>
              </table:table-cell>
              <table:table-cell office:value-type="float" office:value="0.55286">
                <text:p>0.55286</text:p>
              </table:table-cell>
              <table:table-cell office:value-type="float" office:value="0.55624">
                <text:p>0.55624</text:p>
              </table:table-cell>
              <table:table-cell office:value-type="float" office:value="0.558221">
                <text:p>0.558221</text:p>
              </table:table-cell>
              <table:table-cell office:value-type="float" office:value="0.602602">
                <text:p>0.602602</text:p>
              </table:table-cell>
              <table:table-cell office:value-type="float" office:value="0.684108">
                <text:p>0.684108</text:p>
              </table:table-cell>
              <table:table-cell office:value-type="float" office:value="0.742345">
                <text:p>0.742345</text:p>
              </table:table-cell>
              <table:table-cell office:value-type="float" office:value="0.751695">
                <text:p>0.751695</text:p>
              </table:table-cell>
              <table:table-cell office:value-type="float" office:value="0.752752">
                <text:p>0.752752</text:p>
              </table:table-cell>
              <table:table-cell office:value-type="float" office:value="0.605196">
                <text:p>0.60519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514931">
                <text:p>0.514931</text:p>
              </table:table-cell>
              <table:table-cell office:value-type="float" office:value="0.536273">
                <text:p>0.536273</text:p>
              </table:table-cell>
              <table:table-cell office:value-type="float" office:value="0.545985">
                <text:p>0.545985</text:p>
              </table:table-cell>
              <table:table-cell office:value-type="float" office:value="0.551312">
                <text:p>0.551312</text:p>
              </table:table-cell>
              <table:table-cell office:value-type="float" office:value="0.554108">
                <text:p>0.554108</text:p>
              </table:table-cell>
              <table:table-cell office:value-type="float" office:value="0.557943">
                <text:p>0.557943</text:p>
              </table:table-cell>
              <table:table-cell office:value-type="float" office:value="0.617556">
                <text:p>0.617556</text:p>
              </table:table-cell>
              <table:table-cell office:value-type="float" office:value="0.670837">
                <text:p>0.670837</text:p>
              </table:table-cell>
              <table:table-cell office:value-type="float" office:value="0.740905">
                <text:p>0.740905</text:p>
              </table:table-cell>
              <table:table-cell office:value-type="float" office:value="0.751433">
                <text:p>0.751433</text:p>
              </table:table-cell>
              <table:table-cell office:value-type="float" office:value="0.752752">
                <text:p>0.752752</text:p>
              </table:table-cell>
              <table:table-cell office:value-type="float" office:value="0.604128">
                <text:p>0.604128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519101">
                <text:p>0.519101</text:p>
              </table:table-cell>
              <table:table-cell office:value-type="float" office:value="0.535928">
                <text:p>0.535928</text:p>
              </table:table-cell>
              <table:table-cell office:value-type="float" office:value="0.544817">
                <text:p>0.544817</text:p>
              </table:table-cell>
              <table:table-cell office:value-type="float" office:value="0.550874">
                <text:p>0.550874</text:p>
              </table:table-cell>
              <table:table-cell office:value-type="float" office:value="0.554709">
                <text:p>0.554709</text:p>
              </table:table-cell>
              <table:table-cell office:value-type="float" office:value="0.557861">
                <text:p>0.557861</text:p>
              </table:table-cell>
              <table:table-cell office:value-type="float" office:value="0.593122">
                <text:p>0.593122</text:p>
              </table:table-cell>
              <table:table-cell office:value-type="float" office:value="0.666563">
                <text:p>0.666563</text:p>
              </table:table-cell>
              <table:table-cell office:value-type="float" office:value="0.736526">
                <text:p>0.736526</text:p>
              </table:table-cell>
              <table:table-cell office:value-type="float" office:value="0.751142">
                <text:p>0.751142</text:p>
              </table:table-cell>
              <table:table-cell office:value-type="float" office:value="0.752752">
                <text:p>0.752752</text:p>
              </table:table-cell>
              <table:table-cell office:value-type="float" office:value="0.601064">
                <text:p>0.60106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50341">
                <text:p>0.50341</text:p>
              </table:table-cell>
              <table:table-cell office:value-type="float" office:value="0.536281">
                <text:p>0.536281</text:p>
              </table:table-cell>
              <table:table-cell office:value-type="float" office:value="0.545175">
                <text:p>0.545175</text:p>
              </table:table-cell>
              <table:table-cell office:value-type="float" office:value="0.551349">
                <text:p>0.551349</text:p>
              </table:table-cell>
              <table:table-cell office:value-type="float" office:value="0.55375">
                <text:p>0.55375</text:p>
              </table:table-cell>
              <table:table-cell office:value-type="float" office:value="0.557565">
                <text:p>0.557565</text:p>
              </table:table-cell>
              <table:table-cell office:value-type="float" office:value="0.566001">
                <text:p>0.566001</text:p>
              </table:table-cell>
              <table:table-cell office:value-type="float" office:value="0.664733">
                <text:p>0.664733</text:p>
              </table:table-cell>
              <table:table-cell office:value-type="float" office:value="0.731062">
                <text:p>0.731062</text:p>
              </table:table-cell>
              <table:table-cell office:value-type="float" office:value="0.751252">
                <text:p>0.751252</text:p>
              </table:table-cell>
              <table:table-cell office:value-type="float" office:value="0.752752">
                <text:p>0.752752</text:p>
              </table:table-cell>
              <table:table-cell office:value-type="float" office:value="0.596058">
                <text:p>0.59605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499184">
                <text:p>0.499184</text:p>
              </table:table-cell>
              <table:table-cell office:value-type="float" office:value="0.535707">
                <text:p>0.535707</text:p>
              </table:table-cell>
              <table:table-cell office:value-type="float" office:value="0.543852">
                <text:p>0.543852</text:p>
              </table:table-cell>
              <table:table-cell office:value-type="float" office:value="0.549804">
                <text:p>0.549804</text:p>
              </table:table-cell>
              <table:table-cell office:value-type="float" office:value="0.552667">
                <text:p>0.552667</text:p>
              </table:table-cell>
              <table:table-cell office:value-type="float" office:value="0.556351">
                <text:p>0.556351</text:p>
              </table:table-cell>
              <table:table-cell office:value-type="float" office:value="0.561783">
                <text:p>0.561783</text:p>
              </table:table-cell>
              <table:table-cell office:value-type="float" office:value="0.638826">
                <text:p>0.638826</text:p>
              </table:table-cell>
              <table:table-cell office:value-type="float" office:value="0.714899">
                <text:p>0.714899</text:p>
              </table:table-cell>
              <table:table-cell office:value-type="float" office:value="0.750772">
                <text:p>0.750772</text:p>
              </table:table-cell>
              <table:table-cell office:value-type="float" office:value="0.752752">
                <text:p>0.752752</text:p>
              </table:table-cell>
              <table:table-cell office:value-type="float" office:value="0.590384">
                <text:p>0.590384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51612">
                <text:p>0.51612</text:p>
              </table:table-cell>
              <table:table-cell office:value-type="float" office:value="0.536755">
                <text:p>0.536755</text:p>
              </table:table-cell>
              <table:table-cell office:value-type="float" office:value="0.548429">
                <text:p>0.548429</text:p>
              </table:table-cell>
              <table:table-cell office:value-type="float" office:value="0.552339">
                <text:p>0.552339</text:p>
              </table:table-cell>
              <table:table-cell office:value-type="float" office:value="0.554523">
                <text:p>0.554523</text:p>
              </table:table-cell>
              <table:table-cell office:value-type="float" office:value="0.55782">
                <text:p>0.55782</text:p>
              </table:table-cell>
              <table:table-cell office:value-type="float" office:value="0.621041">
                <text:p>0.621041</text:p>
              </table:table-cell>
              <table:table-cell office:value-type="float" office:value="0.673896">
                <text:p>0.673896</text:p>
              </table:table-cell>
              <table:table-cell office:value-type="float" office:value="0.733976">
                <text:p>0.733976</text:p>
              </table:table-cell>
              <table:table-cell office:value-type="float" office:value="0.751403">
                <text:p>0.751403</text:p>
              </table:table-cell>
              <table:table-cell office:value-type="float" office:value="0.752752">
                <text:p>0.752752</text:p>
              </table:table-cell>
              <table:table-cell office:value-type="float" office:value="0.60463">
                <text:p>0.60463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515507">
                <text:p>0.515507</text:p>
              </table:table-cell>
              <table:table-cell office:value-type="float" office:value="0.53684">
                <text:p>0.53684</text:p>
              </table:table-cell>
              <table:table-cell office:value-type="float" office:value="0.546974">
                <text:p>0.546974</text:p>
              </table:table-cell>
              <table:table-cell office:value-type="float" office:value="0.5525">
                <text:p>0.5525</text:p>
              </table:table-cell>
              <table:table-cell office:value-type="float" office:value="0.554837">
                <text:p>0.554837</text:p>
              </table:table-cell>
              <table:table-cell office:value-type="float" office:value="0.558844">
                <text:p>0.558844</text:p>
              </table:table-cell>
              <table:table-cell office:value-type="float" office:value="0.60801">
                <text:p>0.60801</text:p>
              </table:table-cell>
              <table:table-cell office:value-type="float" office:value="0.660209">
                <text:p>0.660209</text:p>
              </table:table-cell>
              <table:table-cell office:value-type="float" office:value="0.709371">
                <text:p>0.709371</text:p>
              </table:table-cell>
              <table:table-cell office:value-type="float" office:value="0.750055">
                <text:p>0.750055</text:p>
              </table:table-cell>
              <table:table-cell office:value-type="float" office:value="0.752752">
                <text:p>0.752752</text:p>
              </table:table-cell>
              <table:table-cell office:value-type="float" office:value="0.599315">
                <text:p>0.59931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504868">
                <text:p>0.504868</text:p>
              </table:table-cell>
              <table:table-cell office:value-type="float" office:value="0.53954">
                <text:p>0.53954</text:p>
              </table:table-cell>
              <table:table-cell office:value-type="float" office:value="0.549524">
                <text:p>0.549524</text:p>
              </table:table-cell>
              <table:table-cell office:value-type="float" office:value="0.552291">
                <text:p>0.552291</text:p>
              </table:table-cell>
              <table:table-cell office:value-type="float" office:value="0.555232">
                <text:p>0.555232</text:p>
              </table:table-cell>
              <table:table-cell office:value-type="float" office:value="0.570318">
                <text:p>0.570318</text:p>
              </table:table-cell>
              <table:table-cell office:value-type="float" office:value="0.649693">
                <text:p>0.649693</text:p>
              </table:table-cell>
              <table:table-cell office:value-type="float" office:value="0.680217">
                <text:p>0.680217</text:p>
              </table:table-cell>
              <table:table-cell office:value-type="float" office:value="0.737139">
                <text:p>0.737139</text:p>
              </table:table-cell>
              <table:table-cell office:value-type="float" office:value="0.751476">
                <text:p>0.751476</text:p>
              </table:table-cell>
              <table:table-cell office:value-type="float" office:value="0.752752">
                <text:p>0.752752</text:p>
              </table:table-cell>
              <table:table-cell office:value-type="float" office:value="0.60903">
                <text:p>0.6090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47827">
                <text:p>0.47827</text:p>
              </table:table-cell>
              <table:table-cell office:value-type="float" office:value="0.538654">
                <text:p>0.538654</text:p>
              </table:table-cell>
              <table:table-cell office:value-type="float" office:value="0.549956">
                <text:p>0.549956</text:p>
              </table:table-cell>
              <table:table-cell office:value-type="float" office:value="0.552415">
                <text:p>0.552415</text:p>
              </table:table-cell>
              <table:table-cell office:value-type="float" office:value="0.555482">
                <text:p>0.555482</text:p>
              </table:table-cell>
              <table:table-cell office:value-type="float" office:value="0.603673">
                <text:p>0.603673</text:p>
              </table:table-cell>
              <table:table-cell office:value-type="float" office:value="0.669789">
                <text:p>0.669789</text:p>
              </table:table-cell>
              <table:table-cell office:value-type="float" office:value="0.701438">
                <text:p>0.701438</text:p>
              </table:table-cell>
              <table:table-cell office:value-type="float" office:value="0.745692">
                <text:p>0.745692</text:p>
              </table:table-cell>
              <table:table-cell office:value-type="float" office:value="0.751985">
                <text:p>0.751985</text:p>
              </table:table-cell>
              <table:table-cell office:value-type="float" office:value="0.752752">
                <text:p>0.752752</text:p>
              </table:table-cell>
              <table:table-cell office:value-type="float" office:value="0.614735">
                <text:p>0.61473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492136">
                <text:p>0.492136</text:p>
              </table:table-cell>
              <table:table-cell office:value-type="float" office:value="0.537069">
                <text:p>0.537069</text:p>
              </table:table-cell>
              <table:table-cell office:value-type="float" office:value="0.54946">
                <text:p>0.54946</text:p>
              </table:table-cell>
              <table:table-cell office:value-type="float" office:value="0.55306">
                <text:p>0.55306</text:p>
              </table:table-cell>
              <table:table-cell office:value-type="float" office:value="0.556588">
                <text:p>0.556588</text:p>
              </table:table-cell>
              <table:table-cell office:value-type="float" office:value="0.636134">
                <text:p>0.636134</text:p>
              </table:table-cell>
              <table:table-cell office:value-type="float" office:value="0.675014">
                <text:p>0.675014</text:p>
              </table:table-cell>
              <table:table-cell office:value-type="float" office:value="0.723546">
                <text:p>0.723546</text:p>
              </table:table-cell>
              <table:table-cell office:value-type="float" office:value="0.74776">
                <text:p>0.74776</text:p>
              </table:table-cell>
              <table:table-cell office:value-type="float" office:value="0.752066">
                <text:p>0.752066</text:p>
              </table:table-cell>
              <table:table-cell office:value-type="float" office:value="0.752752">
                <text:p>0.752752</text:p>
              </table:table-cell>
              <table:table-cell office:value-type="float" office:value="0.622283">
                <text:p>0.62228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497044">
                <text:p>0.497044</text:p>
              </table:table-cell>
              <table:table-cell office:value-type="float" office:value="0.538392">
                <text:p>0.538392</text:p>
              </table:table-cell>
              <table:table-cell office:value-type="float" office:value="0.550805">
                <text:p>0.550805</text:p>
              </table:table-cell>
              <table:table-cell office:value-type="float" office:value="0.554688">
                <text:p>0.554688</text:p>
              </table:table-cell>
              <table:table-cell office:value-type="float" office:value="0.574996">
                <text:p>0.574996</text:p>
              </table:table-cell>
              <table:table-cell office:value-type="float" office:value="0.656675">
                <text:p>0.656675</text:p>
              </table:table-cell>
              <table:table-cell office:value-type="float" office:value="0.677271">
                <text:p>0.677271</text:p>
              </table:table-cell>
              <table:table-cell office:value-type="float" office:value="0.720549">
                <text:p>0.720549</text:p>
              </table:table-cell>
              <table:table-cell office:value-type="float" office:value="0.745004">
                <text:p>0.745004</text:p>
              </table:table-cell>
              <table:table-cell office:value-type="float" office:value="0.751915">
                <text:p>0.751915</text:p>
              </table:table-cell>
              <table:table-cell office:value-type="float" office:value="0.752752">
                <text:p>0.752752</text:p>
              </table:table-cell>
              <table:table-cell office:value-type="float" office:value="0.626734">
                <text:p>0.62673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490144">
                <text:p>0.490144</text:p>
              </table:table-cell>
              <table:table-cell office:value-type="float" office:value="0.536181">
                <text:p>0.536181</text:p>
              </table:table-cell>
              <table:table-cell office:value-type="float" office:value="0.547206">
                <text:p>0.547206</text:p>
              </table:table-cell>
              <table:table-cell office:value-type="float" office:value="0.554221">
                <text:p>0.554221</text:p>
              </table:table-cell>
              <table:table-cell office:value-type="float" office:value="0.580006">
                <text:p>0.580006</text:p>
              </table:table-cell>
              <table:table-cell office:value-type="float" office:value="0.655138">
                <text:p>0.655138</text:p>
              </table:table-cell>
              <table:table-cell office:value-type="float" office:value="0.686216">
                <text:p>0.686216</text:p>
              </table:table-cell>
              <table:table-cell office:value-type="float" office:value="0.736164">
                <text:p>0.736164</text:p>
              </table:table-cell>
              <table:table-cell office:value-type="float" office:value="0.746273">
                <text:p>0.746273</text:p>
              </table:table-cell>
              <table:table-cell office:value-type="float" office:value="0.752291">
                <text:p>0.752291</text:p>
              </table:table-cell>
              <table:table-cell office:value-type="float" office:value="0.752752">
                <text:p>0.752752</text:p>
              </table:table-cell>
              <table:table-cell office:value-type="float" office:value="0.628384">
                <text:p>0.62838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485953">
                <text:p>0.485953</text:p>
              </table:table-cell>
              <table:table-cell office:value-type="float" office:value="0.536772">
                <text:p>0.536772</text:p>
              </table:table-cell>
              <table:table-cell office:value-type="float" office:value="0.549613">
                <text:p>0.549613</text:p>
              </table:table-cell>
              <table:table-cell office:value-type="float" office:value="0.55395">
                <text:p>0.55395</text:p>
              </table:table-cell>
              <table:table-cell office:value-type="float" office:value="0.567541">
                <text:p>0.567541</text:p>
              </table:table-cell>
              <table:table-cell office:value-type="float" office:value="0.64459">
                <text:p>0.64459</text:p>
              </table:table-cell>
              <table:table-cell office:value-type="float" office:value="0.661123">
                <text:p>0.661123</text:p>
              </table:table-cell>
              <table:table-cell office:value-type="float" office:value="0.702241">
                <text:p>0.702241</text:p>
              </table:table-cell>
              <table:table-cell office:value-type="float" office:value="0.741813">
                <text:p>0.741813</text:p>
              </table:table-cell>
              <table:table-cell office:value-type="float" office:value="0.752059">
                <text:p>0.752059</text:p>
              </table:table-cell>
              <table:table-cell office:value-type="float" office:value="0.752752">
                <text:p>0.752752</text:p>
              </table:table-cell>
              <table:table-cell office:value-type="float" office:value="0.619565">
                <text:p>0.619565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439106">
                <text:p>0.439106</text:p>
              </table:table-cell>
              <table:table-cell office:value-type="float" office:value="0.53657">
                <text:p>0.53657</text:p>
              </table:table-cell>
              <table:table-cell office:value-type="float" office:value="0.54961">
                <text:p>0.54961</text:p>
              </table:table-cell>
              <table:table-cell office:value-type="float" office:value="0.553991">
                <text:p>0.553991</text:p>
              </table:table-cell>
              <table:table-cell office:value-type="float" office:value="0.560395">
                <text:p>0.560395</text:p>
              </table:table-cell>
              <table:table-cell office:value-type="float" office:value="0.635066">
                <text:p>0.635066</text:p>
              </table:table-cell>
              <table:table-cell office:value-type="float" office:value="0.662647">
                <text:p>0.662647</text:p>
              </table:table-cell>
              <table:table-cell office:value-type="float" office:value="0.721726">
                <text:p>0.721726</text:p>
              </table:table-cell>
              <table:table-cell office:value-type="float" office:value="0.746451">
                <text:p>0.746451</text:p>
              </table:table-cell>
              <table:table-cell office:value-type="float" office:value="0.752266">
                <text:p>0.752266</text:p>
              </table:table-cell>
              <table:table-cell office:value-type="float" office:value="0.752752">
                <text:p>0.752752</text:p>
              </table:table-cell>
              <table:table-cell office:value-type="float" office:value="0.615783">
                <text:p>0.61578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366779">
                <text:p>0.366779</text:p>
              </table:table-cell>
              <table:table-cell office:value-type="float" office:value="0.531114">
                <text:p>0.531114</text:p>
              </table:table-cell>
              <table:table-cell office:value-type="float" office:value="0.543825">
                <text:p>0.543825</text:p>
              </table:table-cell>
              <table:table-cell office:value-type="float" office:value="0.55209">
                <text:p>0.55209</text:p>
              </table:table-cell>
              <table:table-cell office:value-type="float" office:value="0.557971">
                <text:p>0.557971</text:p>
              </table:table-cell>
              <table:table-cell office:value-type="float" office:value="0.626617">
                <text:p>0.626617</text:p>
              </table:table-cell>
              <table:table-cell office:value-type="float" office:value="0.662323">
                <text:p>0.662323</text:p>
              </table:table-cell>
              <table:table-cell office:value-type="float" office:value="0.726186">
                <text:p>0.726186</text:p>
              </table:table-cell>
              <table:table-cell office:value-type="float" office:value="0.744238">
                <text:p>0.744238</text:p>
              </table:table-cell>
              <table:table-cell office:value-type="float" office:value="0.752325">
                <text:p>0.752325</text:p>
              </table:table-cell>
              <table:table-cell office:value-type="float" office:value="0.752826">
                <text:p>0.752826</text:p>
              </table:table-cell>
              <table:table-cell office:value-type="float" office:value="0.606347">
                <text:p>0.606347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425591">
                <text:p>0.425591</text:p>
              </table:table-cell>
              <table:table-cell office:value-type="float" office:value="0.522281">
                <text:p>0.522281</text:p>
              </table:table-cell>
              <table:table-cell office:value-type="float" office:value="0.53935">
                <text:p>0.53935</text:p>
              </table:table-cell>
              <table:table-cell office:value-type="float" office:value="0.551373">
                <text:p>0.551373</text:p>
              </table:table-cell>
              <table:table-cell office:value-type="float" office:value="0.556407">
                <text:p>0.556407</text:p>
              </table:table-cell>
              <table:table-cell office:value-type="float" office:value="0.597497">
                <text:p>0.597497</text:p>
              </table:table-cell>
              <table:table-cell office:value-type="float" office:value="0.647028">
                <text:p>0.647028</text:p>
              </table:table-cell>
              <table:table-cell office:value-type="float" office:value="0.690125">
                <text:p>0.690125</text:p>
              </table:table-cell>
              <table:table-cell office:value-type="float" office:value="0.73997">
                <text:p>0.73997</text:p>
              </table:table-cell>
              <table:table-cell office:value-type="float" office:value="0.751698">
                <text:p>0.751698</text:p>
              </table:table-cell>
              <table:table-cell office:value-type="float" office:value="0.752826">
                <text:p>0.752826</text:p>
              </table:table-cell>
              <table:table-cell office:value-type="float" office:value="0.602132">
                <text:p>0.60213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461112">
                <text:p>0.461112</text:p>
              </table:table-cell>
              <table:table-cell office:value-type="float" office:value="0.534924">
                <text:p>0.534924</text:p>
              </table:table-cell>
              <table:table-cell office:value-type="float" office:value="0.547074">
                <text:p>0.547074</text:p>
              </table:table-cell>
              <table:table-cell office:value-type="float" office:value="0.554613">
                <text:p>0.554613</text:p>
              </table:table-cell>
              <table:table-cell office:value-type="float" office:value="0.571526">
                <text:p>0.571526</text:p>
              </table:table-cell>
              <table:table-cell office:value-type="float" office:value="0.640245">
                <text:p>0.640245</text:p>
              </table:table-cell>
              <table:table-cell office:value-type="float" office:value="0.661148">
                <text:p>0.661148</text:p>
              </table:table-cell>
              <table:table-cell office:value-type="float" office:value="0.716578">
                <text:p>0.716578</text:p>
              </table:table-cell>
              <table:table-cell office:value-type="float" office:value="0.739077">
                <text:p>0.739077</text:p>
              </table:table-cell>
              <table:table-cell office:value-type="float" office:value="0.751257">
                <text:p>0.751257</text:p>
              </table:table-cell>
              <table:table-cell office:value-type="float" office:value="0.752826">
                <text:p>0.752826</text:p>
              </table:table-cell>
              <table:table-cell office:value-type="float" office:value="0.617755">
                <text:p>0.617755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465725">
                <text:p>0.465725</text:p>
              </table:table-cell>
              <table:table-cell office:value-type="float" office:value="0.53742">
                <text:p>0.53742</text:p>
              </table:table-cell>
              <table:table-cell office:value-type="float" office:value="0.55023">
                <text:p>0.55023</text:p>
              </table:table-cell>
              <table:table-cell office:value-type="float" office:value="0.556346">
                <text:p>0.556346</text:p>
              </table:table-cell>
              <table:table-cell office:value-type="float" office:value="0.600501">
                <text:p>0.600501</text:p>
              </table:table-cell>
              <table:table-cell office:value-type="float" office:value="0.653909">
                <text:p>0.653909</text:p>
              </table:table-cell>
              <table:table-cell office:value-type="float" office:value="0.676992">
                <text:p>0.676992</text:p>
              </table:table-cell>
              <table:table-cell office:value-type="float" office:value="0.732165">
                <text:p>0.732165</text:p>
              </table:table-cell>
              <table:table-cell office:value-type="float" office:value="0.741075">
                <text:p>0.741075</text:p>
              </table:table-cell>
              <table:table-cell office:value-type="float" office:value="0.751255">
                <text:p>0.751255</text:p>
              </table:table-cell>
              <table:table-cell office:value-type="float" office:value="0.752826">
                <text:p>0.752826</text:p>
              </table:table-cell>
              <table:table-cell office:value-type="float" office:value="0.626562">
                <text:p>0.62656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405038">
                <text:p>0.405038</text:p>
              </table:table-cell>
              <table:table-cell office:value-type="float" office:value="0.540439">
                <text:p>0.540439</text:p>
              </table:table-cell>
              <table:table-cell office:value-type="float" office:value="0.551797">
                <text:p>0.551797</text:p>
              </table:table-cell>
              <table:table-cell office:value-type="float" office:value="0.557082">
                <text:p>0.557082</text:p>
              </table:table-cell>
              <table:table-cell office:value-type="float" office:value="0.6059">
                <text:p>0.6059</text:p>
              </table:table-cell>
              <table:table-cell office:value-type="float" office:value="0.650536">
                <text:p>0.650536</text:p>
              </table:table-cell>
              <table:table-cell office:value-type="float" office:value="0.677317">
                <text:p>0.677317</text:p>
              </table:table-cell>
              <table:table-cell office:value-type="float" office:value="0.733005">
                <text:p>0.733005</text:p>
              </table:table-cell>
              <table:table-cell office:value-type="float" office:value="0.743272">
                <text:p>0.743272</text:p>
              </table:table-cell>
              <table:table-cell office:value-type="float" office:value="0.751446">
                <text:p>0.751446</text:p>
              </table:table-cell>
              <table:table-cell office:value-type="float" office:value="0.752826">
                <text:p>0.752826</text:p>
              </table:table-cell>
              <table:table-cell office:value-type="float" office:value="0.621583">
                <text:p>0.62158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454804">
                <text:p>0.454804</text:p>
              </table:table-cell>
              <table:table-cell office:value-type="float" office:value="0.540162">
                <text:p>0.540162</text:p>
              </table:table-cell>
              <table:table-cell office:value-type="float" office:value="0.549792">
                <text:p>0.549792</text:p>
              </table:table-cell>
              <table:table-cell office:value-type="float" office:value="0.554926">
                <text:p>0.554926</text:p>
              </table:table-cell>
              <table:table-cell office:value-type="float" office:value="0.570393">
                <text:p>0.570393</text:p>
              </table:table-cell>
              <table:table-cell office:value-type="float" office:value="0.638418">
                <text:p>0.638418</text:p>
              </table:table-cell>
              <table:table-cell office:value-type="float" office:value="0.662807">
                <text:p>0.662807</text:p>
              </table:table-cell>
              <table:table-cell office:value-type="float" office:value="0.713334">
                <text:p>0.713334</text:p>
              </table:table-cell>
              <table:table-cell office:value-type="float" office:value="0.742194">
                <text:p>0.742194</text:p>
              </table:table-cell>
              <table:table-cell office:value-type="float" office:value="0.751524">
                <text:p>0.751524</text:p>
              </table:table-cell>
              <table:table-cell office:value-type="float" office:value="0.752826">
                <text:p>0.752826</text:p>
              </table:table-cell>
              <table:table-cell office:value-type="float" office:value="0.617835">
                <text:p>0.61783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420374">
                <text:p>0.420374</text:p>
              </table:table-cell>
              <table:table-cell office:value-type="float" office:value="0.540465">
                <text:p>0.540465</text:p>
              </table:table-cell>
              <table:table-cell office:value-type="float" office:value="0.551152">
                <text:p>0.551152</text:p>
              </table:table-cell>
              <table:table-cell office:value-type="float" office:value="0.556476">
                <text:p>0.556476</text:p>
              </table:table-cell>
              <table:table-cell office:value-type="float" office:value="0.606429">
                <text:p>0.606429</text:p>
              </table:table-cell>
              <table:table-cell office:value-type="float" office:value="0.650823">
                <text:p>0.650823</text:p>
              </table:table-cell>
              <table:table-cell office:value-type="float" office:value="0.67331">
                <text:p>0.67331</text:p>
              </table:table-cell>
              <table:table-cell office:value-type="float" office:value="0.725276">
                <text:p>0.725276</text:p>
              </table:table-cell>
              <table:table-cell office:value-type="float" office:value="0.740925">
                <text:p>0.740925</text:p>
              </table:table-cell>
              <table:table-cell office:value-type="float" office:value="0.751631">
                <text:p>0.751631</text:p>
              </table:table-cell>
              <table:table-cell office:value-type="float" office:value="0.752826">
                <text:p>0.752826</text:p>
              </table:table-cell>
              <table:table-cell office:value-type="float" office:value="0.621686">
                <text:p>0.621686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412727">
                <text:p>0.412727</text:p>
              </table:table-cell>
              <table:table-cell office:value-type="float" office:value="0.542335">
                <text:p>0.542335</text:p>
              </table:table-cell>
              <table:table-cell office:value-type="float" office:value="0.55214">
                <text:p>0.55214</text:p>
              </table:table-cell>
              <table:table-cell office:value-type="float" office:value="0.556369">
                <text:p>0.556369</text:p>
              </table:table-cell>
              <table:table-cell office:value-type="float" office:value="0.60804">
                <text:p>0.60804</text:p>
              </table:table-cell>
              <table:table-cell office:value-type="float" office:value="0.64863">
                <text:p>0.64863</text:p>
              </table:table-cell>
              <table:table-cell office:value-type="float" office:value="0.672716">
                <text:p>0.672716</text:p>
              </table:table-cell>
              <table:table-cell office:value-type="float" office:value="0.723794">
                <text:p>0.723794</text:p>
              </table:table-cell>
              <table:table-cell office:value-type="float" office:value="0.738408">
                <text:p>0.738408</text:p>
              </table:table-cell>
              <table:table-cell office:value-type="float" office:value="0.748456">
                <text:p>0.748456</text:p>
              </table:table-cell>
              <table:table-cell office:value-type="float" office:value="0.752826">
                <text:p>0.752826</text:p>
              </table:table-cell>
              <table:table-cell office:value-type="float" office:value="0.620361">
                <text:p>0.62036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449751">
                <text:p>0.449751</text:p>
              </table:table-cell>
              <table:table-cell office:value-type="float" office:value="0.540851">
                <text:p>0.540851</text:p>
              </table:table-cell>
              <table:table-cell office:value-type="float" office:value="0.55181">
                <text:p>0.55181</text:p>
              </table:table-cell>
              <table:table-cell office:value-type="float" office:value="0.559669">
                <text:p>0.559669</text:p>
              </table:table-cell>
              <table:table-cell office:value-type="float" office:value="0.630521">
                <text:p>0.630521</text:p>
              </table:table-cell>
              <table:table-cell office:value-type="float" office:value="0.651263">
                <text:p>0.651263</text:p>
              </table:table-cell>
              <table:table-cell office:value-type="float" office:value="0.689831">
                <text:p>0.689831</text:p>
              </table:table-cell>
              <table:table-cell office:value-type="float" office:value="0.73473">
                <text:p>0.73473</text:p>
              </table:table-cell>
              <table:table-cell office:value-type="float" office:value="0.739804">
                <text:p>0.739804</text:p>
              </table:table-cell>
              <table:table-cell office:value-type="float" office:value="0.749443">
                <text:p>0.749443</text:p>
              </table:table-cell>
              <table:table-cell office:value-type="float" office:value="0.752826">
                <text:p>0.752826</text:p>
              </table:table-cell>
              <table:table-cell office:value-type="float" office:value="0.629767">
                <text:p>0.629767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462509">
                <text:p>0.462509</text:p>
              </table:table-cell>
              <table:table-cell office:value-type="float" office:value="0.539043">
                <text:p>0.539043</text:p>
              </table:table-cell>
              <table:table-cell office:value-type="float" office:value="0.554381">
                <text:p>0.554381</text:p>
              </table:table-cell>
              <table:table-cell office:value-type="float" office:value="0.61418">
                <text:p>0.61418</text:p>
              </table:table-cell>
              <table:table-cell office:value-type="float" office:value="0.645558">
                <text:p>0.645558</text:p>
              </table:table-cell>
              <table:table-cell office:value-type="float" office:value="0.682651">
                <text:p>0.682651</text:p>
              </table:table-cell>
              <table:table-cell office:value-type="float" office:value="0.731417">
                <text:p>0.731417</text:p>
              </table:table-cell>
              <table:table-cell office:value-type="float" office:value="0.738328">
                <text:p>0.738328</text:p>
              </table:table-cell>
              <table:table-cell office:value-type="float" office:value="0.741273">
                <text:p>0.741273</text:p>
              </table:table-cell>
              <table:table-cell office:value-type="float" office:value="0.75153">
                <text:p>0.75153</text:p>
              </table:table-cell>
              <table:table-cell office:value-type="float" office:value="0.752826">
                <text:p>0.752826</text:p>
              </table:table-cell>
              <table:table-cell office:value-type="float" office:value="0.646087">
                <text:p>0.64608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40987">
                <text:p>0.40987</text:p>
              </table:table-cell>
              <table:table-cell office:value-type="float" office:value="0.541501">
                <text:p>0.541501</text:p>
              </table:table-cell>
              <table:table-cell office:value-type="float" office:value="0.553909">
                <text:p>0.553909</text:p>
              </table:table-cell>
              <table:table-cell office:value-type="float" office:value="0.617926">
                <text:p>0.617926</text:p>
              </table:table-cell>
              <table:table-cell office:value-type="float" office:value="0.642266">
                <text:p>0.642266</text:p>
              </table:table-cell>
              <table:table-cell office:value-type="float" office:value="0.679627">
                <text:p>0.679627</text:p>
              </table:table-cell>
              <table:table-cell office:value-type="float" office:value="0.731471">
                <text:p>0.731471</text:p>
              </table:table-cell>
              <table:table-cell office:value-type="float" office:value="0.738106">
                <text:p>0.738106</text:p>
              </table:table-cell>
              <table:table-cell office:value-type="float" office:value="0.742559">
                <text:p>0.742559</text:p>
              </table:table-cell>
              <table:table-cell office:value-type="float" office:value="0.751668">
                <text:p>0.751668</text:p>
              </table:table-cell>
              <table:table-cell office:value-type="float" office:value="0.752826">
                <text:p>0.752826</text:p>
              </table:table-cell>
              <table:table-cell office:value-type="float" office:value="0.64089">
                <text:p>0.6408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478083">
                <text:p>0.478083</text:p>
              </table:table-cell>
              <table:table-cell office:value-type="float" office:value="0.545495">
                <text:p>0.545495</text:p>
              </table:table-cell>
              <table:table-cell office:value-type="float" office:value="0.57938">
                <text:p>0.57938</text:p>
              </table:table-cell>
              <table:table-cell office:value-type="float" office:value="0.637589">
                <text:p>0.637589</text:p>
              </table:table-cell>
              <table:table-cell office:value-type="float" office:value="0.66059">
                <text:p>0.66059</text:p>
              </table:table-cell>
              <table:table-cell office:value-type="float" office:value="0.718771">
                <text:p>0.718771</text:p>
              </table:table-cell>
              <table:table-cell office:value-type="float" office:value="0.734065">
                <text:p>0.734065</text:p>
              </table:table-cell>
              <table:table-cell office:value-type="float" office:value="0.739046">
                <text:p>0.739046</text:p>
              </table:table-cell>
              <table:table-cell office:value-type="float" office:value="0.745316">
                <text:p>0.745316</text:p>
              </table:table-cell>
              <table:table-cell office:value-type="float" office:value="0.751708">
                <text:p>0.751708</text:p>
              </table:table-cell>
              <table:table-cell office:value-type="float" office:value="0.752826">
                <text:p>0.752826</text:p>
              </table:table-cell>
              <table:table-cell office:value-type="float" office:value="0.659004">
                <text:p>0.65900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4973">
                <text:p>0.4973</text:p>
              </table:table-cell>
              <table:table-cell office:value-type="float" office:value="0.550841">
                <text:p>0.550841</text:p>
              </table:table-cell>
              <table:table-cell office:value-type="float" office:value="0.61895">
                <text:p>0.61895</text:p>
              </table:table-cell>
              <table:table-cell office:value-type="float" office:value="0.649771">
                <text:p>0.649771</text:p>
              </table:table-cell>
              <table:table-cell office:value-type="float" office:value="0.68943">
                <text:p>0.68943</text:p>
              </table:table-cell>
              <table:table-cell office:value-type="float" office:value="0.731643">
                <text:p>0.731643</text:p>
              </table:table-cell>
              <table:table-cell office:value-type="float" office:value="0.737723">
                <text:p>0.737723</text:p>
              </table:table-cell>
              <table:table-cell office:value-type="float" office:value="0.740151">
                <text:p>0.740151</text:p>
              </table:table-cell>
              <table:table-cell office:value-type="float" office:value="0.749211">
                <text:p>0.749211</text:p>
              </table:table-cell>
              <table:table-cell office:value-type="float" office:value="0.751879">
                <text:p>0.751879</text:p>
              </table:table-cell>
              <table:table-cell office:value-type="float" office:value="0.752826">
                <text:p>0.752826</text:p>
              </table:table-cell>
              <table:table-cell office:value-type="float" office:value="0.67169">
                <text:p>0.6716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447426">
                <text:p>0.447426</text:p>
              </table:table-cell>
              <table:table-cell office:value-type="float" office:value="0.547295">
                <text:p>0.547295</text:p>
              </table:table-cell>
              <table:table-cell office:value-type="float" office:value="0.599248">
                <text:p>0.599248</text:p>
              </table:table-cell>
              <table:table-cell office:value-type="float" office:value="0.648312">
                <text:p>0.648312</text:p>
              </table:table-cell>
              <table:table-cell office:value-type="float" office:value="0.665908">
                <text:p>0.665908</text:p>
              </table:table-cell>
              <table:table-cell office:value-type="float" office:value="0.728806">
                <text:p>0.728806</text:p>
              </table:table-cell>
              <table:table-cell office:value-type="float" office:value="0.734592">
                <text:p>0.734592</text:p>
              </table:table-cell>
              <table:table-cell office:value-type="float" office:value="0.739683">
                <text:p>0.739683</text:p>
              </table:table-cell>
              <table:table-cell office:value-type="float" office:value="0.747215">
                <text:p>0.747215</text:p>
              </table:table-cell>
              <table:table-cell office:value-type="float" office:value="0.752047">
                <text:p>0.752047</text:p>
              </table:table-cell>
              <table:table-cell office:value-type="float" office:value="0.752826">
                <text:p>0.752826</text:p>
              </table:table-cell>
              <table:table-cell office:value-type="float" office:value="0.661053">
                <text:p>0.66105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467977">
                <text:p>0.467977</text:p>
              </table:table-cell>
              <table:table-cell office:value-type="float" office:value="0.551723">
                <text:p>0.551723</text:p>
              </table:table-cell>
              <table:table-cell office:value-type="float" office:value="0.603605">
                <text:p>0.603605</text:p>
              </table:table-cell>
              <table:table-cell office:value-type="float" office:value="0.644445">
                <text:p>0.644445</text:p>
              </table:table-cell>
              <table:table-cell office:value-type="float" office:value="0.657622">
                <text:p>0.657622</text:p>
              </table:table-cell>
              <table:table-cell office:value-type="float" office:value="0.712931">
                <text:p>0.712931</text:p>
              </table:table-cell>
              <table:table-cell office:value-type="float" office:value="0.731411">
                <text:p>0.731411</text:p>
              </table:table-cell>
              <table:table-cell office:value-type="float" office:value="0.737938">
                <text:p>0.737938</text:p>
              </table:table-cell>
              <table:table-cell office:value-type="float" office:value="0.745205">
                <text:p>0.745205</text:p>
              </table:table-cell>
              <table:table-cell office:value-type="float" office:value="0.751918">
                <text:p>0.751918</text:p>
              </table:table-cell>
              <table:table-cell office:value-type="float" office:value="0.752924">
                <text:p>0.752924</text:p>
              </table:table-cell>
              <table:table-cell office:value-type="float" office:value="0.660477">
                <text:p>0.66047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519836">
                <text:p>0.519836</text:p>
              </table:table-cell>
              <table:table-cell office:value-type="float" office:value="0.55098">
                <text:p>0.55098</text:p>
              </table:table-cell>
              <table:table-cell office:value-type="float" office:value="0.599583">
                <text:p>0.599583</text:p>
              </table:table-cell>
              <table:table-cell office:value-type="float" office:value="0.640443">
                <text:p>0.640443</text:p>
              </table:table-cell>
              <table:table-cell office:value-type="float" office:value="0.655104">
                <text:p>0.655104</text:p>
              </table:table-cell>
              <table:table-cell office:value-type="float" office:value="0.67914">
                <text:p>0.67914</text:p>
              </table:table-cell>
              <table:table-cell office:value-type="float" office:value="0.730637">
                <text:p>0.730637</text:p>
              </table:table-cell>
              <table:table-cell office:value-type="float" office:value="0.73664">
                <text:p>0.73664</text:p>
              </table:table-cell>
              <table:table-cell office:value-type="float" office:value="0.740706">
                <text:p>0.740706</text:p>
              </table:table-cell>
              <table:table-cell office:value-type="float" office:value="0.750855">
                <text:p>0.750855</text:p>
              </table:table-cell>
              <table:table-cell office:value-type="float" office:value="0.752924">
                <text:p>0.752924</text:p>
              </table:table-cell>
              <table:table-cell office:value-type="float" office:value="0.660393">
                <text:p>0.66039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518624">
                <text:p>0.518624</text:p>
              </table:table-cell>
              <table:table-cell office:value-type="float" office:value="0.550914">
                <text:p>0.550914</text:p>
              </table:table-cell>
              <table:table-cell office:value-type="float" office:value="0.603136">
                <text:p>0.603136</text:p>
              </table:table-cell>
              <table:table-cell office:value-type="float" office:value="0.650539">
                <text:p>0.650539</text:p>
              </table:table-cell>
              <table:table-cell office:value-type="float" office:value="0.659946">
                <text:p>0.659946</text:p>
              </table:table-cell>
              <table:table-cell office:value-type="float" office:value="0.72415">
                <text:p>0.72415</text:p>
              </table:table-cell>
              <table:table-cell office:value-type="float" office:value="0.731762">
                <text:p>0.731762</text:p>
              </table:table-cell>
              <table:table-cell office:value-type="float" office:value="0.737965">
                <text:p>0.737965</text:p>
              </table:table-cell>
              <table:table-cell office:value-type="float" office:value="0.744119">
                <text:p>0.744119</text:p>
              </table:table-cell>
              <table:table-cell office:value-type="float" office:value="0.751118">
                <text:p>0.751118</text:p>
              </table:table-cell>
              <table:table-cell office:value-type="float" office:value="0.752924">
                <text:p>0.752924</text:p>
              </table:table-cell>
              <table:table-cell office:value-type="float" office:value="0.667227">
                <text:p>0.66722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503098">
                <text:p>0.503098</text:p>
              </table:table-cell>
              <table:table-cell office:value-type="float" office:value="0.584443">
                <text:p>0.584443</text:p>
              </table:table-cell>
              <table:table-cell office:value-type="float" office:value="0.647644">
                <text:p>0.647644</text:p>
              </table:table-cell>
              <table:table-cell office:value-type="float" office:value="0.657776">
                <text:p>0.657776</text:p>
              </table:table-cell>
              <table:table-cell office:value-type="float" office:value="0.689752">
                <text:p>0.689752</text:p>
              </table:table-cell>
              <table:table-cell office:value-type="float" office:value="0.731138">
                <text:p>0.731138</text:p>
              </table:table-cell>
              <table:table-cell office:value-type="float" office:value="0.735586">
                <text:p>0.735586</text:p>
              </table:table-cell>
              <table:table-cell office:value-type="float" office:value="0.739942">
                <text:p>0.739942</text:p>
              </table:table-cell>
              <table:table-cell office:value-type="float" office:value="0.74866">
                <text:p>0.74866</text:p>
              </table:table-cell>
              <table:table-cell office:value-type="float" office:value="0.751577">
                <text:p>0.751577</text:p>
              </table:table-cell>
              <table:table-cell office:value-type="float" office:value="0.752924">
                <text:p>0.752924</text:p>
              </table:table-cell>
              <table:table-cell office:value-type="float" office:value="0.678962">
                <text:p>0.678962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408186">
                <text:p>0.408186</text:p>
              </table:table-cell>
              <table:table-cell office:value-type="float" office:value="0.563643">
                <text:p>0.563643</text:p>
              </table:table-cell>
              <table:table-cell office:value-type="float" office:value="0.645221">
                <text:p>0.645221</text:p>
              </table:table-cell>
              <table:table-cell office:value-type="float" office:value="0.65956">
                <text:p>0.65956</text:p>
              </table:table-cell>
              <table:table-cell office:value-type="float" office:value="0.720348">
                <text:p>0.720348</text:p>
              </table:table-cell>
              <table:table-cell office:value-type="float" office:value="0.732643">
                <text:p>0.732643</text:p>
              </table:table-cell>
              <table:table-cell office:value-type="float" office:value="0.738814">
                <text:p>0.738814</text:p>
              </table:table-cell>
              <table:table-cell office:value-type="float" office:value="0.745113">
                <text:p>0.745113</text:p>
              </table:table-cell>
              <table:table-cell office:value-type="float" office:value="0.750401">
                <text:p>0.750401</text:p>
              </table:table-cell>
              <table:table-cell office:value-type="float" office:value="0.752319">
                <text:p>0.752319</text:p>
              </table:table-cell>
              <table:table-cell office:value-type="float" office:value="0.753262">
                <text:p>0.753262</text:p>
              </table:table-cell>
              <table:table-cell office:value-type="float" office:value="0.671625">
                <text:p>0.671625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509182">
                <text:p>0.509182</text:p>
              </table:table-cell>
              <table:table-cell office:value-type="float" office:value="0.567066">
                <text:p>0.567066</text:p>
              </table:table-cell>
              <table:table-cell office:value-type="float" office:value="0.646269">
                <text:p>0.646269</text:p>
              </table:table-cell>
              <table:table-cell office:value-type="float" office:value="0.660292">
                <text:p>0.660292</text:p>
              </table:table-cell>
              <table:table-cell office:value-type="float" office:value="0.730572">
                <text:p>0.730572</text:p>
              </table:table-cell>
              <table:table-cell office:value-type="float" office:value="0.734057">
                <text:p>0.734057</text:p>
              </table:table-cell>
              <table:table-cell office:value-type="float" office:value="0.740005">
                <text:p>0.740005</text:p>
              </table:table-cell>
              <table:table-cell office:value-type="float" office:value="0.746559">
                <text:p>0.746559</text:p>
              </table:table-cell>
              <table:table-cell office:value-type="float" office:value="0.750496">
                <text:p>0.750496</text:p>
              </table:table-cell>
              <table:table-cell office:value-type="float" office:value="0.752082">
                <text:p>0.752082</text:p>
              </table:table-cell>
              <table:table-cell office:value-type="float" office:value="0.753262">
                <text:p>0.753262</text:p>
              </table:table-cell>
              <table:table-cell office:value-type="float" office:value="0.683658">
                <text:p>0.68365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524523">
                <text:p>0.524523</text:p>
              </table:table-cell>
              <table:table-cell office:value-type="float" office:value="0.554974">
                <text:p>0.554974</text:p>
              </table:table-cell>
              <table:table-cell office:value-type="float" office:value="0.613582">
                <text:p>0.613582</text:p>
              </table:table-cell>
              <table:table-cell office:value-type="float" office:value="0.657028">
                <text:p>0.657028</text:p>
              </table:table-cell>
              <table:table-cell office:value-type="float" office:value="0.713879">
                <text:p>0.713879</text:p>
              </table:table-cell>
              <table:table-cell office:value-type="float" office:value="0.732619">
                <text:p>0.732619</text:p>
              </table:table-cell>
              <table:table-cell office:value-type="float" office:value="0.73887">
                <text:p>0.73887</text:p>
              </table:table-cell>
              <table:table-cell office:value-type="float" office:value="0.744934">
                <text:p>0.744934</text:p>
              </table:table-cell>
              <table:table-cell office:value-type="float" office:value="0.75037">
                <text:p>0.75037</text:p>
              </table:table-cell>
              <table:table-cell office:value-type="float" office:value="0.752111">
                <text:p>0.752111</text:p>
              </table:table-cell>
              <table:table-cell office:value-type="float" office:value="0.753262">
                <text:p>0.753262</text:p>
              </table:table-cell>
              <table:table-cell office:value-type="float" office:value="0.678289">
                <text:p>0.67828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526604">
                <text:p>0.526604</text:p>
              </table:table-cell>
              <table:table-cell office:value-type="float" office:value="0.569672">
                <text:p>0.569672</text:p>
              </table:table-cell>
              <table:table-cell office:value-type="float" office:value="0.642991">
                <text:p>0.642991</text:p>
              </table:table-cell>
              <table:table-cell office:value-type="float" office:value="0.659852">
                <text:p>0.659852</text:p>
              </table:table-cell>
              <table:table-cell office:value-type="float" office:value="0.726685">
                <text:p>0.726685</text:p>
              </table:table-cell>
              <table:table-cell office:value-type="float" office:value="0.732716">
                <text:p>0.732716</text:p>
              </table:table-cell>
              <table:table-cell office:value-type="float" office:value="0.739146">
                <text:p>0.739146</text:p>
              </table:table-cell>
              <table:table-cell office:value-type="float" office:value="0.745127">
                <text:p>0.745127</text:p>
              </table:table-cell>
              <table:table-cell office:value-type="float" office:value="0.750472">
                <text:p>0.750472</text:p>
              </table:table-cell>
              <table:table-cell office:value-type="float" office:value="0.751988">
                <text:p>0.751988</text:p>
              </table:table-cell>
              <table:table-cell office:value-type="float" office:value="0.753262">
                <text:p>0.753262</text:p>
              </table:table-cell>
              <table:table-cell office:value-type="float" office:value="0.684525">
                <text:p>0.684525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529981">
                <text:p>0.529981</text:p>
              </table:table-cell>
              <table:table-cell office:value-type="float" office:value="0.567211">
                <text:p>0.567211</text:p>
              </table:table-cell>
              <table:table-cell office:value-type="float" office:value="0.646682">
                <text:p>0.646682</text:p>
              </table:table-cell>
              <table:table-cell office:value-type="float" office:value="0.662729">
                <text:p>0.662729</text:p>
              </table:table-cell>
              <table:table-cell office:value-type="float" office:value="0.725239">
                <text:p>0.725239</text:p>
              </table:table-cell>
              <table:table-cell office:value-type="float" office:value="0.732728">
                <text:p>0.732728</text:p>
              </table:table-cell>
              <table:table-cell office:value-type="float" office:value="0.740121">
                <text:p>0.740121</text:p>
              </table:table-cell>
              <table:table-cell office:value-type="float" office:value="0.747961">
                <text:p>0.747961</text:p>
              </table:table-cell>
              <table:table-cell office:value-type="float" office:value="0.751056">
                <text:p>0.751056</text:p>
              </table:table-cell>
              <table:table-cell office:value-type="float" office:value="0.752361">
                <text:p>0.752361</text:p>
              </table:table-cell>
              <table:table-cell office:value-type="float" office:value="0.753262">
                <text:p>0.753262</text:p>
              </table:table-cell>
              <table:table-cell office:value-type="float" office:value="0.685607">
                <text:p>0.68560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547111">
                <text:p>0.547111</text:p>
              </table:table-cell>
              <table:table-cell office:value-type="float" office:value="0.587785">
                <text:p>0.587785</text:p>
              </table:table-cell>
              <table:table-cell office:value-type="float" office:value="0.647896">
                <text:p>0.647896</text:p>
              </table:table-cell>
              <table:table-cell office:value-type="float" office:value="0.667581">
                <text:p>0.667581</text:p>
              </table:table-cell>
              <table:table-cell office:value-type="float" office:value="0.731277">
                <text:p>0.731277</text:p>
              </table:table-cell>
              <table:table-cell office:value-type="float" office:value="0.736395">
                <text:p>0.736395</text:p>
              </table:table-cell>
              <table:table-cell office:value-type="float" office:value="0.742671">
                <text:p>0.742671</text:p>
              </table:table-cell>
              <table:table-cell office:value-type="float" office:value="0.750194">
                <text:p>0.750194</text:p>
              </table:table-cell>
              <table:table-cell office:value-type="float" office:value="0.751285">
                <text:p>0.751285</text:p>
              </table:table-cell>
              <table:table-cell office:value-type="float" office:value="0.752428">
                <text:p>0.752428</text:p>
              </table:table-cell>
              <table:table-cell office:value-type="float" office:value="0.753262">
                <text:p>0.753262</text:p>
              </table:table-cell>
              <table:table-cell office:value-type="float" office:value="0.691462">
                <text:p>0.69146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548148">
                <text:p>0.548148</text:p>
              </table:table-cell>
              <table:table-cell office:value-type="float" office:value="0.588019">
                <text:p>0.588019</text:p>
              </table:table-cell>
              <table:table-cell office:value-type="float" office:value="0.650613">
                <text:p>0.650613</text:p>
              </table:table-cell>
              <table:table-cell office:value-type="float" office:value="0.692601">
                <text:p>0.692601</text:p>
              </table:table-cell>
              <table:table-cell office:value-type="float" office:value="0.731449">
                <text:p>0.731449</text:p>
              </table:table-cell>
              <table:table-cell office:value-type="float" office:value="0.737052">
                <text:p>0.737052</text:p>
              </table:table-cell>
              <table:table-cell office:value-type="float" office:value="0.7433">
                <text:p>0.7433</text:p>
              </table:table-cell>
              <table:table-cell office:value-type="float" office:value="0.750499">
                <text:p>0.750499</text:p>
              </table:table-cell>
              <table:table-cell office:value-type="float" office:value="0.751434">
                <text:p>0.751434</text:p>
              </table:table-cell>
              <table:table-cell office:value-type="float" office:value="0.75252">
                <text:p>0.75252</text:p>
              </table:table-cell>
              <table:table-cell office:value-type="float" office:value="0.753262">
                <text:p>0.753262</text:p>
              </table:table-cell>
              <table:table-cell office:value-type="float" office:value="0.694564">
                <text:p>0.6945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